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CCCCCC" fo:border-left="none" fo:border-right="none" fo:background-color="#C1C1C1"/>
    </style:style>
    <style:style style:name="ce3" style:family="table-cell" style:parent-style-name="heading" style:data-style-name="N0">
      <style:table-cell-properties fo:border="2pt solid #FFFFFF" style:vertical-align="middle" fo:background-color="transparent" style:cell-protect="none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order-top="none" fo:border-bottom="2pt solid #FFFFFF" fo:border-left="2pt solid #FFFFFF" fo:border-right="none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2pt solid #FFFFFF" fo:border-left="none" fo:border-right="2pt solid #FFFFFF"/>
    </style:style>
    <style:style style:name="ce7" style:family="table-cell" style:parent-style-name="column_32_field" style:data-style-name="N0">
      <style:table-cell-properties fo:border-top="thin solid #FFFFFF" fo:border-bottom="thin solid #F1F1F1" fo:border-left="thin solid #F1F1F1" fo:border-right="thin solid #F1F1F1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8" style:family="table-cell" style:parent-style-name="column_32_field" style:data-style-name="N0">
      <style:table-cell-properties fo:border="none" style:vertical-align="middle" fo:wrap-option="wrap" fo:background-color="#F1F1F1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column_32_field" style:data-style-name="N30">
      <style:table-cell-properties fo:border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cells" style:data-style-name="N0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1" style:family="table-cell" style:parent-style-name="cells" style:data-style-name="N1">
      <style:table-cell-properties fo:border="2pt solid #F1F1F1" style:vertical-align="automatic" fo:background-color="#FBFBFB" style:cell-protect="none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#FFFFFF"/>
    </style:style>
    <style:style style:name="ce13" style:family="table-cell" style:parent-style-name="column_32_field" style:data-style-name="N0">
      <style:table-cell-properties fo:border-top="none" fo:border-bottom="none" fo:border-left="thin solid #F1F1F1" fo:border-right="none" style:vertical-align="middle" fo:wrap-option="wrap" fo:background-color="#F1F1F1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/>
    </style:style>
    <style:style style:name="ce15" style:family="table-cell" style:parent-style-name="column_32_field" style:data-style-name="N0">
      <style:table-cell-properties fo:border-top="2pt solid #FFFFFF" fo:border-bottom="none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column_32_field" style:data-style-name="N0">
      <style:table-cell-properties fo:border-top="2pt solid #FFFFFF" fo:border-bottom="thin solid #F1F1F1" fo:border-left="thin solid #F1F1F1" fo:border-right="thin solid #F1F1F1" style:vertical-align="middle" fo:background-color="transparent" style:cell-protect="non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FFFFFF" fo:border-bottom="none" fo:border-left="2pt solid #FFFFFF" fo:border-right="none"/>
      <style:text-properties fo:font-size="9pt" style:font-size-asian="9pt" style:font-size-complex="9pt"/>
    </style:style>
    <style:style style:name="ce18" style:family="table-cell" style:parent-style-name="Default" style:data-style-name="N14">
      <style:table-cell-properties fo:border-top="2pt solid #FFFFFF" fo:border-bottom="none" fo:border-left="none" fo:border-right="2pt solid #FFFFFF"/>
    </style:style>
    <style:style style:name="ce19" style:family="table-cell" style:parent-style-name="Default" style:data-style-name="N0">
      <style:table-cell-properties fo:border-top="none" fo:border-bottom="thin solid #FBFBFB" fo:border-left="none" fo:border-right="none"/>
    </style:style>
    <style:style style:name="ce20" style:family="table-cell" style:parent-style-name="Default" style:data-style-name="N0">
      <style:table-cell-properties fo:border-top="none" fo:border-bottom="thin solid #CCCCCC" fo:border-left="none" fo:border-right="none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24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_0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0" draw:style-name="a0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Labour Force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Individual monthly income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Black Afric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3">
            <text:p>Individual monthly income</text:p>
          </table:table-cell>
          <table:covered-table-cell/>
          <table:table-cell office:value-type="string" table:style-name="ce8">
            <text:p>No income</text:p>
          </table:table-cell>
          <table:table-cell office:value-type="string" table:style-name="ce8">
            <text:p>R1 - R400</text:p>
          </table:table-cell>
          <table:table-cell office:value-type="string" table:style-name="ce8">
            <text:p>R401 - R800</text:p>
          </table:table-cell>
          <table:table-cell office:value-type="string" table:style-name="ce8">
            <text:p>R801 - R1 600</text:p>
          </table:table-cell>
          <table:table-cell office:value-type="string" table:style-name="ce8">
            <text:p>R1 601 - R3 200</text:p>
          </table:table-cell>
          <table:table-cell office:value-type="string" table:style-name="ce8">
            <text:p>R3 201 - R6 400</text:p>
          </table:table-cell>
          <table:table-cell office:value-type="string" table:style-name="ce8">
            <text:p>R6 401 - R12 800</text:p>
          </table:table-cell>
          <table:table-cell office:value-type="string" table:style-name="ce8">
            <text:p>R12 801 - R25 600</text:p>
          </table:table-cell>
          <table:table-cell office:value-type="string" table:style-name="ce8">
            <text:p>R25 601 - R51 200</text:p>
          </table:table-cell>
          <table:table-cell office:value-type="string" table:style-name="ce8">
            <text:p>R51 201 - R102 400</text:p>
          </table:table-cell>
          <table:table-cell office:value-type="string" table:style-name="ce8">
            <text:p>R102 401 or more</text:p>
          </table:table-cell>
          <table:table-cell table:number-columns-repeated="1637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6">
          <table:table-cell table:style-name="ce4"/>
          <table:table-cell office:value-type="string" table:style-name="ce9">
            <text:p>19100001</text:p>
          </table:table-cell>
          <table:table-cell office:value-type="float" office:value="328.3938" table:style-name="ce10">
            <text:p>328,3938</text:p>
          </table:table-cell>
          <table:table-cell office:value-type="float" office:value="45" table:style-name="ce10">
            <text:p>45</text:p>
          </table:table-cell>
          <table:table-cell office:value-type="float" office:value="105.82896" table:style-name="ce10">
            <text:p>105,82896</text:p>
          </table:table-cell>
          <table:table-cell office:value-type="float" office:value="168" table:style-name="ce10">
            <text:p>168</text:p>
          </table:table-cell>
          <table:table-cell office:value-type="float" office:value="195.43812800000001" table:style-name="ce10">
            <text:p>195,438128</text:p>
          </table:table-cell>
          <table:table-cell office:value-type="float" office:value="54" table:style-name="ce10">
            <text:p>5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 table:style-name="ce4"/>
          <table:table-cell office:value-type="string" table:style-name="ce9">
            <text:p>19100002</text:p>
          </table:table-cell>
          <table:table-cell office:value-type="float" office:value="1393.5558570000001" table:style-name="ce10">
            <text:p>1393,555857</text:p>
          </table:table-cell>
          <table:table-cell office:value-type="float" office:value="209.108599" table:style-name="ce10">
            <text:p>209,108599</text:p>
          </table:table-cell>
          <table:table-cell office:value-type="float" office:value="584.82727299999999" table:style-name="ce10">
            <text:p>584,827273</text:p>
          </table:table-cell>
          <table:table-cell office:value-type="float" office:value="653.91022299999997" table:style-name="ce10">
            <text:p>653,910223</text:p>
          </table:table-cell>
          <table:table-cell office:value-type="float" office:value="198.133544" table:style-name="ce10">
            <text:p>198,133544</text:p>
          </table:table-cell>
          <table:table-cell office:value-type="float" office:value="78" table:style-name="ce10">
            <text:p>78</text:p>
          </table:table-cell>
          <table:table-cell office:value-type="float" office:value="39" table:style-name="ce10">
            <text:p>39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 table:style-name="ce4"/>
          <table:table-cell office:value-type="string" table:style-name="ce9">
            <text:p>19100003</text:p>
          </table:table-cell>
          <table:table-cell office:value-type="float" office:value="5280.7317439999997" table:style-name="ce10">
            <text:p>5280,731744</text:p>
          </table:table-cell>
          <table:table-cell office:value-type="float" office:value="619.91203599999994" table:style-name="ce10">
            <text:p>619,912036</text:p>
          </table:table-cell>
          <table:table-cell office:value-type="float" office:value="962.72055999999998" table:style-name="ce10">
            <text:p>962,72056</text:p>
          </table:table-cell>
          <table:table-cell office:value-type="float" office:value="1565.9605469999999" table:style-name="ce10">
            <text:p>1565,960547</text:p>
          </table:table-cell>
          <table:table-cell office:value-type="float" office:value="431.88969800000001" table:style-name="ce10">
            <text:p>431,889698</text:p>
          </table:table-cell>
          <table:table-cell office:value-type="float" office:value="213.65719200000001" table:style-name="ce10">
            <text:p>213,657192</text:p>
          </table:table-cell>
          <table:table-cell office:value-type="float" office:value="144" table:style-name="ce10">
            <text:p>144</text:p>
          </table:table-cell>
          <table:table-cell office:value-type="float" office:value="105" table:style-name="ce10">
            <text:p>105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 table:style-name="ce4"/>
          <table:table-cell office:value-type="string" table:style-name="ce9">
            <text:p>19100004</text:p>
          </table:table-cell>
          <table:table-cell office:value-type="float" office:value="2481.392006" table:style-name="ce10">
            <text:p>2481,392006</text:p>
          </table:table-cell>
          <table:table-cell office:value-type="float" office:value="163.188636" table:style-name="ce10">
            <text:p>163,188636</text:p>
          </table:table-cell>
          <table:table-cell office:value-type="float" office:value="531.91025200000001" table:style-name="ce10">
            <text:p>531,910252</text:p>
          </table:table-cell>
          <table:table-cell office:value-type="float" office:value="1009.882347" table:style-name="ce10">
            <text:p>1009,882347</text:p>
          </table:table-cell>
          <table:table-cell office:value-type="float" office:value="407.53344800000002" table:style-name="ce10">
            <text:p>407,533448</text:p>
          </table:table-cell>
          <table:table-cell office:value-type="float" office:value="237.87625600000001" table:style-name="ce10">
            <text:p>237,876256</text:p>
          </table:table-cell>
          <table:table-cell office:value-type="float" office:value="69" table:style-name="ce10">
            <text:p>69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 table:style-name="ce4"/>
          <table:table-cell office:value-type="string" table:style-name="ce9">
            <text:p>19100005</text:p>
          </table:table-cell>
          <table:table-cell office:value-type="float" office:value="808.66176399999995" table:style-name="ce10">
            <text:p>808,661764</text:p>
          </table:table-cell>
          <table:table-cell office:value-type="float" office:value="27" table:style-name="ce10">
            <text:p>27</text:p>
          </table:table-cell>
          <table:table-cell office:value-type="float" office:value="60" table:style-name="ce10">
            <text:p>60</text:p>
          </table:table-cell>
          <table:table-cell office:value-type="float" office:value="123" table:style-name="ce10">
            <text:p>123</text:p>
          </table:table-cell>
          <table:table-cell office:value-type="float" office:value="162" table:style-name="ce10">
            <text:p>162</text:p>
          </table:table-cell>
          <table:table-cell office:value-type="float" office:value="268.97157600000003" table:style-name="ce10">
            <text:p>268,971576</text:p>
          </table:table-cell>
          <table:table-cell office:value-type="float" office:value="231" table:style-name="ce10">
            <text:p>231</text:p>
          </table:table-cell>
          <table:table-cell office:value-type="float" office:value="72" table:style-name="ce10">
            <text:p>72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06</text:p>
          </table:table-cell>
          <table:table-cell office:value-type="float" office:value="124.379276" table:style-name="ce10">
            <text:p>124,379276</text:p>
          </table:table-cell>
          <table:table-cell office:value-type="float" office:value="15" table:style-name="ce10">
            <text:p>15</text:p>
          </table:table-cell>
          <table:table-cell office:value-type="float" office:value="77.625466000000003" table:style-name="ce10">
            <text:p>77,625466</text:p>
          </table:table-cell>
          <table:table-cell office:value-type="float" office:value="141.16870499999999" table:style-name="ce10">
            <text:p>141,168705</text:p>
          </table:table-cell>
          <table:table-cell office:value-type="float" office:value="51" table:style-name="ce10">
            <text:p>51</text:p>
          </table:table-cell>
          <table:table-cell office:value-type="float" office:value="48" table:style-name="ce10">
            <text:p>48</text:p>
          </table:table-cell>
          <table:table-cell office:value-type="float" office:value="60" table:style-name="ce10">
            <text:p>60</text:p>
          </table:table-cell>
          <table:table-cell office:value-type="float" office:value="36" table:style-name="ce10">
            <text:p>36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07</text:p>
          </table:table-cell>
          <table:table-cell office:value-type="float" office:value="111.112916" table:style-name="ce10">
            <text:p>111,112916</text:p>
          </table:table-cell>
          <table:table-cell office:value-type="float" office:value="12" table:style-name="ce10">
            <text:p>12</text:p>
          </table:table-cell>
          <table:table-cell office:value-type="float" office:value="108.256388" table:style-name="ce10">
            <text:p>108,256388</text:p>
          </table:table-cell>
          <table:table-cell office:value-type="float" office:value="211.79504900000001" table:style-name="ce10">
            <text:p>211,795049</text:p>
          </table:table-cell>
          <table:table-cell office:value-type="float" office:value="39" table:style-name="ce10">
            <text:p>39</text:p>
          </table:table-cell>
          <table:table-cell office:value-type="float" office:value="60" table:style-name="ce10">
            <text:p>60</text:p>
          </table:table-cell>
          <table:table-cell office:value-type="float" office:value="24" table:style-name="ce10">
            <text:p>24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08</text:p>
          </table:table-cell>
          <table:table-cell office:value-type="float" office:value="1088.8442439999999" table:style-name="ce10">
            <text:p>1088,844244</text:p>
          </table:table-cell>
          <table:table-cell office:value-type="float" office:value="69" table:style-name="ce10">
            <text:p>69</text:p>
          </table:table-cell>
          <table:table-cell office:value-type="float" office:value="312.739304" table:style-name="ce10">
            <text:p>312,739304</text:p>
          </table:table-cell>
          <table:table-cell office:value-type="float" office:value="465.94339300000001" table:style-name="ce10">
            <text:p>465,943393</text:p>
          </table:table-cell>
          <table:table-cell office:value-type="float" office:value="96.828959999999995" table:style-name="ce10">
            <text:p>96,82896</text:p>
          </table:table-cell>
          <table:table-cell office:value-type="float" office:value="72" table:style-name="ce10">
            <text:p>72</text:p>
          </table:table-cell>
          <table:table-cell office:value-type="float" office:value="54.531444" table:style-name="ce10">
            <text:p>54,531444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09</text:p>
          </table:table-cell>
          <table:table-cell office:value-type="float" office:value="48.988768" table:style-name="ce10">
            <text:p>48,988768</text:p>
          </table:table-cell>
          <table:table-cell office:value-type="float" office:value="12" table:style-name="ce10">
            <text:p>12</text:p>
          </table:table-cell>
          <table:table-cell office:value-type="float" office:value="89.854202000000001" table:style-name="ce10">
            <text:p>89,854202</text:p>
          </table:table-cell>
          <table:table-cell office:value-type="float" office:value="88.852903999999995" table:style-name="ce10">
            <text:p>88,852904</text:p>
          </table:table-cell>
          <table:table-cell office:value-type="float" office:value="39" table:style-name="ce10">
            <text:p>39</text:p>
          </table:table-cell>
          <table:table-cell office:value-type="float" office:value="39" table:style-name="ce10">
            <text:p>39</text:p>
          </table:table-cell>
          <table:table-cell office:value-type="float" office:value="51.657192000000002" table:style-name="ce10">
            <text:p>51,657192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0</text:p>
          </table:table-cell>
          <table:table-cell office:value-type="float" office:value="12008.262409000001" table:style-name="ce10">
            <text:p>12008,26241</text:p>
          </table:table-cell>
          <table:table-cell office:value-type="float" office:value="1334.2815559999999" table:style-name="ce10">
            <text:p>1334,281556</text:p>
          </table:table-cell>
          <table:table-cell office:value-type="float" office:value="1729.5190689999999" table:style-name="ce10">
            <text:p>1729,519069</text:p>
          </table:table-cell>
          <table:table-cell office:value-type="float" office:value="2380.3266560000002" table:style-name="ce10">
            <text:p>2380,326656</text:p>
          </table:table-cell>
          <table:table-cell office:value-type="float" office:value="527.23971800000004" table:style-name="ce10">
            <text:p>527,239718</text:p>
          </table:table-cell>
          <table:table-cell office:value-type="float" office:value="93" table:style-name="ce10">
            <text:p>93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1</text:p>
          </table:table-cell>
          <table:table-cell office:value-type="float" office:value="138.62914900000001" table:style-name="ce10">
            <text:p>138,629149</text:p>
          </table:table-cell>
          <table:table-cell office:value-type="float" office:value="18" table:style-name="ce10">
            <text:p>18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51" table:style-name="ce10">
            <text:p>51</text:p>
          </table:table-cell>
          <table:table-cell office:value-type="float" office:value="63" table:style-name="ce10">
            <text:p>63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2</text:p>
          </table:table-cell>
          <table:table-cell office:value-type="float" office:value="5713.7792010000003" table:style-name="ce10">
            <text:p>5713,779201</text:p>
          </table:table-cell>
          <table:table-cell office:value-type="float" office:value="556.65329299999996" table:style-name="ce10">
            <text:p>556,653293</text:p>
          </table:table-cell>
          <table:table-cell office:value-type="float" office:value="815.34852699999999" table:style-name="ce10">
            <text:p>815,348527</text:p>
          </table:table-cell>
          <table:table-cell office:value-type="float" office:value="1160.0493059999999" table:style-name="ce10">
            <text:p>1160,049306</text:p>
          </table:table-cell>
          <table:table-cell office:value-type="float" office:value="348.38581299999998" table:style-name="ce10">
            <text:p>348,385813</text:p>
          </table:table-cell>
          <table:table-cell office:value-type="float" office:value="93" table:style-name="ce10">
            <text:p>93</text:p>
          </table:table-cell>
          <table:table-cell office:value-type="float" office:value="45" table:style-name="ce10">
            <text:p>4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3</text:p>
          </table:table-cell>
          <table:table-cell office:value-type="float" office:value="198.338795" table:style-name="ce10">
            <text:p>198,338795</text:p>
          </table:table-cell>
          <table:table-cell office:value-type="float" office:value="27" table:style-name="ce10">
            <text:p>27</text:p>
          </table:table-cell>
          <table:table-cell office:value-type="float" office:value="57.657192000000002" table:style-name="ce10">
            <text:p>57,657192</text:p>
          </table:table-cell>
          <table:table-cell office:value-type="float" office:value="125.761764" table:style-name="ce10">
            <text:p>125,761764</text:p>
          </table:table-cell>
          <table:table-cell office:value-type="float" office:value="99" table:style-name="ce10">
            <text:p>99</text:p>
          </table:table-cell>
          <table:table-cell office:value-type="float" office:value="147" table:style-name="ce10">
            <text:p>147</text:p>
          </table:table-cell>
          <table:table-cell office:value-type="float" office:value="84" table:style-name="ce10">
            <text:p>84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4</text:p>
          </table:table-cell>
          <table:table-cell office:value-type="float" office:value="202.21268800000001" table:style-name="ce10">
            <text:p>202,212688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office:value-type="float" office:value="45.657192000000002" table:style-name="ce10">
            <text:p>45,657192</text:p>
          </table:table-cell>
          <table:table-cell office:value-type="float" office:value="105" table:style-name="ce10">
            <text:p>105</text:p>
          </table:table-cell>
          <table:table-cell office:value-type="float" office:value="153.65719200000001" table:style-name="ce10">
            <text:p>153,657192</text:p>
          </table:table-cell>
          <table:table-cell office:value-type="float" office:value="102" table:style-name="ce10">
            <text:p>102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5</text:p>
          </table:table-cell>
          <table:table-cell office:value-type="float" office:value="1807.3645770000001" table:style-name="ce10">
            <text:p>1807,364577</text:p>
          </table:table-cell>
          <table:table-cell office:value-type="float" office:value="117" table:style-name="ce10">
            <text:p>117</text:p>
          </table:table-cell>
          <table:table-cell office:value-type="float" office:value="246.41749999999999" table:style-name="ce10">
            <text:p>246,4175</text:p>
          </table:table-cell>
          <table:table-cell office:value-type="float" office:value="411.058559" table:style-name="ce10">
            <text:p>411,058559</text:p>
          </table:table-cell>
          <table:table-cell office:value-type="float" office:value="268.31438400000002" table:style-name="ce10">
            <text:p>268,314384</text:p>
          </table:table-cell>
          <table:table-cell office:value-type="float" office:value="135" table:style-name="ce10">
            <text:p>135</text:p>
          </table:table-cell>
          <table:table-cell office:value-type="float" office:value="72" table:style-name="ce10">
            <text:p>72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6</text:p>
          </table:table-cell>
          <table:table-cell office:value-type="float" office:value="635.03970100000004" table:style-name="ce10">
            <text:p>635,039701</text:p>
          </table:table-cell>
          <table:table-cell office:value-type="float" office:value="54" table:style-name="ce10">
            <text:p>54</text:p>
          </table:table-cell>
          <table:table-cell office:value-type="float" office:value="108" table:style-name="ce10">
            <text:p>108</text:p>
          </table:table-cell>
          <table:table-cell office:value-type="float" office:value="210" table:style-name="ce10">
            <text:p>210</text:p>
          </table:table-cell>
          <table:table-cell office:value-type="float" office:value="315" table:style-name="ce10">
            <text:p>315</text:p>
          </table:table-cell>
          <table:table-cell office:value-type="float" office:value="181.40770000000001" table:style-name="ce10">
            <text:p>181,4077</text:p>
          </table:table-cell>
          <table:table-cell office:value-type="float" office:value="54" table:style-name="ce10">
            <text:p>5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7</text:p>
          </table:table-cell>
          <table:table-cell office:value-type="float" office:value="350.85107799999997" table:style-name="ce10">
            <text:p>350,851078</text:p>
          </table:table-cell>
          <table:table-cell office:value-type="float" office:value="30" table:style-name="ce10">
            <text:p>30</text:p>
          </table:table-cell>
          <table:table-cell office:value-type="float" office:value="81" table:style-name="ce10">
            <text:p>81</text:p>
          </table:table-cell>
          <table:table-cell office:value-type="float" office:value="87" table:style-name="ce10">
            <text:p>87</text:p>
          </table:table-cell>
          <table:table-cell office:value-type="float" office:value="111" table:style-name="ce10">
            <text:p>111</text:p>
          </table:table-cell>
          <table:table-cell office:value-type="float" office:value="72" table:style-name="ce10">
            <text:p>72</text:p>
          </table:table-cell>
          <table:table-cell office:value-type="float" office:value="39" table:style-name="ce10">
            <text:p>3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8</text:p>
          </table:table-cell>
          <table:table-cell office:value-type="float" office:value="9404.8669690000006" table:style-name="ce10">
            <text:p>9404,866969</text:p>
          </table:table-cell>
          <table:table-cell office:value-type="float" office:value="556.47628299999997" table:style-name="ce10">
            <text:p>556,476283</text:p>
          </table:table-cell>
          <table:table-cell office:value-type="float" office:value="1395.5961279999999" table:style-name="ce10">
            <text:p>1395,596128</text:p>
          </table:table-cell>
          <table:table-cell office:value-type="float" office:value="2258.7866469999999" table:style-name="ce10">
            <text:p>2258,786647</text:p>
          </table:table-cell>
          <table:table-cell office:value-type="float" office:value="840.26587700000005" table:style-name="ce10">
            <text:p>840,265877</text:p>
          </table:table-cell>
          <table:table-cell office:value-type="float" office:value="177.65719200000001" table:style-name="ce10">
            <text:p>177,657192</text:p>
          </table:table-cell>
          <table:table-cell office:value-type="float" office:value="54" table:style-name="ce10">
            <text:p>54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19</text:p>
          </table:table-cell>
          <table:table-cell office:value-type="float" office:value="2920.4125789999998" table:style-name="ce10">
            <text:p>2920,412579</text:p>
          </table:table-cell>
          <table:table-cell office:value-type="float" office:value="196.836737" table:style-name="ce10">
            <text:p>196,836737</text:p>
          </table:table-cell>
          <table:table-cell office:value-type="float" office:value="403.37209799999999" table:style-name="ce10">
            <text:p>403,372098</text:p>
          </table:table-cell>
          <table:table-cell office:value-type="float" office:value="772.16179299999999" table:style-name="ce10">
            <text:p>772,161793</text:p>
          </table:table-cell>
          <table:table-cell office:value-type="float" office:value="314.61985900000002" table:style-name="ce10">
            <text:p>314,619859</text:p>
          </table:table-cell>
          <table:table-cell office:value-type="float" office:value="75" table:style-name="ce10">
            <text:p>75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0</text:p>
          </table:table-cell>
          <table:table-cell office:value-type="float" office:value="6661.7737200000001" table:style-name="ce10">
            <text:p>6661,77372</text:p>
          </table:table-cell>
          <table:table-cell office:value-type="float" office:value="311.29199999999997" table:style-name="ce10">
            <text:p>311,292</text:p>
          </table:table-cell>
          <table:table-cell office:value-type="float" office:value="892.32909600000005" table:style-name="ce10">
            <text:p>892,329096</text:p>
          </table:table-cell>
          <table:table-cell office:value-type="float" office:value="1446.5454930000001" table:style-name="ce10">
            <text:p>1446,545493</text:p>
          </table:table-cell>
          <table:table-cell office:value-type="float" office:value="530.62876800000004" table:style-name="ce10">
            <text:p>530,628768</text:p>
          </table:table-cell>
          <table:table-cell office:value-type="float" office:value="87" table:style-name="ce10">
            <text:p>87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1</text:p>
          </table:table-cell>
          <table:table-cell office:value-type="float" office:value="3054.0921320000002" table:style-name="ce10">
            <text:p>3054,092132</text:p>
          </table:table-cell>
          <table:table-cell office:value-type="float" office:value="69" table:style-name="ce10">
            <text:p>69</text:p>
          </table:table-cell>
          <table:table-cell office:value-type="float" office:value="72" table:style-name="ce10">
            <text:p>72</text:p>
          </table:table-cell>
          <table:table-cell office:value-type="float" office:value="75" table:style-name="ce10">
            <text:p>75</text:p>
          </table:table-cell>
          <table:table-cell office:value-type="float" office:value="99" table:style-name="ce10">
            <text:p>99</text:p>
          </table:table-cell>
          <table:table-cell office:value-type="float" office:value="75" table:style-name="ce10">
            <text:p>75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2</text:p>
          </table:table-cell>
          <table:table-cell office:value-type="float" office:value="213.51702399999999" table:style-name="ce10">
            <text:p>213,517024</text:p>
          </table:table-cell>
          <table:table-cell office:value-type="float" office:value="15" table:style-name="ce10">
            <text:p>15</text:p>
          </table:table-cell>
          <table:table-cell office:value-type="float" office:value="48" table:style-name="ce10">
            <text:p>48</text:p>
          </table:table-cell>
          <table:table-cell office:value-type="float" office:value="69" table:style-name="ce10">
            <text:p>69</text:p>
          </table:table-cell>
          <table:table-cell office:value-type="float" office:value="54" table:style-name="ce10">
            <text:p>54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3</text:p>
          </table:table-cell>
          <table:table-cell office:value-type="float" office:value="516.08363299999996" table:style-name="ce10">
            <text:p>516,083633</text:p>
          </table:table-cell>
          <table:table-cell office:value-type="float" office:value="33" table:style-name="ce10">
            <text:p>33</text:p>
          </table:table-cell>
          <table:table-cell office:value-type="float" office:value="69" table:style-name="ce10">
            <text:p>69</text:p>
          </table:table-cell>
          <table:table-cell office:value-type="float" office:value="138.219064" table:style-name="ce10">
            <text:p>138,219064</text:p>
          </table:table-cell>
          <table:table-cell office:value-type="float" office:value="215" table:style-name="ce10">
            <text:p>215</text:p>
          </table:table-cell>
          <table:table-cell office:value-type="float" office:value="154.219064" table:style-name="ce10">
            <text:p>154,219064</text:p>
          </table:table-cell>
          <table:table-cell office:value-type="float" office:value="81" table:style-name="ce10">
            <text:p>8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4</text:p>
          </table:table-cell>
          <table:table-cell office:value-type="float" office:value="1296.6964439999999" table:style-name="ce10">
            <text:p>1296,696444</text:p>
          </table:table-cell>
          <table:table-cell office:value-type="float" office:value="75" table:style-name="ce10">
            <text:p>75</text:p>
          </table:table-cell>
          <table:table-cell office:value-type="float" office:value="157.654471" table:style-name="ce10">
            <text:p>157,654471</text:p>
          </table:table-cell>
          <table:table-cell office:value-type="float" office:value="317.30125600000002" table:style-name="ce10">
            <text:p>317,301256</text:p>
          </table:table-cell>
          <table:table-cell office:value-type="float" office:value="156" table:style-name="ce10">
            <text:p>156</text:p>
          </table:table-cell>
          <table:table-cell office:value-type="float" office:value="99" table:style-name="ce10">
            <text:p>99</text:p>
          </table:table-cell>
          <table:table-cell office:value-type="float" office:value="54" table:style-name="ce10">
            <text:p>54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5</text:p>
          </table:table-cell>
          <table:table-cell office:value-type="float" office:value="206.798179" table:style-name="ce10">
            <text:p>206,798179</text:p>
          </table:table-cell>
          <table:table-cell office:value-type="float" office:value="27" table:style-name="ce10">
            <text:p>27</text:p>
          </table:table-cell>
          <table:table-cell office:value-type="float" office:value="78" table:style-name="ce10">
            <text:p>78</text:p>
          </table:table-cell>
          <table:table-cell office:value-type="float" office:value="72" table:style-name="ce10">
            <text:p>72</text:p>
          </table:table-cell>
          <table:table-cell office:value-type="float" office:value="78" table:style-name="ce10">
            <text:p>78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6</text:p>
          </table:table-cell>
          <table:table-cell office:value-type="float" office:value="187.91876400000001" table:style-name="ce10">
            <text:p>187,918764</text:p>
          </table:table-cell>
          <table:table-cell office:value-type="float" office:value="12" table:style-name="ce10">
            <text:p>12</text:p>
          </table:table-cell>
          <table:table-cell office:value-type="float" office:value="45" table:style-name="ce10">
            <text:p>45</text:p>
          </table:table-cell>
          <table:table-cell office:value-type="float" office:value="108" table:style-name="ce10">
            <text:p>108</text:p>
          </table:table-cell>
          <table:table-cell office:value-type="float" office:value="165" table:style-name="ce10">
            <text:p>165</text:p>
          </table:table-cell>
          <table:table-cell office:value-type="float" office:value="129" table:style-name="ce10">
            <text:p>129</text:p>
          </table:table-cell>
          <table:table-cell office:value-type="float" office:value="78" table:style-name="ce10">
            <text:p>78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7</text:p>
          </table:table-cell>
          <table:table-cell office:value-type="float" office:value="365.79103500000002" table:style-name="ce10">
            <text:p>365,791035</text:p>
          </table:table-cell>
          <table:table-cell office:value-type="float" office:value="24.531444" table:style-name="ce10">
            <text:p>24,531444</text:p>
          </table:table-cell>
          <table:table-cell office:value-type="float" office:value="64.852198000000001" table:style-name="ce10">
            <text:p>64,852198</text:p>
          </table:table-cell>
          <table:table-cell office:value-type="float" office:value="108" table:style-name="ce10">
            <text:p>108</text:p>
          </table:table-cell>
          <table:table-cell office:value-type="float" office:value="102" table:style-name="ce10">
            <text:p>102</text:p>
          </table:table-cell>
          <table:table-cell office:value-type="float" office:value="66" table:style-name="ce10">
            <text:p>66</text:p>
          </table:table-cell>
          <table:table-cell office:value-type="float" office:value="120" table:style-name="ce10">
            <text:p>120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8</text:p>
          </table:table-cell>
          <table:table-cell office:value-type="float" office:value="228.90134399999999" table:style-name="ce10">
            <text:p>228,901344</text:p>
          </table:table-cell>
          <table:table-cell office:value-type="float" office:value="9" table:style-name="ce10">
            <text:p>9</text:p>
          </table:table-cell>
          <table:table-cell office:value-type="float" office:value="51" table:style-name="ce10">
            <text:p>51</text:p>
          </table:table-cell>
          <table:table-cell office:value-type="float" office:value="99" table:style-name="ce10">
            <text:p>99</text:p>
          </table:table-cell>
          <table:table-cell office:value-type="float" office:value="42" table:style-name="ce10">
            <text:p>42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29</text:p>
          </table:table-cell>
          <table:table-cell office:value-type="float" office:value="213.292" table:style-name="ce10">
            <text:p>213,292</text:p>
          </table:table-cell>
          <table:table-cell office:value-type="float" office:value="15" table:style-name="ce10">
            <text:p>15</text:p>
          </table:table-cell>
          <table:table-cell office:value-type="float" office:value="39" table:style-name="ce10">
            <text:p>39</text:p>
          </table:table-cell>
          <table:table-cell office:value-type="float" office:value="75" table:style-name="ce10">
            <text:p>75</text:p>
          </table:table-cell>
          <table:table-cell office:value-type="float" office:value="54" table:style-name="ce10">
            <text:p>54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0</text:p>
          </table:table-cell>
          <table:table-cell office:value-type="float" office:value="306.42928000000001" table:style-name="ce10">
            <text:p>306,42928</text:p>
          </table:table-cell>
          <table:table-cell office:value-type="float" office:value="24" table:style-name="ce10">
            <text:p>24</text:p>
          </table:table-cell>
          <table:table-cell office:value-type="float" office:value="66" table:style-name="ce10">
            <text:p>66</text:p>
          </table:table-cell>
          <table:table-cell office:value-type="float" office:value="129" table:style-name="ce10">
            <text:p>129</text:p>
          </table:table-cell>
          <table:table-cell office:value-type="float" office:value="138" table:style-name="ce10">
            <text:p>138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1</text:p>
          </table:table-cell>
          <table:table-cell office:value-type="float" office:value="500.98311000000001" table:style-name="ce10">
            <text:p>500,98311</text:p>
          </table:table-cell>
          <table:table-cell office:value-type="float" office:value="39" table:style-name="ce10">
            <text:p>39</text:p>
          </table:table-cell>
          <table:table-cell office:value-type="float" office:value="65.341156999999995" table:style-name="ce10">
            <text:p>65,341157</text:p>
          </table:table-cell>
          <table:table-cell office:value-type="float" office:value="150" table:style-name="ce10">
            <text:p>150</text:p>
          </table:table-cell>
          <table:table-cell office:value-type="float" office:value="114" table:style-name="ce10">
            <text:p>114</text:p>
          </table:table-cell>
          <table:table-cell office:value-type="float" office:value="283.19063999999997" table:style-name="ce10">
            <text:p>283,19064</text:p>
          </table:table-cell>
          <table:table-cell office:value-type="float" office:value="114" table:style-name="ce10">
            <text:p>114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2</text:p>
          </table:table-cell>
          <table:table-cell office:value-type="float" office:value="151.38331199999999" table:style-name="ce10">
            <text:p>151,383312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0">
            <text:p>21</text:p>
          </table:table-cell>
          <table:table-cell office:value-type="float" office:value="60" table:style-name="ce10">
            <text:p>60</text:p>
          </table:table-cell>
          <table:table-cell office:value-type="float" office:value="66" table:style-name="ce10">
            <text:p>66</text:p>
          </table:table-cell>
          <table:table-cell office:value-type="float" office:value="42" table:style-name="ce10">
            <text:p>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3</text:p>
          </table:table-cell>
          <table:table-cell office:value-type="float" office:value="24726.567541" table:style-name="ce10">
            <text:p>24726,56754</text:p>
          </table:table-cell>
          <table:table-cell office:value-type="float" office:value="1667.801545" table:style-name="ce10">
            <text:p>1667,801545</text:p>
          </table:table-cell>
          <table:table-cell office:value-type="float" office:value="3160.7870440000002" table:style-name="ce10">
            <text:p>3160,787044</text:p>
          </table:table-cell>
          <table:table-cell office:value-type="float" office:value="4590.803919" table:style-name="ce10">
            <text:p>4590,803919</text:p>
          </table:table-cell>
          <table:table-cell office:value-type="float" office:value="1656.749947" table:style-name="ce10">
            <text:p>1656,749947</text:p>
          </table:table-cell>
          <table:table-cell office:value-type="float" office:value="1077.144814" table:style-name="ce10">
            <text:p>1077,144814</text:p>
          </table:table-cell>
          <table:table-cell office:value-type="float" office:value="498.14133500000003" table:style-name="ce10">
            <text:p>498,141335</text:p>
          </table:table-cell>
          <table:table-cell office:value-type="float" office:value="36" table:style-name="ce10">
            <text:p>3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4</text:p>
          </table:table-cell>
          <table:table-cell office:value-type="float" office:value="11991.697824000001" table:style-name="ce10">
            <text:p>11991,69782</text:p>
          </table:table-cell>
          <table:table-cell office:value-type="float" office:value="1011.645562" table:style-name="ce10">
            <text:p>1011,645562</text:p>
          </table:table-cell>
          <table:table-cell office:value-type="float" office:value="2000.2149429999999" table:style-name="ce10">
            <text:p>2000,214943</text:p>
          </table:table-cell>
          <table:table-cell office:value-type="float" office:value="2982.4765729999999" table:style-name="ce10">
            <text:p>2982,476573</text:p>
          </table:table-cell>
          <table:table-cell office:value-type="float" office:value="731.47222399999998" table:style-name="ce10">
            <text:p>731,472224</text:p>
          </table:table-cell>
          <table:table-cell office:value-type="float" office:value="120.867347" table:style-name="ce10">
            <text:p>120,867347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5</text:p>
          </table:table-cell>
          <table:table-cell office:value-type="float" office:value="11706.040166999999" table:style-name="ce10">
            <text:p>11706,04017</text:p>
          </table:table-cell>
          <table:table-cell office:value-type="float" office:value="1166.912769" table:style-name="ce10">
            <text:p>1166,912769</text:p>
          </table:table-cell>
          <table:table-cell office:value-type="float" office:value="1993.3156389999999" table:style-name="ce10">
            <text:p>1993,315639</text:p>
          </table:table-cell>
          <table:table-cell office:value-type="float" office:value="2578.2995550000001" table:style-name="ce10">
            <text:p>2578,299555</text:p>
          </table:table-cell>
          <table:table-cell office:value-type="float" office:value="729.91882699999996" table:style-name="ce10">
            <text:p>729,918827</text:p>
          </table:table-cell>
          <table:table-cell office:value-type="float" office:value="228.627117" table:style-name="ce10">
            <text:p>228,627117</text:p>
          </table:table-cell>
          <table:table-cell office:value-type="float" office:value="33" table:style-name="ce10">
            <text:p>33</text:p>
          </table:table-cell>
          <table:table-cell office:value-type="float" office:value="27" table:style-name="ce10">
            <text:p>2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1">
            <text:p>1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6</text:p>
          </table:table-cell>
          <table:table-cell office:value-type="float" office:value="11764.642164000001" table:style-name="ce10">
            <text:p>11764,64216</text:p>
          </table:table-cell>
          <table:table-cell office:value-type="float" office:value="857.03915099999995" table:style-name="ce10">
            <text:p>857,039151</text:p>
          </table:table-cell>
          <table:table-cell office:value-type="float" office:value="2080.7511610000001" table:style-name="ce10">
            <text:p>2080,751161</text:p>
          </table:table-cell>
          <table:table-cell office:value-type="float" office:value="2655.2273" table:style-name="ce10">
            <text:p>2655,2273</text:p>
          </table:table-cell>
          <table:table-cell office:value-type="float" office:value="830.35608100000002" table:style-name="ce10">
            <text:p>830,356081</text:p>
          </table:table-cell>
          <table:table-cell office:value-type="float" office:value="162.65719200000001" table:style-name="ce10">
            <text:p>162,657192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7</text:p>
          </table:table-cell>
          <table:table-cell office:value-type="float" office:value="8207.6464809999998" table:style-name="ce10">
            <text:p>8207,646481</text:p>
          </table:table-cell>
          <table:table-cell office:value-type="float" office:value="285.99834900000002" table:style-name="ce10">
            <text:p>285,998349</text:p>
          </table:table-cell>
          <table:table-cell office:value-type="float" office:value="1128.9414039999999" table:style-name="ce10">
            <text:p>1128,941404</text:p>
          </table:table-cell>
          <table:table-cell office:value-type="float" office:value="1577.8905099999999" table:style-name="ce10">
            <text:p>1577,89051</text:p>
          </table:table-cell>
          <table:table-cell office:value-type="float" office:value="510.65719200000001" table:style-name="ce10">
            <text:p>510,657192</text:p>
          </table:table-cell>
          <table:table-cell office:value-type="float" office:value="147.65719200000001" table:style-name="ce10">
            <text:p>147,657192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8</text:p>
          </table:table-cell>
          <table:table-cell office:value-type="float" office:value="10184.77837" table:style-name="ce10">
            <text:p>10184,77837</text:p>
          </table:table-cell>
          <table:table-cell office:value-type="float" office:value="434.30123200000003" table:style-name="ce10">
            <text:p>434,301232</text:p>
          </table:table-cell>
          <table:table-cell office:value-type="float" office:value="1591.6130069999999" table:style-name="ce10">
            <text:p>1591,613007</text:p>
          </table:table-cell>
          <table:table-cell office:value-type="float" office:value="2167.418498" table:style-name="ce10">
            <text:p>2167,418498</text:p>
          </table:table-cell>
          <table:table-cell office:value-type="float" office:value="1036.9473069999999" table:style-name="ce10">
            <text:p>1036,947307</text:p>
          </table:table-cell>
          <table:table-cell office:value-type="float" office:value="270.75050800000002" table:style-name="ce10">
            <text:p>270,750508</text:p>
          </table:table-cell>
          <table:table-cell office:value-type="float" office:value="42" table:style-name="ce10">
            <text:p>42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39</text:p>
          </table:table-cell>
          <table:table-cell office:value-type="float" office:value="7989.2878780000001" table:style-name="ce10">
            <text:p>7989,287878</text:p>
          </table:table-cell>
          <table:table-cell office:value-type="float" office:value="852.76157899999998" table:style-name="ce10">
            <text:p>852,761579</text:p>
          </table:table-cell>
          <table:table-cell office:value-type="float" office:value="1495.109653" table:style-name="ce10">
            <text:p>1495,109653</text:p>
          </table:table-cell>
          <table:table-cell office:value-type="float" office:value="1747.1786099999999" table:style-name="ce10">
            <text:p>1747,17861</text:p>
          </table:table-cell>
          <table:table-cell office:value-type="float" office:value="557.73469399999999" table:style-name="ce10">
            <text:p>557,734694</text:p>
          </table:table-cell>
          <table:table-cell office:value-type="float" office:value="78" table:style-name="ce10">
            <text:p>78</text:p>
          </table:table-cell>
          <table:table-cell office:value-type="float" office:value="27.867346999999999" table:style-name="ce10">
            <text:p>27,867347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0</text:p>
          </table:table-cell>
          <table:table-cell office:value-type="float" office:value="9676.9815139999992" table:style-name="ce10">
            <text:p>9676,981514</text:p>
          </table:table-cell>
          <table:table-cell office:value-type="float" office:value="734.69077200000004" table:style-name="ce10">
            <text:p>734,690772</text:p>
          </table:table-cell>
          <table:table-cell office:value-type="float" office:value="2237.692247" table:style-name="ce10">
            <text:p>2237,692247</text:p>
          </table:table-cell>
          <table:table-cell office:value-type="float" office:value="2325.4731419999998" table:style-name="ce10">
            <text:p>2325,473142</text:p>
          </table:table-cell>
          <table:table-cell office:value-type="float" office:value="1123.133949" table:style-name="ce10">
            <text:p>1123,133949</text:p>
          </table:table-cell>
          <table:table-cell office:value-type="float" office:value="263.50337300000001" table:style-name="ce10">
            <text:p>263,503373</text:p>
          </table:table-cell>
          <table:table-cell office:value-type="float" office:value="54" table:style-name="ce10">
            <text:p>54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1</text:p>
          </table:table-cell>
          <table:table-cell office:value-type="float" office:value="7423.1846139999998" table:style-name="ce10">
            <text:p>7423,184614</text:p>
          </table:table-cell>
          <table:table-cell office:value-type="float" office:value="424.44958300000002" table:style-name="ce10">
            <text:p>424,449583</text:p>
          </table:table-cell>
          <table:table-cell office:value-type="float" office:value="1419.91202" table:style-name="ce10">
            <text:p>1419,91202</text:p>
          </table:table-cell>
          <table:table-cell office:value-type="float" office:value="1439.774975" table:style-name="ce10">
            <text:p>1439,774975</text:p>
          </table:table-cell>
          <table:table-cell office:value-type="float" office:value="1127.8041049999999" table:style-name="ce10">
            <text:p>1127,804105</text:p>
          </table:table-cell>
          <table:table-cell office:value-type="float" office:value="436.02278799999999" table:style-name="ce10">
            <text:p>436,022788</text:p>
          </table:table-cell>
          <table:table-cell office:value-type="float" office:value="72" table:style-name="ce10">
            <text:p>72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2</text:p>
          </table:table-cell>
          <table:table-cell office:value-type="float" office:value="6053.4394560000001" table:style-name="ce10">
            <text:p>6053,439456</text:p>
          </table:table-cell>
          <table:table-cell office:value-type="float" office:value="278.40713599999998" table:style-name="ce10">
            <text:p>278,407136</text:p>
          </table:table-cell>
          <table:table-cell office:value-type="float" office:value="1080.813926" table:style-name="ce10">
            <text:p>1080,813926</text:p>
          </table:table-cell>
          <table:table-cell office:value-type="float" office:value="1656.965794" table:style-name="ce10">
            <text:p>1656,965794</text:p>
          </table:table-cell>
          <table:table-cell office:value-type="float" office:value="1298.2267649999999" table:style-name="ce10">
            <text:p>1298,226765</text:p>
          </table:table-cell>
          <table:table-cell office:value-type="float" office:value="606.94792199999995" table:style-name="ce10">
            <text:p>606,947922</text:p>
          </table:table-cell>
          <table:table-cell office:value-type="float" office:value="99" table:style-name="ce10">
            <text:p>99</text:p>
          </table:table-cell>
          <table:table-cell office:value-type="float" office:value="40.624760000000002" table:style-name="ce10">
            <text:p>40,6247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43" table:style-name="ce11">
            <text:p>4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3</text:p>
          </table:table-cell>
          <table:table-cell office:value-type="float" office:value="8168.5905620000003" table:style-name="ce10">
            <text:p>8168,590562</text:p>
          </table:table-cell>
          <table:table-cell office:value-type="float" office:value="548.89804600000002" table:style-name="ce10">
            <text:p>548,898046</text:p>
          </table:table-cell>
          <table:table-cell office:value-type="float" office:value="1330.5034860000001" table:style-name="ce10">
            <text:p>1330,503486</text:p>
          </table:table-cell>
          <table:table-cell office:value-type="float" office:value="1799.7987889999999" table:style-name="ce10">
            <text:p>1799,798789</text:p>
          </table:table-cell>
          <table:table-cell office:value-type="float" office:value="628.83921999999995" table:style-name="ce10">
            <text:p>628,83922</text:p>
          </table:table-cell>
          <table:table-cell office:value-type="float" office:value="153.65719200000001" table:style-name="ce10">
            <text:p>153,657192</text:p>
          </table:table-cell>
          <table:table-cell office:value-type="float" office:value="87" table:style-name="ce10">
            <text:p>87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11">
            <text:p>24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4</text:p>
          </table:table-cell>
          <table:table-cell office:value-type="float" office:value="3470.0747219999998" table:style-name="ce10">
            <text:p>3470,074722</text:p>
          </table:table-cell>
          <table:table-cell office:value-type="float" office:value="160.36400800000001" table:style-name="ce10">
            <text:p>160,364008</text:p>
          </table:table-cell>
          <table:table-cell office:value-type="float" office:value="668.65672800000004" table:style-name="ce10">
            <text:p>668,656728</text:p>
          </table:table-cell>
          <table:table-cell office:value-type="float" office:value="805.38614099999995" table:style-name="ce10">
            <text:p>805,386141</text:p>
          </table:table-cell>
          <table:table-cell office:value-type="float" office:value="511.40769999999998" table:style-name="ce10">
            <text:p>511,4077</text:p>
          </table:table-cell>
          <table:table-cell office:value-type="float" office:value="157.655541" table:style-name="ce10">
            <text:p>157,655541</text:p>
          </table:table-cell>
          <table:table-cell office:value-type="float" office:value="33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5</text:p>
          </table:table-cell>
          <table:table-cell office:value-type="float" office:value="227.60237599999999" table:style-name="ce10">
            <text:p>227,602376</text:p>
          </table:table-cell>
          <table:table-cell office:value-type="float" office:value="27" table:style-name="ce10">
            <text:p>27</text:p>
          </table:table-cell>
          <table:table-cell office:value-type="float" office:value="69" table:style-name="ce10">
            <text:p>69</text:p>
          </table:table-cell>
          <table:table-cell office:value-type="float" office:value="69" table:style-name="ce10">
            <text:p>69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6</text:p>
          </table:table-cell>
          <table:table-cell office:value-type="float" office:value="193.31394" table:style-name="ce10">
            <text:p>193,31394</text:p>
          </table:table-cell>
          <table:table-cell office:value-type="float" office:value="3" table:style-name="ce10">
            <text:p>3</text:p>
          </table:table-cell>
          <table:table-cell office:value-type="float" office:value="78.320753999999994" table:style-name="ce10">
            <text:p>78,320754</text:p>
          </table:table-cell>
          <table:table-cell office:value-type="float" office:value="45" table:style-name="ce10">
            <text:p>45</text:p>
          </table:table-cell>
          <table:table-cell office:value-type="float" office:value="60" table:style-name="ce10">
            <text:p>60</text:p>
          </table:table-cell>
          <table:table-cell office:value-type="float" office:value="30" table:style-name="ce10">
            <text:p>30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7</text:p>
          </table:table-cell>
          <table:table-cell office:value-type="float" office:value="161.50502399999999" table:style-name="ce10">
            <text:p>161,505024</text:p>
          </table:table-cell>
          <table:table-cell office:value-type="float" office:value="15" table:style-name="ce10">
            <text:p>15</text:p>
          </table:table-cell>
          <table:table-cell office:value-type="float" office:value="45" table:style-name="ce10">
            <text:p>45</text:p>
          </table:table-cell>
          <table:table-cell office:value-type="float" office:value="39" table:style-name="ce10">
            <text:p>39</text:p>
          </table:table-cell>
          <table:table-cell office:value-type="float" office:value="39" table:style-name="ce10">
            <text:p>39</text:p>
          </table:table-cell>
          <table:table-cell office:value-type="float" office:value="27" table:style-name="ce10">
            <text:p>27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8</text:p>
          </table:table-cell>
          <table:table-cell office:value-type="float" office:value="193.79729699999999" table:style-name="ce10">
            <text:p>193,797297</text:p>
          </table:table-cell>
          <table:table-cell office:value-type="float" office:value="30" table:style-name="ce10">
            <text:p>30</text:p>
          </table:table-cell>
          <table:table-cell office:value-type="float" office:value="129.65320700000001" table:style-name="ce10">
            <text:p>129,653207</text:p>
          </table:table-cell>
          <table:table-cell office:value-type="float" office:value="102.43812800000001" table:style-name="ce10">
            <text:p>102,438128</text:p>
          </table:table-cell>
          <table:table-cell office:value-type="float" office:value="72" table:style-name="ce10">
            <text:p>72</text:p>
          </table:table-cell>
          <table:table-cell office:value-type="float" office:value="30" table:style-name="ce10">
            <text:p>3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49</text:p>
          </table:table-cell>
          <table:table-cell office:value-type="float" office:value="389.06076000000002" table:style-name="ce10">
            <text:p>389,06076</text:p>
          </table:table-cell>
          <table:table-cell office:value-type="float" office:value="27" table:style-name="ce10">
            <text:p>27</text:p>
          </table:table-cell>
          <table:table-cell office:value-type="float" office:value="105" table:style-name="ce10">
            <text:p>105</text:p>
          </table:table-cell>
          <table:table-cell office:value-type="float" office:value="81" table:style-name="ce10">
            <text:p>81</text:p>
          </table:table-cell>
          <table:table-cell office:value-type="float" office:value="66" table:style-name="ce10">
            <text:p>66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0</text:p>
          </table:table-cell>
          <table:table-cell office:value-type="float" office:value="135.71285599999999" table:style-name="ce10">
            <text:p>135,712856</text:p>
          </table:table-cell>
          <table:table-cell office:value-type="float" office:value="12" table:style-name="ce10">
            <text:p>12</text:p>
          </table:table-cell>
          <table:table-cell office:value-type="float" office:value="36.341157000000003" table:style-name="ce10">
            <text:p>36,341157</text:p>
          </table:table-cell>
          <table:table-cell office:value-type="float" office:value="54" table:style-name="ce10">
            <text:p>54</text:p>
          </table:table-cell>
          <table:table-cell office:value-type="float" office:value="72" table:style-name="ce10">
            <text:p>7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1</text:p>
          </table:table-cell>
          <table:table-cell office:value-type="float" office:value="8773.3120899999994" table:style-name="ce10">
            <text:p>8773,31209</text:p>
          </table:table-cell>
          <table:table-cell office:value-type="float" office:value="745.32601899999997" table:style-name="ce10">
            <text:p>745,326019</text:p>
          </table:table-cell>
          <table:table-cell office:value-type="float" office:value="1778.5630880000001" table:style-name="ce10">
            <text:p>1778,563088</text:p>
          </table:table-cell>
          <table:table-cell office:value-type="float" office:value="2760.0942610000002" table:style-name="ce10">
            <text:p>2760,094261</text:p>
          </table:table-cell>
          <table:table-cell office:value-type="float" office:value="1516.9941759999999" table:style-name="ce10">
            <text:p>1516,994176</text:p>
          </table:table-cell>
          <table:table-cell office:value-type="float" office:value="460.07361900000001" table:style-name="ce10">
            <text:p>460,073619</text:p>
          </table:table-cell>
          <table:table-cell office:value-type="float" office:value="135" table:style-name="ce10">
            <text:p>135</text:p>
          </table:table-cell>
          <table:table-cell office:value-type="float" office:value="21" table:style-name="ce10">
            <text:p>21</text:p>
          </table:table-cell>
          <table:table-cell office:value-type="float" office:value="12.657192" table:style-name="ce10">
            <text:p>12,65719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2</text:p>
          </table:table-cell>
          <table:table-cell office:value-type="float" office:value="9892.1520760000003" table:style-name="ce10">
            <text:p>9892,152076</text:p>
          </table:table-cell>
          <table:table-cell office:value-type="float" office:value="1260.7442120000001" table:style-name="ce10">
            <text:p>1260,744212</text:p>
          </table:table-cell>
          <table:table-cell office:value-type="float" office:value="1765.2954810000001" table:style-name="ce10">
            <text:p>1765,295481</text:p>
          </table:table-cell>
          <table:table-cell office:value-type="float" office:value="2501.5385139999999" table:style-name="ce10">
            <text:p>2501,538514</text:p>
          </table:table-cell>
          <table:table-cell office:value-type="float" office:value="831.817904" table:style-name="ce10">
            <text:p>831,817904</text:p>
          </table:table-cell>
          <table:table-cell office:value-type="float" office:value="382.50502399999999" table:style-name="ce10">
            <text:p>382,505024</text:p>
          </table:table-cell>
          <table:table-cell office:value-type="float" office:value="147" table:style-name="ce10">
            <text:p>147</text:p>
          </table:table-cell>
          <table:table-cell office:value-type="float" office:value="21" table:style-name="ce10">
            <text:p>21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3</text:p>
          </table:table-cell>
          <table:table-cell office:value-type="float" office:value="1880.6025649999999" table:style-name="ce10">
            <text:p>1880,602565</text:p>
          </table:table-cell>
          <table:table-cell office:value-type="float" office:value="111" table:style-name="ce10">
            <text:p>111</text:p>
          </table:table-cell>
          <table:table-cell office:value-type="float" office:value="599.78967599999999" table:style-name="ce10">
            <text:p>599,789676</text:p>
          </table:table-cell>
          <table:table-cell office:value-type="float" office:value="617.59016399999996" table:style-name="ce10">
            <text:p>617,590164</text:p>
          </table:table-cell>
          <table:table-cell office:value-type="float" office:value="324" table:style-name="ce10">
            <text:p>324</text:p>
          </table:table-cell>
          <table:table-cell office:value-type="float" office:value="225" table:style-name="ce10">
            <text:p>225</text:p>
          </table:table-cell>
          <table:table-cell office:value-type="float" office:value="150" table:style-name="ce10">
            <text:p>150</text:p>
          </table:table-cell>
          <table:table-cell office:value-type="float" office:value="63" table:style-name="ce10">
            <text:p>63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4</text:p>
          </table:table-cell>
          <table:table-cell office:value-type="float" office:value="347.93075800000003" table:style-name="ce10">
            <text:p>347,930758</text:p>
          </table:table-cell>
          <table:table-cell office:value-type="float" office:value="39" table:style-name="ce10">
            <text:p>39</text:p>
          </table:table-cell>
          <table:table-cell office:value-type="float" office:value="88.626763999999994" table:style-name="ce10">
            <text:p>88,626764</text:p>
          </table:table-cell>
          <table:table-cell office:value-type="float" office:value="96" table:style-name="ce10">
            <text:p>96</text:p>
          </table:table-cell>
          <table:table-cell office:value-type="float" office:value="132" table:style-name="ce10">
            <text:p>132</text:p>
          </table:table-cell>
          <table:table-cell office:value-type="float" office:value="160.971576" table:style-name="ce10">
            <text:p>160,971576</text:p>
          </table:table-cell>
          <table:table-cell office:value-type="float" office:value="99" table:style-name="ce10">
            <text:p>99</text:p>
          </table:table-cell>
          <table:table-cell office:value-type="float" office:value="63.341157000000003" table:style-name="ce10">
            <text:p>63,341157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5</text:p>
          </table:table-cell>
          <table:table-cell office:value-type="float" office:value="724.45658400000002" table:style-name="ce10">
            <text:p>724,456584</text:p>
          </table:table-cell>
          <table:table-cell office:value-type="float" office:value="99" table:style-name="ce10">
            <text:p>99</text:p>
          </table:table-cell>
          <table:table-cell office:value-type="float" office:value="114" table:style-name="ce10">
            <text:p>114</text:p>
          </table:table-cell>
          <table:table-cell office:value-type="float" office:value="260.06489199999999" table:style-name="ce10">
            <text:p>260,064892</text:p>
          </table:table-cell>
          <table:table-cell office:value-type="float" office:value="211.09531999999999" table:style-name="ce10">
            <text:p>211,09532</text:p>
          </table:table-cell>
          <table:table-cell office:value-type="float" office:value="108" table:style-name="ce10">
            <text:p>108</text:p>
          </table:table-cell>
          <table:table-cell office:value-type="float" office:value="72" table:style-name="ce10">
            <text:p>72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6</text:p>
          </table:table-cell>
          <table:table-cell office:value-type="float" office:value="1352.6597360000001" table:style-name="ce10">
            <text:p>1352,659736</text:p>
          </table:table-cell>
          <table:table-cell office:value-type="float" office:value="102.219064" table:style-name="ce10">
            <text:p>102,219064</text:p>
          </table:table-cell>
          <table:table-cell office:value-type="float" office:value="202.22743800000001" table:style-name="ce10">
            <text:p>202,227438</text:p>
          </table:table-cell>
          <table:table-cell office:value-type="float" office:value="352.59834000000001" table:style-name="ce10">
            <text:p>352,59834</text:p>
          </table:table-cell>
          <table:table-cell office:value-type="float" office:value="305.18863599999997" table:style-name="ce10">
            <text:p>305,188636</text:p>
          </table:table-cell>
          <table:table-cell office:value-type="float" office:value="269.59633600000001" table:style-name="ce10">
            <text:p>269,596336</text:p>
          </table:table-cell>
          <table:table-cell office:value-type="float" office:value="126" table:style-name="ce10">
            <text:p>126</text:p>
          </table:table-cell>
          <table:table-cell office:value-type="float" office:value="45" table:style-name="ce10">
            <text:p>45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7</text:p>
          </table:table-cell>
          <table:table-cell office:value-type="float" office:value="727.50021300000003" table:style-name="ce10">
            <text:p>727,500213</text:p>
          </table:table-cell>
          <table:table-cell office:value-type="float" office:value="45" table:style-name="ce10">
            <text:p>45</text:p>
          </table:table-cell>
          <table:table-cell office:value-type="float" office:value="126" table:style-name="ce10">
            <text:p>126</text:p>
          </table:table-cell>
          <table:table-cell office:value-type="float" office:value="257.06546100000003" table:style-name="ce10">
            <text:p>257,065461</text:p>
          </table:table-cell>
          <table:table-cell office:value-type="float" office:value="247.31438399999999" table:style-name="ce10">
            <text:p>247,314384</text:p>
          </table:table-cell>
          <table:table-cell office:value-type="float" office:value="186" table:style-name="ce10">
            <text:p>186</text:p>
          </table:table-cell>
          <table:table-cell office:value-type="float" office:value="120" table:style-name="ce10">
            <text:p>120</text:p>
          </table:table-cell>
          <table:table-cell office:value-type="float" office:value="63" table:style-name="ce10">
            <text:p>6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8</text:p>
          </table:table-cell>
          <table:table-cell office:value-type="float" office:value="637.44958799999995" table:style-name="ce10">
            <text:p>637,449588</text:p>
          </table:table-cell>
          <table:table-cell office:value-type="float" office:value="144.44650200000001" table:style-name="ce10">
            <text:p>144,446502</text:p>
          </table:table-cell>
          <table:table-cell office:value-type="float" office:value="187.95093900000001" table:style-name="ce10">
            <text:p>187,950939</text:p>
          </table:table-cell>
          <table:table-cell office:value-type="float" office:value="561.95464900000002" table:style-name="ce10">
            <text:p>561,954649</text:p>
          </table:table-cell>
          <table:table-cell office:value-type="float" office:value="300.49282399999998" table:style-name="ce10">
            <text:p>300,492824</text:p>
          </table:table-cell>
          <table:table-cell office:value-type="float" office:value="219" table:style-name="ce10">
            <text:p>219</text:p>
          </table:table-cell>
          <table:table-cell office:value-type="float" office:value="105" table:style-name="ce10">
            <text:p>105</text:p>
          </table:table-cell>
          <table:table-cell office:value-type="float" office:value="48" table:style-name="ce10">
            <text:p>48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59</text:p>
          </table:table-cell>
          <table:table-cell office:value-type="float" office:value="2676.9273229999999" table:style-name="ce10">
            <text:p>2676,927323</text:p>
          </table:table-cell>
          <table:table-cell office:value-type="float" office:value="100.062888" table:style-name="ce10">
            <text:p>100,062888</text:p>
          </table:table-cell>
          <table:table-cell office:value-type="float" office:value="161.00002799999999" table:style-name="ce10">
            <text:p>161,000028</text:p>
          </table:table-cell>
          <table:table-cell office:value-type="float" office:value="255.42125999999999" table:style-name="ce10">
            <text:p>255,42126</text:p>
          </table:table-cell>
          <table:table-cell office:value-type="float" office:value="285.06689599999999" table:style-name="ce10">
            <text:p>285,066896</text:p>
          </table:table-cell>
          <table:table-cell office:value-type="float" office:value="345.84783199999998" table:style-name="ce10">
            <text:p>345,847832</text:p>
          </table:table-cell>
          <table:table-cell office:value-type="float" office:value="216.43812800000001" table:style-name="ce10">
            <text:p>216,438128</text:p>
          </table:table-cell>
          <table:table-cell office:value-type="float" office:value="48" table:style-name="ce10">
            <text:p>48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0</text:p>
          </table:table-cell>
          <table:table-cell office:value-type="float" office:value="356.78853600000002" table:style-name="ce10">
            <text:p>356,788536</text:p>
          </table:table-cell>
          <table:table-cell office:value-type="float" office:value="21" table:style-name="ce10">
            <text:p>21</text:p>
          </table:table-cell>
          <table:table-cell office:value-type="float" office:value="66.628767999999994" table:style-name="ce10">
            <text:p>66,628768</text:p>
          </table:table-cell>
          <table:table-cell office:value-type="float" office:value="259.82908400000002" table:style-name="ce10">
            <text:p>259,829084</text:p>
          </table:table-cell>
          <table:table-cell office:value-type="float" office:value="114" table:style-name="ce10">
            <text:p>114</text:p>
          </table:table-cell>
          <table:table-cell office:value-type="float" office:value="160.31438399999999" table:style-name="ce10">
            <text:p>160,314384</text:p>
          </table:table-cell>
          <table:table-cell office:value-type="float" office:value="123.43812800000001" table:style-name="ce10">
            <text:p>123,438128</text:p>
          </table:table-cell>
          <table:table-cell office:value-type="float" office:value="51" table:style-name="ce10">
            <text:p>51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1</text:p>
          </table:table-cell>
          <table:table-cell office:value-type="float" office:value="592.25251600000001" table:style-name="ce10">
            <text:p>592,252516</text:p>
          </table:table-cell>
          <table:table-cell office:value-type="float" office:value="39" table:style-name="ce10">
            <text:p>39</text:p>
          </table:table-cell>
          <table:table-cell office:value-type="float" office:value="115.09366900000001" table:style-name="ce10">
            <text:p>115,093669</text:p>
          </table:table-cell>
          <table:table-cell office:value-type="float" office:value="195.17165399999999" table:style-name="ce10">
            <text:p>195,171654</text:p>
          </table:table-cell>
          <table:table-cell office:value-type="float" office:value="224.53344799999999" table:style-name="ce10">
            <text:p>224,533448</text:p>
          </table:table-cell>
          <table:table-cell office:value-type="float" office:value="288.65719200000001" table:style-name="ce10">
            <text:p>288,657192</text:p>
          </table:table-cell>
          <table:table-cell office:value-type="float" office:value="228.65719200000001" table:style-name="ce10">
            <text:p>228,657192</text:p>
          </table:table-cell>
          <table:table-cell office:value-type="float" office:value="81" table:style-name="ce10">
            <text:p>81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2</text:p>
          </table:table-cell>
          <table:table-cell office:value-type="float" office:value="274.47969699999999" table:style-name="ce10">
            <text:p>274,479697</text:p>
          </table:table-cell>
          <table:table-cell office:value-type="float" office:value="61.438127999999999" table:style-name="ce10">
            <text:p>61,438128</text:p>
          </table:table-cell>
          <table:table-cell office:value-type="float" office:value="93.750507999999996" table:style-name="ce10">
            <text:p>93,750508</text:p>
          </table:table-cell>
          <table:table-cell office:value-type="float" office:value="288.85818599999999" table:style-name="ce10">
            <text:p>288,858186</text:p>
          </table:table-cell>
          <table:table-cell office:value-type="float" office:value="268.87625600000001" table:style-name="ce10">
            <text:p>268,876256</text:p>
          </table:table-cell>
          <table:table-cell office:value-type="float" office:value="221.53344799999999" table:style-name="ce10">
            <text:p>221,533448</text:p>
          </table:table-cell>
          <table:table-cell office:value-type="float" office:value="51" table:style-name="ce10">
            <text:p>51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3</text:p>
          </table:table-cell>
          <table:table-cell office:value-type="float" office:value="252.27882" table:style-name="ce10">
            <text:p>252,27882</text:p>
          </table:table-cell>
          <table:table-cell office:value-type="float" office:value="21" table:style-name="ce10">
            <text:p>21</text:p>
          </table:table-cell>
          <table:table-cell office:value-type="float" office:value="70.876255999999998" table:style-name="ce10">
            <text:p>70,876256</text:p>
          </table:table-cell>
          <table:table-cell office:value-type="float" office:value="87" table:style-name="ce10">
            <text:p>87</text:p>
          </table:table-cell>
          <table:table-cell office:value-type="float" office:value="96" table:style-name="ce10">
            <text:p>96</text:p>
          </table:table-cell>
          <table:table-cell office:value-type="float" office:value="183" table:style-name="ce10">
            <text:p>183</text:p>
          </table:table-cell>
          <table:table-cell office:value-type="float" office:value="93" table:style-name="ce10">
            <text:p>93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4</text:p>
          </table:table-cell>
          <table:table-cell office:value-type="float" office:value="1305.174655" table:style-name="ce10">
            <text:p>1305,174655</text:p>
          </table:table-cell>
          <table:table-cell office:value-type="float" office:value="138" table:style-name="ce10">
            <text:p>138</text:p>
          </table:table-cell>
          <table:table-cell office:value-type="float" office:value="305.15058599999998" table:style-name="ce10">
            <text:p>305,150586</text:p>
          </table:table-cell>
          <table:table-cell office:value-type="float" office:value="426.37631199999998" table:style-name="ce10">
            <text:p>426,376312</text:p>
          </table:table-cell>
          <table:table-cell office:value-type="float" office:value="162" table:style-name="ce10">
            <text:p>162</text:p>
          </table:table-cell>
          <table:table-cell office:value-type="float" office:value="72" table:style-name="ce10">
            <text:p>72</text:p>
          </table:table-cell>
          <table:table-cell office:value-type="float" office:value="27" table:style-name="ce10">
            <text:p>27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5</text:p>
          </table:table-cell>
          <table:table-cell office:value-type="float" office:value="131.62876800000001" table:style-name="ce10">
            <text:p>131,628768</text:p>
          </table:table-cell>
          <table:table-cell office:value-type="float" office:value="9" table:style-name="ce10">
            <text:p>9</text:p>
          </table:table-cell>
          <table:table-cell office:value-type="float" office:value="30" table:style-name="ce10">
            <text:p>30</text:p>
          </table:table-cell>
          <table:table-cell office:value-type="float" office:value="69" table:style-name="ce10">
            <text:p>69</text:p>
          </table:table-cell>
          <table:table-cell office:value-type="float" office:value="30" table:style-name="ce10">
            <text:p>30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6</text:p>
          </table:table-cell>
          <table:table-cell office:value-type="float" office:value="256.79502000000002" table:style-name="ce10">
            <text:p>256,79502</text:p>
          </table:table-cell>
          <table:table-cell office:value-type="float" office:value="39" table:style-name="ce10">
            <text:p>39</text:p>
          </table:table-cell>
          <table:table-cell office:value-type="float" office:value="72.657191999999995" table:style-name="ce10">
            <text:p>72,657192</text:p>
          </table:table-cell>
          <table:table-cell office:value-type="float" office:value="78" table:style-name="ce10">
            <text:p>78</text:p>
          </table:table-cell>
          <table:table-cell office:value-type="float" office:value="51" table:style-name="ce10">
            <text:p>51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30.300350999999999" table:style-name="ce10">
            <text:p>30,3003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7</text:p>
          </table:table-cell>
          <table:table-cell office:value-type="float" office:value="182.85930200000001" table:style-name="ce10">
            <text:p>182,859302</text:p>
          </table:table-cell>
          <table:table-cell office:value-type="float" office:value="24" table:style-name="ce10">
            <text:p>24</text:p>
          </table:table-cell>
          <table:table-cell office:value-type="float" office:value="57" table:style-name="ce10">
            <text:p>57</text:p>
          </table:table-cell>
          <table:table-cell office:value-type="float" office:value="39" table:style-name="ce10">
            <text:p>39</text:p>
          </table:table-cell>
          <table:table-cell office:value-type="float" office:value="51" table:style-name="ce10">
            <text:p>51</text:p>
          </table:table-cell>
          <table:table-cell office:value-type="float" office:value="60" table:style-name="ce10">
            <text:p>6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8</text:p>
          </table:table-cell>
          <table:table-cell office:value-type="float" office:value="176.65422000000001" table:style-name="ce10">
            <text:p>176,65422</text:p>
          </table:table-cell>
          <table:table-cell office:value-type="float" office:value="15" table:style-name="ce10">
            <text:p>15</text:p>
          </table:table-cell>
          <table:table-cell office:value-type="float" office:value="42" table:style-name="ce10">
            <text:p>42</text:p>
          </table:table-cell>
          <table:table-cell office:value-type="float" office:value="72" table:style-name="ce10">
            <text:p>72</text:p>
          </table:table-cell>
          <table:table-cell office:value-type="float" office:value="54" table:style-name="ce10">
            <text:p>5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69</text:p>
          </table:table-cell>
          <table:table-cell office:value-type="float" office:value="334.56921499999999" table:style-name="ce10">
            <text:p>334,569215</text:p>
          </table:table-cell>
          <table:table-cell office:value-type="float" office:value="60" table:style-name="ce10">
            <text:p>60</text:p>
          </table:table-cell>
          <table:table-cell office:value-type="float" office:value="226.07750200000001" table:style-name="ce10">
            <text:p>226,077502</text:p>
          </table:table-cell>
          <table:table-cell office:value-type="float" office:value="171.113719" table:style-name="ce10">
            <text:p>171,113719</text:p>
          </table:table-cell>
          <table:table-cell office:value-type="float" office:value="270" table:style-name="ce10">
            <text:p>270</text:p>
          </table:table-cell>
          <table:table-cell office:value-type="float" office:value="168" table:style-name="ce10">
            <text:p>168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0</text:p>
          </table:table-cell>
          <table:table-cell office:value-type="float" office:value="4103.4714629999999" table:style-name="ce10">
            <text:p>4103,471463</text:p>
          </table:table-cell>
          <table:table-cell office:value-type="float" office:value="486.95024799999999" table:style-name="ce10">
            <text:p>486,950248</text:p>
          </table:table-cell>
          <table:table-cell office:value-type="float" office:value="1169.629758" table:style-name="ce10">
            <text:p>1169,629758</text:p>
          </table:table-cell>
          <table:table-cell office:value-type="float" office:value="1001.278055" table:style-name="ce10">
            <text:p>1001,278055</text:p>
          </table:table-cell>
          <table:table-cell office:value-type="float" office:value="139.07750200000001" table:style-name="ce10">
            <text:p>139,077502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1</text:p>
          </table:table-cell>
          <table:table-cell office:value-type="float" office:value="3101.5625319999999" table:style-name="ce10">
            <text:p>3101,562532</text:p>
          </table:table-cell>
          <table:table-cell office:value-type="float" office:value="360.67394000000002" table:style-name="ce10">
            <text:p>360,67394</text:p>
          </table:table-cell>
          <table:table-cell office:value-type="float" office:value="206.50337300000001" table:style-name="ce10">
            <text:p>206,503373</text:p>
          </table:table-cell>
          <table:table-cell office:value-type="float" office:value="368.632633" table:style-name="ce10">
            <text:p>368,632633</text:p>
          </table:table-cell>
          <table:table-cell office:value-type="float" office:value="174" table:style-name="ce10">
            <text:p>174</text:p>
          </table:table-cell>
          <table:table-cell office:value-type="float" office:value="106.876256" table:style-name="ce10">
            <text:p>106,876256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2</text:p>
          </table:table-cell>
          <table:table-cell office:value-type="float" office:value="261.32390800000002" table:style-name="ce10">
            <text:p>261,323908</text:p>
          </table:table-cell>
          <table:table-cell office:value-type="float" office:value="48" table:style-name="ce10">
            <text:p>48</text:p>
          </table:table-cell>
          <table:table-cell office:value-type="float" office:value="45" table:style-name="ce10">
            <text:p>45</text:p>
          </table:table-cell>
          <table:table-cell office:value-type="float" office:value="114" table:style-name="ce10">
            <text:p>114</text:p>
          </table:table-cell>
          <table:table-cell office:value-type="float" office:value="78" table:style-name="ce10">
            <text:p>78</text:p>
          </table:table-cell>
          <table:table-cell office:value-type="float" office:value="69" table:style-name="ce10">
            <text:p>69</text:p>
          </table:table-cell>
          <table:table-cell office:value-type="float" office:value="66" table:style-name="ce10">
            <text:p>66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3</text:p>
          </table:table-cell>
          <table:table-cell office:value-type="float" office:value="87.626763999999994" table:style-name="ce10">
            <text:p>87,626764</text:p>
          </table:table-cell>
          <table:table-cell office:value-type="float" office:value="24" table:style-name="ce10">
            <text:p>24</text:p>
          </table:table-cell>
          <table:table-cell office:value-type="float" office:value="36" table:style-name="ce10">
            <text:p>36</text:p>
          </table:table-cell>
          <table:table-cell office:value-type="float" office:value="119.555268" table:style-name="ce10">
            <text:p>119,555268</text:p>
          </table:table-cell>
          <table:table-cell office:value-type="float" office:value="42" table:style-name="ce10">
            <text:p>42</text:p>
          </table:table-cell>
          <table:table-cell office:value-type="float" office:value="30" table:style-name="ce10">
            <text:p>30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4</text:p>
          </table:table-cell>
          <table:table-cell office:value-type="float" office:value="3077.0168290000001" table:style-name="ce10">
            <text:p>3077,016829</text:p>
          </table:table-cell>
          <table:table-cell office:value-type="float" office:value="465.32845400000002" table:style-name="ce10">
            <text:p>465,328454</text:p>
          </table:table-cell>
          <table:table-cell office:value-type="float" office:value="874.83756300000005" table:style-name="ce10">
            <text:p>874,837563</text:p>
          </table:table-cell>
          <table:table-cell office:value-type="float" office:value="1417.368982" table:style-name="ce10">
            <text:p>1417,368982</text:p>
          </table:table-cell>
          <table:table-cell office:value-type="float" office:value="410.56437499999998" table:style-name="ce10">
            <text:p>410,564375</text:p>
          </table:table-cell>
          <table:table-cell office:value-type="float" office:value="96" table:style-name="ce10">
            <text:p>96</text:p>
          </table:table-cell>
          <table:table-cell office:value-type="float" office:value="36" table:style-name="ce10">
            <text:p>36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5</text:p>
          </table:table-cell>
          <table:table-cell office:value-type="float" office:value="8344.4448929999999" table:style-name="ce10">
            <text:p>8344,444893</text:p>
          </table:table-cell>
          <table:table-cell office:value-type="float" office:value="343.40051099999999" table:style-name="ce10">
            <text:p>343,400511</text:p>
          </table:table-cell>
          <table:table-cell office:value-type="float" office:value="1044.7894879999999" table:style-name="ce10">
            <text:p>1044,789488</text:p>
          </table:table-cell>
          <table:table-cell office:value-type="float" office:value="1953.701986" table:style-name="ce10">
            <text:p>1953,701986</text:p>
          </table:table-cell>
          <table:table-cell office:value-type="float" office:value="655.62099799999999" table:style-name="ce10">
            <text:p>655,620998</text:p>
          </table:table-cell>
          <table:table-cell office:value-type="float" office:value="166.240264" table:style-name="ce10">
            <text:p>166,240264</text:p>
          </table:table-cell>
          <table:table-cell office:value-type="float" office:value="69" table:style-name="ce10">
            <text:p>6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6</text:p>
          </table:table-cell>
          <table:table-cell office:value-type="float" office:value="489.29272300000002" table:style-name="ce10">
            <text:p>489,292723</text:p>
          </table:table-cell>
          <table:table-cell office:value-type="float" office:value="24" table:style-name="ce10">
            <text:p>24</text:p>
          </table:table-cell>
          <table:table-cell office:value-type="float" office:value="96" table:style-name="ce10">
            <text:p>96</text:p>
          </table:table-cell>
          <table:table-cell office:value-type="float" office:value="114" table:style-name="ce10">
            <text:p>114</text:p>
          </table:table-cell>
          <table:table-cell office:value-type="float" office:value="198" table:style-name="ce10">
            <text:p>198</text:p>
          </table:table-cell>
          <table:table-cell office:value-type="float" office:value="181.72008" table:style-name="ce10">
            <text:p>181,72008</text:p>
          </table:table-cell>
          <table:table-cell office:value-type="float" office:value="42" table:style-name="ce10">
            <text:p>4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7</text:p>
          </table:table-cell>
          <table:table-cell office:value-type="float" office:value="311.81862799999999" table:style-name="ce10">
            <text:p>311,818628</text:p>
          </table:table-cell>
          <table:table-cell office:value-type="float" office:value="42" table:style-name="ce10">
            <text:p>42</text:p>
          </table:table-cell>
          <table:table-cell office:value-type="float" office:value="54" table:style-name="ce10">
            <text:p>54</text:p>
          </table:table-cell>
          <table:table-cell office:value-type="float" office:value="105" table:style-name="ce10">
            <text:p>105</text:p>
          </table:table-cell>
          <table:table-cell office:value-type="float" office:value="78" table:style-name="ce10">
            <text:p>78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8</text:p>
          </table:table-cell>
          <table:table-cell office:value-type="float" office:value="235.68717000000001" table:style-name="ce10">
            <text:p>235,68717</text:p>
          </table:table-cell>
          <table:table-cell office:value-type="float" office:value="48" table:style-name="ce10">
            <text:p>48</text:p>
          </table:table-cell>
          <table:table-cell office:value-type="float" office:value="81" table:style-name="ce10">
            <text:p>81</text:p>
          </table:table-cell>
          <table:table-cell office:value-type="float" office:value="81" table:style-name="ce10">
            <text:p>81</text:p>
          </table:table-cell>
          <table:table-cell office:value-type="float" office:value="120" table:style-name="ce10">
            <text:p>120</text:p>
          </table:table-cell>
          <table:table-cell office:value-type="float" office:value="81" table:style-name="ce10">
            <text:p>81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79</text:p>
          </table:table-cell>
          <table:table-cell office:value-type="float" office:value="416.09120300000001" table:style-name="ce10">
            <text:p>416,091203</text:p>
          </table:table-cell>
          <table:table-cell office:value-type="float" office:value="54" table:style-name="ce10">
            <text:p>54</text:p>
          </table:table-cell>
          <table:table-cell office:value-type="float" office:value="95.889348999999996" table:style-name="ce10">
            <text:p>95,889349</text:p>
          </table:table-cell>
          <table:table-cell office:value-type="float" office:value="154.240264" table:style-name="ce10">
            <text:p>154,240264</text:p>
          </table:table-cell>
          <table:table-cell office:value-type="float" office:value="138" table:style-name="ce10">
            <text:p>138</text:p>
          </table:table-cell>
          <table:table-cell office:value-type="float" office:value="51" table:style-name="ce10">
            <text:p>5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0</text:p>
          </table:table-cell>
          <table:table-cell office:value-type="float" office:value="426.02360399999998" table:style-name="ce10">
            <text:p>426,023604</text:p>
          </table:table-cell>
          <table:table-cell office:value-type="float" office:value="84.828959999999995" table:style-name="ce10">
            <text:p>84,82896</text:p>
          </table:table-cell>
          <table:table-cell office:value-type="float" office:value="172.063616" table:style-name="ce10">
            <text:p>172,063616</text:p>
          </table:table-cell>
          <table:table-cell office:value-type="float" office:value="208.374392" table:style-name="ce10">
            <text:p>208,374392</text:p>
          </table:table-cell>
          <table:table-cell office:value-type="float" office:value="137.00779600000001" table:style-name="ce10">
            <text:p>137,007796</text:p>
          </table:table-cell>
          <table:table-cell office:value-type="float" office:value="96" table:style-name="ce10">
            <text:p>96</text:p>
          </table:table-cell>
          <table:table-cell office:value-type="float" office:value="57" table:style-name="ce10">
            <text:p>57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1</text:p>
          </table:table-cell>
          <table:table-cell office:value-type="float" office:value="273.85064899999998" table:style-name="ce10">
            <text:p>273,850649</text:p>
          </table:table-cell>
          <table:table-cell office:value-type="float" office:value="24" table:style-name="ce10">
            <text:p>24</text:p>
          </table:table-cell>
          <table:table-cell office:value-type="float" office:value="48" table:style-name="ce10">
            <text:p>48</text:p>
          </table:table-cell>
          <table:table-cell office:value-type="float" office:value="114" table:style-name="ce10">
            <text:p>114</text:p>
          </table:table-cell>
          <table:table-cell office:value-type="float" office:value="108" table:style-name="ce10">
            <text:p>108</text:p>
          </table:table-cell>
          <table:table-cell office:value-type="float" office:value="93" table:style-name="ce10">
            <text:p>9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2</text:p>
          </table:table-cell>
          <table:table-cell office:value-type="float" office:value="556.12107000000003" table:style-name="ce10">
            <text:p>556,12107</text:p>
          </table:table-cell>
          <table:table-cell office:value-type="float" office:value="157.31438399999999" table:style-name="ce10">
            <text:p>157,314384</text:p>
          </table:table-cell>
          <table:table-cell office:value-type="float" office:value="126" table:style-name="ce10">
            <text:p>126</text:p>
          </table:table-cell>
          <table:table-cell office:value-type="float" office:value="207" table:style-name="ce10">
            <text:p>207</text:p>
          </table:table-cell>
          <table:table-cell office:value-type="float" office:value="120" table:style-name="ce10">
            <text:p>12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3</text:p>
          </table:table-cell>
          <table:table-cell office:value-type="float" office:value="478.23491899999999" table:style-name="ce10">
            <text:p>478,234919</text:p>
          </table:table-cell>
          <table:table-cell office:value-type="float" office:value="72" table:style-name="ce10">
            <text:p>72</text:p>
          </table:table-cell>
          <table:table-cell office:value-type="float" office:value="78" table:style-name="ce10">
            <text:p>78</text:p>
          </table:table-cell>
          <table:table-cell office:value-type="float" office:value="75" table:style-name="ce10">
            <text:p>75</text:p>
          </table:table-cell>
          <table:table-cell office:value-type="float" office:value="48" table:style-name="ce10">
            <text:p>48</text:p>
          </table:table-cell>
          <table:table-cell office:value-type="float" office:value="24" table:style-name="ce10">
            <text:p>24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4</text:p>
          </table:table-cell>
          <table:table-cell office:value-type="float" office:value="226.326899" table:style-name="ce10">
            <text:p>226,326899</text:p>
          </table:table-cell>
          <table:table-cell office:value-type="float" office:value="48" table:style-name="ce10">
            <text:p>48</text:p>
          </table:table-cell>
          <table:table-cell office:value-type="float" office:value="84.726416" table:style-name="ce10">
            <text:p>84,726416</text:p>
          </table:table-cell>
          <table:table-cell office:value-type="float" office:value="186.15679" table:style-name="ce10">
            <text:p>186,15679</text:p>
          </table:table-cell>
          <table:table-cell office:value-type="float" office:value="27.657191999999998" table:style-name="ce10">
            <text:p>27,657192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5</text:p>
          </table:table-cell>
          <table:table-cell office:value-type="float" office:value="906.08703200000002" table:style-name="ce10">
            <text:p>906,087032</text:p>
          </table:table-cell>
          <table:table-cell office:value-type="float" office:value="93.657191999999995" table:style-name="ce10">
            <text:p>93,657192</text:p>
          </table:table-cell>
          <table:table-cell office:value-type="float" office:value="254.63224700000001" table:style-name="ce10">
            <text:p>254,632247</text:p>
          </table:table-cell>
          <table:table-cell office:value-type="float" office:value="302.26766600000002" table:style-name="ce10">
            <text:p>302,267666</text:p>
          </table:table-cell>
          <table:table-cell office:value-type="float" office:value="87" table:style-name="ce10">
            <text:p>87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6</text:p>
          </table:table-cell>
          <table:table-cell office:value-type="float" office:value="4714.5432920000003" table:style-name="ce10">
            <text:p>4714,543292</text:p>
          </table:table-cell>
          <table:table-cell office:value-type="float" office:value="427.06098700000001" table:style-name="ce10">
            <text:p>427,060987</text:p>
          </table:table-cell>
          <table:table-cell office:value-type="float" office:value="1198.2627359999999" table:style-name="ce10">
            <text:p>1198,262736</text:p>
          </table:table-cell>
          <table:table-cell office:value-type="float" office:value="1159.45849" table:style-name="ce10">
            <text:p>1159,45849</text:p>
          </table:table-cell>
          <table:table-cell office:value-type="float" office:value="165" table:style-name="ce10">
            <text:p>165</text:p>
          </table:table-cell>
          <table:table-cell office:value-type="float" office:value="39" table:style-name="ce10">
            <text:p>39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9" table:style-name="ce11">
            <text:p>3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7</text:p>
          </table:table-cell>
          <table:table-cell office:value-type="float" office:value="8794.3290450000004" table:style-name="ce10">
            <text:p>8794,329045</text:p>
          </table:table-cell>
          <table:table-cell office:value-type="float" office:value="987.81620599999997" table:style-name="ce10">
            <text:p>987,816206</text:p>
          </table:table-cell>
          <table:table-cell office:value-type="float" office:value="2337.0186640000002" table:style-name="ce10">
            <text:p>2337,018664</text:p>
          </table:table-cell>
          <table:table-cell office:value-type="float" office:value="2450.3344900000002" table:style-name="ce10">
            <text:p>2450,33449</text:p>
          </table:table-cell>
          <table:table-cell office:value-type="float" office:value="582.61319500000002" table:style-name="ce10">
            <text:p>582,613195</text:p>
          </table:table-cell>
          <table:table-cell office:value-type="float" office:value="153" table:style-name="ce10">
            <text:p>153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8</text:p>
          </table:table-cell>
          <table:table-cell office:value-type="float" office:value="12454.126749999999" table:style-name="ce10">
            <text:p>12454,12675</text:p>
          </table:table-cell>
          <table:table-cell office:value-type="float" office:value="877.21740999999997" table:style-name="ce10">
            <text:p>877,21741</text:p>
          </table:table-cell>
          <table:table-cell office:value-type="float" office:value="2072.0336969999998" table:style-name="ce10">
            <text:p>2072,033697</text:p>
          </table:table-cell>
          <table:table-cell office:value-type="float" office:value="3209.5593640000002" table:style-name="ce10">
            <text:p>3209,559364</text:p>
          </table:table-cell>
          <table:table-cell office:value-type="float" office:value="1445.3213720000001" table:style-name="ce10">
            <text:p>1445,321372</text:p>
          </table:table-cell>
          <table:table-cell office:value-type="float" office:value="569.84770100000003" table:style-name="ce10">
            <text:p>569,847701</text:p>
          </table:table-cell>
          <table:table-cell office:value-type="float" office:value="161.53344799999999" table:style-name="ce10">
            <text:p>161,533448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89</text:p>
          </table:table-cell>
          <table:table-cell office:value-type="float" office:value="8309.7240170000005" table:style-name="ce10">
            <text:p>8309,724017</text:p>
          </table:table-cell>
          <table:table-cell office:value-type="float" office:value="446.63772999999998" table:style-name="ce10">
            <text:p>446,63773</text:p>
          </table:table-cell>
          <table:table-cell office:value-type="float" office:value="1645.0590729999999" table:style-name="ce10">
            <text:p>1645,059073</text:p>
          </table:table-cell>
          <table:table-cell office:value-type="float" office:value="2388.6616119999999" table:style-name="ce10">
            <text:p>2388,661612</text:p>
          </table:table-cell>
          <table:table-cell office:value-type="float" office:value="602.15569200000004" table:style-name="ce10">
            <text:p>602,155692</text:p>
          </table:table-cell>
          <table:table-cell office:value-type="float" office:value="108" table:style-name="ce10">
            <text:p>108</text:p>
          </table:table-cell>
          <table:table-cell office:value-type="float" office:value="41.788980000000002" table:style-name="ce10">
            <text:p>41,7889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0</text:p>
          </table:table-cell>
          <table:table-cell office:value-type="float" office:value="14243.220815000001" table:style-name="ce10">
            <text:p>14243,22082</text:p>
          </table:table-cell>
          <table:table-cell office:value-type="float" office:value="1132.4334220000001" table:style-name="ce10">
            <text:p>1132,433422</text:p>
          </table:table-cell>
          <table:table-cell office:value-type="float" office:value="2527.5337669999999" table:style-name="ce10">
            <text:p>2527,533767</text:p>
          </table:table-cell>
          <table:table-cell office:value-type="float" office:value="3125.1409090000002" table:style-name="ce10">
            <text:p>3125,140909</text:p>
          </table:table-cell>
          <table:table-cell office:value-type="float" office:value="841.81653100000005" table:style-name="ce10">
            <text:p>841,816531</text:p>
          </table:table-cell>
          <table:table-cell office:value-type="float" office:value="93" table:style-name="ce10">
            <text:p>93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11">
            <text:p>17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1</text:p>
          </table:table-cell>
          <table:table-cell office:value-type="float" office:value="11585.66913" table:style-name="ce10">
            <text:p>11585,66913</text:p>
          </table:table-cell>
          <table:table-cell office:value-type="float" office:value="989.87639300000001" table:style-name="ce10">
            <text:p>989,876393</text:p>
          </table:table-cell>
          <table:table-cell office:value-type="float" office:value="2351.1598330000002" table:style-name="ce10">
            <text:p>2351,159833</text:p>
          </table:table-cell>
          <table:table-cell office:value-type="float" office:value="3133.8405600000001" table:style-name="ce10">
            <text:p>3133,84056</text:p>
          </table:table-cell>
          <table:table-cell office:value-type="float" office:value="856.96534399999996" table:style-name="ce10">
            <text:p>856,965344</text:p>
          </table:table-cell>
          <table:table-cell office:value-type="float" office:value="93" table:style-name="ce10">
            <text:p>93</text:p>
          </table:table-cell>
          <table:table-cell office:value-type="float" office:value="36.752512000000003" table:style-name="ce10">
            <text:p>36,752512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2</text:p>
          </table:table-cell>
          <table:table-cell office:value-type="float" office:value="9129.5421850000002" table:style-name="ce10">
            <text:p>9129,542185</text:p>
          </table:table-cell>
          <table:table-cell office:value-type="float" office:value="903.73780999999997" table:style-name="ce10">
            <text:p>903,73781</text:p>
          </table:table-cell>
          <table:table-cell office:value-type="float" office:value="1776.1515199999999" table:style-name="ce10">
            <text:p>1776,15152</text:p>
          </table:table-cell>
          <table:table-cell office:value-type="float" office:value="1978.8596010000001" table:style-name="ce10">
            <text:p>1978,859601</text:p>
          </table:table-cell>
          <table:table-cell office:value-type="float" office:value="525.39588400000002" table:style-name="ce10">
            <text:p>525,395884</text:p>
          </table:table-cell>
          <table:table-cell office:value-type="float" office:value="90" table:style-name="ce10">
            <text:p>90</text:p>
          </table:table-cell>
          <table:table-cell office:value-type="float" office:value="19.287656999999999" table:style-name="ce10">
            <text:p>19,287657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3</text:p>
          </table:table-cell>
          <table:table-cell office:value-type="float" office:value="11744.665117" table:style-name="ce10">
            <text:p>11744,66512</text:p>
          </table:table-cell>
          <table:table-cell office:value-type="float" office:value="1152.920895" table:style-name="ce10">
            <text:p>1152,920895</text:p>
          </table:table-cell>
          <table:table-cell office:value-type="float" office:value="2446.9097809999998" table:style-name="ce10">
            <text:p>2446,909781</text:p>
          </table:table-cell>
          <table:table-cell office:value-type="float" office:value="3036.6988940000001" table:style-name="ce10">
            <text:p>3036,698894</text:p>
          </table:table-cell>
          <table:table-cell office:value-type="float" office:value="725.21481600000004" table:style-name="ce10">
            <text:p>725,214816</text:p>
          </table:table-cell>
          <table:table-cell office:value-type="float" office:value="99" table:style-name="ce10">
            <text:p>99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4</text:p>
          </table:table-cell>
          <table:table-cell office:value-type="float" office:value="7972.5623919999998" table:style-name="ce10">
            <text:p>7972,562392</text:p>
          </table:table-cell>
          <table:table-cell office:value-type="float" office:value="397.95572700000002" table:style-name="ce10">
            <text:p>397,955727</text:p>
          </table:table-cell>
          <table:table-cell office:value-type="float" office:value="1529.198267" table:style-name="ce10">
            <text:p>1529,198267</text:p>
          </table:table-cell>
          <table:table-cell office:value-type="float" office:value="2293.9510719999998" table:style-name="ce10">
            <text:p>2293,951072</text:p>
          </table:table-cell>
          <table:table-cell office:value-type="float" office:value="1361.3127669999999" table:style-name="ce10">
            <text:p>1361,312767</text:p>
          </table:table-cell>
          <table:table-cell office:value-type="float" office:value="463.79098399999998" table:style-name="ce10">
            <text:p>463,790984</text:p>
          </table:table-cell>
          <table:table-cell office:value-type="float" office:value="66" table:style-name="ce10">
            <text:p>66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5</text:p>
          </table:table-cell>
          <table:table-cell office:value-type="float" office:value="10357.806893999999" table:style-name="ce10">
            <text:p>10357,80689</text:p>
          </table:table-cell>
          <table:table-cell office:value-type="float" office:value="644.523235" table:style-name="ce10">
            <text:p>644,523235</text:p>
          </table:table-cell>
          <table:table-cell office:value-type="float" office:value="1803.261808" table:style-name="ce10">
            <text:p>1803,261808</text:p>
          </table:table-cell>
          <table:table-cell office:value-type="float" office:value="2924.8531520000001" table:style-name="ce10">
            <text:p>2924,853152</text:p>
          </table:table-cell>
          <table:table-cell office:value-type="float" office:value="1614.267515" table:style-name="ce10">
            <text:p>1614,267515</text:p>
          </table:table-cell>
          <table:table-cell office:value-type="float" office:value="434.31273299999998" table:style-name="ce10">
            <text:p>434,312733</text:p>
          </table:table-cell>
          <table:table-cell office:value-type="float" office:value="84" table:style-name="ce10">
            <text:p>84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6</text:p>
          </table:table-cell>
          <table:table-cell office:value-type="float" office:value="13904.735371000001" table:style-name="ce10">
            <text:p>13904,73537</text:p>
          </table:table-cell>
          <table:table-cell office:value-type="float" office:value="901.40433499999995" table:style-name="ce10">
            <text:p>901,404335</text:p>
          </table:table-cell>
          <table:table-cell office:value-type="float" office:value="2533.7209899999998" table:style-name="ce10">
            <text:p>2533,72099</text:p>
          </table:table-cell>
          <table:table-cell office:value-type="float" office:value="3832.1062339999999" table:style-name="ce10">
            <text:p>3832,106234</text:p>
          </table:table-cell>
          <table:table-cell office:value-type="float" office:value="1192.955989" table:style-name="ce10">
            <text:p>1192,955989</text:p>
          </table:table-cell>
          <table:table-cell office:value-type="float" office:value="208.50502399999999" table:style-name="ce10">
            <text:p>208,505024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7</text:p>
          </table:table-cell>
          <table:table-cell office:value-type="float" office:value="10737.780124999999" table:style-name="ce10">
            <text:p>10737,78013</text:p>
          </table:table-cell>
          <table:table-cell office:value-type="float" office:value="1289.579827" table:style-name="ce10">
            <text:p>1289,579827</text:p>
          </table:table-cell>
          <table:table-cell office:value-type="float" office:value="2295.0345430000002" table:style-name="ce10">
            <text:p>2295,034543</text:p>
          </table:table-cell>
          <table:table-cell office:value-type="float" office:value="3534.9440549999999" table:style-name="ce10">
            <text:p>3534,944055</text:p>
          </table:table-cell>
          <table:table-cell office:value-type="float" office:value="1124.6817639999999" table:style-name="ce10">
            <text:p>1124,681764</text:p>
          </table:table-cell>
          <table:table-cell office:value-type="float" office:value="144" table:style-name="ce10">
            <text:p>144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8</text:p>
          </table:table-cell>
          <table:table-cell office:value-type="float" office:value="10315.042742" table:style-name="ce10">
            <text:p>10315,04274</text:p>
          </table:table-cell>
          <table:table-cell office:value-type="float" office:value="1075.9244289999999" table:style-name="ce10">
            <text:p>1075,924429</text:p>
          </table:table-cell>
          <table:table-cell office:value-type="float" office:value="2178.9310820000001" table:style-name="ce10">
            <text:p>2178,931082</text:p>
          </table:table-cell>
          <table:table-cell office:value-type="float" office:value="2636.3174250000002" table:style-name="ce10">
            <text:p>2636,317425</text:p>
          </table:table-cell>
          <table:table-cell office:value-type="float" office:value="794.46678299999996" table:style-name="ce10">
            <text:p>794,466783</text:p>
          </table:table-cell>
          <table:table-cell office:value-type="float" office:value="139.31438399999999" table:style-name="ce10">
            <text:p>139,314384</text:p>
          </table:table-cell>
          <table:table-cell office:value-type="float" office:value="39.531444" table:style-name="ce10">
            <text:p>39,531444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099</text:p>
          </table:table-cell>
          <table:table-cell office:value-type="float" office:value="14983.351998" table:style-name="ce10">
            <text:p>14983,352</text:p>
          </table:table-cell>
          <table:table-cell office:value-type="float" office:value="1034.0652050000001" table:style-name="ce10">
            <text:p>1034,065205</text:p>
          </table:table-cell>
          <table:table-cell office:value-type="float" office:value="2814.6391269999999" table:style-name="ce10">
            <text:p>2814,639127</text:p>
          </table:table-cell>
          <table:table-cell office:value-type="float" office:value="3858.527591" table:style-name="ce10">
            <text:p>3858,527591</text:p>
          </table:table-cell>
          <table:table-cell office:value-type="float" office:value="2480.6602640000001" table:style-name="ce10">
            <text:p>2480,660264</text:p>
          </table:table-cell>
          <table:table-cell office:value-type="float" office:value="1365.6630050000001" table:style-name="ce10">
            <text:p>1365,663005</text:p>
          </table:table-cell>
          <table:table-cell office:value-type="float" office:value="274.31438400000002" table:style-name="ce10">
            <text:p>274,314384</text:p>
          </table:table-cell>
          <table:table-cell office:value-type="float" office:value="48" table:style-name="ce10">
            <text:p>48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6">
          <table:table-cell/>
          <table:table-cell office:value-type="string" table:style-name="ce9">
            <text:p>19100100</text:p>
          </table:table-cell>
          <table:table-cell office:value-type="float" office:value="239.64102" table:style-name="ce10">
            <text:p>239,64102</text:p>
          </table:table-cell>
          <table:table-cell office:value-type="float" office:value="48" table:style-name="ce10">
            <text:p>48</text:p>
          </table:table-cell>
          <table:table-cell office:value-type="float" office:value="81" table:style-name="ce10">
            <text:p>81</text:p>
          </table:table-cell>
          <table:table-cell office:value-type="float" office:value="120" table:style-name="ce10">
            <text:p>120</text:p>
          </table:table-cell>
          <table:table-cell office:value-type="float" office:value="66" table:style-name="ce10">
            <text:p>66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385271.59390500002" table:style-name="ce10">
            <text:p>385271,5939</text:p>
          </table:table-cell>
          <table:table-cell office:value-type="float" office:value="31034.094429000001" table:style-name="ce10">
            <text:p>31034,09443</text:p>
          </table:table-cell>
          <table:table-cell office:value-type="float" office:value="70208.150810000006" table:style-name="ce10">
            <text:p>70208,15081</text:p>
          </table:table-cell>
          <table:table-cell office:value-type="float" office:value="96988.018813000002" table:style-name="ce10">
            <text:p>96988,01881</text:p>
          </table:table-cell>
          <table:table-cell office:value-type="float" office:value="39908.661830999998" table:style-name="ce10">
            <text:p>39908,66183</text:p>
          </table:table-cell>
          <table:table-cell office:value-type="float" office:value="15898.897639999999" table:style-name="ce10">
            <text:p>15898,89764</text:p>
          </table:table-cell>
          <table:table-cell office:value-type="float" office:value="5820.9391910000004" table:style-name="ce10">
            <text:p>5820,939191</text:p>
          </table:table-cell>
          <table:table-cell office:value-type="float" office:value="1727.2662680000001" table:style-name="ce10">
            <text:p>1727,266268</text:p>
          </table:table-cell>
          <table:table-cell office:value-type="float" office:value="564.65719200000001" table:style-name="ce10">
            <text:p>564,657192</text:p>
          </table:table-cell>
          <table:table-cell office:value-type="float" office:value="198" table:style-name="ce10">
            <text:p>198</text:p>
          </table:table-cell>
          <table:table-cell office:value-type="float" office:value="414" table:style-name="ce11">
            <text:p>414</text:p>
          </table:table-cell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2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1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1" draw:style-name="a1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Labour Force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Individual monthly income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Coloured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3">
            <text:p>Individual monthly income</text:p>
          </table:table-cell>
          <table:covered-table-cell/>
          <table:table-cell office:value-type="string" table:style-name="ce8">
            <text:p>No income</text:p>
          </table:table-cell>
          <table:table-cell office:value-type="string" table:style-name="ce8">
            <text:p>R1 - R400</text:p>
          </table:table-cell>
          <table:table-cell office:value-type="string" table:style-name="ce8">
            <text:p>R401 - R800</text:p>
          </table:table-cell>
          <table:table-cell office:value-type="string" table:style-name="ce8">
            <text:p>R801 - R1 600</text:p>
          </table:table-cell>
          <table:table-cell office:value-type="string" table:style-name="ce8">
            <text:p>R1 601 - R3 200</text:p>
          </table:table-cell>
          <table:table-cell office:value-type="string" table:style-name="ce8">
            <text:p>R3 201 - R6 400</text:p>
          </table:table-cell>
          <table:table-cell office:value-type="string" table:style-name="ce8">
            <text:p>R6 401 - R12 800</text:p>
          </table:table-cell>
          <table:table-cell office:value-type="string" table:style-name="ce8">
            <text:p>R12 801 - R25 600</text:p>
          </table:table-cell>
          <table:table-cell office:value-type="string" table:style-name="ce8">
            <text:p>R25 601 - R51 200</text:p>
          </table:table-cell>
          <table:table-cell office:value-type="string" table:style-name="ce8">
            <text:p>R51 201 - R102 400</text:p>
          </table:table-cell>
          <table:table-cell office:value-type="string" table:style-name="ce8">
            <text:p>R102 401 or more</text:p>
          </table:table-cell>
          <table:table-cell table:number-columns-repeated="1637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11460.955395999999" table:style-name="ce10">
            <text:p>11460,9554</text:p>
          </table:table-cell>
          <table:table-cell office:value-type="float" office:value="870.96180900000002" table:style-name="ce10">
            <text:p>870,961809</text:p>
          </table:table-cell>
          <table:table-cell office:value-type="float" office:value="2728.7917109999999" table:style-name="ce10">
            <text:p>2728,791711</text:p>
          </table:table-cell>
          <table:table-cell office:value-type="float" office:value="4101.9360839999999" table:style-name="ce10">
            <text:p>4101,936084</text:p>
          </table:table-cell>
          <table:table-cell office:value-type="float" office:value="4223.141466" table:style-name="ce10">
            <text:p>4223,141466</text:p>
          </table:table-cell>
          <table:table-cell office:value-type="float" office:value="1623.7987270000001" table:style-name="ce10">
            <text:p>1623,798727</text:p>
          </table:table-cell>
          <table:table-cell office:value-type="float" office:value="368.44943999999998" table:style-name="ce10">
            <text:p>368,44944</text:p>
          </table:table-cell>
          <table:table-cell office:value-type="float" office:value="36" table:style-name="ce10">
            <text:p>36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82" table:style-name="ce11">
            <text:p>82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6760.2046689999997" table:style-name="ce10">
            <text:p>6760,204669</text:p>
          </table:table-cell>
          <table:table-cell office:value-type="float" office:value="532.42880600000001" table:style-name="ce10">
            <text:p>532,428806</text:p>
          </table:table-cell>
          <table:table-cell office:value-type="float" office:value="2154.8317059999999" table:style-name="ce10">
            <text:p>2154,831706</text:p>
          </table:table-cell>
          <table:table-cell office:value-type="float" office:value="3159.157381" table:style-name="ce10">
            <text:p>3159,157381</text:p>
          </table:table-cell>
          <table:table-cell office:value-type="float" office:value="2605.0962220000001" table:style-name="ce10">
            <text:p>2605,096222</text:p>
          </table:table-cell>
          <table:table-cell office:value-type="float" office:value="802.18439100000001" table:style-name="ce10">
            <text:p>802,184391</text:p>
          </table:table-cell>
          <table:table-cell office:value-type="float" office:value="207" table:style-name="ce10">
            <text:p>207</text:p>
          </table:table-cell>
          <table:table-cell office:value-type="float" office:value="51" table:style-name="ce10">
            <text:p>51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515.06337099999996" table:style-name="ce10">
            <text:p>515,063371</text:p>
          </table:table-cell>
          <table:table-cell office:value-type="float" office:value="54" table:style-name="ce10">
            <text:p>54</text:p>
          </table:table-cell>
          <table:table-cell office:value-type="float" office:value="161.15393900000001" table:style-name="ce10">
            <text:p>161,153939</text:p>
          </table:table-cell>
          <table:table-cell office:value-type="float" office:value="269.34996999999998" table:style-name="ce10">
            <text:p>269,34997</text:p>
          </table:table-cell>
          <table:table-cell office:value-type="float" office:value="75" table:style-name="ce10">
            <text:p>75</text:p>
          </table:table-cell>
          <table:table-cell office:value-type="float" office:value="135" table:style-name="ce10">
            <text:p>135</text:p>
          </table:table-cell>
          <table:table-cell office:value-type="float" office:value="102" table:style-name="ce10">
            <text:p>102</text:p>
          </table:table-cell>
          <table:table-cell office:value-type="float" office:value="54" table:style-name="ce10">
            <text:p>54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689.62892699999998" table:style-name="ce10">
            <text:p>689,628927</text:p>
          </table:table-cell>
          <table:table-cell office:value-type="float" office:value="72" table:style-name="ce10">
            <text:p>72</text:p>
          </table:table-cell>
          <table:table-cell office:value-type="float" office:value="166.87273200000001" table:style-name="ce10">
            <text:p>166,872732</text:p>
          </table:table-cell>
          <table:table-cell office:value-type="float" office:value="277.12394999999998" table:style-name="ce10">
            <text:p>277,12395</text:p>
          </table:table-cell>
          <table:table-cell office:value-type="float" office:value="408.43483199999997" table:style-name="ce10">
            <text:p>408,434832</text:p>
          </table:table-cell>
          <table:table-cell office:value-type="float" office:value="270" table:style-name="ce10">
            <text:p>270</text:p>
          </table:table-cell>
          <table:table-cell office:value-type="float" office:value="153.38320400000001" table:style-name="ce10">
            <text:p>153,383204</text:p>
          </table:table-cell>
          <table:table-cell office:value-type="float" office:value="48" table:style-name="ce10">
            <text:p>48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1921.98386" table:style-name="ce10">
            <text:p>1921,98386</text:p>
          </table:table-cell>
          <table:table-cell office:value-type="float" office:value="69" table:style-name="ce10">
            <text:p>69</text:p>
          </table:table-cell>
          <table:table-cell office:value-type="float" office:value="121.579776" table:style-name="ce10">
            <text:p>121,579776</text:p>
          </table:table-cell>
          <table:table-cell office:value-type="float" office:value="204" table:style-name="ce10">
            <text:p>204</text:p>
          </table:table-cell>
          <table:table-cell office:value-type="float" office:value="366.869664" table:style-name="ce10">
            <text:p>366,869664</text:p>
          </table:table-cell>
          <table:table-cell office:value-type="float" office:value="694.23939600000006" table:style-name="ce10">
            <text:p>694,239396</text:p>
          </table:table-cell>
          <table:table-cell office:value-type="float" office:value="493.59438399999999" table:style-name="ce10">
            <text:p>493,594384</text:p>
          </table:table-cell>
          <table:table-cell office:value-type="float" office:value="129" table:style-name="ce10">
            <text:p>129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99.90396600000003" table:style-name="ce10">
            <text:p>299,903966</text:p>
          </table:table-cell>
          <table:table-cell office:value-type="float" office:value="24" table:style-name="ce10">
            <text:p>24</text:p>
          </table:table-cell>
          <table:table-cell office:value-type="float" office:value="174.06428600000001" table:style-name="ce10">
            <text:p>174,064286</text:p>
          </table:table-cell>
          <table:table-cell office:value-type="float" office:value="307.95108499999998" table:style-name="ce10">
            <text:p>307,951085</text:p>
          </table:table-cell>
          <table:table-cell office:value-type="float" office:value="108" table:style-name="ce10">
            <text:p>108</text:p>
          </table:table-cell>
          <table:table-cell office:value-type="float" office:value="141" table:style-name="ce10">
            <text:p>141</text:p>
          </table:table-cell>
          <table:table-cell office:value-type="float" office:value="117" table:style-name="ce10">
            <text:p>117</text:p>
          </table:table-cell>
          <table:table-cell office:value-type="float" office:value="87" table:style-name="ce10">
            <text:p>87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404.698734" table:style-name="ce10">
            <text:p>404,698734</text:p>
          </table:table-cell>
          <table:table-cell office:value-type="float" office:value="63" table:style-name="ce10">
            <text:p>63</text:p>
          </table:table-cell>
          <table:table-cell office:value-type="float" office:value="436.87464499999999" table:style-name="ce10">
            <text:p>436,874645</text:p>
          </table:table-cell>
          <table:table-cell office:value-type="float" office:value="436.18618400000003" table:style-name="ce10">
            <text:p>436,186184</text:p>
          </table:table-cell>
          <table:table-cell office:value-type="float" office:value="126" table:style-name="ce10">
            <text:p>126</text:p>
          </table:table-cell>
          <table:table-cell office:value-type="float" office:value="117" table:style-name="ce10">
            <text:p>117</text:p>
          </table:table-cell>
          <table:table-cell office:value-type="float" office:value="87" table:style-name="ce10">
            <text:p>87</text:p>
          </table:table-cell>
          <table:table-cell office:value-type="float" office:value="84" table:style-name="ce10">
            <text:p>84</text:p>
          </table:table-cell>
          <table:table-cell office:value-type="float" office:value="33" table:style-name="ce10">
            <text:p>3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1838.1824570000001" table:style-name="ce10">
            <text:p>1838,182457</text:p>
          </table:table-cell>
          <table:table-cell office:value-type="float" office:value="248.94834299999999" table:style-name="ce10">
            <text:p>248,948343</text:p>
          </table:table-cell>
          <table:table-cell office:value-type="float" office:value="792.86102800000003" table:style-name="ce10">
            <text:p>792,861028</text:p>
          </table:table-cell>
          <table:table-cell office:value-type="float" office:value="1048.9759120000001" table:style-name="ce10">
            <text:p>1048,975912</text:p>
          </table:table-cell>
          <table:table-cell office:value-type="float" office:value="566.11334199999999" table:style-name="ce10">
            <text:p>566,113342</text:p>
          </table:table-cell>
          <table:table-cell office:value-type="float" office:value="328.58757200000002" table:style-name="ce10">
            <text:p>328,587572</text:p>
          </table:table-cell>
          <table:table-cell office:value-type="float" office:value="222.28988799999999" table:style-name="ce10">
            <text:p>222,289888</text:p>
          </table:table-cell>
          <table:table-cell office:value-type="float" office:value="111" table:style-name="ce10">
            <text:p>111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172.18776800000001" table:style-name="ce10">
            <text:p>172,187768</text:p>
          </table:table-cell>
          <table:table-cell office:value-type="float" office:value="33.289887999999998" table:style-name="ce10">
            <text:p>33,289888</text:p>
          </table:table-cell>
          <table:table-cell office:value-type="float" office:value="221.742582" table:style-name="ce10">
            <text:p>221,742582</text:p>
          </table:table-cell>
          <table:table-cell office:value-type="float" office:value="234.072608" table:style-name="ce10">
            <text:p>234,072608</text:p>
          </table:table-cell>
          <table:table-cell office:value-type="float" office:value="75" table:style-name="ce10">
            <text:p>75</text:p>
          </table:table-cell>
          <table:table-cell office:value-type="float" office:value="87" table:style-name="ce10">
            <text:p>87</text:p>
          </table:table-cell>
          <table:table-cell office:value-type="float" office:value="102" table:style-name="ce10">
            <text:p>102</text:p>
          </table:table-cell>
          <table:table-cell office:value-type="float" office:value="66" table:style-name="ce10">
            <text:p>66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615.7912710000001" table:style-name="ce10">
            <text:p>1615,791271</text:p>
          </table:table-cell>
          <table:table-cell office:value-type="float" office:value="235.57977600000001" table:style-name="ce10">
            <text:p>235,579776</text:p>
          </table:table-cell>
          <table:table-cell office:value-type="float" office:value="378.71423099999998" table:style-name="ce10">
            <text:p>378,714231</text:p>
          </table:table-cell>
          <table:table-cell office:value-type="float" office:value="470.53757100000001" table:style-name="ce10">
            <text:p>470,537571</text:p>
          </table:table-cell>
          <table:table-cell office:value-type="float" office:value="285.869664" table:style-name="ce10">
            <text:p>285,869664</text:p>
          </table:table-cell>
          <table:table-cell office:value-type="float" office:value="225" table:style-name="ce10">
            <text:p>225</text:p>
          </table:table-cell>
          <table:table-cell office:value-type="float" office:value="123.434832" table:style-name="ce10">
            <text:p>123,434832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5206.3363740000004" table:style-name="ce10">
            <text:p>5206,336374</text:p>
          </table:table-cell>
          <table:table-cell office:value-type="float" office:value="207.38320400000001" table:style-name="ce10">
            <text:p>207,383204</text:p>
          </table:table-cell>
          <table:table-cell office:value-type="float" office:value="942.23338699999999" table:style-name="ce10">
            <text:p>942,233387</text:p>
          </table:table-cell>
          <table:table-cell office:value-type="float" office:value="1881.687422" table:style-name="ce10">
            <text:p>1881,687422</text:p>
          </table:table-cell>
          <table:table-cell office:value-type="float" office:value="2152.2588260000002" table:style-name="ce10">
            <text:p>2152,258826</text:p>
          </table:table-cell>
          <table:table-cell office:value-type="float" office:value="1471.506208" table:style-name="ce10">
            <text:p>1471,506208</text:p>
          </table:table-cell>
          <table:table-cell office:value-type="float" office:value="508.65990199999999" table:style-name="ce10">
            <text:p>508,659902</text:p>
          </table:table-cell>
          <table:table-cell office:value-type="float" office:value="81" table:style-name="ce10">
            <text:p>81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5450.1962549999998" table:style-name="ce10">
            <text:p>5450,196255</text:p>
          </table:table-cell>
          <table:table-cell office:value-type="float" office:value="489.47220900000002" table:style-name="ce10">
            <text:p>489,472209</text:p>
          </table:table-cell>
          <table:table-cell office:value-type="float" office:value="1476.4759429999999" table:style-name="ce10">
            <text:p>1476,475943</text:p>
          </table:table-cell>
          <table:table-cell office:value-type="float" office:value="1988.6912930000001" table:style-name="ce10">
            <text:p>1988,691293</text:p>
          </table:table-cell>
          <table:table-cell office:value-type="float" office:value="1619.126309" table:style-name="ce10">
            <text:p>1619,126309</text:p>
          </table:table-cell>
          <table:table-cell office:value-type="float" office:value="1166.4075479999999" table:style-name="ce10">
            <text:p>1166,407548</text:p>
          </table:table-cell>
          <table:table-cell office:value-type="float" office:value="374.01460800000001" table:style-name="ce10">
            <text:p>374,014608</text:p>
          </table:table-cell>
          <table:table-cell office:value-type="float" office:value="60" table:style-name="ce10">
            <text:p>60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2731.0560909999999" table:style-name="ce10">
            <text:p>2731,056091</text:p>
          </table:table-cell>
          <table:table-cell office:value-type="float" office:value="171.646929" table:style-name="ce10">
            <text:p>171,646929</text:p>
          </table:table-cell>
          <table:table-cell office:value-type="float" office:value="882.43961100000001" table:style-name="ce10">
            <text:p>882,439611</text:p>
          </table:table-cell>
          <table:table-cell office:value-type="float" office:value="1121.9274579999999" table:style-name="ce10">
            <text:p>1121,927458</text:p>
          </table:table-cell>
          <table:table-cell office:value-type="float" office:value="1257.1643140000001" table:style-name="ce10">
            <text:p>1257,164314</text:p>
          </table:table-cell>
          <table:table-cell office:value-type="float" office:value="1358.89598" table:style-name="ce10">
            <text:p>1358,89598</text:p>
          </table:table-cell>
          <table:table-cell office:value-type="float" office:value="673.63784899999996" table:style-name="ce10">
            <text:p>673,637849</text:p>
          </table:table-cell>
          <table:table-cell office:value-type="float" office:value="141" table:style-name="ce10">
            <text:p>141</text:p>
          </table:table-cell>
          <table:table-cell office:value-type="float" office:value="18" table:style-name="ce10">
            <text:p>18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914.45460200000002" table:style-name="ce10">
            <text:p>914,454602</text:p>
          </table:table-cell>
          <table:table-cell office:value-type="float" office:value="85.869664" table:style-name="ce10">
            <text:p>85,869664</text:p>
          </table:table-cell>
          <table:table-cell office:value-type="float" office:value="184.38439" table:style-name="ce10">
            <text:p>184,38439</text:p>
          </table:table-cell>
          <table:table-cell office:value-type="float" office:value="216.28988799999999" table:style-name="ce10">
            <text:p>216,289888</text:p>
          </table:table-cell>
          <table:table-cell office:value-type="float" office:value="433.02921600000002" table:style-name="ce10">
            <text:p>433,029216</text:p>
          </table:table-cell>
          <table:table-cell office:value-type="float" office:value="672.303496" table:style-name="ce10">
            <text:p>672,303496</text:p>
          </table:table-cell>
          <table:table-cell office:value-type="float" office:value="496.20301699999999" table:style-name="ce10">
            <text:p>496,203017</text:p>
          </table:table-cell>
          <table:table-cell office:value-type="float" office:value="177.434832" table:style-name="ce10">
            <text:p>177,434832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6894.2956020000001" table:style-name="ce10">
            <text:p>6894,295602</text:p>
          </table:table-cell>
          <table:table-cell office:value-type="float" office:value="511.07968599999998" table:style-name="ce10">
            <text:p>511,079686</text:p>
          </table:table-cell>
          <table:table-cell office:value-type="float" office:value="1180.7198659999999" table:style-name="ce10">
            <text:p>1180,719866</text:p>
          </table:table-cell>
          <table:table-cell office:value-type="float" office:value="2252.7038779999998" table:style-name="ce10">
            <text:p>2252,703878</text:p>
          </table:table-cell>
          <table:table-cell office:value-type="float" office:value="2655.675268" table:style-name="ce10">
            <text:p>2655,675268</text:p>
          </table:table-cell>
          <table:table-cell office:value-type="float" office:value="2662.2958359999998" table:style-name="ce10">
            <text:p>2662,295836</text:p>
          </table:table-cell>
          <table:table-cell office:value-type="float" office:value="1633.4181920000001" table:style-name="ce10">
            <text:p>1633,418192</text:p>
          </table:table-cell>
          <table:table-cell office:value-type="float" office:value="306.72436099999999" table:style-name="ce10">
            <text:p>306,724361</text:p>
          </table:table-cell>
          <table:table-cell office:value-type="float" office:value="84" table:style-name="ce10">
            <text:p>84</text:p>
          </table:table-cell>
          <table:table-cell office:value-type="float" office:value="45" table:style-name="ce10">
            <text:p>45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10217.462237" table:style-name="ce10">
            <text:p>10217,46224</text:p>
          </table:table-cell>
          <table:table-cell office:value-type="float" office:value="568.739105" table:style-name="ce10">
            <text:p>568,739105</text:p>
          </table:table-cell>
          <table:table-cell office:value-type="float" office:value="1467.959118" table:style-name="ce10">
            <text:p>1467,959118</text:p>
          </table:table-cell>
          <table:table-cell office:value-type="float" office:value="3571.4929830000001" table:style-name="ce10">
            <text:p>3571,492983</text:p>
          </table:table-cell>
          <table:table-cell office:value-type="float" office:value="4521.6712790000001" table:style-name="ce10">
            <text:p>4521,671279</text:p>
          </table:table-cell>
          <table:table-cell office:value-type="float" office:value="2503.3521190000001" table:style-name="ce10">
            <text:p>2503,352119</text:p>
          </table:table-cell>
          <table:table-cell office:value-type="float" office:value="504.674869" table:style-name="ce10">
            <text:p>504,674869</text:p>
          </table:table-cell>
          <table:table-cell office:value-type="float" office:value="51" table:style-name="ce10">
            <text:p>51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10438.809125" table:style-name="ce10">
            <text:p>10438,80913</text:p>
          </table:table-cell>
          <table:table-cell office:value-type="float" office:value="621.83199000000002" table:style-name="ce10">
            <text:p>621,83199</text:p>
          </table:table-cell>
          <table:table-cell office:value-type="float" office:value="1724.378242" table:style-name="ce10">
            <text:p>1724,378242</text:p>
          </table:table-cell>
          <table:table-cell office:value-type="float" office:value="3433.952119" table:style-name="ce10">
            <text:p>3433,952119</text:p>
          </table:table-cell>
          <table:table-cell office:value-type="float" office:value="4188.5412409999999" table:style-name="ce10">
            <text:p>4188,541241</text:p>
          </table:table-cell>
          <table:table-cell office:value-type="float" office:value="2920.0083749999999" table:style-name="ce10">
            <text:p>2920,008375</text:p>
          </table:table-cell>
          <table:table-cell office:value-type="float" office:value="902.38604899999996" table:style-name="ce10">
            <text:p>902,386049</text:p>
          </table:table-cell>
          <table:table-cell office:value-type="float" office:value="90" table:style-name="ce10">
            <text:p>90</text:p>
          </table:table-cell>
          <table:table-cell office:value-type="float" office:value="36" table:style-name="ce10">
            <text:p>36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2762.4743880000001" table:style-name="ce10">
            <text:p>2762,474388</text:p>
          </table:table-cell>
          <table:table-cell office:value-type="float" office:value="190" table:style-name="ce10">
            <text:p>190</text:p>
          </table:table-cell>
          <table:table-cell office:value-type="float" office:value="313.126305" table:style-name="ce10">
            <text:p>313,126305</text:p>
          </table:table-cell>
          <table:table-cell office:value-type="float" office:value="640.43602299999998" table:style-name="ce10">
            <text:p>640,436023</text:p>
          </table:table-cell>
          <table:table-cell office:value-type="float" office:value="1000.843002" table:style-name="ce10">
            <text:p>1000,843002</text:p>
          </table:table-cell>
          <table:table-cell office:value-type="float" office:value="675.77511600000003" table:style-name="ce10">
            <text:p>675,775116</text:p>
          </table:table-cell>
          <table:table-cell office:value-type="float" office:value="141" table:style-name="ce10">
            <text:p>141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16282.308886000001" table:style-name="ce10">
            <text:p>16282,30889</text:p>
          </table:table-cell>
          <table:table-cell office:value-type="float" office:value="1451.459417" table:style-name="ce10">
            <text:p>1451,459417</text:p>
          </table:table-cell>
          <table:table-cell office:value-type="float" office:value="2680.8537379999998" table:style-name="ce10">
            <text:p>2680,853738</text:p>
          </table:table-cell>
          <table:table-cell office:value-type="float" office:value="5289.5389720000003" table:style-name="ce10">
            <text:p>5289,538972</text:p>
          </table:table-cell>
          <table:table-cell office:value-type="float" office:value="3538.778014" table:style-name="ce10">
            <text:p>3538,778014</text:p>
          </table:table-cell>
          <table:table-cell office:value-type="float" office:value="1210.7067529999999" table:style-name="ce10">
            <text:p>1210,706753</text:p>
          </table:table-cell>
          <table:table-cell office:value-type="float" office:value="243.434832" table:style-name="ce10">
            <text:p>243,434832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7266.2127780000001" table:style-name="ce10">
            <text:p>7266,212778</text:p>
          </table:table-cell>
          <table:table-cell office:value-type="float" office:value="438.94855799999999" table:style-name="ce10">
            <text:p>438,948558</text:p>
          </table:table-cell>
          <table:table-cell office:value-type="float" office:value="1231.310868" table:style-name="ce10">
            <text:p>1231,310868</text:p>
          </table:table-cell>
          <table:table-cell office:value-type="float" office:value="2482.1321899999998" table:style-name="ce10">
            <text:p>2482,13219</text:p>
          </table:table-cell>
          <table:table-cell office:value-type="float" office:value="1752.6289489999999" table:style-name="ce10">
            <text:p>1752,628949</text:p>
          </table:table-cell>
          <table:table-cell office:value-type="float" office:value="237.434832" table:style-name="ce10">
            <text:p>237,434832</text:p>
          </table:table-cell>
          <table:table-cell office:value-type="float" office:value="87" table:style-name="ce10">
            <text:p>87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5819.7130749999997" table:style-name="ce10">
            <text:p>5819,713075</text:p>
          </table:table-cell>
          <table:table-cell office:value-type="float" office:value="384.85990099999998" table:style-name="ce10">
            <text:p>384,859901</text:p>
          </table:table-cell>
          <table:table-cell office:value-type="float" office:value="1224.162515" table:style-name="ce10">
            <text:p>1224,162515</text:p>
          </table:table-cell>
          <table:table-cell office:value-type="float" office:value="2010.1382120000001" table:style-name="ce10">
            <text:p>2010,138212</text:p>
          </table:table-cell>
          <table:table-cell office:value-type="float" office:value="2042.4097469999999" table:style-name="ce10">
            <text:p>2042,409747</text:p>
          </table:table-cell>
          <table:table-cell office:value-type="float" office:value="1105.5811209999999" table:style-name="ce10">
            <text:p>1105,581121</text:p>
          </table:table-cell>
          <table:table-cell office:value-type="float" office:value="534.93552299999999" table:style-name="ce10">
            <text:p>534,935523</text:p>
          </table:table-cell>
          <table:table-cell office:value-type="float" office:value="105" table:style-name="ce10">
            <text:p>105</text:p>
          </table:table-cell>
          <table:table-cell office:value-type="float" office:value="30" table:style-name="ce10">
            <text:p>30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8993.4885919999997" table:style-name="ce10">
            <text:p>8993,488592</text:p>
          </table:table-cell>
          <table:table-cell office:value-type="float" office:value="492.217625" table:style-name="ce10">
            <text:p>492,217625</text:p>
          </table:table-cell>
          <table:table-cell office:value-type="float" office:value="1610.647285" table:style-name="ce10">
            <text:p>1610,647285</text:p>
          </table:table-cell>
          <table:table-cell office:value-type="float" office:value="3175.3812440000002" table:style-name="ce10">
            <text:p>3175,381244</text:p>
          </table:table-cell>
          <table:table-cell office:value-type="float" office:value="3130.1518019999999" table:style-name="ce10">
            <text:p>3130,151802</text:p>
          </table:table-cell>
          <table:table-cell office:value-type="float" office:value="1084.247832" table:style-name="ce10">
            <text:p>1084,247832</text:p>
          </table:table-cell>
          <table:table-cell office:value-type="float" office:value="159" table:style-name="ce10">
            <text:p>159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4479.3289729999997" table:style-name="ce10">
            <text:p>4479,328973</text:p>
          </table:table-cell>
          <table:table-cell office:value-type="float" office:value="352.56312300000002" table:style-name="ce10">
            <text:p>352,563123</text:p>
          </table:table-cell>
          <table:table-cell office:value-type="float" office:value="1134.6136200000001" table:style-name="ce10">
            <text:p>1134,61362</text:p>
          </table:table-cell>
          <table:table-cell office:value-type="float" office:value="1743.798757" table:style-name="ce10">
            <text:p>1743,798757</text:p>
          </table:table-cell>
          <table:table-cell office:value-type="float" office:value="2345.8253540000001" table:style-name="ce10">
            <text:p>2345,825354</text:p>
          </table:table-cell>
          <table:table-cell office:value-type="float" office:value="1422.5683039999999" table:style-name="ce10">
            <text:p>1422,568304</text:p>
          </table:table-cell>
          <table:table-cell office:value-type="float" office:value="440.91312900000003" table:style-name="ce10">
            <text:p>440,913129</text:p>
          </table:table-cell>
          <table:table-cell office:value-type="float" office:value="60" table:style-name="ce10">
            <text:p>60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8249.0547979999992" table:style-name="ce10">
            <text:p>8249,054798</text:p>
          </table:table-cell>
          <table:table-cell office:value-type="float" office:value="544.53439800000001" table:style-name="ce10">
            <text:p>544,534398</text:p>
          </table:table-cell>
          <table:table-cell office:value-type="float" office:value="1836.81828" table:style-name="ce10">
            <text:p>1836,81828</text:p>
          </table:table-cell>
          <table:table-cell office:value-type="float" office:value="2436.9270329999999" table:style-name="ce10">
            <text:p>2436,927033</text:p>
          </table:table-cell>
          <table:table-cell office:value-type="float" office:value="2688.8651110000001" table:style-name="ce10">
            <text:p>2688,865111</text:p>
          </table:table-cell>
          <table:table-cell office:value-type="float" office:value="2078.8272179999999" table:style-name="ce10">
            <text:p>2078,827218</text:p>
          </table:table-cell>
          <table:table-cell office:value-type="float" office:value="756.85818800000004" table:style-name="ce10">
            <text:p>756,858188</text:p>
          </table:table-cell>
          <table:table-cell office:value-type="float" office:value="129" table:style-name="ce10">
            <text:p>129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8102.8836799999999" table:style-name="ce10">
            <text:p>8102,88368</text:p>
          </table:table-cell>
          <table:table-cell office:value-type="float" office:value="631.77875700000004" table:style-name="ce10">
            <text:p>631,778757</text:p>
          </table:table-cell>
          <table:table-cell office:value-type="float" office:value="2275.8060049999999" table:style-name="ce10">
            <text:p>2275,806005</text:p>
          </table:table-cell>
          <table:table-cell office:value-type="float" office:value="3333.0069309999999" table:style-name="ce10">
            <text:p>3333,006931</text:p>
          </table:table-cell>
          <table:table-cell office:value-type="float" office:value="2854.216066" table:style-name="ce10">
            <text:p>2854,216066</text:p>
          </table:table-cell>
          <table:table-cell office:value-type="float" office:value="1009.4664749999999" table:style-name="ce10">
            <text:p>1009,466475</text:p>
          </table:table-cell>
          <table:table-cell office:value-type="float" office:value="231" table:style-name="ce10">
            <text:p>231</text:p>
          </table:table-cell>
          <table:table-cell office:value-type="float" office:value="36" table:style-name="ce10">
            <text:p>36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1582.936498" table:style-name="ce10">
            <text:p>1582,936498</text:p>
          </table:table-cell>
          <table:table-cell office:value-type="float" office:value="154.19041799999999" table:style-name="ce10">
            <text:p>154,190418</text:p>
          </table:table-cell>
          <table:table-cell office:value-type="float" office:value="300.45426700000002" table:style-name="ce10">
            <text:p>300,454267</text:p>
          </table:table-cell>
          <table:table-cell office:value-type="float" office:value="621.13240399999995" table:style-name="ce10">
            <text:p>621,132404</text:p>
          </table:table-cell>
          <table:table-cell office:value-type="float" office:value="1110.8900759999999" table:style-name="ce10">
            <text:p>1110,890076</text:p>
          </table:table-cell>
          <table:table-cell office:value-type="float" office:value="1201.090852" table:style-name="ce10">
            <text:p>1201,090852</text:p>
          </table:table-cell>
          <table:table-cell office:value-type="float" office:value="525.151748" table:style-name="ce10">
            <text:p>525,151748</text:p>
          </table:table-cell>
          <table:table-cell office:value-type="float" office:value="84" table:style-name="ce10">
            <text:p>84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2537.9538349999998" table:style-name="ce10">
            <text:p>2537,953835</text:p>
          </table:table-cell>
          <table:table-cell office:value-type="float" office:value="132.33157600000001" table:style-name="ce10">
            <text:p>132,331576</text:p>
          </table:table-cell>
          <table:table-cell office:value-type="float" office:value="526.73504300000002" table:style-name="ce10">
            <text:p>526,735043</text:p>
          </table:table-cell>
          <table:table-cell office:value-type="float" office:value="831.56888600000002" table:style-name="ce10">
            <text:p>831,568886</text:p>
          </table:table-cell>
          <table:table-cell office:value-type="float" office:value="919.74066500000004" table:style-name="ce10">
            <text:p>919,740665</text:p>
          </table:table-cell>
          <table:table-cell office:value-type="float" office:value="971.25971800000002" table:style-name="ce10">
            <text:p>971,259718</text:p>
          </table:table-cell>
          <table:table-cell office:value-type="float" office:value="516.38320399999998" table:style-name="ce10">
            <text:p>516,383204</text:p>
          </table:table-cell>
          <table:table-cell office:value-type="float" office:value="132" table:style-name="ce10">
            <text:p>132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8074.7085930000003" table:style-name="ce10">
            <text:p>8074,708593</text:p>
          </table:table-cell>
          <table:table-cell office:value-type="float" office:value="326.35576500000002" table:style-name="ce10">
            <text:p>326,355765</text:p>
          </table:table-cell>
          <table:table-cell office:value-type="float" office:value="1925.7868550000001" table:style-name="ce10">
            <text:p>1925,786855</text:p>
          </table:table-cell>
          <table:table-cell office:value-type="float" office:value="3171.701047" table:style-name="ce10">
            <text:p>3171,701047</text:p>
          </table:table-cell>
          <table:table-cell office:value-type="float" office:value="2490.3004729999998" table:style-name="ce10">
            <text:p>2490,300473</text:p>
          </table:table-cell>
          <table:table-cell office:value-type="float" office:value="973.82064000000003" table:style-name="ce10">
            <text:p>973,82064</text:p>
          </table:table-cell>
          <table:table-cell office:value-type="float" office:value="258.869664" table:style-name="ce10">
            <text:p>258,869664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8070.153499" table:style-name="ce10">
            <text:p>8070,153499</text:p>
          </table:table-cell>
          <table:table-cell office:value-type="float" office:value="443.41641499999997" table:style-name="ce10">
            <text:p>443,416415</text:p>
          </table:table-cell>
          <table:table-cell office:value-type="float" office:value="1635.604924" table:style-name="ce10">
            <text:p>1635,604924</text:p>
          </table:table-cell>
          <table:table-cell office:value-type="float" office:value="2525.159024" table:style-name="ce10">
            <text:p>2525,159024</text:p>
          </table:table-cell>
          <table:table-cell office:value-type="float" office:value="2284.1532969999998" table:style-name="ce10">
            <text:p>2284,153297</text:p>
          </table:table-cell>
          <table:table-cell office:value-type="float" office:value="713.94399499999997" table:style-name="ce10">
            <text:p>713,943995</text:p>
          </table:table-cell>
          <table:table-cell office:value-type="float" office:value="99" table:style-name="ce10">
            <text:p>99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6307.3021799999997" table:style-name="ce10">
            <text:p>6307,30218</text:p>
          </table:table-cell>
          <table:table-cell office:value-type="float" office:value="353.92003299999999" table:style-name="ce10">
            <text:p>353,920033</text:p>
          </table:table-cell>
          <table:table-cell office:value-type="float" office:value="1356.3884029999999" table:style-name="ce10">
            <text:p>1356,388403</text:p>
          </table:table-cell>
          <table:table-cell office:value-type="float" office:value="2557.195639" table:style-name="ce10">
            <text:p>2557,195639</text:p>
          </table:table-cell>
          <table:table-cell office:value-type="float" office:value="2465.2544079999998" table:style-name="ce10">
            <text:p>2465,254408</text:p>
          </table:table-cell>
          <table:table-cell office:value-type="float" office:value="1146.3711499999999" table:style-name="ce10">
            <text:p>1146,37115</text:p>
          </table:table-cell>
          <table:table-cell office:value-type="float" office:value="249" table:style-name="ce10">
            <text:p>249</text:p>
          </table:table-cell>
          <table:table-cell office:value-type="float" office:value="27" table:style-name="ce10">
            <text:p>27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6957.2069039999997" table:style-name="ce10">
            <text:p>6957,206904</text:p>
          </table:table-cell>
          <table:table-cell office:value-type="float" office:value="518.20000800000003" table:style-name="ce10">
            <text:p>518,200008</text:p>
          </table:table-cell>
          <table:table-cell office:value-type="float" office:value="1460.8095269999999" table:style-name="ce10">
            <text:p>1460,809527</text:p>
          </table:table-cell>
          <table:table-cell office:value-type="float" office:value="2326.476819" table:style-name="ce10">
            <text:p>2326,476819</text:p>
          </table:table-cell>
          <table:table-cell office:value-type="float" office:value="1567.4391450000001" table:style-name="ce10">
            <text:p>1567,439145</text:p>
          </table:table-cell>
          <table:table-cell office:value-type="float" office:value="658.22342000000003" table:style-name="ce10">
            <text:p>658,22342</text:p>
          </table:table-cell>
          <table:table-cell office:value-type="float" office:value="265.709521" table:style-name="ce10">
            <text:p>265,709521</text:p>
          </table:table-cell>
          <table:table-cell office:value-type="float" office:value="42" table:style-name="ce10">
            <text:p>42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9453.7708500000008" table:style-name="ce10">
            <text:p>9453,77085</text:p>
          </table:table-cell>
          <table:table-cell office:value-type="float" office:value="440.211521" table:style-name="ce10">
            <text:p>440,211521</text:p>
          </table:table-cell>
          <table:table-cell office:value-type="float" office:value="2200.4034790000001" table:style-name="ce10">
            <text:p>2200,403479</text:p>
          </table:table-cell>
          <table:table-cell office:value-type="float" office:value="2729.6603869999999" table:style-name="ce10">
            <text:p>2729,660387</text:p>
          </table:table-cell>
          <table:table-cell office:value-type="float" office:value="1929.9947999999999" table:style-name="ce10">
            <text:p>1929,9948</text:p>
          </table:table-cell>
          <table:table-cell office:value-type="float" office:value="577.86765500000001" table:style-name="ce10">
            <text:p>577,867655</text:p>
          </table:table-cell>
          <table:table-cell office:value-type="float" office:value="117" table:style-name="ce10">
            <text:p>117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2471.0578190000001" table:style-name="ce10">
            <text:p>2471,057819</text:p>
          </table:table-cell>
          <table:table-cell office:value-type="float" office:value="90" table:style-name="ce10">
            <text:p>90</text:p>
          </table:table-cell>
          <table:table-cell office:value-type="float" office:value="374.26931400000001" table:style-name="ce10">
            <text:p>374,269314</text:p>
          </table:table-cell>
          <table:table-cell office:value-type="float" office:value="576.89103599999999" table:style-name="ce10">
            <text:p>576,891036</text:p>
          </table:table-cell>
          <table:table-cell office:value-type="float" office:value="342" table:style-name="ce10">
            <text:p>342</text:p>
          </table:table-cell>
          <table:table-cell office:value-type="float" office:value="350.50070899999997" table:style-name="ce10">
            <text:p>350,500709</text:p>
          </table:table-cell>
          <table:table-cell office:value-type="float" office:value="126.341157" table:style-name="ce10">
            <text:p>126,34115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283.19953800000002" table:style-name="ce10">
            <text:p>283,199538</text:p>
          </table:table-cell>
          <table:table-cell office:value-type="float" office:value="36" table:style-name="ce10">
            <text:p>36</text:p>
          </table:table-cell>
          <table:table-cell office:value-type="float" office:value="60" table:style-name="ce10">
            <text:p>60</text:p>
          </table:table-cell>
          <table:table-cell office:value-type="float" office:value="126" table:style-name="ce10">
            <text:p>126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248.41601499999999" table:style-name="ce10">
            <text:p>248,416015</text:p>
          </table:table-cell>
          <table:table-cell office:value-type="float" office:value="12" table:style-name="ce10">
            <text:p>12</text:p>
          </table:table-cell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108.429219" table:style-name="ce10">
            <text:p>108,42921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69.869664" table:style-name="ce10">
            <text:p>69,869664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78.719106999999994" table:style-name="ce10">
            <text:p>78,719107</text:p>
          </table:table-cell>
          <table:table-cell office:value-type="float" office:value="9" table:style-name="ce10">
            <text:p>9</text:p>
          </table:table-cell>
          <table:table-cell office:value-type="float" office:value="30" table:style-name="ce10">
            <text:p>30</text:p>
          </table:table-cell>
          <table:table-cell office:value-type="float" office:value="30" table:style-name="ce10">
            <text:p>30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72.449439999999996" table:style-name="ce10">
            <text:p>72,44944</text:p>
          </table:table-cell>
          <table:table-cell office:value-type="float" office:value="6" table:style-name="ce10">
            <text:p>6</text:p>
          </table:table-cell>
          <table:table-cell office:value-type="float" office:value="48" table:style-name="ce10">
            <text:p>48</text:p>
          </table:table-cell>
          <table:table-cell office:value-type="float" office:value="21" table:style-name="ce10">
            <text:p>21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102.869664" table:style-name="ce10">
            <text:p>102,869664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2729.3079699999998" table:style-name="ce10">
            <text:p>2729,30797</text:p>
          </table:table-cell>
          <table:table-cell office:value-type="float" office:value="197.35677899999999" table:style-name="ce10">
            <text:p>197,356779</text:p>
          </table:table-cell>
          <table:table-cell office:value-type="float" office:value="705.22203400000001" table:style-name="ce10">
            <text:p>705,222034</text:p>
          </table:table-cell>
          <table:table-cell office:value-type="float" office:value="1182.850293" table:style-name="ce10">
            <text:p>1182,850293</text:p>
          </table:table-cell>
          <table:table-cell office:value-type="float" office:value="778.93116399999997" table:style-name="ce10">
            <text:p>778,931164</text:p>
          </table:table-cell>
          <table:table-cell office:value-type="float" office:value="285.77598899999998" table:style-name="ce10">
            <text:p>285,775989</text:p>
          </table:table-cell>
          <table:table-cell office:value-type="float" office:value="51" table:style-name="ce10">
            <text:p>51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3774.6519920000001" table:style-name="ce10">
            <text:p>3774,651992</text:p>
          </table:table-cell>
          <table:table-cell office:value-type="float" office:value="204.335362" table:style-name="ce10">
            <text:p>204,335362</text:p>
          </table:table-cell>
          <table:table-cell office:value-type="float" office:value="1068.901161" table:style-name="ce10">
            <text:p>1068,901161</text:p>
          </table:table-cell>
          <table:table-cell office:value-type="float" office:value="1339.0444279999999" table:style-name="ce10">
            <text:p>1339,044428</text:p>
          </table:table-cell>
          <table:table-cell office:value-type="float" office:value="1122.096102" table:style-name="ce10">
            <text:p>1122,096102</text:p>
          </table:table-cell>
          <table:table-cell office:value-type="float" office:value="282" table:style-name="ce10">
            <text:p>282</text:p>
          </table:table-cell>
          <table:table-cell office:value-type="float" office:value="45.434832" table:style-name="ce10">
            <text:p>45,43483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0424.466694000001" table:style-name="ce10">
            <text:p>10424,46669</text:p>
          </table:table-cell>
          <table:table-cell office:value-type="float" office:value="531.38650800000005" table:style-name="ce10">
            <text:p>531,386508</text:p>
          </table:table-cell>
          <table:table-cell office:value-type="float" office:value="2947.2983730000001" table:style-name="ce10">
            <text:p>2947,298373</text:p>
          </table:table-cell>
          <table:table-cell office:value-type="float" office:value="3988.2261319999998" table:style-name="ce10">
            <text:p>3988,226132</text:p>
          </table:table-cell>
          <table:table-cell office:value-type="float" office:value="1747.8791269999999" table:style-name="ce10">
            <text:p>1747,879127</text:p>
          </table:table-cell>
          <table:table-cell office:value-type="float" office:value="324" table:style-name="ce10">
            <text:p>324</text:p>
          </table:table-cell>
          <table:table-cell office:value-type="float" office:value="102" table:style-name="ce10">
            <text:p>102</text:p>
          </table:table-cell>
          <table:table-cell office:value-type="float" office:value="33" table:style-name="ce10">
            <text:p>3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6338.6294040000002" table:style-name="ce10">
            <text:p>6338,629404</text:p>
          </table:table-cell>
          <table:table-cell office:value-type="float" office:value="391.15556600000002" table:style-name="ce10">
            <text:p>391,155566</text:p>
          </table:table-cell>
          <table:table-cell office:value-type="float" office:value="2038.36835" table:style-name="ce10">
            <text:p>2038,36835</text:p>
          </table:table-cell>
          <table:table-cell office:value-type="float" office:value="1779.69964" table:style-name="ce10">
            <text:p>1779,69964</text:p>
          </table:table-cell>
          <table:table-cell office:value-type="float" office:value="2853.6048099999998" table:style-name="ce10">
            <text:p>2853,60481</text:p>
          </table:table-cell>
          <table:table-cell office:value-type="float" office:value="2102.5583499999998" table:style-name="ce10">
            <text:p>2102,55835</text:p>
          </table:table-cell>
          <table:table-cell office:value-type="float" office:value="765.05268699999999" table:style-name="ce10">
            <text:p>765,052687</text:p>
          </table:table-cell>
          <table:table-cell office:value-type="float" office:value="150" table:style-name="ce10">
            <text:p>150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1148.154415000001" table:style-name="ce10">
            <text:p>11148,15442</text:p>
          </table:table-cell>
          <table:table-cell office:value-type="float" office:value="754.62621799999999" table:style-name="ce10">
            <text:p>754,626218</text:p>
          </table:table-cell>
          <table:table-cell office:value-type="float" office:value="3153.3688160000002" table:style-name="ce10">
            <text:p>3153,368816</text:p>
          </table:table-cell>
          <table:table-cell office:value-type="float" office:value="4115.8259509999998" table:style-name="ce10">
            <text:p>4115,825951</text:p>
          </table:table-cell>
          <table:table-cell office:value-type="float" office:value="2618.4674239999999" table:style-name="ce10">
            <text:p>2618,467424</text:p>
          </table:table-cell>
          <table:table-cell office:value-type="float" office:value="838.41242" table:style-name="ce10">
            <text:p>838,41242</text:p>
          </table:table-cell>
          <table:table-cell office:value-type="float" office:value="327.33157599999998" table:style-name="ce10">
            <text:p>327,331576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20" table:style-name="ce11">
            <text:p>2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5151.1618250000001" table:style-name="ce10">
            <text:p>5151,161825</text:p>
          </table:table-cell>
          <table:table-cell office:value-type="float" office:value="393.76540799999998" table:style-name="ce10">
            <text:p>393,765408</text:p>
          </table:table-cell>
          <table:table-cell office:value-type="float" office:value="1422.3779179999999" table:style-name="ce10">
            <text:p>1422,377918</text:p>
          </table:table-cell>
          <table:table-cell office:value-type="float" office:value="1204.614206" table:style-name="ce10">
            <text:p>1204,614206</text:p>
          </table:table-cell>
          <table:table-cell office:value-type="float" office:value="2352.4595570000001" table:style-name="ce10">
            <text:p>2352,459557</text:p>
          </table:table-cell>
          <table:table-cell office:value-type="float" office:value="2390.5190980000002" table:style-name="ce10">
            <text:p>2390,519098</text:p>
          </table:table-cell>
          <table:table-cell office:value-type="float" office:value="916.20644400000003" table:style-name="ce10">
            <text:p>916,206444</text:p>
          </table:table-cell>
          <table:table-cell office:value-type="float" office:value="171" table:style-name="ce10">
            <text:p>171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8285.0848650000007" table:style-name="ce10">
            <text:p>8285,084865</text:p>
          </table:table-cell>
          <table:table-cell office:value-type="float" office:value="471.022471" table:style-name="ce10">
            <text:p>471,022471</text:p>
          </table:table-cell>
          <table:table-cell office:value-type="float" office:value="2315.357974" table:style-name="ce10">
            <text:p>2315,357974</text:p>
          </table:table-cell>
          <table:table-cell office:value-type="float" office:value="3160.3479739999998" table:style-name="ce10">
            <text:p>3160,347974</text:p>
          </table:table-cell>
          <table:table-cell office:value-type="float" office:value="3894.958134" table:style-name="ce10">
            <text:p>3894,958134</text:p>
          </table:table-cell>
          <table:table-cell office:value-type="float" office:value="1834.3344750000001" table:style-name="ce10">
            <text:p>1834,334475</text:p>
          </table:table-cell>
          <table:table-cell office:value-type="float" office:value="423.869664" table:style-name="ce10">
            <text:p>423,869664</text:p>
          </table:table-cell>
          <table:table-cell office:value-type="float" office:value="54" table:style-name="ce10">
            <text:p>54</text:p>
          </table:table-cell>
          <table:table-cell office:value-type="float" office:value="30" table:style-name="ce10">
            <text:p>30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8203.4943509999994" table:style-name="ce10">
            <text:p>8203,494351</text:p>
          </table:table-cell>
          <table:table-cell office:value-type="float" office:value="213.34115700000001" table:style-name="ce10">
            <text:p>213,341157</text:p>
          </table:table-cell>
          <table:table-cell office:value-type="float" office:value="2103.8330799999999" table:style-name="ce10">
            <text:p>2103,83308</text:p>
          </table:table-cell>
          <table:table-cell office:value-type="float" office:value="3072.5826790000001" table:style-name="ce10">
            <text:p>3072,582679</text:p>
          </table:table-cell>
          <table:table-cell office:value-type="float" office:value="2913.6820539999999" table:style-name="ce10">
            <text:p>2913,682054</text:p>
          </table:table-cell>
          <table:table-cell office:value-type="float" office:value="923.45624399999997" table:style-name="ce10">
            <text:p>923,456244</text:p>
          </table:table-cell>
          <table:table-cell office:value-type="float" office:value="90" table:style-name="ce10">
            <text:p>9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45.383203999999999" table:style-name="ce10">
            <text:p>45,383204</text:p>
          </table:table-cell>
          <table:table-cell office:value-type="float" office:value="3.4348320000000001" table:style-name="ce10">
            <text:p>3,43483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1203.8491160000001" table:style-name="ce10">
            <text:p>1203,849116</text:p>
          </table:table-cell>
          <table:table-cell office:value-type="float" office:value="130.68231399999999" table:style-name="ce10">
            <text:p>130,682314</text:p>
          </table:table-cell>
          <table:table-cell office:value-type="float" office:value="355.20271700000001" table:style-name="ce10">
            <text:p>355,202717</text:p>
          </table:table-cell>
          <table:table-cell office:value-type="float" office:value="352.21082100000001" table:style-name="ce10">
            <text:p>352,210821</text:p>
          </table:table-cell>
          <table:table-cell office:value-type="float" office:value="638.54275600000005" table:style-name="ce10">
            <text:p>638,542756</text:p>
          </table:table-cell>
          <table:table-cell office:value-type="float" office:value="703.83370300000001" table:style-name="ce10">
            <text:p>703,833703</text:p>
          </table:table-cell>
          <table:table-cell office:value-type="float" office:value="390.869664" table:style-name="ce10">
            <text:p>390,869664</text:p>
          </table:table-cell>
          <table:table-cell office:value-type="float" office:value="150.75558599999999" table:style-name="ce10">
            <text:p>150,755586</text:p>
          </table:table-cell>
          <table:table-cell office:value-type="float" office:value="42" table:style-name="ce10">
            <text:p>42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4810.00731" table:style-name="ce10">
            <text:p>4810,00731</text:p>
          </table:table-cell>
          <table:table-cell office:value-type="float" office:value="454.89146699999998" table:style-name="ce10">
            <text:p>454,891467</text:p>
          </table:table-cell>
          <table:table-cell office:value-type="float" office:value="1680.9016750000001" table:style-name="ce10">
            <text:p>1680,901675</text:p>
          </table:table-cell>
          <table:table-cell office:value-type="float" office:value="1820.9040110000001" table:style-name="ce10">
            <text:p>1820,904011</text:p>
          </table:table-cell>
          <table:table-cell office:value-type="float" office:value="2057.0459919999998" table:style-name="ce10">
            <text:p>2057,045992</text:p>
          </table:table-cell>
          <table:table-cell office:value-type="float" office:value="1430.203794" table:style-name="ce10">
            <text:p>1430,203794</text:p>
          </table:table-cell>
          <table:table-cell office:value-type="float" office:value="487.68770000000001" table:style-name="ce10">
            <text:p>487,6877</text:p>
          </table:table-cell>
          <table:table-cell office:value-type="float" office:value="96" table:style-name="ce10">
            <text:p>96</text:p>
          </table:table-cell>
          <table:table-cell office:value-type="float" office:value="33" table:style-name="ce10">
            <text:p>33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2959.2804219999998" table:style-name="ce10">
            <text:p>2959,280422</text:p>
          </table:table-cell>
          <table:table-cell office:value-type="float" office:value="174.22743800000001" table:style-name="ce10">
            <text:p>174,227438</text:p>
          </table:table-cell>
          <table:table-cell office:value-type="float" office:value="853.72076600000003" table:style-name="ce10">
            <text:p>853,720766</text:p>
          </table:table-cell>
          <table:table-cell office:value-type="float" office:value="944.43275500000004" table:style-name="ce10">
            <text:p>944,432755</text:p>
          </table:table-cell>
          <table:table-cell office:value-type="float" office:value="1470.4993959999999" table:style-name="ce10">
            <text:p>1470,499396</text:p>
          </table:table-cell>
          <table:table-cell office:value-type="float" office:value="1158.0458920000001" table:style-name="ce10">
            <text:p>1158,045892</text:p>
          </table:table-cell>
          <table:table-cell office:value-type="float" office:value="438.43483199999997" table:style-name="ce10">
            <text:p>438,434832</text:p>
          </table:table-cell>
          <table:table-cell office:value-type="float" office:value="108" table:style-name="ce10">
            <text:p>108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3420.0298280000002" table:style-name="ce10">
            <text:p>3420,029828</text:p>
          </table:table-cell>
          <table:table-cell office:value-type="float" office:value="271.673092" table:style-name="ce10">
            <text:p>271,673092</text:p>
          </table:table-cell>
          <table:table-cell office:value-type="float" office:value="1010.325332" table:style-name="ce10">
            <text:p>1010,325332</text:p>
          </table:table-cell>
          <table:table-cell office:value-type="float" office:value="1135.0699540000001" table:style-name="ce10">
            <text:p>1135,069954</text:p>
          </table:table-cell>
          <table:table-cell office:value-type="float" office:value="1609.8290260000001" table:style-name="ce10">
            <text:p>1609,829026</text:p>
          </table:table-cell>
          <table:table-cell office:value-type="float" office:value="1254.6588340000001" table:style-name="ce10">
            <text:p>1254,658834</text:p>
          </table:table-cell>
          <table:table-cell office:value-type="float" office:value="519.43483200000003" table:style-name="ce10">
            <text:p>519,434832</text:p>
          </table:table-cell>
          <table:table-cell office:value-type="float" office:value="183" table:style-name="ce10">
            <text:p>183</text:p>
          </table:table-cell>
          <table:table-cell office:value-type="float" office:value="27" table:style-name="ce10">
            <text:p>27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1368.7730859999999" table:style-name="ce10">
            <text:p>1368,773086</text:p>
          </table:table-cell>
          <table:table-cell office:value-type="float" office:value="75" table:style-name="ce10">
            <text:p>75</text:p>
          </table:table-cell>
          <table:table-cell office:value-type="float" office:value="306.53571599999998" table:style-name="ce10">
            <text:p>306,535716</text:p>
          </table:table-cell>
          <table:table-cell office:value-type="float" office:value="367.75901299999998" table:style-name="ce10">
            <text:p>367,759013</text:p>
          </table:table-cell>
          <table:table-cell office:value-type="float" office:value="635.64594399999999" table:style-name="ce10">
            <text:p>635,645944</text:p>
          </table:table-cell>
          <table:table-cell office:value-type="float" office:value="441.869664" table:style-name="ce10">
            <text:p>441,869664</text:p>
          </table:table-cell>
          <table:table-cell office:value-type="float" office:value="219" table:style-name="ce10">
            <text:p>219</text:p>
          </table:table-cell>
          <table:table-cell office:value-type="float" office:value="69" table:style-name="ce10">
            <text:p>69</text:p>
          </table:table-cell>
          <table:table-cell office:value-type="float" office:value="30" table:style-name="ce10">
            <text:p>30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431.00758100000002" table:style-name="ce10">
            <text:p>431,007581</text:p>
          </table:table-cell>
          <table:table-cell office:value-type="float" office:value="96" table:style-name="ce10">
            <text:p>96</text:p>
          </table:table-cell>
          <table:table-cell office:value-type="float" office:value="159.315168" table:style-name="ce10">
            <text:p>159,315168</text:p>
          </table:table-cell>
          <table:table-cell office:value-type="float" office:value="446.07032199999998" table:style-name="ce10">
            <text:p>446,070322</text:p>
          </table:table-cell>
          <table:table-cell office:value-type="float" office:value="334.179596" table:style-name="ce10">
            <text:p>334,179596</text:p>
          </table:table-cell>
          <table:table-cell office:value-type="float" office:value="289" table:style-name="ce10">
            <text:p>289</text:p>
          </table:table-cell>
          <table:table-cell office:value-type="float" office:value="96" table:style-name="ce10">
            <text:p>96</text:p>
          </table:table-cell>
          <table:table-cell office:value-type="float" office:value="42" table:style-name="ce10">
            <text:p>42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1105.421098" table:style-name="ce10">
            <text:p>1105,421098</text:p>
          </table:table-cell>
          <table:table-cell office:value-type="float" office:value="87" table:style-name="ce10">
            <text:p>87</text:p>
          </table:table-cell>
          <table:table-cell office:value-type="float" office:value="271.471811" table:style-name="ce10">
            <text:p>271,471811</text:p>
          </table:table-cell>
          <table:table-cell office:value-type="float" office:value="326.50070899999997" table:style-name="ce10">
            <text:p>326,500709</text:p>
          </table:table-cell>
          <table:table-cell office:value-type="float" office:value="450.952158" table:style-name="ce10">
            <text:p>450,952158</text:p>
          </table:table-cell>
          <table:table-cell office:value-type="float" office:value="654.68769999999995" table:style-name="ce10">
            <text:p>654,6877</text:p>
          </table:table-cell>
          <table:table-cell office:value-type="float" office:value="336" table:style-name="ce10">
            <text:p>336</text:p>
          </table:table-cell>
          <table:table-cell office:value-type="float" office:value="144" table:style-name="ce10">
            <text:p>144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648.94196399999998" table:style-name="ce10">
            <text:p>648,941964</text:p>
          </table:table-cell>
          <table:table-cell office:value-type="float" office:value="39" table:style-name="ce10">
            <text:p>39</text:p>
          </table:table-cell>
          <table:table-cell office:value-type="float" office:value="202.82216299999999" table:style-name="ce10">
            <text:p>202,822163</text:p>
          </table:table-cell>
          <table:table-cell office:value-type="float" office:value="196.33139399999999" table:style-name="ce10">
            <text:p>196,331394</text:p>
          </table:table-cell>
          <table:table-cell office:value-type="float" office:value="243" table:style-name="ce10">
            <text:p>243</text:p>
          </table:table-cell>
          <table:table-cell office:value-type="float" office:value="387" table:style-name="ce10">
            <text:p>387</text:p>
          </table:table-cell>
          <table:table-cell office:value-type="float" office:value="363" table:style-name="ce10">
            <text:p>363</text:p>
          </table:table-cell>
          <table:table-cell office:value-type="float" office:value="108" table:style-name="ce10">
            <text:p>108</text:p>
          </table:table-cell>
          <table:table-cell office:value-type="float" office:value="36" table:style-name="ce10">
            <text:p>36</text:p>
          </table:table-cell>
          <table:table-cell office:value-type="float" office:value="18.434832" table:style-name="ce10">
            <text:p>18,434832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2116.3410739999999" table:style-name="ce10">
            <text:p>2116,341074</text:p>
          </table:table-cell>
          <table:table-cell office:value-type="float" office:value="105.528148" table:style-name="ce10">
            <text:p>105,528148</text:p>
          </table:table-cell>
          <table:table-cell office:value-type="float" office:value="379.573531" table:style-name="ce10">
            <text:p>379,573531</text:p>
          </table:table-cell>
          <table:table-cell office:value-type="float" office:value="483.87273199999998" table:style-name="ce10">
            <text:p>483,872732</text:p>
          </table:table-cell>
          <table:table-cell office:value-type="float" office:value="814.49290499999995" table:style-name="ce10">
            <text:p>814,492905</text:p>
          </table:table-cell>
          <table:table-cell office:value-type="float" office:value="1604.2409319999999" table:style-name="ce10">
            <text:p>1604,240932</text:p>
          </table:table-cell>
          <table:table-cell office:value-type="float" office:value="1144.3592510000001" table:style-name="ce10">
            <text:p>1144,359251</text:p>
          </table:table-cell>
          <table:table-cell office:value-type="float" office:value="348.43483199999997" table:style-name="ce10">
            <text:p>348,434832</text:p>
          </table:table-cell>
          <table:table-cell office:value-type="float" office:value="66" table:style-name="ce10">
            <text:p>66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1">
            <text:p>2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1588.2131899999999" table:style-name="ce10">
            <text:p>1588,21319</text:p>
          </table:table-cell>
          <table:table-cell office:value-type="float" office:value="126.113719" table:style-name="ce10">
            <text:p>126,113719</text:p>
          </table:table-cell>
          <table:table-cell office:value-type="float" office:value="462.592039" table:style-name="ce10">
            <text:p>462,592039</text:p>
          </table:table-cell>
          <table:table-cell office:value-type="float" office:value="485.30519600000002" table:style-name="ce10">
            <text:p>485,305196</text:p>
          </table:table-cell>
          <table:table-cell office:value-type="float" office:value="832.46711600000003" table:style-name="ce10">
            <text:p>832,467116</text:p>
          </table:table-cell>
          <table:table-cell office:value-type="float" office:value="889.167056" table:style-name="ce10">
            <text:p>889,167056</text:p>
          </table:table-cell>
          <table:table-cell office:value-type="float" office:value="327" table:style-name="ce10">
            <text:p>327</text:p>
          </table:table-cell>
          <table:table-cell office:value-type="float" office:value="120" table:style-name="ce10">
            <text:p>120</text:p>
          </table:table-cell>
          <table:table-cell office:value-type="float" office:value="42" table:style-name="ce10">
            <text:p>4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3421.6967909999998" table:style-name="ce10">
            <text:p>3421,696791</text:p>
          </table:table-cell>
          <table:table-cell office:value-type="float" office:value="187.817677" table:style-name="ce10">
            <text:p>187,817677</text:p>
          </table:table-cell>
          <table:table-cell office:value-type="float" office:value="733.16991099999996" table:style-name="ce10">
            <text:p>733,169911</text:p>
          </table:table-cell>
          <table:table-cell office:value-type="float" office:value="759.20268999999996" table:style-name="ce10">
            <text:p>759,20269</text:p>
          </table:table-cell>
          <table:table-cell office:value-type="float" office:value="1834.700413" table:style-name="ce10">
            <text:p>1834,700413</text:p>
          </table:table-cell>
          <table:table-cell office:value-type="float" office:value="2917.1431269999998" table:style-name="ce10">
            <text:p>2917,143127</text:p>
          </table:table-cell>
          <table:table-cell office:value-type="float" office:value="1653.660357" table:style-name="ce10">
            <text:p>1653,660357</text:p>
          </table:table-cell>
          <table:table-cell office:value-type="float" office:value="416.34618399999999" table:style-name="ce10">
            <text:p>416,346184</text:p>
          </table:table-cell>
          <table:table-cell office:value-type="float" office:value="78" table:style-name="ce10">
            <text:p>78</text:p>
          </table:table-cell>
          <table:table-cell office:value-type="float" office:value="39" table:style-name="ce10">
            <text:p>39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5443.5752549999997" table:style-name="ce10">
            <text:p>5443,575255</text:p>
          </table:table-cell>
          <table:table-cell office:value-type="float" office:value="518.83199200000001" table:style-name="ce10">
            <text:p>518,831992</text:p>
          </table:table-cell>
          <table:table-cell office:value-type="float" office:value="1175.414507" table:style-name="ce10">
            <text:p>1175,414507</text:p>
          </table:table-cell>
          <table:table-cell office:value-type="float" office:value="2211.9067289999998" table:style-name="ce10">
            <text:p>2211,906729</text:p>
          </table:table-cell>
          <table:table-cell office:value-type="float" office:value="1818.946486" table:style-name="ce10">
            <text:p>1818,946486</text:p>
          </table:table-cell>
          <table:table-cell office:value-type="float" office:value="914.20029" table:style-name="ce10">
            <text:p>914,20029</text:p>
          </table:table-cell>
          <table:table-cell office:value-type="float" office:value="330.43483199999997" table:style-name="ce10">
            <text:p>330,434832</text:p>
          </table:table-cell>
          <table:table-cell office:value-type="float" office:value="78" table:style-name="ce10">
            <text:p>78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8533.6277989999999" table:style-name="ce10">
            <text:p>8533,627799</text:p>
          </table:table-cell>
          <table:table-cell office:value-type="float" office:value="690.86601399999995" table:style-name="ce10">
            <text:p>690,866014</text:p>
          </table:table-cell>
          <table:table-cell office:value-type="float" office:value="2382.9192589999998" table:style-name="ce10">
            <text:p>2382,919259</text:p>
          </table:table-cell>
          <table:table-cell office:value-type="float" office:value="2976.572275" table:style-name="ce10">
            <text:p>2976,572275</text:p>
          </table:table-cell>
          <table:table-cell office:value-type="float" office:value="2901.4610379999999" table:style-name="ce10">
            <text:p>2901,461038</text:p>
          </table:table-cell>
          <table:table-cell office:value-type="float" office:value="1321.95848" table:style-name="ce10">
            <text:p>1321,95848</text:p>
          </table:table-cell>
          <table:table-cell office:value-type="float" office:value="348" table:style-name="ce10">
            <text:p>348</text:p>
          </table:table-cell>
          <table:table-cell office:value-type="float" office:value="36" table:style-name="ce10">
            <text:p>36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6957.8105429999996" table:style-name="ce10">
            <text:p>6957,810543</text:p>
          </table:table-cell>
          <table:table-cell office:value-type="float" office:value="391.32469900000001" table:style-name="ce10">
            <text:p>391,324699</text:p>
          </table:table-cell>
          <table:table-cell office:value-type="float" office:value="1623.8027320000001" table:style-name="ce10">
            <text:p>1623,802732</text:p>
          </table:table-cell>
          <table:table-cell office:value-type="float" office:value="2129.0803660000001" table:style-name="ce10">
            <text:p>2129,080366</text:p>
          </table:table-cell>
          <table:table-cell office:value-type="float" office:value="3432.027583" table:style-name="ce10">
            <text:p>3432,027583</text:p>
          </table:table-cell>
          <table:table-cell office:value-type="float" office:value="2002.2441859999999" table:style-name="ce10">
            <text:p>2002,244186</text:p>
          </table:table-cell>
          <table:table-cell office:value-type="float" office:value="619.88391300000001" table:style-name="ce10">
            <text:p>619,883913</text:p>
          </table:table-cell>
          <table:table-cell office:value-type="float" office:value="90" table:style-name="ce10">
            <text:p>9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7768.0076559999998" table:style-name="ce10">
            <text:p>7768,007656</text:p>
          </table:table-cell>
          <table:table-cell office:value-type="float" office:value="410.93302299999999" table:style-name="ce10">
            <text:p>410,933023</text:p>
          </table:table-cell>
          <table:table-cell office:value-type="float" office:value="1652.710775" table:style-name="ce10">
            <text:p>1652,710775</text:p>
          </table:table-cell>
          <table:table-cell office:value-type="float" office:value="2494.444117" table:style-name="ce10">
            <text:p>2494,444117</text:p>
          </table:table-cell>
          <table:table-cell office:value-type="float" office:value="3372.3875170000001" table:style-name="ce10">
            <text:p>3372,387517</text:p>
          </table:table-cell>
          <table:table-cell office:value-type="float" office:value="2446.6841410000002" table:style-name="ce10">
            <text:p>2446,684141</text:p>
          </table:table-cell>
          <table:table-cell office:value-type="float" office:value="927.16161999999997" table:style-name="ce10">
            <text:p>927,16162</text:p>
          </table:table-cell>
          <table:table-cell office:value-type="float" office:value="162" table:style-name="ce10">
            <text:p>162</text:p>
          </table:table-cell>
          <table:table-cell office:value-type="float" office:value="78" table:style-name="ce10">
            <text:p>78</text:p>
          </table:table-cell>
          <table:table-cell office:value-type="float" office:value="15" table:style-name="ce10">
            <text:p>15</text:p>
          </table:table-cell>
          <table:table-cell office:value-type="float" office:value="33" table:style-name="ce11">
            <text:p>3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8164.0246749999997" table:style-name="ce10">
            <text:p>8164,024675</text:p>
          </table:table-cell>
          <table:table-cell office:value-type="float" office:value="744.16796499999998" table:style-name="ce10">
            <text:p>744,167965</text:p>
          </table:table-cell>
          <table:table-cell office:value-type="float" office:value="2074.6068049999999" table:style-name="ce10">
            <text:p>2074,606805</text:p>
          </table:table-cell>
          <table:table-cell office:value-type="float" office:value="3527.8175120000001" table:style-name="ce10">
            <text:p>3527,817512</text:p>
          </table:table-cell>
          <table:table-cell office:value-type="float" office:value="2230.4939589999999" table:style-name="ce10">
            <text:p>2230,493959</text:p>
          </table:table-cell>
          <table:table-cell office:value-type="float" office:value="642.22542899999996" table:style-name="ce10">
            <text:p>642,225429</text:p>
          </table:table-cell>
          <table:table-cell office:value-type="float" office:value="135" table:style-name="ce10">
            <text:p>135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4037.2013510000002" table:style-name="ce10">
            <text:p>4037,201351</text:p>
          </table:table-cell>
          <table:table-cell office:value-type="float" office:value="418.51700799999998" table:style-name="ce10">
            <text:p>418,517008</text:p>
          </table:table-cell>
          <table:table-cell office:value-type="float" office:value="1328.370132" table:style-name="ce10">
            <text:p>1328,370132</text:p>
          </table:table-cell>
          <table:table-cell office:value-type="float" office:value="2282.9044009999998" table:style-name="ce10">
            <text:p>2282,904401</text:p>
          </table:table-cell>
          <table:table-cell office:value-type="float" office:value="1970.420482" table:style-name="ce10">
            <text:p>1970,420482</text:p>
          </table:table-cell>
          <table:table-cell office:value-type="float" office:value="959.21561599999995" table:style-name="ce10">
            <text:p>959,215616</text:p>
          </table:table-cell>
          <table:table-cell office:value-type="float" office:value="156.434832" table:style-name="ce10">
            <text:p>156,434832</text:p>
          </table:table-cell>
          <table:table-cell office:value-type="float" office:value="21" table:style-name="ce10">
            <text:p>21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229.07876400000001" table:style-name="ce10">
            <text:p>229,078764</text:p>
          </table:table-cell>
          <table:table-cell office:value-type="float" office:value="33" table:style-name="ce10">
            <text:p>33</text:p>
          </table:table-cell>
          <table:table-cell office:value-type="float" office:value="99" table:style-name="ce10">
            <text:p>99</text:p>
          </table:table-cell>
          <table:table-cell office:value-type="float" office:value="105.341157" table:style-name="ce10">
            <text:p>105,341157</text:p>
          </table:table-cell>
          <table:table-cell office:value-type="float" office:value="78" table:style-name="ce10">
            <text:p>78</text:p>
          </table:table-cell>
          <table:table-cell office:value-type="float" office:value="81" table:style-name="ce10">
            <text:p>81</text:p>
          </table:table-cell>
          <table:table-cell office:value-type="float" office:value="36" table:style-name="ce10">
            <text:p>36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6122.9733820000001" table:style-name="ce10">
            <text:p>6122,973382</text:p>
          </table:table-cell>
          <table:table-cell office:value-type="float" office:value="874.64836200000002" table:style-name="ce10">
            <text:p>874,648362</text:p>
          </table:table-cell>
          <table:table-cell office:value-type="float" office:value="730.04545099999996" table:style-name="ce10">
            <text:p>730,045451</text:p>
          </table:table-cell>
          <table:table-cell office:value-type="float" office:value="1224.2070209999999" table:style-name="ce10">
            <text:p>1224,207021</text:p>
          </table:table-cell>
          <table:table-cell office:value-type="float" office:value="1369.0668129999999" table:style-name="ce10">
            <text:p>1369,066813</text:p>
          </table:table-cell>
          <table:table-cell office:value-type="float" office:value="1002.0257800000001" table:style-name="ce10">
            <text:p>1002,02578</text:p>
          </table:table-cell>
          <table:table-cell office:value-type="float" office:value="377.805205" table:style-name="ce10">
            <text:p>377,805205</text:p>
          </table:table-cell>
          <table:table-cell office:value-type="float" office:value="93" table:style-name="ce10">
            <text:p>9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2292.1715640000002" table:style-name="ce10">
            <text:p>2292,171564</text:p>
          </table:table-cell>
          <table:table-cell office:value-type="float" office:value="135.34115700000001" table:style-name="ce10">
            <text:p>135,341157</text:p>
          </table:table-cell>
          <table:table-cell office:value-type="float" office:value="436.35740600000003" table:style-name="ce10">
            <text:p>436,357406</text:p>
          </table:table-cell>
          <table:table-cell office:value-type="float" office:value="777.20809399999996" table:style-name="ce10">
            <text:p>777,208094</text:p>
          </table:table-cell>
          <table:table-cell office:value-type="float" office:value="1226.7285649999999" table:style-name="ce10">
            <text:p>1226,728565</text:p>
          </table:table-cell>
          <table:table-cell office:value-type="float" office:value="1523.0746220000001" table:style-name="ce10">
            <text:p>1523,074622</text:p>
          </table:table-cell>
          <table:table-cell office:value-type="float" office:value="977.52212099999997" table:style-name="ce10">
            <text:p>977,522121</text:p>
          </table:table-cell>
          <table:table-cell office:value-type="float" office:value="207" table:style-name="ce10">
            <text:p>207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1494.718879" table:style-name="ce10">
            <text:p>1494,718879</text:p>
          </table:table-cell>
          <table:table-cell office:value-type="float" office:value="64.320753999999994" table:style-name="ce10">
            <text:p>64,320754</text:p>
          </table:table-cell>
          <table:table-cell office:value-type="float" office:value="305.88235400000002" table:style-name="ce10">
            <text:p>305,882354</text:p>
          </table:table-cell>
          <table:table-cell office:value-type="float" office:value="325.61749600000002" table:style-name="ce10">
            <text:p>325,617496</text:p>
          </table:table-cell>
          <table:table-cell office:value-type="float" office:value="735.68443200000002" table:style-name="ce10">
            <text:p>735,684432</text:p>
          </table:table-cell>
          <table:table-cell office:value-type="float" office:value="920.19483600000001" table:style-name="ce10">
            <text:p>920,194836</text:p>
          </table:table-cell>
          <table:table-cell office:value-type="float" office:value="522.73157400000002" table:style-name="ce10">
            <text:p>522,731574</text:p>
          </table:table-cell>
          <table:table-cell office:value-type="float" office:value="153" table:style-name="ce10">
            <text:p>153</text:p>
          </table:table-cell>
          <table:table-cell office:value-type="float" office:value="24" table:style-name="ce10">
            <text:p>24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1657.0204650000001" table:style-name="ce10">
            <text:p>1657,020465</text:p>
          </table:table-cell>
          <table:table-cell office:value-type="float" office:value="236.52075300000001" table:style-name="ce10">
            <text:p>236,520753</text:p>
          </table:table-cell>
          <table:table-cell office:value-type="float" office:value="494.88306399999999" table:style-name="ce10">
            <text:p>494,883064</text:p>
          </table:table-cell>
          <table:table-cell office:value-type="float" office:value="809.87851499999999" table:style-name="ce10">
            <text:p>809,878515</text:p>
          </table:table-cell>
          <table:table-cell office:value-type="float" office:value="574.40142100000003" table:style-name="ce10">
            <text:p>574,401421</text:p>
          </table:table-cell>
          <table:table-cell office:value-type="float" office:value="183" table:style-name="ce10">
            <text:p>183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5534.5465039999999" table:style-name="ce10">
            <text:p>5534,546504</text:p>
          </table:table-cell>
          <table:table-cell office:value-type="float" office:value="210" table:style-name="ce10">
            <text:p>210</text:p>
          </table:table-cell>
          <table:table-cell office:value-type="float" office:value="649.919174" table:style-name="ce10">
            <text:p>649,919174</text:p>
          </table:table-cell>
          <table:table-cell office:value-type="float" office:value="1547.0411099999999" table:style-name="ce10">
            <text:p>1547,04111</text:p>
          </table:table-cell>
          <table:table-cell office:value-type="float" office:value="2064.40407" table:style-name="ce10">
            <text:p>2064,40407</text:p>
          </table:table-cell>
          <table:table-cell office:value-type="float" office:value="1396.033052" table:style-name="ce10">
            <text:p>1396,033052</text:p>
          </table:table-cell>
          <table:table-cell office:value-type="float" office:value="395.75357700000001" table:style-name="ce10">
            <text:p>395,753577</text:p>
          </table:table-cell>
          <table:table-cell office:value-type="float" office:value="87" table:style-name="ce10">
            <text:p>87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11705.476699999999" table:style-name="ce10">
            <text:p>11705,4767</text:p>
          </table:table-cell>
          <table:table-cell office:value-type="float" office:value="623.97125200000005" table:style-name="ce10">
            <text:p>623,971252</text:p>
          </table:table-cell>
          <table:table-cell office:value-type="float" office:value="1921.3835340000001" table:style-name="ce10">
            <text:p>1921,383534</text:p>
          </table:table-cell>
          <table:table-cell office:value-type="float" office:value="3693.5633600000001" table:style-name="ce10">
            <text:p>3693,56336</text:p>
          </table:table-cell>
          <table:table-cell office:value-type="float" office:value="4280.516713" table:style-name="ce10">
            <text:p>4280,516713</text:p>
          </table:table-cell>
          <table:table-cell office:value-type="float" office:value="1692.6322170000001" table:style-name="ce10">
            <text:p>1692,632217</text:p>
          </table:table-cell>
          <table:table-cell office:value-type="float" office:value="324.43483199999997" table:style-name="ce10">
            <text:p>324,434832</text:p>
          </table:table-cell>
          <table:table-cell office:value-type="float" office:value="51" table:style-name="ce10">
            <text:p>51</text:p>
          </table:table-cell>
          <table:table-cell office:value-type="float" office:value="48" table:style-name="ce10">
            <text:p>4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11073.069525999999" table:style-name="ce10">
            <text:p>11073,06953</text:p>
          </table:table-cell>
          <table:table-cell office:value-type="float" office:value="539.42677800000001" table:style-name="ce10">
            <text:p>539,426778</text:p>
          </table:table-cell>
          <table:table-cell office:value-type="float" office:value="1706.668827" table:style-name="ce10">
            <text:p>1706,668827</text:p>
          </table:table-cell>
          <table:table-cell office:value-type="float" office:value="3535.6065440000002" table:style-name="ce10">
            <text:p>3535,606544</text:p>
          </table:table-cell>
          <table:table-cell office:value-type="float" office:value="4144.6643350000004" table:style-name="ce10">
            <text:p>4144,664335</text:p>
          </table:table-cell>
          <table:table-cell office:value-type="float" office:value="1608.834521" table:style-name="ce10">
            <text:p>1608,834521</text:p>
          </table:table-cell>
          <table:table-cell office:value-type="float" office:value="300.43483199999997" table:style-name="ce10">
            <text:p>300,434832</text:p>
          </table:table-cell>
          <table:table-cell office:value-type="float" office:value="33" table:style-name="ce10">
            <text:p>33</text:p>
          </table:table-cell>
          <table:table-cell office:value-type="float" office:value="27" table:style-name="ce10">
            <text:p>2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8802.9884619999993" table:style-name="ce10">
            <text:p>8802,988462</text:p>
          </table:table-cell>
          <table:table-cell office:value-type="float" office:value="379.426669" table:style-name="ce10">
            <text:p>379,426669</text:p>
          </table:table-cell>
          <table:table-cell office:value-type="float" office:value="1730.6337269999999" table:style-name="ce10">
            <text:p>1730,633727</text:p>
          </table:table-cell>
          <table:table-cell office:value-type="float" office:value="2570.27322" table:style-name="ce10">
            <text:p>2570,27322</text:p>
          </table:table-cell>
          <table:table-cell office:value-type="float" office:value="4596.1302750000004" table:style-name="ce10">
            <text:p>4596,130275</text:p>
          </table:table-cell>
          <table:table-cell office:value-type="float" office:value="3065.8172209999998" table:style-name="ce10">
            <text:p>3065,817221</text:p>
          </table:table-cell>
          <table:table-cell office:value-type="float" office:value="604.01460799999995" table:style-name="ce10">
            <text:p>604,014608</text:p>
          </table:table-cell>
          <table:table-cell office:value-type="float" office:value="33" table:style-name="ce10">
            <text:p>33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10487.315615" table:style-name="ce10">
            <text:p>10487,31562</text:p>
          </table:table-cell>
          <table:table-cell office:value-type="float" office:value="746.63247200000001" table:style-name="ce10">
            <text:p>746,632472</text:p>
          </table:table-cell>
          <table:table-cell office:value-type="float" office:value="2382.8186569999998" table:style-name="ce10">
            <text:p>2382,818657</text:p>
          </table:table-cell>
          <table:table-cell office:value-type="float" office:value="3826.2236760000001" table:style-name="ce10">
            <text:p>3826,223676</text:p>
          </table:table-cell>
          <table:table-cell office:value-type="float" office:value="3753.3699660000002" table:style-name="ce10">
            <text:p>3753,369966</text:p>
          </table:table-cell>
          <table:table-cell office:value-type="float" office:value="1051.669056" table:style-name="ce10">
            <text:p>1051,669056</text:p>
          </table:table-cell>
          <table:table-cell office:value-type="float" office:value="96" table:style-name="ce10">
            <text:p>96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8317.4679579999993" table:style-name="ce10">
            <text:p>8317,467958</text:p>
          </table:table-cell>
          <table:table-cell office:value-type="float" office:value="1167.2543820000001" table:style-name="ce10">
            <text:p>1167,254382</text:p>
          </table:table-cell>
          <table:table-cell office:value-type="float" office:value="2115.9755019999998" table:style-name="ce10">
            <text:p>2115,975502</text:p>
          </table:table-cell>
          <table:table-cell office:value-type="float" office:value="2855.6384600000001" table:style-name="ce10">
            <text:p>2855,63846</text:p>
          </table:table-cell>
          <table:table-cell office:value-type="float" office:value="4533.2699819999998" table:style-name="ce10">
            <text:p>4533,269982</text:p>
          </table:table-cell>
          <table:table-cell office:value-type="float" office:value="4420.1133470000004" table:style-name="ce10">
            <text:p>4420,113347</text:p>
          </table:table-cell>
          <table:table-cell office:value-type="float" office:value="1177.2854279999999" table:style-name="ce10">
            <text:p>1177,285428</text:p>
          </table:table-cell>
          <table:table-cell office:value-type="float" office:value="249.434832" table:style-name="ce10">
            <text:p>249,434832</text:p>
          </table:table-cell>
          <table:table-cell office:value-type="float" office:value="78" table:style-name="ce10">
            <text:p>78</text:p>
          </table:table-cell>
          <table:table-cell office:value-type="float" office:value="60" table:style-name="ce10">
            <text:p>6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9323.4527130000006" table:style-name="ce10">
            <text:p>9323,452713</text:p>
          </table:table-cell>
          <table:table-cell office:value-type="float" office:value="560.59774300000004" table:style-name="ce10">
            <text:p>560,597743</text:p>
          </table:table-cell>
          <table:table-cell office:value-type="float" office:value="1787.042085" table:style-name="ce10">
            <text:p>1787,042085</text:p>
          </table:table-cell>
          <table:table-cell office:value-type="float" office:value="3162.587149" table:style-name="ce10">
            <text:p>3162,587149</text:p>
          </table:table-cell>
          <table:table-cell office:value-type="float" office:value="4238.1878269999997" table:style-name="ce10">
            <text:p>4238,187827</text:p>
          </table:table-cell>
          <table:table-cell office:value-type="float" office:value="1701.1227960000001" table:style-name="ce10">
            <text:p>1701,122796</text:p>
          </table:table-cell>
          <table:table-cell office:value-type="float" office:value="255.434832" table:style-name="ce10">
            <text:p>255,434832</text:p>
          </table:table-cell>
          <table:table-cell office:value-type="float" office:value="48.341157000000003" table:style-name="ce10">
            <text:p>48,341157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11840.659524999999" table:style-name="ce10">
            <text:p>11840,65953</text:p>
          </table:table-cell>
          <table:table-cell office:value-type="float" office:value="848.68218100000001" table:style-name="ce10">
            <text:p>848,682181</text:p>
          </table:table-cell>
          <table:table-cell office:value-type="float" office:value="2213.7570820000001" table:style-name="ce10">
            <text:p>2213,757082</text:p>
          </table:table-cell>
          <table:table-cell office:value-type="float" office:value="3825.6730040000002" table:style-name="ce10">
            <text:p>3825,673004</text:p>
          </table:table-cell>
          <table:table-cell office:value-type="float" office:value="2922.6503980000002" table:style-name="ce10">
            <text:p>2922,650398</text:p>
          </table:table-cell>
          <table:table-cell office:value-type="float" office:value="644.40123900000003" table:style-name="ce10">
            <text:p>644,401239</text:p>
          </table:table-cell>
          <table:table-cell office:value-type="float" office:value="48" table:style-name="ce10">
            <text:p>48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8001.3252329999996" table:style-name="ce10">
            <text:p>8001,325233</text:p>
          </table:table-cell>
          <table:table-cell office:value-type="float" office:value="739.660888" table:style-name="ce10">
            <text:p>739,660888</text:p>
          </table:table-cell>
          <table:table-cell office:value-type="float" office:value="2396.3540069999999" table:style-name="ce10">
            <text:p>2396,354007</text:p>
          </table:table-cell>
          <table:table-cell office:value-type="float" office:value="3763.7204830000001" table:style-name="ce10">
            <text:p>3763,720483</text:p>
          </table:table-cell>
          <table:table-cell office:value-type="float" office:value="3077.0538000000001" table:style-name="ce10">
            <text:p>3077,0538</text:p>
          </table:table-cell>
          <table:table-cell office:value-type="float" office:value="1261.549796" table:style-name="ce10">
            <text:p>1261,549796</text:p>
          </table:table-cell>
          <table:table-cell office:value-type="float" office:value="300.869664" table:style-name="ce10">
            <text:p>300,869664</text:p>
          </table:table-cell>
          <table:table-cell office:value-type="float" office:value="42" table:style-name="ce10">
            <text:p>4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396.931106" table:style-name="ce10">
            <text:p>396,931106</text:p>
          </table:table-cell>
          <table:table-cell office:value-type="float" office:value="69" table:style-name="ce10">
            <text:p>69</text:p>
          </table:table-cell>
          <table:table-cell office:value-type="float" office:value="158.42164199999999" table:style-name="ce10">
            <text:p>158,421642</text:p>
          </table:table-cell>
          <table:table-cell office:value-type="float" office:value="389.326729" table:style-name="ce10">
            <text:p>389,326729</text:p>
          </table:table-cell>
          <table:table-cell office:value-type="float" office:value="87" table:style-name="ce10">
            <text:p>87</text:p>
          </table:table-cell>
          <table:table-cell office:value-type="float" office:value="57" table:style-name="ce10">
            <text:p>57</text:p>
          </table:table-cell>
          <table:table-cell office:value-type="float" office:value="60" table:style-name="ce10">
            <text:p>60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1867.7216229999999" table:style-name="ce10">
            <text:p>1867,721623</text:p>
          </table:table-cell>
          <table:table-cell office:value-type="float" office:value="322.86051700000002" table:style-name="ce10">
            <text:p>322,860517</text:p>
          </table:table-cell>
          <table:table-cell office:value-type="float" office:value="826.90161999999998" table:style-name="ce10">
            <text:p>826,90162</text:p>
          </table:table-cell>
          <table:table-cell office:value-type="float" office:value="897.44549500000005" table:style-name="ce10">
            <text:p>897,445495</text:p>
          </table:table-cell>
          <table:table-cell office:value-type="float" office:value="520.06163700000002" table:style-name="ce10">
            <text:p>520,061637</text:p>
          </table:table-cell>
          <table:table-cell office:value-type="float" office:value="186" table:style-name="ce10">
            <text:p>186</text:p>
          </table:table-cell>
          <table:table-cell office:value-type="float" office:value="75" table:style-name="ce10">
            <text:p>75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249.73180099999999" table:style-name="ce10">
            <text:p>249,731801</text:p>
          </table:table-cell>
          <table:table-cell office:value-type="float" office:value="39" table:style-name="ce10">
            <text:p>39</text:p>
          </table:table-cell>
          <table:table-cell office:value-type="float" office:value="105.92769699999999" table:style-name="ce10">
            <text:p>105,927697</text:p>
          </table:table-cell>
          <table:table-cell office:value-type="float" office:value="114" table:style-name="ce10">
            <text:p>114</text:p>
          </table:table-cell>
          <table:table-cell office:value-type="float" office:value="66" table:style-name="ce10">
            <text:p>66</text:p>
          </table:table-cell>
          <table:table-cell office:value-type="float" office:value="45" table:style-name="ce10">
            <text:p>45</text:p>
          </table:table-cell>
          <table:table-cell office:value-type="float" office:value="24" table:style-name="ce10">
            <text:p>24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444.53928400000001" table:style-name="ce10">
            <text:p>444,539284</text:p>
          </table:table-cell>
          <table:table-cell office:value-type="float" office:value="55.696877000000001" table:style-name="ce10">
            <text:p>55,696877</text:p>
          </table:table-cell>
          <table:table-cell office:value-type="float" office:value="139.31126" table:style-name="ce10">
            <text:p>139,31126</text:p>
          </table:table-cell>
          <table:table-cell office:value-type="float" office:value="116.148326" table:style-name="ce10">
            <text:p>116,148326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66" table:style-name="ce10">
            <text:p>66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72.951753999999994" table:style-name="ce10">
            <text:p>72,951754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39" table:style-name="ce10">
            <text:p>3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39.434832" table:style-name="ce10">
            <text:p>39,434832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100.874332" table:style-name="ce10">
            <text:p>100,874332</text:p>
          </table:table-cell>
          <table:table-cell office:value-type="float" office:value="15" table:style-name="ce10">
            <text:p>15</text:p>
          </table:table-cell>
          <table:table-cell office:value-type="float" office:value="36" table:style-name="ce10">
            <text:p>36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80.727022000000005" table:style-name="ce10">
            <text:p>80,727022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45" table:style-name="ce10">
            <text:p>45</text:p>
          </table:table-cell>
          <table:table-cell office:value-type="float" office:value="39" table:style-name="ce10">
            <text:p>39</text:p>
          </table:table-cell>
          <table:table-cell office:value-type="float" office:value="80" table:style-name="ce10">
            <text:p>8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60" table:style-name="ce10">
            <text:p>60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82.144943999999995" table:style-name="ce10">
            <text:p>82,144944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10">
            <text:p>24</text:p>
          </table:table-cell>
          <table:table-cell office:value-type="float" office:value="24" table:style-name="ce10">
            <text:p>24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6254.6652599999998" table:style-name="ce10">
            <text:p>6254,66526</text:p>
          </table:table-cell>
          <table:table-cell office:value-type="float" office:value="560.08467599999994" table:style-name="ce10">
            <text:p>560,084676</text:p>
          </table:table-cell>
          <table:table-cell office:value-type="float" office:value="1939.292416" table:style-name="ce10">
            <text:p>1939,292416</text:p>
          </table:table-cell>
          <table:table-cell office:value-type="float" office:value="2677.9358520000001" table:style-name="ce10">
            <text:p>2677,935852</text:p>
          </table:table-cell>
          <table:table-cell office:value-type="float" office:value="1858.8130860000001" table:style-name="ce10">
            <text:p>1858,813086</text:p>
          </table:table-cell>
          <table:table-cell office:value-type="float" office:value="775.96238900000003" table:style-name="ce10">
            <text:p>775,962389</text:p>
          </table:table-cell>
          <table:table-cell office:value-type="float" office:value="282.38320399999998" table:style-name="ce10">
            <text:p>282,383204</text:p>
          </table:table-cell>
          <table:table-cell office:value-type="float" office:value="57" table:style-name="ce10">
            <text:p>57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402791.849407" table:style-name="ce10">
            <text:p>402791,8494</text:p>
          </table:table-cell>
          <table:table-cell office:value-type="float" office:value="28213.343241999999" table:style-name="ce10">
            <text:p>28213,34324</text:p>
          </table:table-cell>
          <table:table-cell office:value-type="float" office:value="92210.625870999997" table:style-name="ce10">
            <text:p>92210,62587</text:p>
          </table:table-cell>
          <table:table-cell office:value-type="float" office:value="140869.192381" table:style-name="ce10">
            <text:p>140869,1924</text:p>
          </table:table-cell>
          <table:table-cell office:value-type="float" office:value="143449.65661100001" table:style-name="ce10">
            <text:p>143449,6566</text:p>
          </table:table-cell>
          <table:table-cell office:value-type="float" office:value="83367.131729999994" table:style-name="ce10">
            <text:p>83367,13173</text:p>
          </table:table-cell>
          <table:table-cell office:value-type="float" office:value="28969.670113" table:style-name="ce10">
            <text:p>28969,67011</text:p>
          </table:table-cell>
          <table:table-cell office:value-type="float" office:value="6194.4717840000003" table:style-name="ce10">
            <text:p>6194,471784</text:p>
          </table:table-cell>
          <table:table-cell office:value-type="float" office:value="1653" table:style-name="ce10">
            <text:p>1653</text:p>
          </table:table-cell>
          <table:table-cell office:value-type="float" office:value="723.43483200000003" table:style-name="ce10">
            <text:p>723,434832</text:p>
          </table:table-cell>
          <table:table-cell office:value-type="float" office:value="669" table:style-name="ce11">
            <text:p>669</text:p>
          </table:table-cell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2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2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2" draw:style-name="a2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Labour Force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Individual monthly income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Indian or Asian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3">
            <text:p>Individual monthly income</text:p>
          </table:table-cell>
          <table:covered-table-cell/>
          <table:table-cell office:value-type="string" table:style-name="ce8">
            <text:p>No income</text:p>
          </table:table-cell>
          <table:table-cell office:value-type="string" table:style-name="ce8">
            <text:p>R1 - R400</text:p>
          </table:table-cell>
          <table:table-cell office:value-type="string" table:style-name="ce8">
            <text:p>R401 - R800</text:p>
          </table:table-cell>
          <table:table-cell office:value-type="string" table:style-name="ce8">
            <text:p>R801 - R1 600</text:p>
          </table:table-cell>
          <table:table-cell office:value-type="string" table:style-name="ce8">
            <text:p>R1 601 - R3 200</text:p>
          </table:table-cell>
          <table:table-cell office:value-type="string" table:style-name="ce8">
            <text:p>R3 201 - R6 400</text:p>
          </table:table-cell>
          <table:table-cell office:value-type="string" table:style-name="ce8">
            <text:p>R6 401 - R12 800</text:p>
          </table:table-cell>
          <table:table-cell office:value-type="string" table:style-name="ce8">
            <text:p>R12 801 - R25 600</text:p>
          </table:table-cell>
          <table:table-cell office:value-type="string" table:style-name="ce8">
            <text:p>R25 601 - R51 200</text:p>
          </table:table-cell>
          <table:table-cell office:value-type="string" table:style-name="ce8">
            <text:p>R51 201 - R102 400</text:p>
          </table:table-cell>
          <table:table-cell office:value-type="string" table:style-name="ce8">
            <text:p>R102 401 or more</text:p>
          </table:table-cell>
          <table:table-cell table:number-columns-repeated="1637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102.931123" table:style-name="ce10">
            <text:p>102,931123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27" table:style-name="ce10">
            <text:p>27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33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78.969571999999999" table:style-name="ce10">
            <text:p>78,969572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0" table:style-name="ce10">
            <text:p>30</text:p>
          </table:table-cell>
          <table:table-cell office:value-type="float" office:value="39" table:style-name="ce10">
            <text:p>39</text:p>
          </table:table-cell>
          <table:table-cell office:value-type="float" office:value="45" table:style-name="ce10">
            <text:p>45</text:p>
          </table:table-cell>
          <table:table-cell office:value-type="float" office:value="27" table:style-name="ce10">
            <text:p>27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89.869032000000004" table:style-name="ce10">
            <text:p>89,869032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office:value-type="float" office:value="33" table:style-name="ce10">
            <text:p>33</text:p>
          </table:table-cell>
          <table:table-cell office:value-type="float" office:value="39" table:style-name="ce10">
            <text:p>39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71.971575999999999" table:style-name="ce10">
            <text:p>71,97157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9" table:style-name="ce10">
            <text:p>39</text:p>
          </table:table-cell>
          <table:table-cell office:value-type="float" office:value="60" table:style-name="ce10">
            <text:p>60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203.394419" table:style-name="ce10">
            <text:p>203,39441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27" table:style-name="ce10">
            <text:p>27</text:p>
          </table:table-cell>
          <table:table-cell office:value-type="float" office:value="81" table:style-name="ce10">
            <text:p>81</text:p>
          </table:table-cell>
          <table:table-cell office:value-type="float" office:value="60" table:style-name="ce10">
            <text:p>60</text:p>
          </table:table-cell>
          <table:table-cell office:value-type="float" office:value="33" table:style-name="ce10">
            <text:p>33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55.188988999999999" table:style-name="ce10">
            <text:p>55,188989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63.657192000000002" table:style-name="ce10">
            <text:p>63,65719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51" table:style-name="ce10">
            <text:p>51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42.531444" table:style-name="ce10">
            <text:p>42,531444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33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24" table:style-name="ce10">
            <text:p>24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37.188636000000002" table:style-name="ce10">
            <text:p>37,18863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49.971575999999999" table:style-name="ce10">
            <text:p>49,971576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24" table:style-name="ce10">
            <text:p>24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67.166144000000003" table:style-name="ce10">
            <text:p>67,166144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33" table:style-name="ce10">
            <text:p>33</text:p>
          </table:table-cell>
          <table:table-cell office:value-type="float" office:value="57" table:style-name="ce10">
            <text:p>57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45" table:style-name="ce10">
            <text:p>45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264.06771600000002" table:style-name="ce10">
            <text:p>264,067716</text:p>
          </table:table-cell>
          <table:table-cell office:value-type="float" office:value="24" table:style-name="ce10">
            <text:p>24</text:p>
          </table:table-cell>
          <table:table-cell office:value-type="float" office:value="24" table:style-name="ce10">
            <text:p>24</text:p>
          </table:table-cell>
          <table:table-cell office:value-type="float" office:value="42" table:style-name="ce10">
            <text:p>42</text:p>
          </table:table-cell>
          <table:table-cell office:value-type="float" office:value="33" table:style-name="ce10">
            <text:p>33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36" table:style-name="ce10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85.718075999999996" table:style-name="ce10">
            <text:p>85,718076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175.103364" table:style-name="ce10">
            <text:p>175,103364</text:p>
          </table:table-cell>
          <table:table-cell office:value-type="float" office:value="0" table:style-name="ce10">
            <text:p>0</text:p>
          </table:table-cell>
          <table:table-cell office:value-type="float" office:value="39" table:style-name="ce10">
            <text:p>39</text:p>
          </table:table-cell>
          <table:table-cell office:value-type="float" office:value="51" table:style-name="ce10">
            <text:p>51</text:p>
          </table:table-cell>
          <table:table-cell office:value-type="float" office:value="33" table:style-name="ce10">
            <text:p>33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90.869032000000004" table:style-name="ce10">
            <text:p>90,869032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91.305155999999997" table:style-name="ce10">
            <text:p>91,30515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3" table:style-name="ce10">
            <text:p>33</text:p>
          </table:table-cell>
          <table:table-cell office:value-type="float" office:value="30" table:style-name="ce10">
            <text:p>30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859.55036099999995" table:style-name="ce10">
            <text:p>859,550361</text:p>
          </table:table-cell>
          <table:table-cell office:value-type="float" office:value="36" table:style-name="ce10">
            <text:p>36</text:p>
          </table:table-cell>
          <table:table-cell office:value-type="float" office:value="150.66631100000001" table:style-name="ce10">
            <text:p>150,666311</text:p>
          </table:table-cell>
          <table:table-cell office:value-type="float" office:value="228.65719200000001" table:style-name="ce10">
            <text:p>228,657192</text:p>
          </table:table-cell>
          <table:table-cell office:value-type="float" office:value="402" table:style-name="ce10">
            <text:p>402</text:p>
          </table:table-cell>
          <table:table-cell office:value-type="float" office:value="284.20738799999998" table:style-name="ce10">
            <text:p>284,207388</text:p>
          </table:table-cell>
          <table:table-cell office:value-type="float" office:value="135.34115700000001" table:style-name="ce10">
            <text:p>135,341157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184.8442" table:style-name="ce10">
            <text:p>184,8442</text:p>
          </table:table-cell>
          <table:table-cell office:value-type="float" office:value="3" table:style-name="ce10">
            <text:p>3</text:p>
          </table:table-cell>
          <table:table-cell office:value-type="float" office:value="39.341157000000003" table:style-name="ce10">
            <text:p>39,341157</text:p>
          </table:table-cell>
          <table:table-cell office:value-type="float" office:value="54" table:style-name="ce10">
            <text:p>54</text:p>
          </table:table-cell>
          <table:table-cell office:value-type="float" office:value="57" table:style-name="ce10">
            <text:p>57</text:p>
          </table:table-cell>
          <table:table-cell office:value-type="float" office:value="168.65719200000001" table:style-name="ce10">
            <text:p>168,657192</text:p>
          </table:table-cell>
          <table:table-cell office:value-type="float" office:value="63" table:style-name="ce10">
            <text:p>63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123.41409299999999" table:style-name="ce10">
            <text:p>123,414093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54" table:style-name="ce10">
            <text:p>54</text:p>
          </table:table-cell>
          <table:table-cell office:value-type="float" office:value="60" table:style-name="ce10">
            <text:p>60</text:p>
          </table:table-cell>
          <table:table-cell office:value-type="float" office:value="81" table:style-name="ce10">
            <text:p>81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96.657191999999995" table:style-name="ce10">
            <text:p>96,657192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24" table:style-name="ce10">
            <text:p>24</text:p>
          </table:table-cell>
          <table:table-cell office:value-type="float" office:value="33" table:style-name="ce10">
            <text:p>33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72" table:style-name="ce10">
            <text:p>72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81" table:style-name="ce10">
            <text:p>8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54" table:style-name="ce10">
            <text:p>54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91.655540999999999" table:style-name="ce10">
            <text:p>91,655541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18" table:style-name="ce10">
            <text:p>18</text:p>
          </table:table-cell>
          <table:table-cell office:value-type="float" office:value="24" table:style-name="ce10">
            <text:p>24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86.314384000000004" table:style-name="ce10">
            <text:p>86,314384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54" table:style-name="ce10">
            <text:p>54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199.121205" table:style-name="ce10">
            <text:p>199,121205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3" table:style-name="ce10">
            <text:p>33</text:p>
          </table:table-cell>
          <table:table-cell office:value-type="float" office:value="75" table:style-name="ce10">
            <text:p>75</text:p>
          </table:table-cell>
          <table:table-cell office:value-type="float" office:value="78" table:style-name="ce10">
            <text:p>78</text:p>
          </table:table-cell>
          <table:table-cell office:value-type="float" office:value="33" table:style-name="ce10">
            <text:p>33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85.321904000000004" table:style-name="ce10">
            <text:p>85,321904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3" table:style-name="ce10">
            <text:p>33</text:p>
          </table:table-cell>
          <table:table-cell office:value-type="float" office:value="36" table:style-name="ce10">
            <text:p>36</text:p>
          </table:table-cell>
          <table:table-cell office:value-type="float" office:value="24" table:style-name="ce10">
            <text:p>24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2823.979621" table:style-name="ce10">
            <text:p>2823,979621</text:p>
          </table:table-cell>
          <table:table-cell office:value-type="float" office:value="81" table:style-name="ce10">
            <text:p>81</text:p>
          </table:table-cell>
          <table:table-cell office:value-type="float" office:value="429.00348300000002" table:style-name="ce10">
            <text:p>429,003483</text:p>
          </table:table-cell>
          <table:table-cell office:value-type="float" office:value="462" table:style-name="ce10">
            <text:p>462</text:p>
          </table:table-cell>
          <table:table-cell office:value-type="float" office:value="912.86681699999997" table:style-name="ce10">
            <text:p>912,866817</text:p>
          </table:table-cell>
          <table:table-cell office:value-type="float" office:value="937.58527900000001" table:style-name="ce10">
            <text:p>937,585279</text:p>
          </table:table-cell>
          <table:table-cell office:value-type="float" office:value="493.49971799999997" table:style-name="ce10">
            <text:p>493,499718</text:p>
          </table:table-cell>
          <table:table-cell office:value-type="float" office:value="174.661911" table:style-name="ce10">
            <text:p>174,661911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60.405695999999999" table:style-name="ce10">
            <text:p>60,405696</text:p>
          </table:table-cell>
          <table:table-cell office:value-type="float" office:value="0" table:style-name="ce10">
            <text:p>0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57.505023999999999" table:style-name="ce10">
            <text:p>57,505024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27" table:style-name="ce10">
            <text:p>27</text:p>
          </table:table-cell>
          <table:table-cell office:value-type="float" office:value="51" table:style-name="ce10">
            <text:p>51</text:p>
          </table:table-cell>
          <table:table-cell office:value-type="float" office:value="45" table:style-name="ce10">
            <text:p>45</text:p>
          </table:table-cell>
          <table:table-cell office:value-type="float" office:value="51" table:style-name="ce10">
            <text:p>51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125.710408" table:style-name="ce10">
            <text:p>125,710408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36" table:style-name="ce10">
            <text:p>36</text:p>
          </table:table-cell>
          <table:table-cell office:value-type="float" office:value="69" table:style-name="ce10">
            <text:p>69</text:p>
          </table:table-cell>
          <table:table-cell office:value-type="float" office:value="33" table:style-name="ce10">
            <text:p>33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82.876255999999998" table:style-name="ce10">
            <text:p>82,876256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66" table:style-name="ce10">
            <text:p>66</text:p>
          </table:table-cell>
          <table:table-cell office:value-type="float" office:value="90" table:style-name="ce10">
            <text:p>90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420.40481299999999" table:style-name="ce10">
            <text:p>420,404813</text:p>
          </table:table-cell>
          <table:table-cell office:value-type="float" office:value="36" table:style-name="ce10">
            <text:p>36</text:p>
          </table:table-cell>
          <table:table-cell office:value-type="float" office:value="53.003067999999999" table:style-name="ce10">
            <text:p>53,003068</text:p>
          </table:table-cell>
          <table:table-cell office:value-type="float" office:value="60" table:style-name="ce10">
            <text:p>60</text:p>
          </table:table-cell>
          <table:table-cell office:value-type="float" office:value="141.43812800000001" table:style-name="ce10">
            <text:p>141,438128</text:p>
          </table:table-cell>
          <table:table-cell office:value-type="float" office:value="90" table:style-name="ce10">
            <text:p>90</text:p>
          </table:table-cell>
          <table:table-cell office:value-type="float" office:value="102" table:style-name="ce10">
            <text:p>102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131.930406" table:style-name="ce10">
            <text:p>131,930406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81.583072000000001" table:style-name="ce10">
            <text:p>81,583072</text:p>
          </table:table-cell>
          <table:table-cell office:value-type="float" office:value="60" table:style-name="ce10">
            <text:p>60</text:p>
          </table:table-cell>
          <table:table-cell office:value-type="float" office:value="51" table:style-name="ce10">
            <text:p>51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79.941147999999998" table:style-name="ce10">
            <text:p>79,941148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float" office:value="39" table:style-name="ce10">
            <text:p>39</text:p>
          </table:table-cell>
          <table:table-cell office:value-type="float" office:value="30" table:style-name="ce10">
            <text:p>30</text:p>
          </table:table-cell>
          <table:table-cell office:value-type="float" office:value="51" table:style-name="ce10">
            <text:p>51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660.25246800000002" table:style-name="ce10">
            <text:p>660,252468</text:p>
          </table:table-cell>
          <table:table-cell office:value-type="float" office:value="24.531444" table:style-name="ce10">
            <text:p>24,531444</text:p>
          </table:table-cell>
          <table:table-cell office:value-type="float" office:value="39.682313999999998" table:style-name="ce10">
            <text:p>39,682314</text:p>
          </table:table-cell>
          <table:table-cell office:value-type="float" office:value="86.847831999999997" table:style-name="ce10">
            <text:p>86,847832</text:p>
          </table:table-cell>
          <table:table-cell office:value-type="float" office:value="125.40770000000001" table:style-name="ce10">
            <text:p>125,4077</text:p>
          </table:table-cell>
          <table:table-cell office:value-type="float" office:value="204.65719200000001" table:style-name="ce10">
            <text:p>204,657192</text:p>
          </table:table-cell>
          <table:table-cell office:value-type="float" office:value="181.87625600000001" table:style-name="ce10">
            <text:p>181,876256</text:p>
          </table:table-cell>
          <table:table-cell office:value-type="float" office:value="99" table:style-name="ce10">
            <text:p>99</text:p>
          </table:table-cell>
          <table:table-cell office:value-type="float" office:value="21" table:style-name="ce10">
            <text:p>21</text:p>
          </table:table-cell>
          <table:table-cell office:value-type="float" office:value="18.657191999999998" table:style-name="ce10">
            <text:p>18,657192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329.83632699999998" table:style-name="ce10">
            <text:p>329,836327</text:p>
          </table:table-cell>
          <table:table-cell office:value-type="float" office:value="18" table:style-name="ce10">
            <text:p>18</text:p>
          </table:table-cell>
          <table:table-cell office:value-type="float" office:value="30.341156999999999" table:style-name="ce10">
            <text:p>30,341157</text:p>
          </table:table-cell>
          <table:table-cell office:value-type="float" office:value="36.583072000000001" table:style-name="ce10">
            <text:p>36,583072</text:p>
          </table:table-cell>
          <table:table-cell office:value-type="float" office:value="93" table:style-name="ce10">
            <text:p>93</text:p>
          </table:table-cell>
          <table:table-cell office:value-type="float" office:value="147" table:style-name="ce10">
            <text:p>147</text:p>
          </table:table-cell>
          <table:table-cell office:value-type="float" office:value="87" table:style-name="ce10">
            <text:p>87</text:p>
          </table:table-cell>
          <table:table-cell office:value-type="float" office:value="93" table:style-name="ce10">
            <text:p>93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513.77972899999997" table:style-name="ce10">
            <text:p>513,779729</text:p>
          </table:table-cell>
          <table:table-cell office:value-type="float" office:value="24" table:style-name="ce10">
            <text:p>24</text:p>
          </table:table-cell>
          <table:table-cell office:value-type="float" office:value="36" table:style-name="ce10">
            <text:p>36</text:p>
          </table:table-cell>
          <table:table-cell office:value-type="float" office:value="66" table:style-name="ce10">
            <text:p>66</text:p>
          </table:table-cell>
          <table:table-cell office:value-type="float" office:value="162" table:style-name="ce10">
            <text:p>162</text:p>
          </table:table-cell>
          <table:table-cell office:value-type="float" office:value="222" table:style-name="ce10">
            <text:p>222</text:p>
          </table:table-cell>
          <table:table-cell office:value-type="float" office:value="252.53144399999999" table:style-name="ce10">
            <text:p>252,531444</text:p>
          </table:table-cell>
          <table:table-cell office:value-type="float" office:value="123" table:style-name="ce10">
            <text:p>123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1">
            <text:p>2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398.28421200000003" table:style-name="ce10">
            <text:p>398,284212</text:p>
          </table:table-cell>
          <table:table-cell office:value-type="float" office:value="33.438127999999999" table:style-name="ce10">
            <text:p>33,438128</text:p>
          </table:table-cell>
          <table:table-cell office:value-type="float" office:value="45.909751999999997" table:style-name="ce10">
            <text:p>45,909752</text:p>
          </table:table-cell>
          <table:table-cell office:value-type="float" office:value="96" table:style-name="ce10">
            <text:p>96</text:p>
          </table:table-cell>
          <table:table-cell office:value-type="float" office:value="222.65719200000001" table:style-name="ce10">
            <text:p>222,657192</text:p>
          </table:table-cell>
          <table:table-cell office:value-type="float" office:value="204" table:style-name="ce10">
            <text:p>204</text:p>
          </table:table-cell>
          <table:table-cell office:value-type="float" office:value="87" table:style-name="ce10">
            <text:p>87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258.32903599999997" table:style-name="ce10">
            <text:p>258,329036</text:p>
          </table:table-cell>
          <table:table-cell office:value-type="float" office:value="9" table:style-name="ce10">
            <text:p>9</text:p>
          </table:table-cell>
          <table:table-cell office:value-type="float" office:value="60.454875999999999" table:style-name="ce10">
            <text:p>60,454876</text:p>
          </table:table-cell>
          <table:table-cell office:value-type="float" office:value="36" table:style-name="ce10">
            <text:p>36</text:p>
          </table:table-cell>
          <table:table-cell office:value-type="float" office:value="135" table:style-name="ce10">
            <text:p>135</text:p>
          </table:table-cell>
          <table:table-cell office:value-type="float" office:value="189" table:style-name="ce10">
            <text:p>189</text:p>
          </table:table-cell>
          <table:table-cell office:value-type="float" office:value="123" table:style-name="ce10">
            <text:p>123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66.583072000000001" table:style-name="ce10">
            <text:p>66,583072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18" table:style-name="ce10">
            <text:p>18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51" table:style-name="ce10">
            <text:p>5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10">
            <text:p>27</text:p>
          </table:table-cell>
          <table:table-cell office:value-type="float" office:value="18" table:style-name="ce10">
            <text:p>18</text:p>
          </table:table-cell>
          <table:table-cell office:value-type="float" office:value="24" table:style-name="ce10">
            <text:p>24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867.55973400000005" table:style-name="ce10">
            <text:p>867,559734</text:p>
          </table:table-cell>
          <table:table-cell office:value-type="float" office:value="30" table:style-name="ce10">
            <text:p>30</text:p>
          </table:table-cell>
          <table:table-cell office:value-type="float" office:value="118.32075399999999" table:style-name="ce10">
            <text:p>118,320754</text:p>
          </table:table-cell>
          <table:table-cell office:value-type="float" office:value="204.65719200000001" table:style-name="ce10">
            <text:p>204,657192</text:p>
          </table:table-cell>
          <table:table-cell office:value-type="float" office:value="321.34115700000001" table:style-name="ce10">
            <text:p>321,341157</text:p>
          </table:table-cell>
          <table:table-cell office:value-type="float" office:value="189.65719200000001" table:style-name="ce10">
            <text:p>189,657192</text:p>
          </table:table-cell>
          <table:table-cell office:value-type="float" office:value="57" table:style-name="ce10">
            <text:p>57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157.71282099999999" table:style-name="ce10">
            <text:p>157,712821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45" table:style-name="ce10">
            <text:p>45</text:p>
          </table:table-cell>
          <table:table-cell office:value-type="float" office:value="66" table:style-name="ce10">
            <text:p>66</text:p>
          </table:table-cell>
          <table:table-cell office:value-type="float" office:value="63" table:style-name="ce10">
            <text:p>63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39.657192000000002" table:style-name="ce10">
            <text:p>39,657192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27" table:style-name="ce10">
            <text:p>27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94.876255999999998" table:style-name="ce10">
            <text:p>94,876256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27" table:style-name="ce10">
            <text:p>27</text:p>
          </table:table-cell>
          <table:table-cell office:value-type="float" office:value="83.219064000000003" table:style-name="ce10">
            <text:p>83,219064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24" table:style-name="ce10">
            <text:p>2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65.897456000000005" table:style-name="ce10">
            <text:p>65,89745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152.53362999999999" table:style-name="ce10">
            <text:p>152,53363</text:p>
          </table:table-cell>
          <table:table-cell office:value-type="float" office:value="9" table:style-name="ce10">
            <text:p>9</text:p>
          </table:table-cell>
          <table:table-cell office:value-type="float" office:value="33.682313999999998" table:style-name="ce10">
            <text:p>33,682314</text:p>
          </table:table-cell>
          <table:table-cell office:value-type="float" office:value="39" table:style-name="ce10">
            <text:p>39</text:p>
          </table:table-cell>
          <table:table-cell office:value-type="float" office:value="54" table:style-name="ce10">
            <text:p>54</text:p>
          </table:table-cell>
          <table:table-cell office:value-type="float" office:value="96" table:style-name="ce10">
            <text:p>96</text:p>
          </table:table-cell>
          <table:table-cell office:value-type="float" office:value="45" table:style-name="ce10">
            <text:p>45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89.196515000000005" table:style-name="ce10">
            <text:p>89,196515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27" table:style-name="ce10">
            <text:p>27</text:p>
          </table:table-cell>
          <table:table-cell office:value-type="float" office:value="30" table:style-name="ce10">
            <text:p>30</text:p>
          </table:table-cell>
          <table:table-cell office:value-type="float" office:value="39" table:style-name="ce10">
            <text:p>39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30.876256000000001" table:style-name="ce10">
            <text:p>30,87625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51" table:style-name="ce10">
            <text:p>51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78.583072000000001" table:style-name="ce10">
            <text:p>78,58307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51.531444" table:style-name="ce10">
            <text:p>51,531444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39.657192000000002" table:style-name="ce10">
            <text:p>39,65719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0" table:style-name="ce10">
            <text:p>3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24" table:style-name="ce10">
            <text:p>24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97.141330999999994" table:style-name="ce10">
            <text:p>97,141331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0">
            <text:p>21</text:p>
          </table:table-cell>
          <table:table-cell office:value-type="float" office:value="33" table:style-name="ce10">
            <text:p>33</text:p>
          </table:table-cell>
          <table:table-cell office:value-type="float" office:value="72" table:style-name="ce10">
            <text:p>72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163.75654800000001" table:style-name="ce10">
            <text:p>163,756548</text:p>
          </table:table-cell>
          <table:table-cell office:value-type="float" office:value="18" table:style-name="ce10">
            <text:p>18</text:p>
          </table:table-cell>
          <table:table-cell office:value-type="float" office:value="24" table:style-name="ce10">
            <text:p>24</text:p>
          </table:table-cell>
          <table:table-cell office:value-type="float" office:value="60" table:style-name="ce10">
            <text:p>60</text:p>
          </table:table-cell>
          <table:table-cell office:value-type="float" office:value="30" table:style-name="ce10">
            <text:p>30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66" table:style-name="ce10">
            <text:p>6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27" table:style-name="ce10">
            <text:p>27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102.499724" table:style-name="ce10">
            <text:p>102,499724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24" table:style-name="ce10">
            <text:p>24</text:p>
          </table:table-cell>
          <table:table-cell office:value-type="float" office:value="36" table:style-name="ce10">
            <text:p>36</text:p>
          </table:table-cell>
          <table:table-cell office:value-type="float" office:value="33" table:style-name="ce10">
            <text:p>33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12217.079314000001" table:style-name="ce10">
            <text:p>12217,07931</text:p>
          </table:table-cell>
          <table:table-cell office:value-type="float" office:value="513.96957199999997" table:style-name="ce10">
            <text:p>513,969572</text:p>
          </table:table-cell>
          <table:table-cell office:value-type="float" office:value="1627.405186" table:style-name="ce10">
            <text:p>1627,405186</text:p>
          </table:table-cell>
          <table:table-cell office:value-type="float" office:value="2305.7452880000001" table:style-name="ce10">
            <text:p>2305,745288</text:p>
          </table:table-cell>
          <table:table-cell office:value-type="float" office:value="4166.2940660000004" table:style-name="ce10">
            <text:p>4166,294066</text:p>
          </table:table-cell>
          <table:table-cell office:value-type="float" office:value="4270.9833070000004" table:style-name="ce10">
            <text:p>4270,983307</text:p>
          </table:table-cell>
          <table:table-cell office:value-type="float" office:value="2569.2485750000001" table:style-name="ce10">
            <text:p>2569,248575</text:p>
          </table:table-cell>
          <table:table-cell office:value-type="float" office:value="1065.6619109999999" table:style-name="ce10">
            <text:p>1065,661911</text:p>
          </table:table-cell>
          <table:table-cell office:value-type="float" office:value="279" table:style-name="ce10">
            <text:p>279</text:p>
          </table:table-cell>
          <table:table-cell office:value-type="float" office:value="87.657191999999995" table:style-name="ce10">
            <text:p>87,657192</text:p>
          </table:table-cell>
          <table:table-cell office:value-type="float" office:value="108" table:style-name="ce11">
            <text:p>108</text:p>
          </table:table-cell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2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3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3" draw:style-name="a3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Labour Force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Individual monthly income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White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3">
            <text:p>Individual monthly income</text:p>
          </table:table-cell>
          <table:covered-table-cell/>
          <table:table-cell office:value-type="string" table:style-name="ce8">
            <text:p>No income</text:p>
          </table:table-cell>
          <table:table-cell office:value-type="string" table:style-name="ce8">
            <text:p>R1 - R400</text:p>
          </table:table-cell>
          <table:table-cell office:value-type="string" table:style-name="ce8">
            <text:p>R401 - R800</text:p>
          </table:table-cell>
          <table:table-cell office:value-type="string" table:style-name="ce8">
            <text:p>R801 - R1 600</text:p>
          </table:table-cell>
          <table:table-cell office:value-type="string" table:style-name="ce8">
            <text:p>R1 601 - R3 200</text:p>
          </table:table-cell>
          <table:table-cell office:value-type="string" table:style-name="ce8">
            <text:p>R3 201 - R6 400</text:p>
          </table:table-cell>
          <table:table-cell office:value-type="string" table:style-name="ce8">
            <text:p>R6 401 - R12 800</text:p>
          </table:table-cell>
          <table:table-cell office:value-type="string" table:style-name="ce8">
            <text:p>R12 801 - R25 600</text:p>
          </table:table-cell>
          <table:table-cell office:value-type="string" table:style-name="ce8">
            <text:p>R25 601 - R51 200</text:p>
          </table:table-cell>
          <table:table-cell office:value-type="string" table:style-name="ce8">
            <text:p>R51 201 - R102 400</text:p>
          </table:table-cell>
          <table:table-cell office:value-type="string" table:style-name="ce8">
            <text:p>R102 401 or more</text:p>
          </table:table-cell>
          <table:table-cell table:number-columns-repeated="1637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33" table:style-name="ce10">
            <text:p>33</text:p>
          </table:table-cell>
          <table:table-cell office:value-type="float" office:value="0" table:style-name="ce10">
            <text:p>0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1629.2182969999999" table:style-name="ce10">
            <text:p>1629,218297</text:p>
          </table:table-cell>
          <table:table-cell office:value-type="float" office:value="141" table:style-name="ce10">
            <text:p>141</text:p>
          </table:table-cell>
          <table:table-cell office:value-type="float" office:value="142.09945200000001" table:style-name="ce10">
            <text:p>142,099452</text:p>
          </table:table-cell>
          <table:table-cell office:value-type="float" office:value="228.249458" table:style-name="ce10">
            <text:p>228,249458</text:p>
          </table:table-cell>
          <table:table-cell office:value-type="float" office:value="524.95272799999998" table:style-name="ce10">
            <text:p>524,952728</text:p>
          </table:table-cell>
          <table:table-cell office:value-type="float" office:value="983.44859099999996" table:style-name="ce10">
            <text:p>983,448591</text:p>
          </table:table-cell>
          <table:table-cell office:value-type="float" office:value="998.50298599999996" table:style-name="ce10">
            <text:p>998,502986</text:p>
          </table:table-cell>
          <table:table-cell office:value-type="float" office:value="577.96010000000001" table:style-name="ce10">
            <text:p>577,9601</text:p>
          </table:table-cell>
          <table:table-cell office:value-type="float" office:value="171" table:style-name="ce10">
            <text:p>171</text:p>
          </table:table-cell>
          <table:table-cell office:value-type="float" office:value="33" table:style-name="ce10">
            <text:p>33</text:p>
          </table:table-cell>
          <table:table-cell office:value-type="float" office:value="42" table:style-name="ce11">
            <text:p>42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3317.2056130000001" table:style-name="ce10">
            <text:p>3317,205613</text:p>
          </table:table-cell>
          <table:table-cell office:value-type="float" office:value="207.21741299999999" table:style-name="ce10">
            <text:p>207,217413</text:p>
          </table:table-cell>
          <table:table-cell office:value-type="float" office:value="303.216005" table:style-name="ce10">
            <text:p>303,216005</text:p>
          </table:table-cell>
          <table:table-cell office:value-type="float" office:value="568.50300100000004" table:style-name="ce10">
            <text:p>568,503001</text:p>
          </table:table-cell>
          <table:table-cell office:value-type="float" office:value="1682.26566" table:style-name="ce10">
            <text:p>1682,26566</text:p>
          </table:table-cell>
          <table:table-cell office:value-type="float" office:value="3237.7882909999998" table:style-name="ce10">
            <text:p>3237,788291</text:p>
          </table:table-cell>
          <table:table-cell office:value-type="float" office:value="3422.1422769999999" table:style-name="ce10">
            <text:p>3422,142277</text:p>
          </table:table-cell>
          <table:table-cell office:value-type="float" office:value="2242.5355770000001" table:style-name="ce10">
            <text:p>2242,535577</text:p>
          </table:table-cell>
          <table:table-cell office:value-type="float" office:value="581.275935" table:style-name="ce10">
            <text:p>581,275935</text:p>
          </table:table-cell>
          <table:table-cell office:value-type="float" office:value="147" table:style-name="ce10">
            <text:p>147</text:p>
          </table:table-cell>
          <table:table-cell office:value-type="float" office:value="129" table:style-name="ce11">
            <text:p>129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2754.6371899999999" table:style-name="ce10">
            <text:p>2754,63719</text:p>
          </table:table-cell>
          <table:table-cell office:value-type="float" office:value="197.160923" table:style-name="ce10">
            <text:p>197,160923</text:p>
          </table:table-cell>
          <table:table-cell office:value-type="float" office:value="338.64208500000001" table:style-name="ce10">
            <text:p>338,642085</text:p>
          </table:table-cell>
          <table:table-cell office:value-type="float" office:value="519.51503000000002" table:style-name="ce10">
            <text:p>519,51503</text:p>
          </table:table-cell>
          <table:table-cell office:value-type="float" office:value="1374.6438539999999" table:style-name="ce10">
            <text:p>1374,643854</text:p>
          </table:table-cell>
          <table:table-cell office:value-type="float" office:value="2382.7546739999998" table:style-name="ce10">
            <text:p>2382,754674</text:p>
          </table:table-cell>
          <table:table-cell office:value-type="float" office:value="1927.1422299999999" table:style-name="ce10">
            <text:p>1927,14223</text:p>
          </table:table-cell>
          <table:table-cell office:value-type="float" office:value="1175.5142510000001" table:style-name="ce10">
            <text:p>1175,514251</text:p>
          </table:table-cell>
          <table:table-cell office:value-type="float" office:value="343.31438400000002" table:style-name="ce10">
            <text:p>343,314384</text:p>
          </table:table-cell>
          <table:table-cell office:value-type="float" office:value="72" table:style-name="ce10">
            <text:p>72</text:p>
          </table:table-cell>
          <table:table-cell office:value-type="float" office:value="135" table:style-name="ce11">
            <text:p>135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4807.7289849999997" table:style-name="ce10">
            <text:p>4807,728985</text:p>
          </table:table-cell>
          <table:table-cell office:value-type="float" office:value="189.68066300000001" table:style-name="ce10">
            <text:p>189,680663</text:p>
          </table:table-cell>
          <table:table-cell office:value-type="float" office:value="400.09978599999999" table:style-name="ce10">
            <text:p>400,099786</text:p>
          </table:table-cell>
          <table:table-cell office:value-type="float" office:value="886.96165099999996" table:style-name="ce10">
            <text:p>886,961651</text:p>
          </table:table-cell>
          <table:table-cell office:value-type="float" office:value="2274.5725830000001" table:style-name="ce10">
            <text:p>2274,572583</text:p>
          </table:table-cell>
          <table:table-cell office:value-type="float" office:value="4312.6746240000002" table:style-name="ce10">
            <text:p>4312,674624</text:p>
          </table:table-cell>
          <table:table-cell office:value-type="float" office:value="3545.1531650000002" table:style-name="ce10">
            <text:p>3545,153165</text:p>
          </table:table-cell>
          <table:table-cell office:value-type="float" office:value="1202.2401950000001" table:style-name="ce10">
            <text:p>1202,240195</text:p>
          </table:table-cell>
          <table:table-cell office:value-type="float" office:value="186" table:style-name="ce10">
            <text:p>186</text:p>
          </table:table-cell>
          <table:table-cell office:value-type="float" office:value="99" table:style-name="ce10">
            <text:p>99</text:p>
          </table:table-cell>
          <table:table-cell office:value-type="float" office:value="63" table:style-name="ce11">
            <text:p>6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5407.160554" table:style-name="ce10">
            <text:p>5407,160554</text:p>
          </table:table-cell>
          <table:table-cell office:value-type="float" office:value="193.65719200000001" table:style-name="ce10">
            <text:p>193,657192</text:p>
          </table:table-cell>
          <table:table-cell office:value-type="float" office:value="243.113485" table:style-name="ce10">
            <text:p>243,113485</text:p>
          </table:table-cell>
          <table:table-cell office:value-type="float" office:value="512.61837100000002" table:style-name="ce10">
            <text:p>512,618371</text:p>
          </table:table-cell>
          <table:table-cell office:value-type="float" office:value="1374.636782" table:style-name="ce10">
            <text:p>1374,636782</text:p>
          </table:table-cell>
          <table:table-cell office:value-type="float" office:value="2879.0689980000002" table:style-name="ce10">
            <text:p>2879,068998</text:p>
          </table:table-cell>
          <table:table-cell office:value-type="float" office:value="3081.6818400000002" table:style-name="ce10">
            <text:p>3081,68184</text:p>
          </table:table-cell>
          <table:table-cell office:value-type="float" office:value="1926.1627940000001" table:style-name="ce10">
            <text:p>1926,162794</text:p>
          </table:table-cell>
          <table:table-cell office:value-type="float" office:value="727.81513700000005" table:style-name="ce10">
            <text:p>727,815137</text:p>
          </table:table-cell>
          <table:table-cell office:value-type="float" office:value="174" table:style-name="ce10">
            <text:p>174</text:p>
          </table:table-cell>
          <table:table-cell office:value-type="float" office:value="108" table:style-name="ce11">
            <text:p>10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4548.9639790000001" table:style-name="ce10">
            <text:p>4548,963979</text:p>
          </table:table-cell>
          <table:table-cell office:value-type="float" office:value="174.468322" table:style-name="ce10">
            <text:p>174,468322</text:p>
          </table:table-cell>
          <table:table-cell office:value-type="float" office:value="221.83460099999999" table:style-name="ce10">
            <text:p>221,834601</text:p>
          </table:table-cell>
          <table:table-cell office:value-type="float" office:value="523.708619" table:style-name="ce10">
            <text:p>523,708619</text:p>
          </table:table-cell>
          <table:table-cell office:value-type="float" office:value="1350.8141949999999" table:style-name="ce10">
            <text:p>1350,814195</text:p>
          </table:table-cell>
          <table:table-cell office:value-type="float" office:value="2945.240014" table:style-name="ce10">
            <text:p>2945,240014</text:p>
          </table:table-cell>
          <table:table-cell office:value-type="float" office:value="3044.2696999999998" table:style-name="ce10">
            <text:p>3044,2697</text:p>
          </table:table-cell>
          <table:table-cell office:value-type="float" office:value="2532.3407539999998" table:style-name="ce10">
            <text:p>2532,340754</text:p>
          </table:table-cell>
          <table:table-cell office:value-type="float" office:value="1006.697235" table:style-name="ce10">
            <text:p>1006,697235</text:p>
          </table:table-cell>
          <table:table-cell office:value-type="float" office:value="229.45487600000001" table:style-name="ce10">
            <text:p>229,454876</text:p>
          </table:table-cell>
          <table:table-cell office:value-type="float" office:value="201" table:style-name="ce11">
            <text:p>20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4838.0390550000002" table:style-name="ce10">
            <text:p>4838,039055</text:p>
          </table:table-cell>
          <table:table-cell office:value-type="float" office:value="192.65719200000001" table:style-name="ce10">
            <text:p>192,657192</text:p>
          </table:table-cell>
          <table:table-cell office:value-type="float" office:value="389.88443799999999" table:style-name="ce10">
            <text:p>389,884438</text:p>
          </table:table-cell>
          <table:table-cell office:value-type="float" office:value="836.35067500000002" table:style-name="ce10">
            <text:p>836,350675</text:p>
          </table:table-cell>
          <table:table-cell office:value-type="float" office:value="2304.119815" table:style-name="ce10">
            <text:p>2304,119815</text:p>
          </table:table-cell>
          <table:table-cell office:value-type="float" office:value="4759.6662260000003" table:style-name="ce10">
            <text:p>4759,666226</text:p>
          </table:table-cell>
          <table:table-cell office:value-type="float" office:value="4006.1689729999998" table:style-name="ce10">
            <text:p>4006,168973</text:p>
          </table:table-cell>
          <table:table-cell office:value-type="float" office:value="1901.6436719999999" table:style-name="ce10">
            <text:p>1901,643672</text:p>
          </table:table-cell>
          <table:table-cell office:value-type="float" office:value="425.50337300000001" table:style-name="ce10">
            <text:p>425,503373</text:p>
          </table:table-cell>
          <table:table-cell office:value-type="float" office:value="144" table:style-name="ce10">
            <text:p>144</text:p>
          </table:table-cell>
          <table:table-cell office:value-type="float" office:value="117" table:style-name="ce11">
            <text:p>11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5781.9259540000003" table:style-name="ce10">
            <text:p>5781,925954</text:p>
          </table:table-cell>
          <table:table-cell office:value-type="float" office:value="214.31910300000001" table:style-name="ce10">
            <text:p>214,319103</text:p>
          </table:table-cell>
          <table:table-cell office:value-type="float" office:value="219.571663" table:style-name="ce10">
            <text:p>219,571663</text:p>
          </table:table-cell>
          <table:table-cell office:value-type="float" office:value="642.88154299999997" table:style-name="ce10">
            <text:p>642,881543</text:p>
          </table:table-cell>
          <table:table-cell office:value-type="float" office:value="1794.6847780000001" table:style-name="ce10">
            <text:p>1794,684778</text:p>
          </table:table-cell>
          <table:table-cell office:value-type="float" office:value="3711.5514250000001" table:style-name="ce10">
            <text:p>3711,551425</text:p>
          </table:table-cell>
          <table:table-cell office:value-type="float" office:value="3507.7078620000002" table:style-name="ce10">
            <text:p>3507,707862</text:p>
          </table:table-cell>
          <table:table-cell office:value-type="float" office:value="2342.5904310000001" table:style-name="ce10">
            <text:p>2342,590431</text:p>
          </table:table-cell>
          <table:table-cell office:value-type="float" office:value="717.44275500000003" table:style-name="ce10">
            <text:p>717,442755</text:p>
          </table:table-cell>
          <table:table-cell office:value-type="float" office:value="189.34115700000001" table:style-name="ce10">
            <text:p>189,341157</text:p>
          </table:table-cell>
          <table:table-cell office:value-type="float" office:value="183" table:style-name="ce11">
            <text:p>18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541.58728399999995" table:style-name="ce10">
            <text:p>541,587284</text:p>
          </table:table-cell>
          <table:table-cell office:value-type="float" office:value="24" table:style-name="ce10">
            <text:p>24</text:p>
          </table:table-cell>
          <table:table-cell office:value-type="float" office:value="106.023471" table:style-name="ce10">
            <text:p>106,023471</text:p>
          </table:table-cell>
          <table:table-cell office:value-type="float" office:value="99.657191999999995" table:style-name="ce10">
            <text:p>99,657192</text:p>
          </table:table-cell>
          <table:table-cell office:value-type="float" office:value="222.32075399999999" table:style-name="ce10">
            <text:p>222,320754</text:p>
          </table:table-cell>
          <table:table-cell office:value-type="float" office:value="278.09366899999998" table:style-name="ce10">
            <text:p>278,093669</text:p>
          </table:table-cell>
          <table:table-cell office:value-type="float" office:value="96" table:style-name="ce10">
            <text:p>9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2137.8759920000002" table:style-name="ce10">
            <text:p>2137,875992</text:p>
          </table:table-cell>
          <table:table-cell office:value-type="float" office:value="63" table:style-name="ce10">
            <text:p>63</text:p>
          </table:table-cell>
          <table:table-cell office:value-type="float" office:value="248.87316899999999" table:style-name="ce10">
            <text:p>248,873169</text:p>
          </table:table-cell>
          <table:table-cell office:value-type="float" office:value="503.08220799999998" table:style-name="ce10">
            <text:p>503,082208</text:p>
          </table:table-cell>
          <table:table-cell office:value-type="float" office:value="1109.007108" table:style-name="ce10">
            <text:p>1109,007108</text:p>
          </table:table-cell>
          <table:table-cell office:value-type="float" office:value="1720.9180160000001" table:style-name="ce10">
            <text:p>1720,918016</text:p>
          </table:table-cell>
          <table:table-cell office:value-type="float" office:value="871.79098399999998" table:style-name="ce10">
            <text:p>871,790984</text:p>
          </table:table-cell>
          <table:table-cell office:value-type="float" office:value="177" table:style-name="ce10">
            <text:p>177</text:p>
          </table:table-cell>
          <table:table-cell office:value-type="float" office:value="27" table:style-name="ce10">
            <text:p>27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498.77474599999999" table:style-name="ce10">
            <text:p>498,774746</text:p>
          </table:table-cell>
          <table:table-cell office:value-type="float" office:value="15" table:style-name="ce10">
            <text:p>15</text:p>
          </table:table-cell>
          <table:table-cell office:value-type="float" office:value="30" table:style-name="ce10">
            <text:p>30</text:p>
          </table:table-cell>
          <table:table-cell office:value-type="float" office:value="90.641508000000002" table:style-name="ce10">
            <text:p>90,641508</text:p>
          </table:table-cell>
          <table:table-cell office:value-type="float" office:value="204.65719200000001" table:style-name="ce10">
            <text:p>204,657192</text:p>
          </table:table-cell>
          <table:table-cell office:value-type="float" office:value="569.38941999999997" table:style-name="ce10">
            <text:p>569,38942</text:p>
          </table:table-cell>
          <table:table-cell office:value-type="float" office:value="333.28595999999999" table:style-name="ce10">
            <text:p>333,28596</text:p>
          </table:table-cell>
          <table:table-cell office:value-type="float" office:value="126" table:style-name="ce10">
            <text:p>126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3401.8254999999999" table:style-name="ce10">
            <text:p>3401,8255</text:p>
          </table:table-cell>
          <table:table-cell office:value-type="float" office:value="97.454875999999999" table:style-name="ce10">
            <text:p>97,454876</text:p>
          </table:table-cell>
          <table:table-cell office:value-type="float" office:value="238.75107600000001" table:style-name="ce10">
            <text:p>238,751076</text:p>
          </table:table-cell>
          <table:table-cell office:value-type="float" office:value="566.81531900000004" table:style-name="ce10">
            <text:p>566,815319</text:p>
          </table:table-cell>
          <table:table-cell office:value-type="float" office:value="1795.4195179999999" table:style-name="ce10">
            <text:p>1795,419518</text:p>
          </table:table-cell>
          <table:table-cell office:value-type="float" office:value="2998.6669700000002" table:style-name="ce10">
            <text:p>2998,66697</text:p>
          </table:table-cell>
          <table:table-cell office:value-type="float" office:value="2181.1518449999999" table:style-name="ce10">
            <text:p>2181,151845</text:p>
          </table:table-cell>
          <table:table-cell office:value-type="float" office:value="689.31273299999998" table:style-name="ce10">
            <text:p>689,312733</text:p>
          </table:table-cell>
          <table:table-cell office:value-type="float" office:value="159" table:style-name="ce10">
            <text:p>159</text:p>
          </table:table-cell>
          <table:table-cell office:value-type="float" office:value="57" table:style-name="ce10">
            <text:p>57</text:p>
          </table:table-cell>
          <table:table-cell office:value-type="float" office:value="27" table:style-name="ce11">
            <text:p>2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4023.3822260000002" table:style-name="ce10">
            <text:p>4023,382226</text:p>
          </table:table-cell>
          <table:table-cell office:value-type="float" office:value="189.25090900000001" table:style-name="ce10">
            <text:p>189,250909</text:p>
          </table:table-cell>
          <table:table-cell office:value-type="float" office:value="398.06850900000001" table:style-name="ce10">
            <text:p>398,068509</text:p>
          </table:table-cell>
          <table:table-cell office:value-type="float" office:value="905.19932900000003" table:style-name="ce10">
            <text:p>905,199329</text:p>
          </table:table-cell>
          <table:table-cell office:value-type="float" office:value="2252.0571460000001" table:style-name="ce10">
            <text:p>2252,057146</text:p>
          </table:table-cell>
          <table:table-cell office:value-type="float" office:value="3705.9798209999999" table:style-name="ce10">
            <text:p>3705,979821</text:p>
          </table:table-cell>
          <table:table-cell office:value-type="float" office:value="2580.661212" table:style-name="ce10">
            <text:p>2580,661212</text:p>
          </table:table-cell>
          <table:table-cell office:value-type="float" office:value="699.66358500000001" table:style-name="ce10">
            <text:p>699,663585</text:p>
          </table:table-cell>
          <table:table-cell office:value-type="float" office:value="150" table:style-name="ce10">
            <text:p>150</text:p>
          </table:table-cell>
          <table:table-cell office:value-type="float" office:value="75" table:style-name="ce10">
            <text:p>75</text:p>
          </table:table-cell>
          <table:table-cell office:value-type="float" office:value="39" table:style-name="ce11">
            <text:p>3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1343.770577" table:style-name="ce10">
            <text:p>1343,770577</text:p>
          </table:table-cell>
          <table:table-cell office:value-type="float" office:value="69" table:style-name="ce10">
            <text:p>69</text:p>
          </table:table-cell>
          <table:table-cell office:value-type="float" office:value="138.33585099999999" table:style-name="ce10">
            <text:p>138,335851</text:p>
          </table:table-cell>
          <table:table-cell office:value-type="float" office:value="347.77869800000002" table:style-name="ce10">
            <text:p>347,778698</text:p>
          </table:table-cell>
          <table:table-cell office:value-type="float" office:value="786.29077900000004" table:style-name="ce10">
            <text:p>786,290779</text:p>
          </table:table-cell>
          <table:table-cell office:value-type="float" office:value="1409.6331929999999" table:style-name="ce10">
            <text:p>1409,633193</text:p>
          </table:table-cell>
          <table:table-cell office:value-type="float" office:value="900.09458500000005" table:style-name="ce10">
            <text:p>900,094585</text:p>
          </table:table-cell>
          <table:table-cell office:value-type="float" office:value="270.113719" table:style-name="ce10">
            <text:p>270,113719</text:p>
          </table:table-cell>
          <table:table-cell office:value-type="float" office:value="105" table:style-name="ce10">
            <text:p>105</text:p>
          </table:table-cell>
          <table:table-cell office:value-type="float" office:value="18" table:style-name="ce10">
            <text:p>18</text:p>
          </table:table-cell>
          <table:table-cell office:value-type="float" office:value="4" table:style-name="ce11">
            <text:p>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299.95775500000002" table:style-name="ce10">
            <text:p>299,957755</text:p>
          </table:table-cell>
          <table:table-cell office:value-type="float" office:value="3" table:style-name="ce10">
            <text:p>3</text:p>
          </table:table-cell>
          <table:table-cell office:value-type="float" office:value="27" table:style-name="ce10">
            <text:p>27</text:p>
          </table:table-cell>
          <table:table-cell office:value-type="float" office:value="84" table:style-name="ce10">
            <text:p>84</text:p>
          </table:table-cell>
          <table:table-cell office:value-type="float" office:value="126" table:style-name="ce10">
            <text:p>126</text:p>
          </table:table-cell>
          <table:table-cell office:value-type="float" office:value="100" table:style-name="ce10">
            <text:p>100</text:p>
          </table:table-cell>
          <table:table-cell office:value-type="float" office:value="69" table:style-name="ce10">
            <text:p>69</text:p>
          </table:table-cell>
          <table:table-cell office:value-type="float" office:value="42" table:style-name="ce10">
            <text:p>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42" table:style-name="ce10">
            <text:p>4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0">
            <text:p>12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168.40569600000001" table:style-name="ce10">
            <text:p>168,405696</text:p>
          </table:table-cell>
          <table:table-cell office:value-type="float" office:value="12" table:style-name="ce10">
            <text:p>12</text:p>
          </table:table-cell>
          <table:table-cell office:value-type="float" office:value="39" table:style-name="ce10">
            <text:p>39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189.381576" table:style-name="ce10">
            <text:p>189,381576</text:p>
          </table:table-cell>
          <table:table-cell office:value-type="float" office:value="3" table:style-name="ce10">
            <text:p>3</text:p>
          </table:table-cell>
          <table:table-cell office:value-type="float" office:value="30" table:style-name="ce10">
            <text:p>30</text:p>
          </table:table-cell>
          <table:table-cell office:value-type="float" office:value="42" table:style-name="ce10">
            <text:p>42</text:p>
          </table:table-cell>
          <table:table-cell office:value-type="float" office:value="96.341156999999995" table:style-name="ce10">
            <text:p>96,341157</text:p>
          </table:table-cell>
          <table:table-cell office:value-type="float" office:value="180" table:style-name="ce10">
            <text:p>180</text:p>
          </table:table-cell>
          <table:table-cell office:value-type="float" office:value="66" table:style-name="ce10">
            <text:p>6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0">
            <text:p>18</text:p>
          </table:table-cell>
          <table:table-cell office:value-type="float" office:value="24" table:style-name="ce10">
            <text:p>24</text:p>
          </table:table-cell>
          <table:table-cell office:value-type="float" office:value="24" table:style-name="ce10">
            <text:p>24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2117.7496759999999" table:style-name="ce10">
            <text:p>2117,749676</text:p>
          </table:table-cell>
          <table:table-cell office:value-type="float" office:value="104.12289" table:style-name="ce10">
            <text:p>104,12289</text:p>
          </table:table-cell>
          <table:table-cell office:value-type="float" office:value="193.80947900000001" table:style-name="ce10">
            <text:p>193,809479</text:p>
          </table:table-cell>
          <table:table-cell office:value-type="float" office:value="388.182481" table:style-name="ce10">
            <text:p>388,182481</text:p>
          </table:table-cell>
          <table:table-cell office:value-type="float" office:value="1067.3386370000001" table:style-name="ce10">
            <text:p>1067,338637</text:p>
          </table:table-cell>
          <table:table-cell office:value-type="float" office:value="1508.4036080000001" table:style-name="ce10">
            <text:p>1508,403608</text:p>
          </table:table-cell>
          <table:table-cell office:value-type="float" office:value="1027.1690579999999" table:style-name="ce10">
            <text:p>1027,169058</text:p>
          </table:table-cell>
          <table:table-cell office:value-type="float" office:value="396.03646800000001" table:style-name="ce10">
            <text:p>396,036468</text:p>
          </table:table-cell>
          <table:table-cell office:value-type="float" office:value="82.876255999999998" table:style-name="ce10">
            <text:p>82,876256</text:p>
          </table:table-cell>
          <table:table-cell office:value-type="float" office:value="48" table:style-name="ce10">
            <text:p>48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33" table:style-name="ce10">
            <text:p>3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21" table:style-name="ce10">
            <text:p>21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3507.9739169999998" table:style-name="ce10">
            <text:p>3507,973917</text:p>
          </table:table-cell>
          <table:table-cell office:value-type="float" office:value="195.68231399999999" table:style-name="ce10">
            <text:p>195,682314</text:p>
          </table:table-cell>
          <table:table-cell office:value-type="float" office:value="527.61644799999999" table:style-name="ce10">
            <text:p>527,616448</text:p>
          </table:table-cell>
          <table:table-cell office:value-type="float" office:value="1047.562668" table:style-name="ce10">
            <text:p>1047,562668</text:p>
          </table:table-cell>
          <table:table-cell office:value-type="float" office:value="2435.6840860000002" table:style-name="ce10">
            <text:p>2435,684086</text:p>
          </table:table-cell>
          <table:table-cell office:value-type="float" office:value="3162.0033960000001" table:style-name="ce10">
            <text:p>3162,003396</text:p>
          </table:table-cell>
          <table:table-cell office:value-type="float" office:value="1414.143372" table:style-name="ce10">
            <text:p>1414,143372</text:p>
          </table:table-cell>
          <table:table-cell office:value-type="float" office:value="351.99834900000002" table:style-name="ce10">
            <text:p>351,998349</text:p>
          </table:table-cell>
          <table:table-cell office:value-type="float" office:value="75" table:style-name="ce10">
            <text:p>75</text:p>
          </table:table-cell>
          <table:table-cell office:value-type="float" office:value="48" table:style-name="ce10">
            <text:p>48</text:p>
          </table:table-cell>
          <table:table-cell office:value-type="float" office:value="24" table:style-name="ce11">
            <text:p>2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4592.0629060000001" table:style-name="ce10">
            <text:p>4592,062906</text:p>
          </table:table-cell>
          <table:table-cell office:value-type="float" office:value="173.887698" table:style-name="ce10">
            <text:p>173,887698</text:p>
          </table:table-cell>
          <table:table-cell office:value-type="float" office:value="614.84599000000003" table:style-name="ce10">
            <text:p>614,84599</text:p>
          </table:table-cell>
          <table:table-cell office:value-type="float" office:value="1084.5560640000001" table:style-name="ce10">
            <text:p>1084,556064</text:p>
          </table:table-cell>
          <table:table-cell office:value-type="float" office:value="2762.4277929999998" table:style-name="ce10">
            <text:p>2762,427793</text:p>
          </table:table-cell>
          <table:table-cell office:value-type="float" office:value="3850.1010219999998" table:style-name="ce10">
            <text:p>3850,101022</text:p>
          </table:table-cell>
          <table:table-cell office:value-type="float" office:value="2226.811616" table:style-name="ce10">
            <text:p>2226,811616</text:p>
          </table:table-cell>
          <table:table-cell office:value-type="float" office:value="520.92257800000004" table:style-name="ce10">
            <text:p>520,922578</text:p>
          </table:table-cell>
          <table:table-cell office:value-type="float" office:value="93" table:style-name="ce10">
            <text:p>93</text:p>
          </table:table-cell>
          <table:table-cell office:value-type="float" office:value="60" table:style-name="ce10">
            <text:p>60</text:p>
          </table:table-cell>
          <table:table-cell office:value-type="float" office:value="48" table:style-name="ce11">
            <text:p>4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1163.5672400000001" table:style-name="ce10">
            <text:p>1163,56724</text:p>
          </table:table-cell>
          <table:table-cell office:value-type="float" office:value="66" table:style-name="ce10">
            <text:p>66</text:p>
          </table:table-cell>
          <table:table-cell office:value-type="float" office:value="408.06518299999999" table:style-name="ce10">
            <text:p>408,065183</text:p>
          </table:table-cell>
          <table:table-cell office:value-type="float" office:value="527.99646399999995" table:style-name="ce10">
            <text:p>527,996464</text:p>
          </table:table-cell>
          <table:table-cell office:value-type="float" office:value="692.03753200000006" table:style-name="ce10">
            <text:p>692,037532</text:p>
          </table:table-cell>
          <table:table-cell office:value-type="float" office:value="378.03646800000001" table:style-name="ce10">
            <text:p>378,036468</text:p>
          </table:table-cell>
          <table:table-cell office:value-type="float" office:value="96" table:style-name="ce10">
            <text:p>96</text:p>
          </table:table-cell>
          <table:table-cell office:value-type="float" office:value="36" table:style-name="ce10">
            <text:p>36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23" table:style-name="ce10">
            <text:p>2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16" table:style-name="ce10">
            <text:p>16</text:p>
          </table:table-cell>
          <table:table-cell office:value-type="float" office:value="15" table:style-name="ce10">
            <text:p>15</text:p>
          </table:table-cell>
          <table:table-cell office:value-type="float" office:value="24" table:style-name="ce10">
            <text:p>24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0">
            <text:p>15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39" table:style-name="ce10">
            <text:p>39</text:p>
          </table:table-cell>
          <table:table-cell office:value-type="float" office:value="18" table:style-name="ce10">
            <text:p>18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1834.379696" table:style-name="ce10">
            <text:p>1834,379696</text:p>
          </table:table-cell>
          <table:table-cell office:value-type="float" office:value="123.65719199999999" table:style-name="ce10">
            <text:p>123,657192</text:p>
          </table:table-cell>
          <table:table-cell office:value-type="float" office:value="200.568805" table:style-name="ce10">
            <text:p>200,568805</text:p>
          </table:table-cell>
          <table:table-cell office:value-type="float" office:value="364.53262699999999" table:style-name="ce10">
            <text:p>364,532627</text:p>
          </table:table-cell>
          <table:table-cell office:value-type="float" office:value="761.08525199999997" table:style-name="ce10">
            <text:p>761,085252</text:p>
          </table:table-cell>
          <table:table-cell office:value-type="float" office:value="1358.9503649999999" table:style-name="ce10">
            <text:p>1358,950365</text:p>
          </table:table-cell>
          <table:table-cell office:value-type="float" office:value="1210.9799820000001" table:style-name="ce10">
            <text:p>1210,979982</text:p>
          </table:table-cell>
          <table:table-cell office:value-type="float" office:value="842.47908099999995" table:style-name="ce10">
            <text:p>842,479081</text:p>
          </table:table-cell>
          <table:table-cell office:value-type="float" office:value="300.12386299999997" table:style-name="ce10">
            <text:p>300,123863</text:p>
          </table:table-cell>
          <table:table-cell office:value-type="float" office:value="75" table:style-name="ce10">
            <text:p>75</text:p>
          </table:table-cell>
          <table:table-cell office:value-type="float" office:value="81" table:style-name="ce11">
            <text:p>8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1444.313032" table:style-name="ce10">
            <text:p>1444,313032</text:p>
          </table:table-cell>
          <table:table-cell office:value-type="float" office:value="63" table:style-name="ce10">
            <text:p>63</text:p>
          </table:table-cell>
          <table:table-cell office:value-type="float" office:value="180.66025999999999" table:style-name="ce10">
            <text:p>180,66026</text:p>
          </table:table-cell>
          <table:table-cell office:value-type="float" office:value="294.43504100000001" table:style-name="ce10">
            <text:p>294,435041</text:p>
          </table:table-cell>
          <table:table-cell office:value-type="float" office:value="923.91896899999995" table:style-name="ce10">
            <text:p>923,918969</text:p>
          </table:table-cell>
          <table:table-cell office:value-type="float" office:value="1301.439838" table:style-name="ce10">
            <text:p>1301,439838</text:p>
          </table:table-cell>
          <table:table-cell office:value-type="float" office:value="663.23251000000005" table:style-name="ce10">
            <text:p>663,23251</text:p>
          </table:table-cell>
          <table:table-cell office:value-type="float" office:value="135" table:style-name="ce10">
            <text:p>135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1592.3074650000001" table:style-name="ce10">
            <text:p>1592,307465</text:p>
          </table:table-cell>
          <table:table-cell office:value-type="float" office:value="165" table:style-name="ce10">
            <text:p>165</text:p>
          </table:table-cell>
          <table:table-cell office:value-type="float" office:value="682.07970699999998" table:style-name="ce10">
            <text:p>682,079707</text:p>
          </table:table-cell>
          <table:table-cell office:value-type="float" office:value="615.18083000000001" table:style-name="ce10">
            <text:p>615,18083</text:p>
          </table:table-cell>
          <table:table-cell office:value-type="float" office:value="948.07524599999999" table:style-name="ce10">
            <text:p>948,075246</text:p>
          </table:table-cell>
          <table:table-cell office:value-type="float" office:value="1025.399445" table:style-name="ce10">
            <text:p>1025,399445</text:p>
          </table:table-cell>
          <table:table-cell office:value-type="float" office:value="429.65719200000001" table:style-name="ce10">
            <text:p>429,657192</text:p>
          </table:table-cell>
          <table:table-cell office:value-type="float" office:value="114" table:style-name="ce10">
            <text:p>114</text:p>
          </table:table-cell>
          <table:table-cell office:value-type="float" office:value="21" table:style-name="ce10">
            <text:p>21</text:p>
          </table:table-cell>
          <table:table-cell office:value-type="float" office:value="39" table:style-name="ce10">
            <text:p>39</text:p>
          </table:table-cell>
          <table:table-cell office:value-type="float" office:value="132" table:style-name="ce11">
            <text:p>13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1842.5816870000001" table:style-name="ce10">
            <text:p>1842,581687</text:p>
          </table:table-cell>
          <table:table-cell office:value-type="float" office:value="177.894598" table:style-name="ce10">
            <text:p>177,894598</text:p>
          </table:table-cell>
          <table:table-cell office:value-type="float" office:value="376.189414" table:style-name="ce10">
            <text:p>376,189414</text:p>
          </table:table-cell>
          <table:table-cell office:value-type="float" office:value="431.954947" table:style-name="ce10">
            <text:p>431,954947</text:p>
          </table:table-cell>
          <table:table-cell office:value-type="float" office:value="786.293183" table:style-name="ce10">
            <text:p>786,293183</text:p>
          </table:table-cell>
          <table:table-cell office:value-type="float" office:value="1460.0151430000001" table:style-name="ce10">
            <text:p>1460,015143</text:p>
          </table:table-cell>
          <table:table-cell office:value-type="float" office:value="1167.7735009999999" table:style-name="ce10">
            <text:p>1167,773501</text:p>
          </table:table-cell>
          <table:table-cell office:value-type="float" office:value="716.543496" table:style-name="ce10">
            <text:p>716,543496</text:p>
          </table:table-cell>
          <table:table-cell office:value-type="float" office:value="184.32275799999999" table:style-name="ce10">
            <text:p>184,322758</text:p>
          </table:table-cell>
          <table:table-cell office:value-type="float" office:value="48" table:style-name="ce10">
            <text:p>48</text:p>
          </table:table-cell>
          <table:table-cell office:value-type="float" office:value="42" table:style-name="ce11">
            <text:p>4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2008.1727080000001" table:style-name="ce10">
            <text:p>2008,172708</text:p>
          </table:table-cell>
          <table:table-cell office:value-type="float" office:value="120.43812800000001" table:style-name="ce10">
            <text:p>120,438128</text:p>
          </table:table-cell>
          <table:table-cell office:value-type="float" office:value="258.85927400000003" table:style-name="ce10">
            <text:p>258,859274</text:p>
          </table:table-cell>
          <table:table-cell office:value-type="float" office:value="433.668657" table:style-name="ce10">
            <text:p>433,668657</text:p>
          </table:table-cell>
          <table:table-cell office:value-type="float" office:value="1005.815433" table:style-name="ce10">
            <text:p>1005,815433</text:p>
          </table:table-cell>
          <table:table-cell office:value-type="float" office:value="1908.5470399999999" table:style-name="ce10">
            <text:p>1908,54704</text:p>
          </table:table-cell>
          <table:table-cell office:value-type="float" office:value="1941.608888" table:style-name="ce10">
            <text:p>1941,608888</text:p>
          </table:table-cell>
          <table:table-cell office:value-type="float" office:value="1252.109512" table:style-name="ce10">
            <text:p>1252,109512</text:p>
          </table:table-cell>
          <table:table-cell office:value-type="float" office:value="431.01004799999998" table:style-name="ce10">
            <text:p>431,010048</text:p>
          </table:table-cell>
          <table:table-cell office:value-type="float" office:value="159" table:style-name="ce10">
            <text:p>159</text:p>
          </table:table-cell>
          <table:table-cell office:value-type="float" office:value="156" table:style-name="ce11">
            <text:p>15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2305.8325500000001" table:style-name="ce10">
            <text:p>2305,83255</text:p>
          </table:table-cell>
          <table:table-cell office:value-type="float" office:value="216.408053" table:style-name="ce10">
            <text:p>216,408053</text:p>
          </table:table-cell>
          <table:table-cell office:value-type="float" office:value="291.27272900000003" table:style-name="ce10">
            <text:p>291,272729</text:p>
          </table:table-cell>
          <table:table-cell office:value-type="float" office:value="589.37147000000004" table:style-name="ce10">
            <text:p>589,37147</text:p>
          </table:table-cell>
          <table:table-cell office:value-type="float" office:value="1282.7694200000001" table:style-name="ce10">
            <text:p>1282,76942</text:p>
          </table:table-cell>
          <table:table-cell office:value-type="float" office:value="2294.620379" table:style-name="ce10">
            <text:p>2294,620379</text:p>
          </table:table-cell>
          <table:table-cell office:value-type="float" office:value="2072.841144" table:style-name="ce10">
            <text:p>2072,841144</text:p>
          </table:table-cell>
          <table:table-cell office:value-type="float" office:value="1416.2882569999999" table:style-name="ce10">
            <text:p>1416,288257</text:p>
          </table:table-cell>
          <table:table-cell office:value-type="float" office:value="678.43261099999995" table:style-name="ce10">
            <text:p>678,432611</text:p>
          </table:table-cell>
          <table:table-cell office:value-type="float" office:value="288.65719200000001" table:style-name="ce10">
            <text:p>288,657192</text:p>
          </table:table-cell>
          <table:table-cell office:value-type="float" office:value="219" table:style-name="ce11">
            <text:p>21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2460.0345459999999" table:style-name="ce10">
            <text:p>2460,034546</text:p>
          </table:table-cell>
          <table:table-cell office:value-type="float" office:value="228.350852" table:style-name="ce10">
            <text:p>228,350852</text:p>
          </table:table-cell>
          <table:table-cell office:value-type="float" office:value="254.90998500000001" table:style-name="ce10">
            <text:p>254,909985</text:p>
          </table:table-cell>
          <table:table-cell office:value-type="float" office:value="658.76551400000005" table:style-name="ce10">
            <text:p>658,765514</text:p>
          </table:table-cell>
          <table:table-cell office:value-type="float" office:value="866.73713999999995" table:style-name="ce10">
            <text:p>866,73714</text:p>
          </table:table-cell>
          <table:table-cell office:value-type="float" office:value="1178.762739" table:style-name="ce10">
            <text:p>1178,762739</text:p>
          </table:table-cell>
          <table:table-cell office:value-type="float" office:value="1228.36006" table:style-name="ce10">
            <text:p>1228,36006</text:p>
          </table:table-cell>
          <table:table-cell office:value-type="float" office:value="879.88949600000001" table:style-name="ce10">
            <text:p>879,889496</text:p>
          </table:table-cell>
          <table:table-cell office:value-type="float" office:value="306.00507199999998" table:style-name="ce10">
            <text:p>306,005072</text:p>
          </table:table-cell>
          <table:table-cell office:value-type="float" office:value="111" table:style-name="ce10">
            <text:p>111</text:p>
          </table:table-cell>
          <table:table-cell office:value-type="float" office:value="96" table:style-name="ce11">
            <text:p>9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3566.3365659999999" table:style-name="ce10">
            <text:p>3566,336566</text:p>
          </table:table-cell>
          <table:table-cell office:value-type="float" office:value="172.04484199999999" table:style-name="ce10">
            <text:p>172,044842</text:p>
          </table:table-cell>
          <table:table-cell office:value-type="float" office:value="276.94621999999998" table:style-name="ce10">
            <text:p>276,94622</text:p>
          </table:table-cell>
          <table:table-cell office:value-type="float" office:value="574.48288400000001" table:style-name="ce10">
            <text:p>574,482884</text:p>
          </table:table-cell>
          <table:table-cell office:value-type="float" office:value="1059.53234" table:style-name="ce10">
            <text:p>1059,53234</text:p>
          </table:table-cell>
          <table:table-cell office:value-type="float" office:value="1785.415407" table:style-name="ce10">
            <text:p>1785,415407</text:p>
          </table:table-cell>
          <table:table-cell office:value-type="float" office:value="1926.4964600000001" table:style-name="ce10">
            <text:p>1926,49646</text:p>
          </table:table-cell>
          <table:table-cell office:value-type="float" office:value="1546.4476010000001" table:style-name="ce10">
            <text:p>1546,447601</text:p>
          </table:table-cell>
          <table:table-cell office:value-type="float" office:value="765.06790699999999" table:style-name="ce10">
            <text:p>765,067907</text:p>
          </table:table-cell>
          <table:table-cell office:value-type="float" office:value="243" table:style-name="ce10">
            <text:p>243</text:p>
          </table:table-cell>
          <table:table-cell office:value-type="float" office:value="204" table:style-name="ce11">
            <text:p>20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2323.164362" table:style-name="ce10">
            <text:p>2323,164362</text:p>
          </table:table-cell>
          <table:table-cell office:value-type="float" office:value="150" table:style-name="ce10">
            <text:p>150</text:p>
          </table:table-cell>
          <table:table-cell office:value-type="float" office:value="303.13448399999999" table:style-name="ce10">
            <text:p>303,134484</text:p>
          </table:table-cell>
          <table:table-cell office:value-type="float" office:value="499.08302800000001" table:style-name="ce10">
            <text:p>499,083028</text:p>
          </table:table-cell>
          <table:table-cell office:value-type="float" office:value="1159.685266" table:style-name="ce10">
            <text:p>1159,685266</text:p>
          </table:table-cell>
          <table:table-cell office:value-type="float" office:value="1952.599434" table:style-name="ce10">
            <text:p>1952,599434</text:p>
          </table:table-cell>
          <table:table-cell office:value-type="float" office:value="1944.455563" table:style-name="ce10">
            <text:p>1944,455563</text:p>
          </table:table-cell>
          <table:table-cell office:value-type="float" office:value="983.33469000000002" table:style-name="ce10">
            <text:p>983,33469</text:p>
          </table:table-cell>
          <table:table-cell office:value-type="float" office:value="307.84582799999998" table:style-name="ce10">
            <text:p>307,845828</text:p>
          </table:table-cell>
          <table:table-cell office:value-type="float" office:value="126" table:style-name="ce10">
            <text:p>126</text:p>
          </table:table-cell>
          <table:table-cell office:value-type="float" office:value="84" table:style-name="ce11">
            <text:p>8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2144.5447180000001" table:style-name="ce10">
            <text:p>2144,544718</text:p>
          </table:table-cell>
          <table:table-cell office:value-type="float" office:value="114.43812800000001" table:style-name="ce10">
            <text:p>114,438128</text:p>
          </table:table-cell>
          <table:table-cell office:value-type="float" office:value="181.46502000000001" table:style-name="ce10">
            <text:p>181,46502</text:p>
          </table:table-cell>
          <table:table-cell office:value-type="float" office:value="343.49344400000001" table:style-name="ce10">
            <text:p>343,493444</text:p>
          </table:table-cell>
          <table:table-cell office:value-type="float" office:value="611.44120499999997" table:style-name="ce10">
            <text:p>611,441205</text:p>
          </table:table-cell>
          <table:table-cell office:value-type="float" office:value="1116.782972" table:style-name="ce10">
            <text:p>1116,782972</text:p>
          </table:table-cell>
          <table:table-cell office:value-type="float" office:value="1036.865176" table:style-name="ce10">
            <text:p>1036,865176</text:p>
          </table:table-cell>
          <table:table-cell office:value-type="float" office:value="674.35071400000004" table:style-name="ce10">
            <text:p>674,350714</text:p>
          </table:table-cell>
          <table:table-cell office:value-type="float" office:value="418.82127400000002" table:style-name="ce10">
            <text:p>418,821274</text:p>
          </table:table-cell>
          <table:table-cell office:value-type="float" office:value="177.68231399999999" table:style-name="ce10">
            <text:p>177,682314</text:p>
          </table:table-cell>
          <table:table-cell office:value-type="float" office:value="99" table:style-name="ce11">
            <text:p>9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997.03336999999999" table:style-name="ce10">
            <text:p>997,03337</text:p>
          </table:table-cell>
          <table:table-cell office:value-type="float" office:value="66.405696000000006" table:style-name="ce10">
            <text:p>66,405696</text:p>
          </table:table-cell>
          <table:table-cell office:value-type="float" office:value="167.23971" table:style-name="ce10">
            <text:p>167,23971</text:p>
          </table:table-cell>
          <table:table-cell office:value-type="float" office:value="250.233574" table:style-name="ce10">
            <text:p>250,233574</text:p>
          </table:table-cell>
          <table:table-cell office:value-type="float" office:value="547.76501800000005" table:style-name="ce10">
            <text:p>547,765018</text:p>
          </table:table-cell>
          <table:table-cell office:value-type="float" office:value="818.94678299999998" table:style-name="ce10">
            <text:p>818,946783</text:p>
          </table:table-cell>
          <table:table-cell office:value-type="float" office:value="537.32075399999997" table:style-name="ce10">
            <text:p>537,320754</text:p>
          </table:table-cell>
          <table:table-cell office:value-type="float" office:value="126" table:style-name="ce10">
            <text:p>126</text:p>
          </table:table-cell>
          <table:table-cell office:value-type="float" office:value="27" table:style-name="ce10">
            <text:p>27</text:p>
          </table:table-cell>
          <table:table-cell office:value-type="float" office:value="30" table:style-name="ce10">
            <text:p>30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1561.5033089999999" table:style-name="ce10">
            <text:p>1561,503309</text:p>
          </table:table-cell>
          <table:table-cell office:value-type="float" office:value="104.53344800000001" table:style-name="ce10">
            <text:p>104,533448</text:p>
          </table:table-cell>
          <table:table-cell office:value-type="float" office:value="193.05000999999999" table:style-name="ce10">
            <text:p>193,05001</text:p>
          </table:table-cell>
          <table:table-cell office:value-type="float" office:value="334.84132399999999" table:style-name="ce10">
            <text:p>334,841324</text:p>
          </table:table-cell>
          <table:table-cell office:value-type="float" office:value="773.22918900000002" table:style-name="ce10">
            <text:p>773,229189</text:p>
          </table:table-cell>
          <table:table-cell office:value-type="float" office:value="1444.6437980000001" table:style-name="ce10">
            <text:p>1444,643798</text:p>
          </table:table-cell>
          <table:table-cell office:value-type="float" office:value="1078.2412650000001" table:style-name="ce10">
            <text:p>1078,241265</text:p>
          </table:table-cell>
          <table:table-cell office:value-type="float" office:value="619.35557100000005" table:style-name="ce10">
            <text:p>619,355571</text:p>
          </table:table-cell>
          <table:table-cell office:value-type="float" office:value="165" table:style-name="ce10">
            <text:p>165</text:p>
          </table:table-cell>
          <table:table-cell office:value-type="float" office:value="63" table:style-name="ce10">
            <text:p>63</text:p>
          </table:table-cell>
          <table:table-cell office:value-type="float" office:value="30" table:style-name="ce11">
            <text:p>3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33.312379999999997" table:style-name="ce10">
            <text:p>33,31238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0">
            <text:p>18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136.85648399999999" table:style-name="ce10">
            <text:p>136,856484</text:p>
          </table:table-cell>
          <table:table-cell office:value-type="float" office:value="0" table:style-name="ce10">
            <text:p>0</text:p>
          </table:table-cell>
          <table:table-cell office:value-type="float" office:value="21" table:style-name="ce10">
            <text:p>21</text:p>
          </table:table-cell>
          <table:table-cell office:value-type="float" office:value="33" table:style-name="ce10">
            <text:p>33</text:p>
          </table:table-cell>
          <table:table-cell office:value-type="float" office:value="51" table:style-name="ce10">
            <text:p>51</text:p>
          </table:table-cell>
          <table:table-cell office:value-type="float" office:value="84" table:style-name="ce10">
            <text:p>84</text:p>
          </table:table-cell>
          <table:table-cell office:value-type="float" office:value="69" table:style-name="ce10">
            <text:p>69</text:p>
          </table:table-cell>
          <table:table-cell office:value-type="float" office:value="18" table:style-name="ce10">
            <text:p>18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2089.3505919999998" table:style-name="ce10">
            <text:p>2089,350592</text:p>
          </table:table-cell>
          <table:table-cell office:value-type="float" office:value="99" table:style-name="ce10">
            <text:p>99</text:p>
          </table:table-cell>
          <table:table-cell office:value-type="float" office:value="218.81785300000001" table:style-name="ce10">
            <text:p>218,817853</text:p>
          </table:table-cell>
          <table:table-cell office:value-type="float" office:value="355.25232599999998" table:style-name="ce10">
            <text:p>355,252326</text:p>
          </table:table-cell>
          <table:table-cell office:value-type="float" office:value="859.03501300000005" table:style-name="ce10">
            <text:p>859,035013</text:p>
          </table:table-cell>
          <table:table-cell office:value-type="float" office:value="1633.5544640000001" table:style-name="ce10">
            <text:p>1633,554464</text:p>
          </table:table-cell>
          <table:table-cell office:value-type="float" office:value="1180.5768350000001" table:style-name="ce10">
            <text:p>1180,576835</text:p>
          </table:table-cell>
          <table:table-cell office:value-type="float" office:value="705.84451100000001" table:style-name="ce10">
            <text:p>705,844511</text:p>
          </table:table-cell>
          <table:table-cell office:value-type="float" office:value="206.89135300000001" table:style-name="ce10">
            <text:p>206,891353</text:p>
          </table:table-cell>
          <table:table-cell office:value-type="float" office:value="99" table:style-name="ce10">
            <text:p>99</text:p>
          </table:table-cell>
          <table:table-cell office:value-type="float" office:value="33" table:style-name="ce11">
            <text:p>3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2628.2297819999999" table:style-name="ce10">
            <text:p>2628,229782</text:p>
          </table:table-cell>
          <table:table-cell office:value-type="float" office:value="160.339506" table:style-name="ce10">
            <text:p>160,339506</text:p>
          </table:table-cell>
          <table:table-cell office:value-type="float" office:value="233.50323499999999" table:style-name="ce10">
            <text:p>233,503235</text:p>
          </table:table-cell>
          <table:table-cell office:value-type="float" office:value="592.59016199999996" table:style-name="ce10">
            <text:p>592,590162</text:p>
          </table:table-cell>
          <table:table-cell office:value-type="float" office:value="1210.859121" table:style-name="ce10">
            <text:p>1210,859121</text:p>
          </table:table-cell>
          <table:table-cell office:value-type="float" office:value="1981.55998" table:style-name="ce10">
            <text:p>1981,55998</text:p>
          </table:table-cell>
          <table:table-cell office:value-type="float" office:value="1590.8032599999999" table:style-name="ce10">
            <text:p>1590,80326</text:p>
          </table:table-cell>
          <table:table-cell office:value-type="float" office:value="863.00144" table:style-name="ce10">
            <text:p>863,00144</text:p>
          </table:table-cell>
          <table:table-cell office:value-type="float" office:value="231.65719200000001" table:style-name="ce10">
            <text:p>231,657192</text:p>
          </table:table-cell>
          <table:table-cell office:value-type="float" office:value="54" table:style-name="ce10">
            <text:p>54</text:p>
          </table:table-cell>
          <table:table-cell office:value-type="float" office:value="81" table:style-name="ce11">
            <text:p>8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1926.6507329999999" table:style-name="ce10">
            <text:p>1926,650733</text:p>
          </table:table-cell>
          <table:table-cell office:value-type="float" office:value="105" table:style-name="ce10">
            <text:p>105</text:p>
          </table:table-cell>
          <table:table-cell office:value-type="float" office:value="105" table:style-name="ce10">
            <text:p>105</text:p>
          </table:table-cell>
          <table:table-cell office:value-type="float" office:value="263.02653900000001" table:style-name="ce10">
            <text:p>263,026539</text:p>
          </table:table-cell>
          <table:table-cell office:value-type="float" office:value="608.96117900000002" table:style-name="ce10">
            <text:p>608,961179</text:p>
          </table:table-cell>
          <table:table-cell office:value-type="float" office:value="1125.348031" table:style-name="ce10">
            <text:p>1125,348031</text:p>
          </table:table-cell>
          <table:table-cell office:value-type="float" office:value="1256.55657" table:style-name="ce10">
            <text:p>1256,55657</text:p>
          </table:table-cell>
          <table:table-cell office:value-type="float" office:value="859.54536199999995" table:style-name="ce10">
            <text:p>859,545362</text:p>
          </table:table-cell>
          <table:table-cell office:value-type="float" office:value="278.64351199999999" table:style-name="ce10">
            <text:p>278,643512</text:p>
          </table:table-cell>
          <table:table-cell office:value-type="float" office:value="81" table:style-name="ce10">
            <text:p>81</text:p>
          </table:table-cell>
          <table:table-cell office:value-type="float" office:value="42" table:style-name="ce11">
            <text:p>4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2205.0202749999999" table:style-name="ce10">
            <text:p>2205,020275</text:p>
          </table:table-cell>
          <table:table-cell office:value-type="float" office:value="181.2987" table:style-name="ce10">
            <text:p>181,2987</text:p>
          </table:table-cell>
          <table:table-cell office:value-type="float" office:value="358.08775700000001" table:style-name="ce10">
            <text:p>358,087757</text:p>
          </table:table-cell>
          <table:table-cell office:value-type="float" office:value="518.82423200000005" table:style-name="ce10">
            <text:p>518,824232</text:p>
          </table:table-cell>
          <table:table-cell office:value-type="float" office:value="1274.5634600000001" table:style-name="ce10">
            <text:p>1274,56346</text:p>
          </table:table-cell>
          <table:table-cell office:value-type="float" office:value="1995.9035690000001" table:style-name="ce10">
            <text:p>1995,903569</text:p>
          </table:table-cell>
          <table:table-cell office:value-type="float" office:value="1407.067254" table:style-name="ce10">
            <text:p>1407,067254</text:p>
          </table:table-cell>
          <table:table-cell office:value-type="float" office:value="505.54182200000002" table:style-name="ce10">
            <text:p>505,541822</text:p>
          </table:table-cell>
          <table:table-cell office:value-type="float" office:value="108" table:style-name="ce10">
            <text:p>108</text:p>
          </table:table-cell>
          <table:table-cell office:value-type="float" office:value="27" table:style-name="ce10">
            <text:p>27</text:p>
          </table:table-cell>
          <table:table-cell office:value-type="float" office:value="27" table:style-name="ce11">
            <text:p>2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3019.4598660000001" table:style-name="ce10">
            <text:p>3019,459866</text:p>
          </table:table-cell>
          <table:table-cell office:value-type="float" office:value="178.14452800000001" table:style-name="ce10">
            <text:p>178,144528</text:p>
          </table:table-cell>
          <table:table-cell office:value-type="float" office:value="384.75249300000002" table:style-name="ce10">
            <text:p>384,752493</text:p>
          </table:table-cell>
          <table:table-cell office:value-type="float" office:value="463.51668100000001" table:style-name="ce10">
            <text:p>463,516681</text:p>
          </table:table-cell>
          <table:table-cell office:value-type="float" office:value="1047.3381979999999" table:style-name="ce10">
            <text:p>1047,338198</text:p>
          </table:table-cell>
          <table:table-cell office:value-type="float" office:value="1910.6424500000001" table:style-name="ce10">
            <text:p>1910,64245</text:p>
          </table:table-cell>
          <table:table-cell office:value-type="float" office:value="1500.905256" table:style-name="ce10">
            <text:p>1500,905256</text:p>
          </table:table-cell>
          <table:table-cell office:value-type="float" office:value="1192.0390440000001" table:style-name="ce10">
            <text:p>1192,039044</text:p>
          </table:table-cell>
          <table:table-cell office:value-type="float" office:value="467.97334599999999" table:style-name="ce10">
            <text:p>467,973346</text:p>
          </table:table-cell>
          <table:table-cell office:value-type="float" office:value="96" table:style-name="ce10">
            <text:p>96</text:p>
          </table:table-cell>
          <table:table-cell office:value-type="float" office:value="60" table:style-name="ce11">
            <text:p>6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1888.355225" table:style-name="ce10">
            <text:p>1888,355225</text:p>
          </table:table-cell>
          <table:table-cell office:value-type="float" office:value="116.40770000000001" table:style-name="ce10">
            <text:p>116,4077</text:p>
          </table:table-cell>
          <table:table-cell office:value-type="float" office:value="132.096384" table:style-name="ce10">
            <text:p>132,096384</text:p>
          </table:table-cell>
          <table:table-cell office:value-type="float" office:value="252.677008" table:style-name="ce10">
            <text:p>252,677008</text:p>
          </table:table-cell>
          <table:table-cell office:value-type="float" office:value="554.29926799999998" table:style-name="ce10">
            <text:p>554,299268</text:p>
          </table:table-cell>
          <table:table-cell office:value-type="float" office:value="1082.168901" table:style-name="ce10">
            <text:p>1082,168901</text:p>
          </table:table-cell>
          <table:table-cell office:value-type="float" office:value="1132.9306309999999" table:style-name="ce10">
            <text:p>1132,930631</text:p>
          </table:table-cell>
          <table:table-cell office:value-type="float" office:value="1109.6648869999999" table:style-name="ce10">
            <text:p>1109,664887</text:p>
          </table:table-cell>
          <table:table-cell office:value-type="float" office:value="532.727036" table:style-name="ce10">
            <text:p>532,727036</text:p>
          </table:table-cell>
          <table:table-cell office:value-type="float" office:value="189" table:style-name="ce10">
            <text:p>189</text:p>
          </table:table-cell>
          <table:table-cell office:value-type="float" office:value="123" table:style-name="ce11">
            <text:p>12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87" table:style-name="ce10">
            <text:p>8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36" table:style-name="ce10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167.34578400000001" table:style-name="ce10">
            <text:p>167,345784</text:p>
          </table:table-cell>
          <table:table-cell office:value-type="float" office:value="9" table:style-name="ce10">
            <text:p>9</text:p>
          </table:table-cell>
          <table:table-cell office:value-type="float" office:value="39" table:style-name="ce10">
            <text:p>39</text:p>
          </table:table-cell>
          <table:table-cell office:value-type="float" office:value="63" table:style-name="ce10">
            <text:p>63</text:p>
          </table:table-cell>
          <table:table-cell office:value-type="float" office:value="108" table:style-name="ce10">
            <text:p>108</text:p>
          </table:table-cell>
          <table:table-cell office:value-type="float" office:value="78" table:style-name="ce10">
            <text:p>78</text:p>
          </table:table-cell>
          <table:table-cell office:value-type="float" office:value="72" table:style-name="ce10">
            <text:p>72</text:p>
          </table:table-cell>
          <table:table-cell office:value-type="float" office:value="27" table:style-name="ce10">
            <text:p>2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30" table:style-name="ce10">
            <text:p>3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384.506372" table:style-name="ce10">
            <text:p>384,506372</text:p>
          </table:table-cell>
          <table:table-cell office:value-type="float" office:value="21" table:style-name="ce10">
            <text:p>21</text:p>
          </table:table-cell>
          <table:table-cell office:value-type="float" office:value="48" table:style-name="ce10">
            <text:p>48</text:p>
          </table:table-cell>
          <table:table-cell office:value-type="float" office:value="105" table:style-name="ce10">
            <text:p>105</text:p>
          </table:table-cell>
          <table:table-cell office:value-type="float" office:value="162" table:style-name="ce10">
            <text:p>162</text:p>
          </table:table-cell>
          <table:table-cell office:value-type="float" office:value="216" table:style-name="ce10">
            <text:p>216</text:p>
          </table:table-cell>
          <table:table-cell office:value-type="float" office:value="177.65719200000001" table:style-name="ce10">
            <text:p>177,657192</text:p>
          </table:table-cell>
          <table:table-cell office:value-type="float" office:value="36" table:style-name="ce10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3851.4551230000002" table:style-name="ce10">
            <text:p>3851,455123</text:p>
          </table:table-cell>
          <table:table-cell office:value-type="float" office:value="139.685382" table:style-name="ce10">
            <text:p>139,685382</text:p>
          </table:table-cell>
          <table:table-cell office:value-type="float" office:value="182.32961900000001" table:style-name="ce10">
            <text:p>182,329619</text:p>
          </table:table-cell>
          <table:table-cell office:value-type="float" office:value="416.16429699999998" table:style-name="ce10">
            <text:p>416,164297</text:p>
          </table:table-cell>
          <table:table-cell office:value-type="float" office:value="1004.120421" table:style-name="ce10">
            <text:p>1004,120421</text:p>
          </table:table-cell>
          <table:table-cell office:value-type="float" office:value="1799.7543479999999" table:style-name="ce10">
            <text:p>1799,754348</text:p>
          </table:table-cell>
          <table:table-cell office:value-type="float" office:value="1753.6252199999999" table:style-name="ce10">
            <text:p>1753,62522</text:p>
          </table:table-cell>
          <table:table-cell office:value-type="float" office:value="1323.007216" table:style-name="ce10">
            <text:p>1323,007216</text:p>
          </table:table-cell>
          <table:table-cell office:value-type="float" office:value="524.09980499999995" table:style-name="ce10">
            <text:p>524,099805</text:p>
          </table:table-cell>
          <table:table-cell office:value-type="float" office:value="156" table:style-name="ce10">
            <text:p>156</text:p>
          </table:table-cell>
          <table:table-cell office:value-type="float" office:value="114" table:style-name="ce11">
            <text:p>11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1919.8800550000001" table:style-name="ce10">
            <text:p>1919,880055</text:p>
          </table:table-cell>
          <table:table-cell office:value-type="float" office:value="126" table:style-name="ce10">
            <text:p>126</text:p>
          </table:table-cell>
          <table:table-cell office:value-type="float" office:value="144.95976200000001" table:style-name="ce10">
            <text:p>144,959762</text:p>
          </table:table-cell>
          <table:table-cell office:value-type="float" office:value="398.33948700000002" table:style-name="ce10">
            <text:p>398,339487</text:p>
          </table:table-cell>
          <table:table-cell office:value-type="float" office:value="844.35107600000003" table:style-name="ce10">
            <text:p>844,351076</text:p>
          </table:table-cell>
          <table:table-cell office:value-type="float" office:value="1197.2732100000001" table:style-name="ce10">
            <text:p>1197,27321</text:p>
          </table:table-cell>
          <table:table-cell office:value-type="float" office:value="1007.480083" table:style-name="ce10">
            <text:p>1007,480083</text:p>
          </table:table-cell>
          <table:table-cell office:value-type="float" office:value="509.48141500000003" table:style-name="ce10">
            <text:p>509,481415</text:p>
          </table:table-cell>
          <table:table-cell office:value-type="float" office:value="210.99834899999999" table:style-name="ce10">
            <text:p>210,998349</text:p>
          </table:table-cell>
          <table:table-cell office:value-type="float" office:value="57" table:style-name="ce10">
            <text:p>57</text:p>
          </table:table-cell>
          <table:table-cell office:value-type="float" office:value="81" table:style-name="ce11">
            <text:p>8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2739.9935639999999" table:style-name="ce10">
            <text:p>2739,993564</text:p>
          </table:table-cell>
          <table:table-cell office:value-type="float" office:value="168.50181799999999" table:style-name="ce10">
            <text:p>168,501818</text:p>
          </table:table-cell>
          <table:table-cell office:value-type="float" office:value="393.297011" table:style-name="ce10">
            <text:p>393,297011</text:p>
          </table:table-cell>
          <table:table-cell office:value-type="float" office:value="711.69209499999999" table:style-name="ce10">
            <text:p>711,692095</text:p>
          </table:table-cell>
          <table:table-cell office:value-type="float" office:value="1483.3512760000001" table:style-name="ce10">
            <text:p>1483,351276</text:p>
          </table:table-cell>
          <table:table-cell office:value-type="float" office:value="1713.431971" table:style-name="ce10">
            <text:p>1713,431971</text:p>
          </table:table-cell>
          <table:table-cell office:value-type="float" office:value="1162.2997210000001" table:style-name="ce10">
            <text:p>1162,299721</text:p>
          </table:table-cell>
          <table:table-cell office:value-type="float" office:value="450.77232800000002" table:style-name="ce10">
            <text:p>450,772328</text:p>
          </table:table-cell>
          <table:table-cell office:value-type="float" office:value="126.22743800000001" table:style-name="ce10">
            <text:p>126,227438</text:p>
          </table:table-cell>
          <table:table-cell office:value-type="float" office:value="42" table:style-name="ce10">
            <text:p>42</text:p>
          </table:table-cell>
          <table:table-cell office:value-type="float" office:value="27" table:style-name="ce11">
            <text:p>2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863.91316200000006" table:style-name="ce10">
            <text:p>863,913162</text:p>
          </table:table-cell>
          <table:table-cell office:value-type="float" office:value="42" table:style-name="ce10">
            <text:p>42</text:p>
          </table:table-cell>
          <table:table-cell office:value-type="float" office:value="97.323822000000007" table:style-name="ce10">
            <text:p>97,323822</text:p>
          </table:table-cell>
          <table:table-cell office:value-type="float" office:value="199.70578499999999" table:style-name="ce10">
            <text:p>199,705785</text:p>
          </table:table-cell>
          <table:table-cell office:value-type="float" office:value="486.84439200000003" table:style-name="ce10">
            <text:p>486,844392</text:p>
          </table:table-cell>
          <table:table-cell office:value-type="float" office:value="680.460061" table:style-name="ce10">
            <text:p>680,460061</text:p>
          </table:table-cell>
          <table:table-cell office:value-type="float" office:value="458.75886300000002" table:style-name="ce10">
            <text:p>458,758863</text:p>
          </table:table-cell>
          <table:table-cell office:value-type="float" office:value="297" table:style-name="ce10">
            <text:p>297</text:p>
          </table:table-cell>
          <table:table-cell office:value-type="float" office:value="69" table:style-name="ce10">
            <text:p>69</text:p>
          </table:table-cell>
          <table:table-cell office:value-type="float" office:value="27" table:style-name="ce10">
            <text:p>27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105638.728124" table:style-name="ce10">
            <text:p>105638,7281</text:p>
          </table:table-cell>
          <table:table-cell office:value-type="float" office:value="5643.1080659999998" table:style-name="ce10">
            <text:p>5643,108066</text:p>
          </table:table-cell>
          <table:table-cell office:value-type="float" office:value="11115.394245" table:style-name="ce10">
            <text:p>11115,39425</text:p>
          </table:table-cell>
          <table:table-cell office:value-type="float" office:value="20382.092230999999" table:style-name="ce10">
            <text:p>20382,09223</text:p>
          </table:table-cell>
          <table:table-cell office:value-type="float" office:value="46937.343161999997" table:style-name="ce10">
            <text:p>46937,34316</text:p>
          </table:table-cell>
          <table:table-cell office:value-type="float" office:value="78549.638754" table:style-name="ce10">
            <text:p>78549,63875</text:p>
          </table:table-cell>
          <table:table-cell office:value-type="float" office:value="63546.371045" table:style-name="ce10">
            <text:p>63546,37105</text:p>
          </table:table-cell>
          <table:table-cell office:value-type="float" office:value="34508.731649000001" table:style-name="ce10">
            <text:p>34508,73165</text:p>
          </table:table-cell>
          <table:table-cell office:value-type="float" office:value="11301.772467000001" table:style-name="ce10">
            <text:p>11301,77247</text:p>
          </table:table-cell>
          <table:table-cell office:value-type="float" office:value="3666.1355389999999" table:style-name="ce10">
            <text:p>3666,135539</text:p>
          </table:table-cell>
          <table:table-cell office:value-type="float" office:value="2933" table:style-name="ce11">
            <text:p>2933</text:p>
          </table:table-cell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2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Data_Sheet_4" table:style-name="ta2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4" draw:style-name="a4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Labour Force - South Africa by Electoral Ward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Population group by Geography by Individual monthly income</text:p>
          </table:table-cell>
          <table:table-cell table:number-columns-repeated="16383" table:style-name="ce4"/>
        </table:table-row>
        <table:table-row table:style-name="ro2">
          <table:table-cell office:value-type="string" table:style-name="ce3">
            <text:p>Counting: Person weighted</text:p>
          </table:table-cell>
          <table:table-cell table:number-columns-repeated="16383" table:style-name="ce4"/>
        </table:table-row>
        <table:table-row table:style-name="ro3">
          <table:table-cell table:number-columns-repeated="16384" table:style-name="ce4"/>
        </table:table-row>
        <table:table-row table:style-name="ro2">
          <table:table-cell office:value-type="string" table:style-name="ce3">
            <text:p>Filters:</text:p>
          </table:table-cell>
          <table:table-cell table:number-columns-repeated="16383" table:style-name="ce4"/>
        </table:table-row>
        <table:table-row table:style-name="ro4">
          <table:table-cell office:value-type="string" table:style-name="ce5">
            <text:p>Default Summation</text:p>
          </table:table-cell>
          <table:table-cell office:value-type="string" table:style-name="ce6">
            <text:p>Person weighted</text:p>
          </table:table-cell>
          <table:table-cell table:number-columns-repeated="16382" table:style-name="ce4"/>
        </table:table-row>
        <table:table-row table:style-name="ro3">
          <table:table-cell table:number-columns-repeated="16384"/>
        </table:table-row>
        <table:table-row table:style-name="ro5">
          <table:table-cell office:value-type="string" table:style-name="ce7">
            <text:p><text:s/>Total</text:p>
          </table:table-cell>
          <table:table-cell table:number-columns-repeated="16383" table:style-name="ce4"/>
        </table:table-row>
        <table:table-row table:style-name="ro5">
          <table:table-cell office:value-type="string" table:number-columns-spanned="2" table:number-rows-spanned="1" table:style-name="ce13">
            <text:p>Individual monthly income</text:p>
          </table:table-cell>
          <table:covered-table-cell/>
          <table:table-cell office:value-type="string" table:style-name="ce8">
            <text:p>No income</text:p>
          </table:table-cell>
          <table:table-cell office:value-type="string" table:style-name="ce8">
            <text:p>R1 - R400</text:p>
          </table:table-cell>
          <table:table-cell office:value-type="string" table:style-name="ce8">
            <text:p>R401 - R800</text:p>
          </table:table-cell>
          <table:table-cell office:value-type="string" table:style-name="ce8">
            <text:p>R801 - R1 600</text:p>
          </table:table-cell>
          <table:table-cell office:value-type="string" table:style-name="ce8">
            <text:p>R1 601 - R3 200</text:p>
          </table:table-cell>
          <table:table-cell office:value-type="string" table:style-name="ce8">
            <text:p>R3 201 - R6 400</text:p>
          </table:table-cell>
          <table:table-cell office:value-type="string" table:style-name="ce8">
            <text:p>R6 401 - R12 800</text:p>
          </table:table-cell>
          <table:table-cell office:value-type="string" table:style-name="ce8">
            <text:p>R12 801 - R25 600</text:p>
          </table:table-cell>
          <table:table-cell office:value-type="string" table:style-name="ce8">
            <text:p>R25 601 - R51 200</text:p>
          </table:table-cell>
          <table:table-cell office:value-type="string" table:style-name="ce8">
            <text:p>R51 201 - R102 400</text:p>
          </table:table-cell>
          <table:table-cell office:value-type="string" table:style-name="ce8">
            <text:p>R102 401 or more</text:p>
          </table:table-cell>
          <table:table-cell table:number-columns-repeated="16371"/>
        </table:table-row>
        <table:table-row table:style-name="ro5">
          <table:table-cell table:style-name="ce4"/>
          <table:table-cell office:value-type="string" table:style-name="ce7">
            <text:p>Geography</text:p>
          </table:table-cell>
          <table:table-cell table:number-columns-repeated="16382" table:style-name="ce4"/>
        </table:table-row>
        <table:table-row table:style-name="ro3">
          <table:table-cell table:style-name="ce4"/>
          <table:table-cell office:value-type="string" table:style-name="ce9">
            <text:p>19100001</text:p>
          </table:table-cell>
          <table:table-cell office:value-type="float" office:value="11925.280319" table:style-name="ce10">
            <text:p>11925,28032</text:p>
          </table:table-cell>
          <table:table-cell office:value-type="float" office:value="921.96180900000002" table:style-name="ce10">
            <text:p>921,961809</text:p>
          </table:table-cell>
          <table:table-cell office:value-type="float" office:value="2861.6206710000001" table:style-name="ce10">
            <text:p>2861,620671</text:p>
          </table:table-cell>
          <table:table-cell office:value-type="float" office:value="4305.9360839999999" table:style-name="ce10">
            <text:p>4305,936084</text:p>
          </table:table-cell>
          <table:table-cell office:value-type="float" office:value="4445.5795939999998" table:style-name="ce10">
            <text:p>4445,579594</text:p>
          </table:table-cell>
          <table:table-cell office:value-type="float" office:value="1698.7987270000001" table:style-name="ce10">
            <text:p>1698,798727</text:p>
          </table:table-cell>
          <table:table-cell office:value-type="float" office:value="380.44943999999998" table:style-name="ce10">
            <text:p>380,44944</text:p>
          </table:table-cell>
          <table:table-cell office:value-type="float" office:value="39" table:style-name="ce10">
            <text:p>39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82" table:style-name="ce11">
            <text:p>82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2</text:p>
          </table:table-cell>
          <table:table-cell office:value-type="float" office:value="9815.9788229999995" table:style-name="ce10">
            <text:p>9815,978823</text:p>
          </table:table-cell>
          <table:table-cell office:value-type="float" office:value="882.53740500000004" table:style-name="ce10">
            <text:p>882,537405</text:p>
          </table:table-cell>
          <table:table-cell office:value-type="float" office:value="2890.7584310000002" table:style-name="ce10">
            <text:p>2890,758431</text:p>
          </table:table-cell>
          <table:table-cell office:value-type="float" office:value="4056.3170620000001" table:style-name="ce10">
            <text:p>4056,317062</text:p>
          </table:table-cell>
          <table:table-cell office:value-type="float" office:value="3367.1824940000001" table:style-name="ce10">
            <text:p>3367,182494</text:p>
          </table:table-cell>
          <table:table-cell office:value-type="float" office:value="1872.6329820000001" table:style-name="ce10">
            <text:p>1872,632982</text:p>
          </table:table-cell>
          <table:table-cell office:value-type="float" office:value="1250.502986" table:style-name="ce10">
            <text:p>1250,502986</text:p>
          </table:table-cell>
          <table:table-cell office:value-type="float" office:value="643.96010000000001" table:style-name="ce10">
            <text:p>643,9601</text:p>
          </table:table-cell>
          <table:table-cell office:value-type="float" office:value="183" table:style-name="ce10">
            <text:p>183</text:p>
          </table:table-cell>
          <table:table-cell office:value-type="float" office:value="45" table:style-name="ce10">
            <text:p>45</text:p>
          </table:table-cell>
          <table:table-cell office:value-type="float" office:value="45" table:style-name="ce11">
            <text:p>45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3</text:p>
          </table:table-cell>
          <table:table-cell office:value-type="float" office:value="9191.9703000000009" table:style-name="ce10">
            <text:p>9191,9703</text:p>
          </table:table-cell>
          <table:table-cell office:value-type="float" office:value="881.12944900000002" table:style-name="ce10">
            <text:p>881,129449</text:p>
          </table:table-cell>
          <table:table-cell office:value-type="float" office:value="1430.090504" table:style-name="ce10">
            <text:p>1430,090504</text:p>
          </table:table-cell>
          <table:table-cell office:value-type="float" office:value="2403.8135179999999" table:style-name="ce10">
            <text:p>2403,813518</text:p>
          </table:table-cell>
          <table:table-cell office:value-type="float" office:value="2219.155358" table:style-name="ce10">
            <text:p>2219,155358</text:p>
          </table:table-cell>
          <table:table-cell office:value-type="float" office:value="3625.445483" table:style-name="ce10">
            <text:p>3625,445483</text:p>
          </table:table-cell>
          <table:table-cell office:value-type="float" office:value="3713.1422769999999" table:style-name="ce10">
            <text:p>3713,142277</text:p>
          </table:table-cell>
          <table:table-cell office:value-type="float" office:value="2428.5355770000001" table:style-name="ce10">
            <text:p>2428,535577</text:p>
          </table:table-cell>
          <table:table-cell office:value-type="float" office:value="626.275935" table:style-name="ce10">
            <text:p>626,275935</text:p>
          </table:table-cell>
          <table:table-cell office:value-type="float" office:value="159" table:style-name="ce10">
            <text:p>159</text:p>
          </table:table-cell>
          <table:table-cell office:value-type="float" office:value="141" table:style-name="ce11">
            <text:p>141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4</text:p>
          </table:table-cell>
          <table:table-cell office:value-type="float" office:value="6015.5271549999998" table:style-name="ce10">
            <text:p>6015,527155</text:p>
          </table:table-cell>
          <table:table-cell office:value-type="float" office:value="432.349559" table:style-name="ce10">
            <text:p>432,349559</text:p>
          </table:table-cell>
          <table:table-cell office:value-type="float" office:value="1052.4250689999999" table:style-name="ce10">
            <text:p>1052,425069</text:p>
          </table:table-cell>
          <table:table-cell office:value-type="float" office:value="1830.5213269999999" table:style-name="ce10">
            <text:p>1830,521327</text:p>
          </table:table-cell>
          <table:table-cell office:value-type="float" office:value="2223.612134" table:style-name="ce10">
            <text:p>2223,612134</text:p>
          </table:table-cell>
          <table:table-cell office:value-type="float" office:value="2929.6309299999998" table:style-name="ce10">
            <text:p>2929,63093</text:p>
          </table:table-cell>
          <table:table-cell office:value-type="float" office:value="2182.5254340000001" table:style-name="ce10">
            <text:p>2182,525434</text:p>
          </table:table-cell>
          <table:table-cell office:value-type="float" office:value="1280.5142510000001" table:style-name="ce10">
            <text:p>1280,514251</text:p>
          </table:table-cell>
          <table:table-cell office:value-type="float" office:value="385.31438400000002" table:style-name="ce10">
            <text:p>385,314384</text:p>
          </table:table-cell>
          <table:table-cell office:value-type="float" office:value="78" table:style-name="ce10">
            <text:p>78</text:p>
          </table:table-cell>
          <table:table-cell office:value-type="float" office:value="147" table:style-name="ce11">
            <text:p>147</text:p>
          </table:table-cell>
          <table:table-cell table:number-columns-repeated="16371"/>
        </table:table-row>
        <table:table-row table:style-name="ro3">
          <table:table-cell table:style-name="ce4"/>
          <table:table-cell office:value-type="string" table:style-name="ce9">
            <text:p>19100005</text:p>
          </table:table-cell>
          <table:table-cell office:value-type="float" office:value="7610.3461850000003" table:style-name="ce10">
            <text:p>7610,346185</text:p>
          </table:table-cell>
          <table:table-cell office:value-type="float" office:value="291.68066299999998" table:style-name="ce10">
            <text:p>291,680663</text:p>
          </table:table-cell>
          <table:table-cell office:value-type="float" office:value="584.67956200000003" table:style-name="ce10">
            <text:p>584,679562</text:p>
          </table:table-cell>
          <table:table-cell office:value-type="float" office:value="1213.9616510000001" table:style-name="ce10">
            <text:p>1213,961651</text:p>
          </table:table-cell>
          <table:table-cell office:value-type="float" office:value="2842.442247" table:style-name="ce10">
            <text:p>2842,442247</text:p>
          </table:table-cell>
          <table:table-cell office:value-type="float" office:value="5335.8855960000001" table:style-name="ce10">
            <text:p>5335,885596</text:p>
          </table:table-cell>
          <table:table-cell office:value-type="float" office:value="4308.7475489999997" table:style-name="ce10">
            <text:p>4308,747549</text:p>
          </table:table-cell>
          <table:table-cell office:value-type="float" office:value="1412.2401950000001" table:style-name="ce10">
            <text:p>1412,240195</text:p>
          </table:table-cell>
          <table:table-cell office:value-type="float" office:value="192" table:style-name="ce10">
            <text:p>192</text:p>
          </table:table-cell>
          <table:table-cell office:value-type="float" office:value="114" table:style-name="ce10">
            <text:p>114</text:p>
          </table:table-cell>
          <table:table-cell office:value-type="float" office:value="66" table:style-name="ce11">
            <text:p>6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6</text:p>
          </table:table-cell>
          <table:table-cell office:value-type="float" office:value="6034.8382149999998" table:style-name="ce10">
            <text:p>6034,838215</text:p>
          </table:table-cell>
          <table:table-cell office:value-type="float" office:value="235.65719200000001" table:style-name="ce10">
            <text:p>235,657192</text:p>
          </table:table-cell>
          <table:table-cell office:value-type="float" office:value="500.80323700000002" table:style-name="ce10">
            <text:p>500,803237</text:p>
          </table:table-cell>
          <table:table-cell office:value-type="float" office:value="976.73816099999999" table:style-name="ce10">
            <text:p>976,738161</text:p>
          </table:table-cell>
          <table:table-cell office:value-type="float" office:value="1560.636782" table:style-name="ce10">
            <text:p>1560,636782</text:p>
          </table:table-cell>
          <table:table-cell office:value-type="float" office:value="3149.0689980000002" table:style-name="ce10">
            <text:p>3149,068998</text:p>
          </table:table-cell>
          <table:table-cell office:value-type="float" office:value="3318.6818400000002" table:style-name="ce10">
            <text:p>3318,68184</text:p>
          </table:table-cell>
          <table:table-cell office:value-type="float" office:value="2082.1627939999998" table:style-name="ce10">
            <text:p>2082,162794</text:p>
          </table:table-cell>
          <table:table-cell office:value-type="float" office:value="787.81513700000005" table:style-name="ce10">
            <text:p>787,815137</text:p>
          </table:table-cell>
          <table:table-cell office:value-type="float" office:value="183" table:style-name="ce10">
            <text:p>183</text:p>
          </table:table-cell>
          <table:table-cell office:value-type="float" office:value="111" table:style-name="ce11">
            <text:p>11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7</text:p>
          </table:table-cell>
          <table:table-cell office:value-type="float" office:value="5119.964618" table:style-name="ce10">
            <text:p>5119,964618</text:p>
          </table:table-cell>
          <table:table-cell office:value-type="float" office:value="249.468322" table:style-name="ce10">
            <text:p>249,468322</text:p>
          </table:table-cell>
          <table:table-cell office:value-type="float" office:value="769.96563400000002" table:style-name="ce10">
            <text:p>769,965634</text:p>
          </table:table-cell>
          <table:table-cell office:value-type="float" office:value="1174.689852" table:style-name="ce10">
            <text:p>1174,689852</text:p>
          </table:table-cell>
          <table:table-cell office:value-type="float" office:value="1524.8141949999999" table:style-name="ce10">
            <text:p>1524,814195</text:p>
          </table:table-cell>
          <table:table-cell office:value-type="float" office:value="3137.240014" table:style-name="ce10">
            <text:p>3137,240014</text:p>
          </table:table-cell>
          <table:table-cell office:value-type="float" office:value="3176.2696999999998" table:style-name="ce10">
            <text:p>3176,2697</text:p>
          </table:table-cell>
          <table:table-cell office:value-type="float" office:value="2673.3407539999998" table:style-name="ce10">
            <text:p>2673,340754</text:p>
          </table:table-cell>
          <table:table-cell office:value-type="float" office:value="1060.6972350000001" table:style-name="ce10">
            <text:p>1060,697235</text:p>
          </table:table-cell>
          <table:table-cell office:value-type="float" office:value="247.45487600000001" table:style-name="ce10">
            <text:p>247,454876</text:p>
          </table:table-cell>
          <table:table-cell office:value-type="float" office:value="204" table:style-name="ce11">
            <text:p>20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8</text:p>
          </table:table-cell>
          <table:table-cell office:value-type="float" office:value="7828.7229479999996" table:style-name="ce10">
            <text:p>7828,722948</text:p>
          </table:table-cell>
          <table:table-cell office:value-type="float" office:value="510.60553499999997" table:style-name="ce10">
            <text:p>510,605535</text:p>
          </table:table-cell>
          <table:table-cell office:value-type="float" office:value="1501.48477" table:style-name="ce10">
            <text:p>1501,48477</text:p>
          </table:table-cell>
          <table:table-cell office:value-type="float" office:value="2366.26998" table:style-name="ce10">
            <text:p>2366,26998</text:p>
          </table:table-cell>
          <table:table-cell office:value-type="float" office:value="2982.0621169999999" table:style-name="ce10">
            <text:p>2982,062117</text:p>
          </table:table-cell>
          <table:table-cell office:value-type="float" office:value="5175.2537979999997" table:style-name="ce10">
            <text:p>5175,253798</text:p>
          </table:table-cell>
          <table:table-cell office:value-type="float" office:value="4306.9903050000003" table:style-name="ce10">
            <text:p>4306,990305</text:p>
          </table:table-cell>
          <table:table-cell office:value-type="float" office:value="2045.6436719999999" table:style-name="ce10">
            <text:p>2045,643672</text:p>
          </table:table-cell>
          <table:table-cell office:value-type="float" office:value="464.50337300000001" table:style-name="ce10">
            <text:p>464,503373</text:p>
          </table:table-cell>
          <table:table-cell office:value-type="float" office:value="147" table:style-name="ce10">
            <text:p>147</text:p>
          </table:table-cell>
          <table:table-cell office:value-type="float" office:value="120" table:style-name="ce11">
            <text:p>12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09</text:p>
          </table:table-cell>
          <table:table-cell office:value-type="float" office:value="6024.1024900000002" table:style-name="ce10">
            <text:p>6024,10249</text:p>
          </table:table-cell>
          <table:table-cell office:value-type="float" office:value="259.608991" table:style-name="ce10">
            <text:p>259,608991</text:p>
          </table:table-cell>
          <table:table-cell office:value-type="float" office:value="531.16844700000001" table:style-name="ce10">
            <text:p>531,168447</text:p>
          </table:table-cell>
          <table:table-cell office:value-type="float" office:value="965.80705499999999" table:style-name="ce10">
            <text:p>965,807055</text:p>
          </table:table-cell>
          <table:table-cell office:value-type="float" office:value="1914.6847780000001" table:style-name="ce10">
            <text:p>1914,684778</text:p>
          </table:table-cell>
          <table:table-cell office:value-type="float" office:value="3855.5514250000001" table:style-name="ce10">
            <text:p>3855,551425</text:p>
          </table:table-cell>
          <table:table-cell office:value-type="float" office:value="3670.3650539999999" table:style-name="ce10">
            <text:p>3670,365054</text:p>
          </table:table-cell>
          <table:table-cell office:value-type="float" office:value="2438.5904310000001" table:style-name="ce10">
            <text:p>2438,590431</text:p>
          </table:table-cell>
          <table:table-cell office:value-type="float" office:value="741.44275500000003" table:style-name="ce10">
            <text:p>741,442755</text:p>
          </table:table-cell>
          <table:table-cell office:value-type="float" office:value="192.34115700000001" table:style-name="ce10">
            <text:p>192,341157</text:p>
          </table:table-cell>
          <table:table-cell office:value-type="float" office:value="189" table:style-name="ce11">
            <text:p>18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0</text:p>
          </table:table-cell>
          <table:table-cell office:value-type="float" office:value="14180.640964" table:style-name="ce10">
            <text:p>14180,64096</text:p>
          </table:table-cell>
          <table:table-cell office:value-type="float" office:value="1593.8613319999999" table:style-name="ce10">
            <text:p>1593,861332</text:p>
          </table:table-cell>
          <table:table-cell office:value-type="float" office:value="2214.2567709999998" table:style-name="ce10">
            <text:p>2214,256771</text:p>
          </table:table-cell>
          <table:table-cell office:value-type="float" office:value="2950.5214190000002" table:style-name="ce10">
            <text:p>2950,521419</text:p>
          </table:table-cell>
          <table:table-cell office:value-type="float" office:value="1044.4301359999999" table:style-name="ce10">
            <text:p>1044,430136</text:p>
          </table:table-cell>
          <table:table-cell office:value-type="float" office:value="602.09366899999998" table:style-name="ce10">
            <text:p>602,093669</text:p>
          </table:table-cell>
          <table:table-cell office:value-type="float" office:value="240.434832" table:style-name="ce10">
            <text:p>240,434832</text:p>
          </table:table-cell>
          <table:table-cell office:value-type="float" office:value="27" table:style-name="ce10">
            <text:p>27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1</text:p>
          </table:table-cell>
          <table:table-cell office:value-type="float" office:value="7533.8415150000001" table:style-name="ce10">
            <text:p>7533,841515</text:p>
          </table:table-cell>
          <table:table-cell office:value-type="float" office:value="288.38320399999998" table:style-name="ce10">
            <text:p>288,383204</text:p>
          </table:table-cell>
          <table:table-cell office:value-type="float" office:value="1224.106556" table:style-name="ce10">
            <text:p>1224,106556</text:p>
          </table:table-cell>
          <table:table-cell office:value-type="float" office:value="2417.7696299999998" table:style-name="ce10">
            <text:p>2417,76963</text:p>
          </table:table-cell>
          <table:table-cell office:value-type="float" office:value="3327.265934" table:style-name="ce10">
            <text:p>3327,265934</text:p>
          </table:table-cell>
          <table:table-cell office:value-type="float" office:value="3270.4242239999999" table:style-name="ce10">
            <text:p>3270,424224</text:p>
          </table:table-cell>
          <table:table-cell office:value-type="float" office:value="1404.4508860000001" table:style-name="ce10">
            <text:p>1404,450886</text:p>
          </table:table-cell>
          <table:table-cell office:value-type="float" office:value="270" table:style-name="ce10">
            <text:p>270</text:p>
          </table:table-cell>
          <table:table-cell office:value-type="float" office:value="48" table:style-name="ce10">
            <text:p>48</text:p>
          </table:table-cell>
          <table:table-cell office:value-type="float" office:value="30" table:style-name="ce10">
            <text:p>30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2</text:p>
          </table:table-cell>
          <table:table-cell office:value-type="float" office:value="11705.281645999999" table:style-name="ce10">
            <text:p>11705,28165</text:p>
          </table:table-cell>
          <table:table-cell office:value-type="float" office:value="1061.1255020000001" table:style-name="ce10">
            <text:p>1061,125502</text:p>
          </table:table-cell>
          <table:table-cell office:value-type="float" office:value="2324.82447" table:style-name="ce10">
            <text:p>2324,82447</text:p>
          </table:table-cell>
          <table:table-cell office:value-type="float" office:value="3260.3821069999999" table:style-name="ce10">
            <text:p>3260,382107</text:p>
          </table:table-cell>
          <table:table-cell office:value-type="float" office:value="2184.1693140000002" table:style-name="ce10">
            <text:p>2184,169314</text:p>
          </table:table-cell>
          <table:table-cell office:value-type="float" office:value="1846.7969680000001" table:style-name="ce10">
            <text:p>1846,796968</text:p>
          </table:table-cell>
          <table:table-cell office:value-type="float" office:value="755.300568" table:style-name="ce10">
            <text:p>755,300568</text:p>
          </table:table-cell>
          <table:table-cell office:value-type="float" office:value="198" table:style-name="ce10">
            <text:p>198</text:p>
          </table:table-cell>
          <table:table-cell office:value-type="float" office:value="36" table:style-name="ce10">
            <text:p>36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3</text:p>
          </table:table-cell>
          <table:table-cell office:value-type="float" office:value="6364.220386" table:style-name="ce10">
            <text:p>6364,220386</text:p>
          </table:table-cell>
          <table:table-cell office:value-type="float" office:value="296.10180500000001" table:style-name="ce10">
            <text:p>296,101805</text:p>
          </table:table-cell>
          <table:table-cell office:value-type="float" office:value="1181.8478789999999" table:style-name="ce10">
            <text:p>1181,847879</text:p>
          </table:table-cell>
          <table:table-cell office:value-type="float" office:value="1814.504541" table:style-name="ce10">
            <text:p>1814,504541</text:p>
          </table:table-cell>
          <table:table-cell office:value-type="float" office:value="3172.5838319999998" table:style-name="ce10">
            <text:p>3172,583832</text:p>
          </table:table-cell>
          <table:table-cell office:value-type="float" office:value="4528.5629499999995" table:style-name="ce10">
            <text:p>4528,56295</text:p>
          </table:table-cell>
          <table:table-cell office:value-type="float" office:value="2962.7896940000001" table:style-name="ce10">
            <text:p>2962,789694</text:p>
          </table:table-cell>
          <table:table-cell office:value-type="float" office:value="857.31273299999998" table:style-name="ce10">
            <text:p>857,312733</text:p>
          </table:table-cell>
          <table:table-cell office:value-type="float" office:value="183" table:style-name="ce10">
            <text:p>183</text:p>
          </table:table-cell>
          <table:table-cell office:value-type="float" office:value="87" table:style-name="ce10">
            <text:p>87</text:p>
          </table:table-cell>
          <table:table-cell office:value-type="float" office:value="33" table:style-name="ce11">
            <text:p>3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4</text:p>
          </table:table-cell>
          <table:table-cell office:value-type="float" office:value="5177.2381519999999" table:style-name="ce10">
            <text:p>5177,238152</text:p>
          </table:table-cell>
          <table:table-cell office:value-type="float" office:value="290.12057299999998" table:style-name="ce10">
            <text:p>290,120573</text:p>
          </table:table-cell>
          <table:table-cell office:value-type="float" office:value="609.452899" table:style-name="ce10">
            <text:p>609,452899</text:p>
          </table:table-cell>
          <table:table-cell office:value-type="float" office:value="1170.1464089999999" table:style-name="ce10">
            <text:p>1170,146409</text:p>
          </table:table-cell>
          <table:table-cell office:value-type="float" office:value="2802.086362" table:style-name="ce10">
            <text:p>2802,086362</text:p>
          </table:table-cell>
          <table:table-cell office:value-type="float" office:value="4543.940509" table:style-name="ce10">
            <text:p>4543,940509</text:p>
          </table:table-cell>
          <table:table-cell office:value-type="float" office:value="3190.8642289999998" table:style-name="ce10">
            <text:p>3190,864229</text:p>
          </table:table-cell>
          <table:table-cell office:value-type="float" office:value="901.09841700000004" table:style-name="ce10">
            <text:p>901,098417</text:p>
          </table:table-cell>
          <table:table-cell office:value-type="float" office:value="183" table:style-name="ce10">
            <text:p>183</text:p>
          </table:table-cell>
          <table:table-cell office:value-type="float" office:value="84" table:style-name="ce10">
            <text:p>84</text:p>
          </table:table-cell>
          <table:table-cell office:value-type="float" office:value="42" table:style-name="ce11">
            <text:p>4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5</text:p>
          </table:table-cell>
          <table:table-cell office:value-type="float" office:value="10095.402332" table:style-name="ce10">
            <text:p>10095,40233</text:p>
          </table:table-cell>
          <table:table-cell office:value-type="float" office:value="697.07968600000004" table:style-name="ce10">
            <text:p>697,079686</text:p>
          </table:table-cell>
          <table:table-cell office:value-type="float" office:value="1577.473217" table:style-name="ce10">
            <text:p>1577,473217</text:p>
          </table:table-cell>
          <table:table-cell office:value-type="float" office:value="3014.5411349999999" table:style-name="ce10">
            <text:p>3014,541135</text:p>
          </table:table-cell>
          <table:table-cell office:value-type="float" office:value="3728.2804310000001" table:style-name="ce10">
            <text:p>3728,280431</text:p>
          </table:table-cell>
          <table:table-cell office:value-type="float" office:value="4230.9290289999999" table:style-name="ce10">
            <text:p>4230,929029</text:p>
          </table:table-cell>
          <table:table-cell office:value-type="float" office:value="2623.5127769999999" table:style-name="ce10">
            <text:p>2623,512777</text:p>
          </table:table-cell>
          <table:table-cell office:value-type="float" office:value="609.83807999999999" table:style-name="ce10">
            <text:p>609,83808</text:p>
          </table:table-cell>
          <table:table-cell office:value-type="float" office:value="192" table:style-name="ce10">
            <text:p>192</text:p>
          </table:table-cell>
          <table:table-cell office:value-type="float" office:value="72" table:style-name="ce10">
            <text:p>72</text:p>
          </table:table-cell>
          <table:table-cell office:value-type="float" office:value="25" table:style-name="ce11">
            <text:p>2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6</text:p>
          </table:table-cell>
          <table:table-cell office:value-type="float" office:value="11219.625837" table:style-name="ce10">
            <text:p>11219,62584</text:p>
          </table:table-cell>
          <table:table-cell office:value-type="float" office:value="625.739105" table:style-name="ce10">
            <text:p>625,739105</text:p>
          </table:table-cell>
          <table:table-cell office:value-type="float" office:value="1620.959118" table:style-name="ce10">
            <text:p>1620,959118</text:p>
          </table:table-cell>
          <table:table-cell office:value-type="float" office:value="3898.4929830000001" table:style-name="ce10">
            <text:p>3898,492983</text:p>
          </table:table-cell>
          <table:table-cell office:value-type="float" office:value="5019.6712790000001" table:style-name="ce10">
            <text:p>5019,671279</text:p>
          </table:table-cell>
          <table:table-cell office:value-type="float" office:value="2805.7598189999999" table:style-name="ce10">
            <text:p>2805,759819</text:p>
          </table:table-cell>
          <table:table-cell office:value-type="float" office:value="630.67486899999994" table:style-name="ce10">
            <text:p>630,674869</text:p>
          </table:table-cell>
          <table:table-cell office:value-type="float" office:value="96" table:style-name="ce10">
            <text:p>96</text:p>
          </table:table-cell>
          <table:table-cell office:value-type="float" office:value="18" table:style-name="ce10">
            <text:p>18</text:p>
          </table:table-cell>
          <table:table-cell office:value-type="float" office:value="15" table:style-name="ce10">
            <text:p>15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7</text:p>
          </table:table-cell>
          <table:table-cell office:value-type="float" office:value="10867.660202999999" table:style-name="ce10">
            <text:p>10867,6602</text:p>
          </table:table-cell>
          <table:table-cell office:value-type="float" office:value="657.83199000000002" table:style-name="ce10">
            <text:p>657,83199</text:p>
          </table:table-cell>
          <table:table-cell office:value-type="float" office:value="1814.378242" table:style-name="ce10">
            <text:p>1814,378242</text:p>
          </table:table-cell>
          <table:table-cell office:value-type="float" office:value="3544.952119" table:style-name="ce10">
            <text:p>3544,952119</text:p>
          </table:table-cell>
          <table:table-cell office:value-type="float" office:value="4329.5412409999999" table:style-name="ce10">
            <text:p>4329,541241</text:p>
          </table:table-cell>
          <table:table-cell office:value-type="float" office:value="3028.0083749999999" table:style-name="ce10">
            <text:p>3028,008375</text:p>
          </table:table-cell>
          <table:table-cell office:value-type="float" office:value="953.38604899999996" table:style-name="ce10">
            <text:p>953,386049</text:p>
          </table:table-cell>
          <table:table-cell office:value-type="float" office:value="96" table:style-name="ce10">
            <text:p>96</text:p>
          </table:table-cell>
          <table:table-cell office:value-type="float" office:value="39" table:style-name="ce10">
            <text:p>39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8</text:p>
          </table:table-cell>
          <table:table-cell office:value-type="float" office:value="12380.747052999999" table:style-name="ce10">
            <text:p>12380,74705</text:p>
          </table:table-cell>
          <table:table-cell office:value-type="float" office:value="758.47628299999997" table:style-name="ce10">
            <text:p>758,476283</text:p>
          </table:table-cell>
          <table:table-cell office:value-type="float" office:value="1753.7224329999999" table:style-name="ce10">
            <text:p>1753,722433</text:p>
          </table:table-cell>
          <table:table-cell office:value-type="float" office:value="2911.2226700000001" table:style-name="ce10">
            <text:p>2911,22267</text:p>
          </table:table-cell>
          <table:table-cell office:value-type="float" office:value="1865.1088789999999" table:style-name="ce10">
            <text:p>1865,108879</text:p>
          </table:table-cell>
          <table:table-cell office:value-type="float" office:value="874.43230800000003" table:style-name="ce10">
            <text:p>874,432308</text:p>
          </table:table-cell>
          <table:table-cell office:value-type="float" office:value="195" table:style-name="ce10">
            <text:p>195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19</text:p>
          </table:table-cell>
          <table:table-cell office:value-type="float" office:value="19496.789181" table:style-name="ce10">
            <text:p>19496,78918</text:p>
          </table:table-cell>
          <table:table-cell office:value-type="float" office:value="1675.2961539999999" table:style-name="ce10">
            <text:p>1675,296154</text:p>
          </table:table-cell>
          <table:table-cell office:value-type="float" office:value="3111.2258360000001" table:style-name="ce10">
            <text:p>3111,225836</text:p>
          </table:table-cell>
          <table:table-cell office:value-type="float" office:value="6121.7007649999996" table:style-name="ce10">
            <text:p>6121,700765</text:p>
          </table:table-cell>
          <table:table-cell office:value-type="float" office:value="3889.3978729999999" table:style-name="ce10">
            <text:p>3889,397873</text:p>
          </table:table-cell>
          <table:table-cell office:value-type="float" office:value="1324.7067529999999" table:style-name="ce10">
            <text:p>1324,706753</text:p>
          </table:table-cell>
          <table:table-cell office:value-type="float" office:value="273.43483199999997" table:style-name="ce10">
            <text:p>273,434832</text:p>
          </table:table-cell>
          <table:table-cell office:value-type="float" office:value="30" table:style-name="ce10">
            <text:p>30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0</text:p>
          </table:table-cell>
          <table:table-cell office:value-type="float" office:value="13963.986498" table:style-name="ce10">
            <text:p>13963,9865</text:p>
          </table:table-cell>
          <table:table-cell office:value-type="float" office:value="750.24055799999996" table:style-name="ce10">
            <text:p>750,240558</text:p>
          </table:table-cell>
          <table:table-cell office:value-type="float" office:value="2132.639964" table:style-name="ce10">
            <text:p>2132,639964</text:p>
          </table:table-cell>
          <table:table-cell office:value-type="float" office:value="3940.6776829999999" table:style-name="ce10">
            <text:p>3940,677683</text:p>
          </table:table-cell>
          <table:table-cell office:value-type="float" office:value="2292.257717" table:style-name="ce10">
            <text:p>2292,257717</text:p>
          </table:table-cell>
          <table:table-cell office:value-type="float" office:value="327.43483199999997" table:style-name="ce10">
            <text:p>327,434832</text:p>
          </table:table-cell>
          <table:table-cell office:value-type="float" office:value="105" table:style-name="ce10">
            <text:p>105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1</text:p>
          </table:table-cell>
          <table:table-cell office:value-type="float" office:value="9148.9048590000002" table:style-name="ce10">
            <text:p>9148,904859</text:p>
          </table:table-cell>
          <table:table-cell office:value-type="float" office:value="465.85990099999998" table:style-name="ce10">
            <text:p>465,859901</text:p>
          </table:table-cell>
          <table:table-cell office:value-type="float" office:value="1332.162515" table:style-name="ce10">
            <text:p>1332,162515</text:p>
          </table:table-cell>
          <table:table-cell office:value-type="float" office:value="2130.1382119999998" table:style-name="ce10">
            <text:p>2130,138212</text:p>
          </table:table-cell>
          <table:table-cell office:value-type="float" office:value="2246.750904" table:style-name="ce10">
            <text:p>2246,750904</text:p>
          </table:table-cell>
          <table:table-cell office:value-type="float" office:value="1375.5811209999999" table:style-name="ce10">
            <text:p>1375,581121</text:p>
          </table:table-cell>
          <table:table-cell office:value-type="float" office:value="633.93552299999999" table:style-name="ce10">
            <text:p>633,935523</text:p>
          </table:table-cell>
          <table:table-cell office:value-type="float" office:value="126" table:style-name="ce10">
            <text:p>126</text:p>
          </table:table-cell>
          <table:table-cell office:value-type="float" office:value="36" table:style-name="ce10">
            <text:p>36</text:p>
          </table:table-cell>
          <table:table-cell office:value-type="float" office:value="21" table:style-name="ce10">
            <text:p>21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2</text:p>
          </table:table-cell>
          <table:table-cell office:value-type="float" office:value="9412.1089800000009" table:style-name="ce10">
            <text:p>9412,10898</text:p>
          </table:table-cell>
          <table:table-cell office:value-type="float" office:value="507.217625" table:style-name="ce10">
            <text:p>507,217625</text:p>
          </table:table-cell>
          <table:table-cell office:value-type="float" office:value="1700.647285" table:style-name="ce10">
            <text:p>1700,647285</text:p>
          </table:table-cell>
          <table:table-cell office:value-type="float" office:value="3304.3812440000002" table:style-name="ce10">
            <text:p>3304,381244</text:p>
          </table:table-cell>
          <table:table-cell office:value-type="float" office:value="3235.1518019999999" table:style-name="ce10">
            <text:p>3235,151802</text:p>
          </table:table-cell>
          <table:table-cell office:value-type="float" office:value="1153.247832" table:style-name="ce10">
            <text:p>1153,247832</text:p>
          </table:table-cell>
          <table:table-cell office:value-type="float" office:value="192" table:style-name="ce10">
            <text:p>192</text:p>
          </table:table-cell>
          <table:table-cell office:value-type="float" office:value="66" table:style-name="ce10">
            <text:p>66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3</text:p>
          </table:table-cell>
          <table:table-cell office:value-type="float" office:value="7204.0313139999998" table:style-name="ce10">
            <text:p>7204,031314</text:p>
          </table:table-cell>
          <table:table-cell office:value-type="float" office:value="495.686013" table:style-name="ce10">
            <text:p>495,686013</text:p>
          </table:table-cell>
          <table:table-cell office:value-type="float" office:value="1403.4230990000001" table:style-name="ce10">
            <text:p>1403,423099</text:p>
          </table:table-cell>
          <table:table-cell office:value-type="float" office:value="2276.2003020000002" table:style-name="ce10">
            <text:p>2276,200302</text:p>
          </table:table-cell>
          <table:table-cell office:value-type="float" office:value="3640.1639909999999" table:style-name="ce10">
            <text:p>3640,163991</text:p>
          </table:table-cell>
          <table:table-cell office:value-type="float" office:value="3106.1909759999999" table:style-name="ce10">
            <text:p>3106,190976</text:p>
          </table:table-cell>
          <table:table-cell office:value-type="float" office:value="1555.082187" table:style-name="ce10">
            <text:p>1555,082187</text:p>
          </table:table-cell>
          <table:table-cell office:value-type="float" office:value="474.03646800000001" table:style-name="ce10">
            <text:p>474,036468</text:p>
          </table:table-cell>
          <table:table-cell office:value-type="float" office:value="100.876256" table:style-name="ce10">
            <text:p>100,876256</text:p>
          </table:table-cell>
          <table:table-cell office:value-type="float" office:value="63" table:style-name="ce10">
            <text:p>63</text:p>
          </table:table-cell>
          <table:table-cell office:value-type="float" office:value="30" table:style-name="ce11">
            <text:p>3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4</text:p>
          </table:table-cell>
          <table:table-cell office:value-type="float" office:value="9670.0563980000006" table:style-name="ce10">
            <text:p>9670,056398</text:p>
          </table:table-cell>
          <table:table-cell office:value-type="float" office:value="622.53439800000001" table:style-name="ce10">
            <text:p>622,534398</text:p>
          </table:table-cell>
          <table:table-cell office:value-type="float" office:value="2000.472751" table:style-name="ce10">
            <text:p>2000,472751</text:p>
          </table:table-cell>
          <table:table-cell office:value-type="float" office:value="2769.2282890000001" table:style-name="ce10">
            <text:p>2769,228289</text:p>
          </table:table-cell>
          <table:table-cell office:value-type="float" office:value="2898.8651110000001" table:style-name="ce10">
            <text:p>2898,865111</text:p>
          </table:table-cell>
          <table:table-cell office:value-type="float" office:value="2225.8272179999999" table:style-name="ce10">
            <text:p>2225,827218</text:p>
          </table:table-cell>
          <table:table-cell office:value-type="float" office:value="834.85818800000004" table:style-name="ce10">
            <text:p>834,858188</text:p>
          </table:table-cell>
          <table:table-cell office:value-type="float" office:value="162" table:style-name="ce10">
            <text:p>162</text:p>
          </table:table-cell>
          <table:table-cell office:value-type="float" office:value="39" table:style-name="ce10">
            <text:p>39</text:p>
          </table:table-cell>
          <table:table-cell office:value-type="float" office:value="9" table:style-name="ce10">
            <text:p>9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5</text:p>
          </table:table-cell>
          <table:table-cell office:value-type="float" office:value="9181.2322199999999" table:style-name="ce10">
            <text:p>9181,23222</text:p>
          </table:table-cell>
          <table:table-cell office:value-type="float" office:value="694.77875700000004" table:style-name="ce10">
            <text:p>694,778757</text:p>
          </table:table-cell>
          <table:table-cell office:value-type="float" office:value="2510.4723159999999" table:style-name="ce10">
            <text:p>2510,472316</text:p>
          </table:table-cell>
          <table:table-cell office:value-type="float" office:value="3636.664123" table:style-name="ce10">
            <text:p>3636,664123</text:p>
          </table:table-cell>
          <table:table-cell office:value-type="float" office:value="3349.216066" table:style-name="ce10">
            <text:p>3349,216066</text:p>
          </table:table-cell>
          <table:table-cell office:value-type="float" office:value="1305.673863" table:style-name="ce10">
            <text:p>1305,673863</text:p>
          </table:table-cell>
          <table:table-cell office:value-type="float" office:value="378.34115700000001" table:style-name="ce10">
            <text:p>378,341157</text:p>
          </table:table-cell>
          <table:table-cell office:value-type="float" office:value="57" table:style-name="ce10">
            <text:p>57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6</text:p>
          </table:table-cell>
          <table:table-cell office:value-type="float" office:value="5463.6733789999998" table:style-name="ce10">
            <text:p>5463,673379</text:p>
          </table:table-cell>
          <table:table-cell office:value-type="float" office:value="364.87273199999998" table:style-name="ce10">
            <text:p>364,872732</text:p>
          </table:table-cell>
          <table:table-cell office:value-type="float" office:value="912.41187200000002" table:style-name="ce10">
            <text:p>912,411872</text:p>
          </table:table-cell>
          <table:table-cell office:value-type="float" office:value="1830.695072" table:style-name="ce10">
            <text:p>1830,695072</text:p>
          </table:table-cell>
          <table:table-cell office:value-type="float" office:value="3768.5741619999999" table:style-name="ce10">
            <text:p>3768,574162</text:p>
          </table:table-cell>
          <table:table-cell office:value-type="float" office:value="4660.75144" table:style-name="ce10">
            <text:p>4660,75144</text:p>
          </table:table-cell>
          <table:table-cell office:value-type="float" office:value="2080.2951200000002" table:style-name="ce10">
            <text:p>2080,29512</text:p>
          </table:table-cell>
          <table:table-cell office:value-type="float" office:value="471.99834900000002" table:style-name="ce10">
            <text:p>471,998349</text:p>
          </table:table-cell>
          <table:table-cell office:value-type="float" office:value="87" table:style-name="ce10">
            <text:p>87</text:p>
          </table:table-cell>
          <table:table-cell office:value-type="float" office:value="57" table:style-name="ce10">
            <text:p>57</text:p>
          </table:table-cell>
          <table:table-cell office:value-type="float" office:value="33" table:style-name="ce11">
            <text:p>3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7</text:p>
          </table:table-cell>
          <table:table-cell office:value-type="float" office:value="7619.221869" table:style-name="ce10">
            <text:p>7619,221869</text:p>
          </table:table-cell>
          <table:table-cell office:value-type="float" office:value="339.75071800000001" table:style-name="ce10">
            <text:p>339,750718</text:p>
          </table:table-cell>
          <table:table-cell office:value-type="float" office:value="1218.433231" table:style-name="ce10">
            <text:p>1218,433231</text:p>
          </table:table-cell>
          <table:table-cell office:value-type="float" office:value="2036.1249499999999" table:style-name="ce10">
            <text:p>2036,12495</text:p>
          </table:table-cell>
          <table:table-cell office:value-type="float" office:value="3838.1684580000001" table:style-name="ce10">
            <text:p>3838,168458</text:p>
          </table:table-cell>
          <table:table-cell office:value-type="float" office:value="4947.3607400000001" table:style-name="ce10">
            <text:p>4947,36074</text:p>
          </table:table-cell>
          <table:table-cell office:value-type="float" office:value="2944.1948200000002" table:style-name="ce10">
            <text:p>2944,19482</text:p>
          </table:table-cell>
          <table:table-cell office:value-type="float" office:value="697.92257800000004" table:style-name="ce10">
            <text:p>697,922578</text:p>
          </table:table-cell>
          <table:table-cell office:value-type="float" office:value="114" table:style-name="ce10">
            <text:p>114</text:p>
          </table:table-cell>
          <table:table-cell office:value-type="float" office:value="72" table:style-name="ce10">
            <text:p>72</text:p>
          </table:table-cell>
          <table:table-cell office:value-type="float" office:value="57" table:style-name="ce11">
            <text:p>5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8</text:p>
          </table:table-cell>
          <table:table-cell office:value-type="float" office:value="8415.2671289999998" table:style-name="ce10">
            <text:p>8415,267129</text:p>
          </table:table-cell>
          <table:table-cell office:value-type="float" office:value="335.35576500000002" table:style-name="ce10">
            <text:p>335,355765</text:p>
          </table:table-cell>
          <table:table-cell office:value-type="float" office:value="1988.7868550000001" table:style-name="ce10">
            <text:p>1988,786855</text:p>
          </table:table-cell>
          <table:table-cell office:value-type="float" office:value="3303.701047" table:style-name="ce10">
            <text:p>3303,701047</text:p>
          </table:table-cell>
          <table:table-cell office:value-type="float" office:value="2571.3004729999998" table:style-name="ce10">
            <text:p>2571,300473</text:p>
          </table:table-cell>
          <table:table-cell office:value-type="float" office:value="1018.82064" table:style-name="ce10">
            <text:p>1018,82064</text:p>
          </table:table-cell>
          <table:table-cell office:value-type="float" office:value="267.869664" table:style-name="ce10">
            <text:p>267,869664</text:p>
          </table:table-cell>
          <table:table-cell office:value-type="float" office:value="27" table:style-name="ce10">
            <text:p>27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29</text:p>
          </table:table-cell>
          <table:table-cell office:value-type="float" office:value="8361.4454989999995" table:style-name="ce10">
            <text:p>8361,445499</text:p>
          </table:table-cell>
          <table:table-cell office:value-type="float" office:value="476.41641499999997" table:style-name="ce10">
            <text:p>476,416415</text:p>
          </table:table-cell>
          <table:table-cell office:value-type="float" office:value="1680.604924" table:style-name="ce10">
            <text:p>1680,604924</text:p>
          </table:table-cell>
          <table:table-cell office:value-type="float" office:value="2606.159024" table:style-name="ce10">
            <text:p>2606,159024</text:p>
          </table:table-cell>
          <table:table-cell office:value-type="float" office:value="2347.1532969999998" table:style-name="ce10">
            <text:p>2347,153297</text:p>
          </table:table-cell>
          <table:table-cell office:value-type="float" office:value="740.94399499999997" table:style-name="ce10">
            <text:p>740,943995</text:p>
          </table:table-cell>
          <table:table-cell office:value-type="float" office:value="102" table:style-name="ce10">
            <text:p>102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0</text:p>
          </table:table-cell>
          <table:table-cell office:value-type="float" office:value="7858.2987000000003" table:style-name="ce10">
            <text:p>7858,2987</text:p>
          </table:table-cell>
          <table:table-cell office:value-type="float" office:value="449.92003299999999" table:style-name="ce10">
            <text:p>449,920033</text:p>
          </table:table-cell>
          <table:table-cell office:value-type="float" office:value="1830.4535860000001" table:style-name="ce10">
            <text:p>1830,453586</text:p>
          </table:table-cell>
          <table:table-cell office:value-type="float" office:value="3232.1921029999999" table:style-name="ce10">
            <text:p>3232,192103</text:p>
          </table:table-cell>
          <table:table-cell office:value-type="float" office:value="3349.2919400000001" table:style-name="ce10">
            <text:p>3349,29194</text:p>
          </table:table-cell>
          <table:table-cell office:value-type="float" office:value="1605.407618" table:style-name="ce10">
            <text:p>1605,407618</text:p>
          </table:table-cell>
          <table:table-cell office:value-type="float" office:value="360" table:style-name="ce10">
            <text:p>360</text:p>
          </table:table-cell>
          <table:table-cell office:value-type="float" office:value="63" table:style-name="ce10">
            <text:p>63</text:p>
          </table:table-cell>
          <table:table-cell office:value-type="float" office:value="27" table:style-name="ce10">
            <text:p>27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1</text:p>
          </table:table-cell>
          <table:table-cell office:value-type="float" office:value="7555.8455549999999" table:style-name="ce10">
            <text:p>7555,845555</text:p>
          </table:table-cell>
          <table:table-cell office:value-type="float" office:value="560.20000800000003" table:style-name="ce10">
            <text:p>560,200008</text:p>
          </table:table-cell>
          <table:table-cell office:value-type="float" office:value="1547.150684" table:style-name="ce10">
            <text:p>1547,150684</text:p>
          </table:table-cell>
          <table:table-cell office:value-type="float" office:value="2494.476819" table:style-name="ce10">
            <text:p>2494,476819</text:p>
          </table:table-cell>
          <table:table-cell office:value-type="float" office:value="1705.4391450000001" table:style-name="ce10">
            <text:p>1705,439145</text:p>
          </table:table-cell>
          <table:table-cell office:value-type="float" office:value="976.41405999999995" table:style-name="ce10">
            <text:p>976,41406</text:p>
          </table:table-cell>
          <table:table-cell office:value-type="float" office:value="385.709521" table:style-name="ce10">
            <text:p>385,709521</text:p>
          </table:table-cell>
          <table:table-cell office:value-type="float" office:value="63" table:style-name="ce10">
            <text:p>63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2</text:p>
          </table:table-cell>
          <table:table-cell office:value-type="float" office:value="9694.4685460000001" table:style-name="ce10">
            <text:p>9694,468546</text:p>
          </table:table-cell>
          <table:table-cell office:value-type="float" office:value="449.211521" table:style-name="ce10">
            <text:p>449,211521</text:p>
          </table:table-cell>
          <table:table-cell office:value-type="float" office:value="2245.4034790000001" table:style-name="ce10">
            <text:p>2245,403479</text:p>
          </table:table-cell>
          <table:table-cell office:value-type="float" office:value="2768.6603869999999" table:style-name="ce10">
            <text:p>2768,660387</text:p>
          </table:table-cell>
          <table:table-cell office:value-type="float" office:value="2019.9947999999999" table:style-name="ce10">
            <text:p>2019,9948</text:p>
          </table:table-cell>
          <table:table-cell office:value-type="float" office:value="646.86765500000001" table:style-name="ce10">
            <text:p>646,867655</text:p>
          </table:table-cell>
          <table:table-cell office:value-type="float" office:value="159" table:style-name="ce10">
            <text:p>159</text:p>
          </table:table-cell>
          <table:table-cell office:value-type="float" office:value="21" table:style-name="ce10">
            <text:p>21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11">
            <text:p>2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3</text:p>
          </table:table-cell>
          <table:table-cell office:value-type="float" office:value="27254.625359999998" table:style-name="ce10">
            <text:p>27254,62536</text:p>
          </table:table-cell>
          <table:table-cell office:value-type="float" office:value="1766.801545" table:style-name="ce10">
            <text:p>1766,801545</text:p>
          </table:table-cell>
          <table:table-cell office:value-type="float" office:value="3547.0563579999998" table:style-name="ce10">
            <text:p>3547,056358</text:p>
          </table:table-cell>
          <table:table-cell office:value-type="float" office:value="5185.6949549999999" table:style-name="ce10">
            <text:p>5185,694955</text:p>
          </table:table-cell>
          <table:table-cell office:value-type="float" office:value="2010.749947" table:style-name="ce10">
            <text:p>2010,749947</text:p>
          </table:table-cell>
          <table:table-cell office:value-type="float" office:value="1439.6455229999999" table:style-name="ce10">
            <text:p>1439,645523</text:p>
          </table:table-cell>
          <table:table-cell office:value-type="float" office:value="633.48249199999998" table:style-name="ce10">
            <text:p>633,482492</text:p>
          </table:table-cell>
          <table:table-cell office:value-type="float" office:value="48" table:style-name="ce10">
            <text:p>48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4</text:p>
          </table:table-cell>
          <table:table-cell office:value-type="float" office:value="12280.897362" table:style-name="ce10">
            <text:p>12280,89736</text:p>
          </table:table-cell>
          <table:table-cell office:value-type="float" office:value="1047.6455619999999" table:style-name="ce10">
            <text:p>1047,645562</text:p>
          </table:table-cell>
          <table:table-cell office:value-type="float" office:value="2063.2149429999999" table:style-name="ce10">
            <text:p>2063,214943</text:p>
          </table:table-cell>
          <table:table-cell office:value-type="float" office:value="3108.4765729999999" table:style-name="ce10">
            <text:p>3108,476573</text:p>
          </table:table-cell>
          <table:table-cell office:value-type="float" office:value="767.47222399999998" table:style-name="ce10">
            <text:p>767,472224</text:p>
          </table:table-cell>
          <table:table-cell office:value-type="float" office:value="126.867347" table:style-name="ce10">
            <text:p>126,867347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5</text:p>
          </table:table-cell>
          <table:table-cell office:value-type="float" office:value="11969.456182" table:style-name="ce10">
            <text:p>11969,45618</text:p>
          </table:table-cell>
          <table:table-cell office:value-type="float" office:value="1178.912769" table:style-name="ce10">
            <text:p>1178,912769</text:p>
          </table:table-cell>
          <table:table-cell office:value-type="float" office:value="2020.3156389999999" table:style-name="ce10">
            <text:p>2020,315639</text:p>
          </table:table-cell>
          <table:table-cell office:value-type="float" office:value="2599.2995550000001" table:style-name="ce10">
            <text:p>2599,299555</text:p>
          </table:table-cell>
          <table:table-cell office:value-type="float" office:value="756.91882699999996" table:style-name="ce10">
            <text:p>756,918827</text:p>
          </table:table-cell>
          <table:table-cell office:value-type="float" office:value="234.627117" table:style-name="ce10">
            <text:p>234,627117</text:p>
          </table:table-cell>
          <table:table-cell office:value-type="float" office:value="33" table:style-name="ce10">
            <text:p>33</text:p>
          </table:table-cell>
          <table:table-cell office:value-type="float" office:value="27" table:style-name="ce10">
            <text:p>2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13" table:style-name="ce11">
            <text:p>1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6</text:p>
          </table:table-cell>
          <table:table-cell office:value-type="float" office:value="11873.071383" table:style-name="ce10">
            <text:p>11873,07138</text:p>
          </table:table-cell>
          <table:table-cell office:value-type="float" office:value="866.03915099999995" table:style-name="ce10">
            <text:p>866,039151</text:p>
          </table:table-cell>
          <table:table-cell office:value-type="float" office:value="2086.7511610000001" table:style-name="ce10">
            <text:p>2086,751161</text:p>
          </table:table-cell>
          <table:table-cell office:value-type="float" office:value="2667.2273" table:style-name="ce10">
            <text:p>2667,2273</text:p>
          </table:table-cell>
          <table:table-cell office:value-type="float" office:value="845.35608100000002" table:style-name="ce10">
            <text:p>845,356081</text:p>
          </table:table-cell>
          <table:table-cell office:value-type="float" office:value="162.65719200000001" table:style-name="ce10">
            <text:p>162,657192</text:p>
          </table:table-cell>
          <table:table-cell office:value-type="float" office:value="12" table:style-name="ce10">
            <text:p>12</text:p>
          </table:table-cell>
          <table:table-cell office:value-type="float" office:value="9" table:style-name="ce10">
            <text:p>9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7</text:p>
          </table:table-cell>
          <table:table-cell office:value-type="float" office:value="8252.6464809999998" table:style-name="ce10">
            <text:p>8252,646481</text:p>
          </table:table-cell>
          <table:table-cell office:value-type="float" office:value="288.99834900000002" table:style-name="ce10">
            <text:p>288,998349</text:p>
          </table:table-cell>
          <table:table-cell office:value-type="float" office:value="1128.9414039999999" table:style-name="ce10">
            <text:p>1128,941404</text:p>
          </table:table-cell>
          <table:table-cell office:value-type="float" office:value="1589.8905099999999" table:style-name="ce10">
            <text:p>1589,89051</text:p>
          </table:table-cell>
          <table:table-cell office:value-type="float" office:value="516.65719200000001" table:style-name="ce10">
            <text:p>516,657192</text:p>
          </table:table-cell>
          <table:table-cell office:value-type="float" office:value="147.65719200000001" table:style-name="ce10">
            <text:p>147,657192</text:p>
          </table:table-cell>
          <table:table-cell office:value-type="float" office:value="24" table:style-name="ce10">
            <text:p>24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8</text:p>
          </table:table-cell>
          <table:table-cell office:value-type="float" office:value="10257.648034" table:style-name="ce10">
            <text:p>10257,64803</text:p>
          </table:table-cell>
          <table:table-cell office:value-type="float" office:value="434.30123200000003" table:style-name="ce10">
            <text:p>434,301232</text:p>
          </table:table-cell>
          <table:table-cell office:value-type="float" office:value="1612.6130069999999" table:style-name="ce10">
            <text:p>1612,613007</text:p>
          </table:table-cell>
          <table:table-cell office:value-type="float" office:value="2176.418498" table:style-name="ce10">
            <text:p>2176,418498</text:p>
          </table:table-cell>
          <table:table-cell office:value-type="float" office:value="1039.9473069999999" table:style-name="ce10">
            <text:p>1039,947307</text:p>
          </table:table-cell>
          <table:table-cell office:value-type="float" office:value="273.75050800000002" table:style-name="ce10">
            <text:p>273,750508</text:p>
          </table:table-cell>
          <table:table-cell office:value-type="float" office:value="42" table:style-name="ce10">
            <text:p>42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30" table:style-name="ce10">
            <text:p>30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39</text:p>
          </table:table-cell>
          <table:table-cell office:value-type="float" office:value="8010.2878780000001" table:style-name="ce10">
            <text:p>8010,287878</text:p>
          </table:table-cell>
          <table:table-cell office:value-type="float" office:value="852.76157899999998" table:style-name="ce10">
            <text:p>852,761579</text:p>
          </table:table-cell>
          <table:table-cell office:value-type="float" office:value="1504.109653" table:style-name="ce10">
            <text:p>1504,109653</text:p>
          </table:table-cell>
          <table:table-cell office:value-type="float" office:value="1750.1786099999999" table:style-name="ce10">
            <text:p>1750,17861</text:p>
          </table:table-cell>
          <table:table-cell office:value-type="float" office:value="560.73469399999999" table:style-name="ce10">
            <text:p>560,734694</text:p>
          </table:table-cell>
          <table:table-cell office:value-type="float" office:value="78" table:style-name="ce10">
            <text:p>78</text:p>
          </table:table-cell>
          <table:table-cell office:value-type="float" office:value="27.867346999999999" table:style-name="ce10">
            <text:p>27,867347</text:p>
          </table:table-cell>
          <table:table-cell office:value-type="float" office:value="30" table:style-name="ce10">
            <text:p>3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0</text:p>
          </table:table-cell>
          <table:table-cell office:value-type="float" office:value="9761.700621" table:style-name="ce10">
            <text:p>9761,700621</text:p>
          </table:table-cell>
          <table:table-cell office:value-type="float" office:value="743.69077200000004" table:style-name="ce10">
            <text:p>743,690772</text:p>
          </table:table-cell>
          <table:table-cell office:value-type="float" office:value="2267.692247" table:style-name="ce10">
            <text:p>2267,692247</text:p>
          </table:table-cell>
          <table:table-cell office:value-type="float" office:value="2355.4731419999998" table:style-name="ce10">
            <text:p>2355,473142</text:p>
          </table:table-cell>
          <table:table-cell office:value-type="float" office:value="1138.133949" table:style-name="ce10">
            <text:p>1138,133949</text:p>
          </table:table-cell>
          <table:table-cell office:value-type="float" office:value="266.50337300000001" table:style-name="ce10">
            <text:p>266,503373</text:p>
          </table:table-cell>
          <table:table-cell office:value-type="float" office:value="54" table:style-name="ce10">
            <text:p>54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1</text:p>
          </table:table-cell>
          <table:table-cell office:value-type="float" office:value="7501.6340540000001" table:style-name="ce10">
            <text:p>7501,634054</text:p>
          </table:table-cell>
          <table:table-cell office:value-type="float" office:value="430.44958300000002" table:style-name="ce10">
            <text:p>430,449583</text:p>
          </table:table-cell>
          <table:table-cell office:value-type="float" office:value="1467.91202" table:style-name="ce10">
            <text:p>1467,91202</text:p>
          </table:table-cell>
          <table:table-cell office:value-type="float" office:value="1460.774975" table:style-name="ce10">
            <text:p>1460,774975</text:p>
          </table:table-cell>
          <table:table-cell office:value-type="float" office:value="1151.8041049999999" table:style-name="ce10">
            <text:p>1151,804105</text:p>
          </table:table-cell>
          <table:table-cell office:value-type="float" office:value="448.02278799999999" table:style-name="ce10">
            <text:p>448,022788</text:p>
          </table:table-cell>
          <table:table-cell office:value-type="float" office:value="72" table:style-name="ce10">
            <text:p>72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2</text:p>
          </table:table-cell>
          <table:table-cell office:value-type="float" office:value="6159.3091199999999" table:style-name="ce10">
            <text:p>6159,30912</text:p>
          </table:table-cell>
          <table:table-cell office:value-type="float" office:value="278.40713599999998" table:style-name="ce10">
            <text:p>278,407136</text:p>
          </table:table-cell>
          <table:table-cell office:value-type="float" office:value="1092.813926" table:style-name="ce10">
            <text:p>1092,813926</text:p>
          </table:table-cell>
          <table:table-cell office:value-type="float" office:value="1698.965794" table:style-name="ce10">
            <text:p>1698,965794</text:p>
          </table:table-cell>
          <table:table-cell office:value-type="float" office:value="1301.2267649999999" table:style-name="ce10">
            <text:p>1301,226765</text:p>
          </table:table-cell>
          <table:table-cell office:value-type="float" office:value="621.94792199999995" table:style-name="ce10">
            <text:p>621,947922</text:p>
          </table:table-cell>
          <table:table-cell office:value-type="float" office:value="99" table:style-name="ce10">
            <text:p>99</text:p>
          </table:table-cell>
          <table:table-cell office:value-type="float" office:value="43.624760000000002" table:style-name="ce10">
            <text:p>43,6247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43" table:style-name="ce11">
            <text:p>4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3</text:p>
          </table:table-cell>
          <table:table-cell office:value-type="float" office:value="10909.898531999999" table:style-name="ce10">
            <text:p>10909,89853</text:p>
          </table:table-cell>
          <table:table-cell office:value-type="float" office:value="746.25482499999998" table:style-name="ce10">
            <text:p>746,254825</text:p>
          </table:table-cell>
          <table:table-cell office:value-type="float" office:value="2035.72552" table:style-name="ce10">
            <text:p>2035,72552</text:p>
          </table:table-cell>
          <table:table-cell office:value-type="float" office:value="2994.6490819999999" table:style-name="ce10">
            <text:p>2994,649082</text:p>
          </table:table-cell>
          <table:table-cell office:value-type="float" office:value="1410.7703839999999" table:style-name="ce10">
            <text:p>1410,770384</text:p>
          </table:table-cell>
          <table:table-cell office:value-type="float" office:value="439.43318099999999" table:style-name="ce10">
            <text:p>439,433181</text:p>
          </table:table-cell>
          <table:table-cell office:value-type="float" office:value="141" table:style-name="ce10">
            <text:p>141</text:p>
          </table:table-cell>
          <table:table-cell office:value-type="float" office:value="30" table:style-name="ce10">
            <text:p>3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24" table:style-name="ce11">
            <text:p>2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4</text:p>
          </table:table-cell>
          <table:table-cell office:value-type="float" office:value="7271.7267140000004" table:style-name="ce10">
            <text:p>7271,726714</text:p>
          </table:table-cell>
          <table:table-cell office:value-type="float" office:value="367.69936999999999" table:style-name="ce10">
            <text:p>367,69937</text:p>
          </table:table-cell>
          <table:table-cell office:value-type="float" office:value="1737.5578889999999" table:style-name="ce10">
            <text:p>1737,557889</text:p>
          </table:table-cell>
          <table:table-cell office:value-type="float" office:value="2153.4305690000001" table:style-name="ce10">
            <text:p>2153,430569</text:p>
          </table:table-cell>
          <table:table-cell office:value-type="float" office:value="1658.503802" table:style-name="ce10">
            <text:p>1658,503802</text:p>
          </table:table-cell>
          <table:table-cell office:value-type="float" office:value="454.65554100000003" table:style-name="ce10">
            <text:p>454,655541</text:p>
          </table:table-cell>
          <table:table-cell office:value-type="float" office:value="102.434832" table:style-name="ce10">
            <text:p>102,434832</text:p>
          </table:table-cell>
          <table:table-cell office:value-type="float" office:value="36" table:style-name="ce10">
            <text:p>3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5</text:p>
          </table:table-cell>
          <table:table-cell office:value-type="float" office:value="10685.06907" table:style-name="ce10">
            <text:p>10685,06907</text:p>
          </table:table-cell>
          <table:table-cell office:value-type="float" office:value="558.38650800000005" table:style-name="ce10">
            <text:p>558,386508</text:p>
          </table:table-cell>
          <table:table-cell office:value-type="float" office:value="3031.2983730000001" table:style-name="ce10">
            <text:p>3031,298373</text:p>
          </table:table-cell>
          <table:table-cell office:value-type="float" office:value="4069.2261319999998" table:style-name="ce10">
            <text:p>4069,226132</text:p>
          </table:table-cell>
          <table:table-cell office:value-type="float" office:value="1789.8791269999999" table:style-name="ce10">
            <text:p>1789,879127</text:p>
          </table:table-cell>
          <table:table-cell office:value-type="float" office:value="339" table:style-name="ce10">
            <text:p>339</text:p>
          </table:table-cell>
          <table:table-cell office:value-type="float" office:value="105" table:style-name="ce10">
            <text:p>105</text:p>
          </table:table-cell>
          <table:table-cell office:value-type="float" office:value="33" table:style-name="ce10">
            <text:p>33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6</text:p>
          </table:table-cell>
          <table:table-cell office:value-type="float" office:value="6752.0645489999997" table:style-name="ce10">
            <text:p>6752,064549</text:p>
          </table:table-cell>
          <table:table-cell office:value-type="float" office:value="403.15556600000002" table:style-name="ce10">
            <text:p>403,155566</text:p>
          </table:table-cell>
          <table:table-cell office:value-type="float" office:value="2137.689104" table:style-name="ce10">
            <text:p>2137,689104</text:p>
          </table:table-cell>
          <table:table-cell office:value-type="float" office:value="1857.69964" table:style-name="ce10">
            <text:p>1857,69964</text:p>
          </table:table-cell>
          <table:table-cell office:value-type="float" office:value="2997.6048099999998" table:style-name="ce10">
            <text:p>2997,60481</text:p>
          </table:table-cell>
          <table:table-cell office:value-type="float" office:value="2231.5583499999998" table:style-name="ce10">
            <text:p>2231,55835</text:p>
          </table:table-cell>
          <table:table-cell office:value-type="float" office:value="819.05268699999999" table:style-name="ce10">
            <text:p>819,052687</text:p>
          </table:table-cell>
          <table:table-cell office:value-type="float" office:value="171" table:style-name="ce10">
            <text:p>171</text:p>
          </table:table-cell>
          <table:table-cell office:value-type="float" office:value="36" table:style-name="ce10">
            <text:p>36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7</text:p>
          </table:table-cell>
          <table:table-cell office:value-type="float" office:value="11430.981342999999" table:style-name="ce10">
            <text:p>11430,98134</text:p>
          </table:table-cell>
          <table:table-cell office:value-type="float" office:value="781.62621799999999" table:style-name="ce10">
            <text:p>781,626218</text:p>
          </table:table-cell>
          <table:table-cell office:value-type="float" office:value="3222.3688160000002" table:style-name="ce10">
            <text:p>3222,368816</text:p>
          </table:table-cell>
          <table:table-cell office:value-type="float" office:value="4202.8259509999998" table:style-name="ce10">
            <text:p>4202,825951</text:p>
          </table:table-cell>
          <table:table-cell office:value-type="float" office:value="2720.4674239999999" table:style-name="ce10">
            <text:p>2720,467424</text:p>
          </table:table-cell>
          <table:table-cell office:value-type="float" office:value="916.41242" table:style-name="ce10">
            <text:p>916,41242</text:p>
          </table:table-cell>
          <table:table-cell office:value-type="float" office:value="375.33157599999998" table:style-name="ce10">
            <text:p>375,331576</text:p>
          </table:table-cell>
          <table:table-cell office:value-type="float" office:value="78" table:style-name="ce10">
            <text:p>78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23" table:style-name="ce11">
            <text:p>2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8</text:p>
          </table:table-cell>
          <table:table-cell office:value-type="float" office:value="8207.9387430000006" table:style-name="ce10">
            <text:p>8207,938743</text:p>
          </table:table-cell>
          <table:table-cell office:value-type="float" office:value="513.76540799999998" table:style-name="ce10">
            <text:p>513,765408</text:p>
          </table:table-cell>
          <table:table-cell office:value-type="float" office:value="1981.0346079999999" table:style-name="ce10">
            <text:p>1981,034608</text:p>
          </table:table-cell>
          <table:table-cell office:value-type="float" office:value="1808.052334" table:style-name="ce10">
            <text:p>1808,052334</text:p>
          </table:table-cell>
          <table:table-cell office:value-type="float" office:value="3355.3263740000002" table:style-name="ce10">
            <text:p>3355,326374</text:p>
          </table:table-cell>
          <table:table-cell office:value-type="float" office:value="3376.1043770000001" table:style-name="ce10">
            <text:p>3376,104377</text:p>
          </table:table-cell>
          <table:table-cell office:value-type="float" office:value="1436.7061619999999" table:style-name="ce10">
            <text:p>1436,706162</text:p>
          </table:table-cell>
          <table:table-cell office:value-type="float" office:value="351.66191099999998" table:style-name="ce10">
            <text:p>351,661911</text:p>
          </table:table-cell>
          <table:table-cell office:value-type="float" office:value="51" table:style-name="ce10">
            <text:p>51</text:p>
          </table:table-cell>
          <table:table-cell office:value-type="float" office:value="27" table:style-name="ce10">
            <text:p>27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49</text:p>
          </table:table-cell>
          <table:table-cell office:value-type="float" office:value="8752.5513210000008" table:style-name="ce10">
            <text:p>8752,551321</text:p>
          </table:table-cell>
          <table:table-cell office:value-type="float" office:value="498.022471" table:style-name="ce10">
            <text:p>498,022471</text:p>
          </table:table-cell>
          <table:table-cell office:value-type="float" office:value="2444.357974" table:style-name="ce10">
            <text:p>2444,357974</text:p>
          </table:table-cell>
          <table:table-cell office:value-type="float" office:value="3271.3479739999998" table:style-name="ce10">
            <text:p>3271,347974</text:p>
          </table:table-cell>
          <table:table-cell office:value-type="float" office:value="3990.958134" table:style-name="ce10">
            <text:p>3990,958134</text:p>
          </table:table-cell>
          <table:table-cell office:value-type="float" office:value="1903.3344750000001" table:style-name="ce10">
            <text:p>1903,334475</text:p>
          </table:table-cell>
          <table:table-cell office:value-type="float" office:value="432.869664" table:style-name="ce10">
            <text:p>432,869664</text:p>
          </table:table-cell>
          <table:table-cell office:value-type="float" office:value="63" table:style-name="ce10">
            <text:p>63</text:p>
          </table:table-cell>
          <table:table-cell office:value-type="float" office:value="36" table:style-name="ce10">
            <text:p>36</text:p>
          </table:table-cell>
          <table:table-cell office:value-type="float" office:value="15" table:style-name="ce10">
            <text:p>15</text:p>
          </table:table-cell>
          <table:table-cell office:value-type="float" office:value="21" table:style-name="ce11">
            <text:p>2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0</text:p>
          </table:table-cell>
          <table:table-cell office:value-type="float" office:value="8345.2072069999995" table:style-name="ce10">
            <text:p>8345,207207</text:p>
          </table:table-cell>
          <table:table-cell office:value-type="float" office:value="225.34115700000001" table:style-name="ce10">
            <text:p>225,341157</text:p>
          </table:table-cell>
          <table:table-cell office:value-type="float" office:value="2146.1742370000002" table:style-name="ce10">
            <text:p>2146,174237</text:p>
          </table:table-cell>
          <table:table-cell office:value-type="float" office:value="3135.5826790000001" table:style-name="ce10">
            <text:p>3135,582679</text:p>
          </table:table-cell>
          <table:table-cell office:value-type="float" office:value="2994.6820539999999" table:style-name="ce10">
            <text:p>2994,682054</text:p>
          </table:table-cell>
          <table:table-cell office:value-type="float" office:value="926.45624399999997" table:style-name="ce10">
            <text:p>926,456244</text:p>
          </table:table-cell>
          <table:table-cell office:value-type="float" office:value="90" table:style-name="ce10">
            <text:p>90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1</text:p>
          </table:table-cell>
          <table:table-cell office:value-type="float" office:value="8818.6952939999992" table:style-name="ce10">
            <text:p>8818,695294</text:p>
          </table:table-cell>
          <table:table-cell office:value-type="float" office:value="748.760851" table:style-name="ce10">
            <text:p>748,760851</text:p>
          </table:table-cell>
          <table:table-cell office:value-type="float" office:value="1781.5630880000001" table:style-name="ce10">
            <text:p>1781,563088</text:p>
          </table:table-cell>
          <table:table-cell office:value-type="float" office:value="2763.0942610000002" table:style-name="ce10">
            <text:p>2763,094261</text:p>
          </table:table-cell>
          <table:table-cell office:value-type="float" office:value="1516.9941759999999" table:style-name="ce10">
            <text:p>1516,994176</text:p>
          </table:table-cell>
          <table:table-cell office:value-type="float" office:value="466.07361900000001" table:style-name="ce10">
            <text:p>466,073619</text:p>
          </table:table-cell>
          <table:table-cell office:value-type="float" office:value="135" table:style-name="ce10">
            <text:p>135</text:p>
          </table:table-cell>
          <table:table-cell office:value-type="float" office:value="21" table:style-name="ce10">
            <text:p>21</text:p>
          </table:table-cell>
          <table:table-cell office:value-type="float" office:value="12.657192" table:style-name="ce10">
            <text:p>12,65719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2</text:p>
          </table:table-cell>
          <table:table-cell office:value-type="float" office:value="9919.1520760000003" table:style-name="ce10">
            <text:p>9919,152076</text:p>
          </table:table-cell>
          <table:table-cell office:value-type="float" office:value="1260.7442120000001" table:style-name="ce10">
            <text:p>1260,744212</text:p>
          </table:table-cell>
          <table:table-cell office:value-type="float" office:value="1777.2954810000001" table:style-name="ce10">
            <text:p>1777,295481</text:p>
          </table:table-cell>
          <table:table-cell office:value-type="float" office:value="2504.5385139999999" table:style-name="ce10">
            <text:p>2504,538514</text:p>
          </table:table-cell>
          <table:table-cell office:value-type="float" office:value="834.817904" table:style-name="ce10">
            <text:p>834,817904</text:p>
          </table:table-cell>
          <table:table-cell office:value-type="float" office:value="382.50502399999999" table:style-name="ce10">
            <text:p>382,505024</text:p>
          </table:table-cell>
          <table:table-cell office:value-type="float" office:value="150" table:style-name="ce10">
            <text:p>150</text:p>
          </table:table-cell>
          <table:table-cell office:value-type="float" office:value="21" table:style-name="ce10">
            <text:p>21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1">
            <text:p>12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3</text:p>
          </table:table-cell>
          <table:table-cell office:value-type="float" office:value="4976.3364009999996" table:style-name="ce10">
            <text:p>4976,336401</text:p>
          </table:table-cell>
          <table:table-cell office:value-type="float" office:value="368.33950599999997" table:style-name="ce10">
            <text:p>368,339506</text:p>
          </table:table-cell>
          <table:table-cell office:value-type="float" office:value="1161.5611980000001" table:style-name="ce10">
            <text:p>1161,561198</text:p>
          </table:table-cell>
          <table:table-cell office:value-type="float" office:value="1343.3336119999999" table:style-name="ce10">
            <text:p>1343,333612</text:p>
          </table:table-cell>
          <table:table-cell office:value-type="float" office:value="1750.6280079999999" table:style-name="ce10">
            <text:p>1750,628008</text:p>
          </table:table-cell>
          <table:table-cell office:value-type="float" office:value="2338.7840679999999" table:style-name="ce10">
            <text:p>2338,784068</text:p>
          </table:table-cell>
          <table:table-cell office:value-type="float" office:value="1796.8496459999999" table:style-name="ce10">
            <text:p>1796,849646</text:p>
          </table:table-cell>
          <table:table-cell office:value-type="float" office:value="1107.2346669999999" table:style-name="ce10">
            <text:p>1107,234667</text:p>
          </table:table-cell>
          <table:table-cell office:value-type="float" office:value="375.12386299999997" table:style-name="ce10">
            <text:p>375,123863</text:p>
          </table:table-cell>
          <table:table-cell office:value-type="float" office:value="90" table:style-name="ce10">
            <text:p>90</text:p>
          </table:table-cell>
          <table:table-cell office:value-type="float" office:value="96" table:style-name="ce11">
            <text:p>9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4</text:p>
          </table:table-cell>
          <table:table-cell office:value-type="float" office:value="6727.9615080000003" table:style-name="ce10">
            <text:p>6727,961508</text:p>
          </table:table-cell>
          <table:table-cell office:value-type="float" office:value="562.89146700000003" table:style-name="ce10">
            <text:p>562,891467</text:p>
          </table:table-cell>
          <table:table-cell office:value-type="float" office:value="1962.188699" table:style-name="ce10">
            <text:p>1962,188699</text:p>
          </table:table-cell>
          <table:table-cell office:value-type="float" office:value="2232.3390519999998" table:style-name="ce10">
            <text:p>2232,339052</text:p>
          </table:table-cell>
          <table:table-cell office:value-type="float" office:value="3148.9649610000001" table:style-name="ce10">
            <text:p>3148,964961</text:p>
          </table:table-cell>
          <table:table-cell office:value-type="float" office:value="2961.6152080000002" table:style-name="ce10">
            <text:p>2961,615208</text:p>
          </table:table-cell>
          <table:table-cell office:value-type="float" office:value="1282.92021" table:style-name="ce10">
            <text:p>1282,92021</text:p>
          </table:table-cell>
          <table:table-cell office:value-type="float" office:value="309.34115700000001" table:style-name="ce10">
            <text:p>309,341157</text:p>
          </table:table-cell>
          <table:table-cell office:value-type="float" office:value="72" table:style-name="ce10">
            <text:p>72</text:p>
          </table:table-cell>
          <table:table-cell office:value-type="float" office:value="24" table:style-name="ce10">
            <text:p>24</text:p>
          </table:table-cell>
          <table:table-cell office:value-type="float" office:value="27" table:style-name="ce11">
            <text:p>2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5</text:p>
          </table:table-cell>
          <table:table-cell office:value-type="float" office:value="5358.9207269999997" table:style-name="ce10">
            <text:p>5358,920727</text:p>
          </table:table-cell>
          <table:table-cell office:value-type="float" office:value="441.22743800000001" table:style-name="ce10">
            <text:p>441,227438</text:p>
          </table:table-cell>
          <table:table-cell office:value-type="float" office:value="1667.800473" table:style-name="ce10">
            <text:p>1667,800473</text:p>
          </table:table-cell>
          <table:table-cell office:value-type="float" office:value="1837.6784769999999" table:style-name="ce10">
            <text:p>1837,678477</text:p>
          </table:table-cell>
          <table:table-cell office:value-type="float" office:value="2695.6699619999999" table:style-name="ce10">
            <text:p>2695,669962</text:p>
          </table:table-cell>
          <table:table-cell office:value-type="float" office:value="2381.4453370000001" table:style-name="ce10">
            <text:p>2381,445337</text:p>
          </table:table-cell>
          <table:table-cell office:value-type="float" office:value="961.09202400000004" table:style-name="ce10">
            <text:p>961,092024</text:p>
          </table:table-cell>
          <table:table-cell office:value-type="float" office:value="243" table:style-name="ce10">
            <text:p>243</text:p>
          </table:table-cell>
          <table:table-cell office:value-type="float" office:value="42" table:style-name="ce10">
            <text:p>42</text:p>
          </table:table-cell>
          <table:table-cell office:value-type="float" office:value="45" table:style-name="ce10">
            <text:p>45</text:p>
          </table:table-cell>
          <table:table-cell office:value-type="float" office:value="135" table:style-name="ce11">
            <text:p>13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6</text:p>
          </table:table-cell>
          <table:table-cell office:value-type="float" office:value="7035.6760640000002" table:style-name="ce10">
            <text:p>7035,676064</text:p>
          </table:table-cell>
          <table:table-cell office:value-type="float" office:value="587.78675399999997" table:style-name="ce10">
            <text:p>587,786754</text:p>
          </table:table-cell>
          <table:table-cell office:value-type="float" office:value="1641.7452519999999" table:style-name="ce10">
            <text:p>1641,745252</text:p>
          </table:table-cell>
          <table:table-cell office:value-type="float" office:value="1979.623241" table:style-name="ce10">
            <text:p>1979,623241</text:p>
          </table:table-cell>
          <table:table-cell office:value-type="float" office:value="2842.7489730000002" table:style-name="ce10">
            <text:p>2842,748973</text:p>
          </table:table-cell>
          <table:table-cell office:value-type="float" office:value="3074.270313" table:style-name="ce10">
            <text:p>3074,270313</text:p>
          </table:table-cell>
          <table:table-cell office:value-type="float" office:value="1915.208333" table:style-name="ce10">
            <text:p>1915,208333</text:p>
          </table:table-cell>
          <table:table-cell office:value-type="float" office:value="992.543496" table:style-name="ce10">
            <text:p>992,543496</text:p>
          </table:table-cell>
          <table:table-cell office:value-type="float" office:value="238.32275799999999" table:style-name="ce10">
            <text:p>238,322758</text:p>
          </table:table-cell>
          <table:table-cell office:value-type="float" office:value="75" table:style-name="ce10">
            <text:p>75</text:p>
          </table:table-cell>
          <table:table-cell office:value-type="float" office:value="57" table:style-name="ce11">
            <text:p>5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7</text:p>
          </table:table-cell>
          <table:table-cell office:value-type="float" office:value="4236.376413" table:style-name="ce10">
            <text:p>4236,376413</text:p>
          </table:table-cell>
          <table:table-cell office:value-type="float" office:value="243.43812800000001" table:style-name="ce10">
            <text:p>243,438128</text:p>
          </table:table-cell>
          <table:table-cell office:value-type="float" office:value="709.39499000000001" table:style-name="ce10">
            <text:p>709,39499</text:p>
          </table:table-cell>
          <table:table-cell office:value-type="float" office:value="1076.4931309999999" table:style-name="ce10">
            <text:p>1076,493131</text:p>
          </table:table-cell>
          <table:table-cell office:value-type="float" office:value="1970.358833" table:style-name="ce10">
            <text:p>1970,358833</text:p>
          </table:table-cell>
          <table:table-cell office:value-type="float" office:value="2596.4167040000002" table:style-name="ce10">
            <text:p>2596,416704</text:p>
          </table:table-cell>
          <table:table-cell office:value-type="float" office:value="2331.6088880000002" table:style-name="ce10">
            <text:p>2331,608888</text:p>
          </table:table-cell>
          <table:table-cell office:value-type="float" office:value="1393.109512" table:style-name="ce10">
            <text:p>1393,109512</text:p>
          </table:table-cell>
          <table:table-cell office:value-type="float" office:value="476.01004799999998" table:style-name="ce10">
            <text:p>476,010048</text:p>
          </table:table-cell>
          <table:table-cell office:value-type="float" office:value="186" table:style-name="ce10">
            <text:p>186</text:p>
          </table:table-cell>
          <table:table-cell office:value-type="float" office:value="168" table:style-name="ce11">
            <text:p>16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8</text:p>
          </table:table-cell>
          <table:table-cell office:value-type="float" office:value="3454.2308670000002" table:style-name="ce10">
            <text:p>3454,230867</text:p>
          </table:table-cell>
          <table:table-cell office:value-type="float" office:value="459.854555" table:style-name="ce10">
            <text:p>459,854555</text:p>
          </table:table-cell>
          <table:table-cell office:value-type="float" office:value="647.53883599999995" table:style-name="ce10">
            <text:p>647,538836</text:p>
          </table:table-cell>
          <table:table-cell office:value-type="float" office:value="1618.3964410000001" table:style-name="ce10">
            <text:p>1618,396441</text:p>
          </table:table-cell>
          <table:table-cell office:value-type="float" office:value="1956.44184" table:style-name="ce10">
            <text:p>1956,44184</text:p>
          </table:table-cell>
          <table:table-cell office:value-type="float" office:value="2832.620379" table:style-name="ce10">
            <text:p>2832,620379</text:p>
          </table:table-cell>
          <table:table-cell office:value-type="float" office:value="2324.841144" table:style-name="ce10">
            <text:p>2324,841144</text:p>
          </table:table-cell>
          <table:table-cell office:value-type="float" office:value="1518.2882569999999" table:style-name="ce10">
            <text:p>1518,288257</text:p>
          </table:table-cell>
          <table:table-cell office:value-type="float" office:value="717.43261099999995" table:style-name="ce10">
            <text:p>717,432611</text:p>
          </table:table-cell>
          <table:table-cell office:value-type="float" office:value="321.65719200000001" table:style-name="ce10">
            <text:p>321,657192</text:p>
          </table:table-cell>
          <table:table-cell office:value-type="float" office:value="240" table:style-name="ce11">
            <text:p>24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59</text:p>
          </table:table-cell>
          <table:table-cell office:value-type="float" office:value="6902.6354350000001" table:style-name="ce10">
            <text:p>6902,635435</text:p>
          </table:table-cell>
          <table:table-cell office:value-type="float" office:value="439.94518399999998" table:style-name="ce10">
            <text:p>439,945184</text:p>
          </table:table-cell>
          <table:table-cell office:value-type="float" office:value="727.06413799999996" table:style-name="ce10">
            <text:p>727,064138</text:p>
          </table:table-cell>
          <table:table-cell office:value-type="float" office:value="1327.5353150000001" table:style-name="ce10">
            <text:p>1327,535315</text:p>
          </table:table-cell>
          <table:table-cell office:value-type="float" office:value="1728.163894" table:style-name="ce10">
            <text:p>1728,163894</text:p>
          </table:table-cell>
          <table:table-cell office:value-type="float" office:value="2383.9554629999998" table:style-name="ce10">
            <text:p>2383,955463</text:p>
          </table:table-cell>
          <table:table-cell office:value-type="float" office:value="1962.674444" table:style-name="ce10">
            <text:p>1962,674444</text:p>
          </table:table-cell>
          <table:table-cell office:value-type="float" office:value="1170.889496" table:style-name="ce10">
            <text:p>1170,889496</text:p>
          </table:table-cell>
          <table:table-cell office:value-type="float" office:value="387.00507199999998" table:style-name="ce10">
            <text:p>387,005072</text:p>
          </table:table-cell>
          <table:table-cell office:value-type="float" office:value="138.65719200000001" table:style-name="ce10">
            <text:p>138,657192</text:p>
          </table:table-cell>
          <table:table-cell office:value-type="float" office:value="126" table:style-name="ce11">
            <text:p>12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0</text:p>
          </table:table-cell>
          <table:table-cell office:value-type="float" office:value="4901.9033929999996" table:style-name="ce10">
            <text:p>4901,903393</text:p>
          </table:table-cell>
          <table:table-cell office:value-type="float" office:value="250.04484199999999" table:style-name="ce10">
            <text:p>250,044842</text:p>
          </table:table-cell>
          <table:table-cell office:value-type="float" office:value="576.73830799999996" table:style-name="ce10">
            <text:p>576,738308</text:p>
          </table:table-cell>
          <table:table-cell office:value-type="float" office:value="1067.2264339999999" table:style-name="ce10">
            <text:p>1067,226434</text:p>
          </table:table-cell>
          <table:table-cell office:value-type="float" office:value="1509.53234" table:style-name="ce10">
            <text:p>1509,53234</text:p>
          </table:table-cell>
          <table:table-cell office:value-type="float" office:value="2479.7297910000002" table:style-name="ce10">
            <text:p>2479,729791</text:p>
          </table:table-cell>
          <table:table-cell office:value-type="float" office:value="2499.9345880000001" table:style-name="ce10">
            <text:p>2499,934588</text:p>
          </table:table-cell>
          <table:table-cell office:value-type="float" office:value="1798.4476010000001" table:style-name="ce10">
            <text:p>1798,447601</text:p>
          </table:table-cell>
          <table:table-cell office:value-type="float" office:value="828.06790699999999" table:style-name="ce10">
            <text:p>828,067907</text:p>
          </table:table-cell>
          <table:table-cell office:value-type="float" office:value="285.43483199999997" table:style-name="ce10">
            <text:p>285,434832</text:p>
          </table:table-cell>
          <table:table-cell office:value-type="float" office:value="231" table:style-name="ce11">
            <text:p>23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1</text:p>
          </table:table-cell>
          <table:table-cell office:value-type="float" office:value="5545.5376809999998" table:style-name="ce10">
            <text:p>5545,537681</text:p>
          </table:table-cell>
          <table:table-cell office:value-type="float" office:value="318.52814799999999" table:style-name="ce10">
            <text:p>318,528148</text:p>
          </table:table-cell>
          <table:table-cell office:value-type="float" office:value="833.80168400000002" table:style-name="ce10">
            <text:p>833,801684</text:p>
          </table:table-cell>
          <table:table-cell office:value-type="float" office:value="1244.127414" table:style-name="ce10">
            <text:p>1244,127414</text:p>
          </table:table-cell>
          <table:table-cell office:value-type="float" office:value="2360.7116190000002" table:style-name="ce10">
            <text:p>2360,711619</text:p>
          </table:table-cell>
          <table:table-cell office:value-type="float" office:value="4067.497558" table:style-name="ce10">
            <text:p>4067,497558</text:p>
          </table:table-cell>
          <table:table-cell office:value-type="float" office:value="3570.0034500000002" table:style-name="ce10">
            <text:p>3570,00345</text:p>
          </table:table-cell>
          <table:table-cell office:value-type="float" office:value="1535.7695220000001" table:style-name="ce10">
            <text:p>1535,769522</text:p>
          </table:table-cell>
          <table:table-cell office:value-type="float" office:value="409.84582799999998" table:style-name="ce10">
            <text:p>409,845828</text:p>
          </table:table-cell>
          <table:table-cell office:value-type="float" office:value="171" table:style-name="ce10">
            <text:p>171</text:p>
          </table:table-cell>
          <table:table-cell office:value-type="float" office:value="144" table:style-name="ce11">
            <text:p>14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2</text:p>
          </table:table-cell>
          <table:table-cell office:value-type="float" office:value="4405.5218169999998" table:style-name="ce10">
            <text:p>4405,521817</text:p>
          </table:table-cell>
          <table:table-cell office:value-type="float" office:value="335.42810300000002" table:style-name="ce10">
            <text:p>335,428103</text:p>
          </table:table-cell>
          <table:table-cell office:value-type="float" office:value="783.71731899999997" table:style-name="ce10">
            <text:p>783,717319</text:p>
          </table:table-cell>
          <table:table-cell office:value-type="float" office:value="1213.6568259999999" table:style-name="ce10">
            <text:p>1213,656826</text:p>
          </table:table-cell>
          <table:table-cell office:value-type="float" office:value="1935.441769" table:style-name="ce10">
            <text:p>1935,441769</text:p>
          </table:table-cell>
          <table:table-cell office:value-type="float" office:value="2431.4834759999999" table:style-name="ce10">
            <text:p>2431,483476</text:p>
          </table:table-cell>
          <table:table-cell office:value-type="float" office:value="1501.865176" table:style-name="ce10">
            <text:p>1501,865176</text:p>
          </table:table-cell>
          <table:table-cell office:value-type="float" office:value="833.35071400000004" table:style-name="ce10">
            <text:p>833,350714</text:p>
          </table:table-cell>
          <table:table-cell office:value-type="float" office:value="475.82127400000002" table:style-name="ce10">
            <text:p>475,821274</text:p>
          </table:table-cell>
          <table:table-cell office:value-type="float" office:value="192.68231399999999" table:style-name="ce10">
            <text:p>192,682314</text:p>
          </table:table-cell>
          <table:table-cell office:value-type="float" office:value="105" table:style-name="ce11">
            <text:p>10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3</text:p>
          </table:table-cell>
          <table:table-cell office:value-type="float" office:value="4929.338017" table:style-name="ce10">
            <text:p>4929,338017</text:p>
          </table:table-cell>
          <table:table-cell office:value-type="float" office:value="284.22337299999998" table:style-name="ce10">
            <text:p>284,223373</text:p>
          </table:table-cell>
          <table:table-cell office:value-type="float" office:value="1031.740753" table:style-name="ce10">
            <text:p>1031,740753</text:p>
          </table:table-cell>
          <table:table-cell office:value-type="float" office:value="1132.4362639999999" table:style-name="ce10">
            <text:p>1132,436264</text:p>
          </table:table-cell>
          <table:table-cell office:value-type="float" office:value="2613.4654310000001" table:style-name="ce10">
            <text:p>2613,465431</text:p>
          </table:table-cell>
          <table:table-cell office:value-type="float" office:value="4108.0899099999997" table:style-name="ce10">
            <text:p>4108,08991</text:p>
          </table:table-cell>
          <table:table-cell office:value-type="float" office:value="2406.9811110000001" table:style-name="ce10">
            <text:p>2406,981111</text:p>
          </table:table-cell>
          <table:table-cell office:value-type="float" office:value="584.34618399999999" table:style-name="ce10">
            <text:p>584,346184</text:p>
          </table:table-cell>
          <table:table-cell office:value-type="float" office:value="114" table:style-name="ce10">
            <text:p>114</text:p>
          </table:table-cell>
          <table:table-cell office:value-type="float" office:value="90" table:style-name="ce10">
            <text:p>90</text:p>
          </table:table-cell>
          <table:table-cell office:value-type="float" office:value="36" table:style-name="ce11">
            <text:p>3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4</text:p>
          </table:table-cell>
          <table:table-cell office:value-type="float" office:value="8376.8362909999996" table:style-name="ce10">
            <text:p>8376,836291</text:p>
          </table:table-cell>
          <table:table-cell office:value-type="float" office:value="761.36544000000004" table:style-name="ce10">
            <text:p>761,36544</text:p>
          </table:table-cell>
          <table:table-cell office:value-type="float" office:value="1694.6151030000001" table:style-name="ce10">
            <text:p>1694,615103</text:p>
          </table:table-cell>
          <table:table-cell office:value-type="float" office:value="2985.1243650000001" table:style-name="ce10">
            <text:p>2985,124365</text:p>
          </table:table-cell>
          <table:table-cell office:value-type="float" office:value="2772.175675" table:style-name="ce10">
            <text:p>2772,175675</text:p>
          </table:table-cell>
          <table:table-cell office:value-type="float" office:value="2454.8440879999998" table:style-name="ce10">
            <text:p>2454,844088</text:p>
          </table:table-cell>
          <table:table-cell office:value-type="float" office:value="1456.676097" table:style-name="ce10">
            <text:p>1456,676097</text:p>
          </table:table-cell>
          <table:table-cell office:value-type="float" office:value="742.35557100000005" table:style-name="ce10">
            <text:p>742,355571</text:p>
          </table:table-cell>
          <table:table-cell office:value-type="float" office:value="204" table:style-name="ce10">
            <text:p>204</text:p>
          </table:table-cell>
          <table:table-cell office:value-type="float" office:value="66" table:style-name="ce10">
            <text:p>66</text:p>
          </table:table-cell>
          <table:table-cell office:value-type="float" office:value="39" table:style-name="ce11">
            <text:p>3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5</text:p>
          </table:table-cell>
          <table:table-cell office:value-type="float" office:value="8731.2565670000004" table:style-name="ce10">
            <text:p>8731,256567</text:p>
          </table:table-cell>
          <table:table-cell office:value-type="float" office:value="708.86601399999995" table:style-name="ce10">
            <text:p>708,866014</text:p>
          </table:table-cell>
          <table:table-cell office:value-type="float" office:value="2415.9192589999998" table:style-name="ce10">
            <text:p>2415,919259</text:p>
          </table:table-cell>
          <table:table-cell office:value-type="float" office:value="3072.572275" table:style-name="ce10">
            <text:p>3072,572275</text:p>
          </table:table-cell>
          <table:table-cell office:value-type="float" office:value="2955.4610379999999" table:style-name="ce10">
            <text:p>2955,461038</text:p>
          </table:table-cell>
          <table:table-cell office:value-type="float" office:value="1363.95848" table:style-name="ce10">
            <text:p>1363,95848</text:p>
          </table:table-cell>
          <table:table-cell office:value-type="float" office:value="372" table:style-name="ce10">
            <text:p>372</text:p>
          </table:table-cell>
          <table:table-cell office:value-type="float" office:value="42" table:style-name="ce10">
            <text:p>42</text:p>
          </table:table-cell>
          <table:table-cell office:value-type="float" office:value="9" table:style-name="ce10">
            <text:p>9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6</text:p>
          </table:table-cell>
          <table:table-cell office:value-type="float" office:value="8115.4776769999999" table:style-name="ce10">
            <text:p>8115,477677</text:p>
          </table:table-cell>
          <table:table-cell office:value-type="float" office:value="463.32469900000001" table:style-name="ce10">
            <text:p>463,324699</text:p>
          </table:table-cell>
          <table:table-cell office:value-type="float" office:value="1826.7806780000001" table:style-name="ce10">
            <text:p>1826,780678</text:p>
          </table:table-cell>
          <table:table-cell office:value-type="float" office:value="2417.7375579999998" table:style-name="ce10">
            <text:p>2417,737558</text:p>
          </table:table-cell>
          <table:table-cell office:value-type="float" office:value="3822.3687399999999" table:style-name="ce10">
            <text:p>3822,36874</text:p>
          </table:table-cell>
          <table:table-cell office:value-type="float" office:value="2233.901378" table:style-name="ce10">
            <text:p>2233,901378</text:p>
          </table:table-cell>
          <table:table-cell office:value-type="float" office:value="694.88391300000001" table:style-name="ce10">
            <text:p>694,883913</text:p>
          </table:table-cell>
          <table:table-cell office:value-type="float" office:value="147.30035100000001" table:style-name="ce10">
            <text:p>147,300351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7</text:p>
          </table:table-cell>
          <table:table-cell office:value-type="float" office:value="8245.4362629999996" table:style-name="ce10">
            <text:p>8245,436263</text:p>
          </table:table-cell>
          <table:table-cell office:value-type="float" office:value="446.93302299999999" table:style-name="ce10">
            <text:p>446,933023</text:p>
          </table:table-cell>
          <table:table-cell office:value-type="float" office:value="1742.710775" table:style-name="ce10">
            <text:p>1742,710775</text:p>
          </table:table-cell>
          <table:table-cell office:value-type="float" office:value="2611.444117" table:style-name="ce10">
            <text:p>2611,444117</text:p>
          </table:table-cell>
          <table:table-cell office:value-type="float" office:value="3540.3875170000001" table:style-name="ce10">
            <text:p>3540,387517</text:p>
          </table:table-cell>
          <table:table-cell office:value-type="float" office:value="2653.6841410000002" table:style-name="ce10">
            <text:p>2653,684141</text:p>
          </table:table-cell>
          <table:table-cell office:value-type="float" office:value="1026.1616200000001" table:style-name="ce10">
            <text:p>1026,16162</text:p>
          </table:table-cell>
          <table:table-cell office:value-type="float" office:value="195" table:style-name="ce10">
            <text:p>195</text:p>
          </table:table-cell>
          <table:table-cell office:value-type="float" office:value="93" table:style-name="ce10">
            <text:p>93</text:p>
          </table:table-cell>
          <table:table-cell office:value-type="float" office:value="21" table:style-name="ce10">
            <text:p>21</text:p>
          </table:table-cell>
          <table:table-cell office:value-type="float" office:value="33" table:style-name="ce11">
            <text:p>3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8</text:p>
          </table:table-cell>
          <table:table-cell office:value-type="float" office:value="8395.3360869999997" table:style-name="ce10">
            <text:p>8395,336087</text:p>
          </table:table-cell>
          <table:table-cell office:value-type="float" office:value="759.16796499999998" table:style-name="ce10">
            <text:p>759,167965</text:p>
          </table:table-cell>
          <table:table-cell office:value-type="float" office:value="2128.6068049999999" table:style-name="ce10">
            <text:p>2128,606805</text:p>
          </table:table-cell>
          <table:table-cell office:value-type="float" office:value="3635.8175120000001" table:style-name="ce10">
            <text:p>3635,817512</text:p>
          </table:table-cell>
          <table:table-cell office:value-type="float" office:value="2299.4939589999999" table:style-name="ce10">
            <text:p>2299,493959</text:p>
          </table:table-cell>
          <table:table-cell office:value-type="float" office:value="651.22542899999996" table:style-name="ce10">
            <text:p>651,225429</text:p>
          </table:table-cell>
          <table:table-cell office:value-type="float" office:value="141" table:style-name="ce10">
            <text:p>141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69</text:p>
          </table:table-cell>
          <table:table-cell office:value-type="float" office:value="6555.9974140000004" table:style-name="ce10">
            <text:p>6555,997414</text:p>
          </table:table-cell>
          <table:table-cell office:value-type="float" office:value="580.51700800000003" table:style-name="ce10">
            <text:p>580,517008</text:p>
          </table:table-cell>
          <table:table-cell office:value-type="float" office:value="1788.2654869999999" table:style-name="ce10">
            <text:p>1788,265487</text:p>
          </table:table-cell>
          <table:table-cell office:value-type="float" office:value="2827.270446" table:style-name="ce10">
            <text:p>2827,270446</text:p>
          </table:table-cell>
          <table:table-cell office:value-type="float" office:value="3126.4554950000002" table:style-name="ce10">
            <text:p>3126,455495</text:p>
          </table:table-cell>
          <table:table-cell office:value-type="float" office:value="2843.9891440000001" table:style-name="ce10">
            <text:p>2843,989144</text:p>
          </table:table-cell>
          <table:table-cell office:value-type="float" office:value="1397.011667" table:style-name="ce10">
            <text:p>1397,011667</text:p>
          </table:table-cell>
          <table:table-cell office:value-type="float" office:value="735.84451100000001" table:style-name="ce10">
            <text:p>735,844511</text:p>
          </table:table-cell>
          <table:table-cell office:value-type="float" office:value="230.89135300000001" table:style-name="ce10">
            <text:p>230,891353</text:p>
          </table:table-cell>
          <table:table-cell office:value-type="float" office:value="105" table:style-name="ce10">
            <text:p>105</text:p>
          </table:table-cell>
          <table:table-cell office:value-type="float" office:value="39" table:style-name="ce11">
            <text:p>3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0</text:p>
          </table:table-cell>
          <table:table-cell office:value-type="float" office:value="6984.7800090000001" table:style-name="ce10">
            <text:p>6984,780009</text:p>
          </table:table-cell>
          <table:table-cell office:value-type="float" office:value="680.28975400000002" table:style-name="ce10">
            <text:p>680,289754</text:p>
          </table:table-cell>
          <table:table-cell office:value-type="float" office:value="1502.1329929999999" table:style-name="ce10">
            <text:p>1502,132993</text:p>
          </table:table-cell>
          <table:table-cell office:value-type="float" office:value="1699.209374" table:style-name="ce10">
            <text:p>1699,209374</text:p>
          </table:table-cell>
          <table:table-cell office:value-type="float" office:value="1433.9366230000001" table:style-name="ce10">
            <text:p>1433,936623</text:p>
          </table:table-cell>
          <table:table-cell office:value-type="float" office:value="2113.55998" table:style-name="ce10">
            <text:p>2113,55998</text:p>
          </table:table-cell>
          <table:table-cell office:value-type="float" office:value="1638.8032599999999" table:style-name="ce10">
            <text:p>1638,80326</text:p>
          </table:table-cell>
          <table:table-cell office:value-type="float" office:value="896.00144" table:style-name="ce10">
            <text:p>896,00144</text:p>
          </table:table-cell>
          <table:table-cell office:value-type="float" office:value="249.65719200000001" table:style-name="ce10">
            <text:p>249,657192</text:p>
          </table:table-cell>
          <table:table-cell office:value-type="float" office:value="69" table:style-name="ce10">
            <text:p>69</text:p>
          </table:table-cell>
          <table:table-cell office:value-type="float" office:value="81" table:style-name="ce11">
            <text:p>8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1</text:p>
          </table:table-cell>
          <table:table-cell office:value-type="float" office:value="11217.084102999999" table:style-name="ce10">
            <text:p>11217,0841</text:p>
          </table:table-cell>
          <table:table-cell office:value-type="float" office:value="1343.322302" table:style-name="ce10">
            <text:p>1343,322302</text:p>
          </table:table-cell>
          <table:table-cell office:value-type="float" office:value="1053.548824" table:style-name="ce10">
            <text:p>1053,548824</text:p>
          </table:table-cell>
          <table:table-cell office:value-type="float" office:value="1861.8661930000001" table:style-name="ce10">
            <text:p>1861,866193</text:p>
          </table:table-cell>
          <table:table-cell office:value-type="float" office:value="2164.0279919999998" table:style-name="ce10">
            <text:p>2164,027992</text:p>
          </table:table-cell>
          <table:table-cell office:value-type="float" office:value="2240.2500669999999" table:style-name="ce10">
            <text:p>2240,250067</text:p>
          </table:table-cell>
          <table:table-cell office:value-type="float" office:value="1685.3617750000001" table:style-name="ce10">
            <text:p>1685,361775</text:p>
          </table:table-cell>
          <table:table-cell office:value-type="float" office:value="958.54536199999995" table:style-name="ce10">
            <text:p>958,545362</text:p>
          </table:table-cell>
          <table:table-cell office:value-type="float" office:value="290.64351199999999" table:style-name="ce10">
            <text:p>290,643512</text:p>
          </table:table-cell>
          <table:table-cell office:value-type="float" office:value="81" table:style-name="ce10">
            <text:p>81</text:p>
          </table:table-cell>
          <table:table-cell office:value-type="float" office:value="54" table:style-name="ce11">
            <text:p>5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2</text:p>
          </table:table-cell>
          <table:table-cell office:value-type="float" office:value="4911.0493770000003" table:style-name="ce10">
            <text:p>4911,049377</text:p>
          </table:table-cell>
          <table:table-cell office:value-type="float" office:value="373.63985700000001" table:style-name="ce10">
            <text:p>373,639857</text:p>
          </table:table-cell>
          <table:table-cell office:value-type="float" office:value="873.127477" table:style-name="ce10">
            <text:p>873,127477</text:p>
          </table:table-cell>
          <table:table-cell office:value-type="float" office:value="1449.032326" table:style-name="ce10">
            <text:p>1449,032326</text:p>
          </table:table-cell>
          <table:table-cell office:value-type="float" office:value="2633.2920250000002" table:style-name="ce10">
            <text:p>2633,292025</text:p>
          </table:table-cell>
          <table:table-cell office:value-type="float" office:value="3683.9781910000002" table:style-name="ce10">
            <text:p>3683,978191</text:p>
          </table:table-cell>
          <table:table-cell office:value-type="float" office:value="2495.589375" table:style-name="ce10">
            <text:p>2495,589375</text:p>
          </table:table-cell>
          <table:table-cell office:value-type="float" office:value="748.54182200000002" table:style-name="ce10">
            <text:p>748,541822</text:p>
          </table:table-cell>
          <table:table-cell office:value-type="float" office:value="180" table:style-name="ce10">
            <text:p>180</text:p>
          </table:table-cell>
          <table:table-cell office:value-type="float" office:value="42" table:style-name="ce10">
            <text:p>42</text:p>
          </table:table-cell>
          <table:table-cell office:value-type="float" office:value="51" table:style-name="ce11">
            <text:p>51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3</text:p>
          </table:table-cell>
          <table:table-cell office:value-type="float" office:value="4691.0020240000003" table:style-name="ce10">
            <text:p>4691,002024</text:p>
          </table:table-cell>
          <table:table-cell office:value-type="float" office:value="275.465282" table:style-name="ce10">
            <text:p>275,465282</text:p>
          </table:table-cell>
          <table:table-cell office:value-type="float" office:value="744.63484700000004" table:style-name="ce10">
            <text:p>744,634847</text:p>
          </table:table-cell>
          <table:table-cell office:value-type="float" office:value="917.68944499999998" table:style-name="ce10">
            <text:p>917,689445</text:p>
          </table:table-cell>
          <table:table-cell office:value-type="float" office:value="1852.0226299999999" table:style-name="ce10">
            <text:p>1852,02263</text:p>
          </table:table-cell>
          <table:table-cell office:value-type="float" office:value="2890.8372859999999" table:style-name="ce10">
            <text:p>2890,837286</text:p>
          </table:table-cell>
          <table:table-cell office:value-type="float" office:value="2077.6368299999999" table:style-name="ce10">
            <text:p>2077,63683</text:p>
          </table:table-cell>
          <table:table-cell office:value-type="float" office:value="1378.0390440000001" table:style-name="ce10">
            <text:p>1378,039044</text:p>
          </table:table-cell>
          <table:table-cell office:value-type="float" office:value="503.97334599999999" table:style-name="ce10">
            <text:p>503,973346</text:p>
          </table:table-cell>
          <table:table-cell office:value-type="float" office:value="108" table:style-name="ce10">
            <text:p>108</text:p>
          </table:table-cell>
          <table:table-cell office:value-type="float" office:value="78" table:style-name="ce11">
            <text:p>7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4</text:p>
          </table:table-cell>
          <table:table-cell office:value-type="float" office:value="6653.2687749999996" table:style-name="ce10">
            <text:p>6653,268775</text:p>
          </table:table-cell>
          <table:table-cell office:value-type="float" office:value="818.25690699999996" table:style-name="ce10">
            <text:p>818,256907</text:p>
          </table:table-cell>
          <table:table-cell office:value-type="float" office:value="1507.8170110000001" table:style-name="ce10">
            <text:p>1507,817011</text:p>
          </table:table-cell>
          <table:table-cell office:value-type="float" office:value="2488.924505" table:style-name="ce10">
            <text:p>2488,924505</text:p>
          </table:table-cell>
          <table:table-cell office:value-type="float" office:value="1539.2650639999999" table:style-name="ce10">
            <text:p>1539,265064</text:p>
          </table:table-cell>
          <table:table-cell office:value-type="float" office:value="1373.168901" table:style-name="ce10">
            <text:p>1373,168901</text:p>
          </table:table-cell>
          <table:table-cell office:value-type="float" office:value="1243.9306309999999" table:style-name="ce10">
            <text:p>1243,930631</text:p>
          </table:table-cell>
          <table:table-cell office:value-type="float" office:value="1160.6648869999999" table:style-name="ce10">
            <text:p>1160,664887</text:p>
          </table:table-cell>
          <table:table-cell office:value-type="float" office:value="562.727036" table:style-name="ce10">
            <text:p>562,727036</text:p>
          </table:table-cell>
          <table:table-cell office:value-type="float" office:value="195" table:style-name="ce10">
            <text:p>195</text:p>
          </table:table-cell>
          <table:table-cell office:value-type="float" office:value="123" table:style-name="ce11">
            <text:p>12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5</text:p>
          </table:table-cell>
          <table:table-cell office:value-type="float" office:value="13947.991397" table:style-name="ce10">
            <text:p>13947,9914</text:p>
          </table:table-cell>
          <table:table-cell office:value-type="float" office:value="556.40051100000005" table:style-name="ce10">
            <text:p>556,400511</text:p>
          </table:table-cell>
          <table:table-cell office:value-type="float" office:value="1703.708662" table:style-name="ce10">
            <text:p>1703,708662</text:p>
          </table:table-cell>
          <table:table-cell office:value-type="float" office:value="3509.7430960000002" table:style-name="ce10">
            <text:p>3509,743096</text:p>
          </table:table-cell>
          <table:table-cell office:value-type="float" office:value="2738.0250679999999" table:style-name="ce10">
            <text:p>2738,025068</text:p>
          </table:table-cell>
          <table:table-cell office:value-type="float" office:value="1583.273316" table:style-name="ce10">
            <text:p>1583,273316</text:p>
          </table:table-cell>
          <table:table-cell office:value-type="float" office:value="473.75357700000001" table:style-name="ce10">
            <text:p>473,753577</text:p>
          </table:table-cell>
          <table:table-cell office:value-type="float" office:value="90" table:style-name="ce10">
            <text:p>90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6</text:p>
          </table:table-cell>
          <table:table-cell office:value-type="float" office:value="12360.352494999999" table:style-name="ce10">
            <text:p>12360,35249</text:p>
          </table:table-cell>
          <table:table-cell office:value-type="float" office:value="647.97125200000005" table:style-name="ce10">
            <text:p>647,971252</text:p>
          </table:table-cell>
          <table:table-cell office:value-type="float" office:value="2017.3835340000001" table:style-name="ce10">
            <text:p>2017,383534</text:p>
          </table:table-cell>
          <table:table-cell office:value-type="float" office:value="3819.5633600000001" table:style-name="ce10">
            <text:p>3819,56336</text:p>
          </table:table-cell>
          <table:table-cell office:value-type="float" office:value="4508.516713" table:style-name="ce10">
            <text:p>4508,516713</text:p>
          </table:table-cell>
          <table:table-cell office:value-type="float" office:value="1895.3522969999999" table:style-name="ce10">
            <text:p>1895,352297</text:p>
          </table:table-cell>
          <table:table-cell office:value-type="float" office:value="375.43483199999997" table:style-name="ce10">
            <text:p>375,434832</text:p>
          </table:table-cell>
          <table:table-cell office:value-type="float" office:value="63" table:style-name="ce10">
            <text:p>63</text:p>
          </table:table-cell>
          <table:table-cell office:value-type="float" office:value="48" table:style-name="ce10">
            <text:p>4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7</text:p>
          </table:table-cell>
          <table:table-cell office:value-type="float" office:value="11442.419598" table:style-name="ce10">
            <text:p>11442,4196</text:p>
          </table:table-cell>
          <table:table-cell office:value-type="float" office:value="581.42677800000001" table:style-name="ce10">
            <text:p>581,426778</text:p>
          </table:table-cell>
          <table:table-cell office:value-type="float" office:value="1766.668827" table:style-name="ce10">
            <text:p>1766,668827</text:p>
          </table:table-cell>
          <table:table-cell office:value-type="float" office:value="3658.6065440000002" table:style-name="ce10">
            <text:p>3658,606544</text:p>
          </table:table-cell>
          <table:table-cell office:value-type="float" office:value="4252.6643350000004" table:style-name="ce10">
            <text:p>4252,664335</text:p>
          </table:table-cell>
          <table:table-cell office:value-type="float" office:value="1683.834521" table:style-name="ce10">
            <text:p>1683,834521</text:p>
          </table:table-cell>
          <table:table-cell office:value-type="float" office:value="315.43483199999997" table:style-name="ce10">
            <text:p>315,434832</text:p>
          </table:table-cell>
          <table:table-cell office:value-type="float" office:value="36" table:style-name="ce10">
            <text:p>36</text:p>
          </table:table-cell>
          <table:table-cell office:value-type="float" office:value="27" table:style-name="ce10">
            <text:p>2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8</text:p>
          </table:table-cell>
          <table:table-cell office:value-type="float" office:value="9114.3328239999992" table:style-name="ce10">
            <text:p>9114,332824</text:p>
          </table:table-cell>
          <table:table-cell office:value-type="float" office:value="427.426669" table:style-name="ce10">
            <text:p>427,426669</text:p>
          </table:table-cell>
          <table:table-cell office:value-type="float" office:value="1820.6337269999999" table:style-name="ce10">
            <text:p>1820,633727</text:p>
          </table:table-cell>
          <table:table-cell office:value-type="float" office:value="2660.27322" table:style-name="ce10">
            <text:p>2660,27322</text:p>
          </table:table-cell>
          <table:table-cell office:value-type="float" office:value="4755.1302750000004" table:style-name="ce10">
            <text:p>4755,130275</text:p>
          </table:table-cell>
          <table:table-cell office:value-type="float" office:value="3182.8172209999998" table:style-name="ce10">
            <text:p>3182,817221</text:p>
          </table:table-cell>
          <table:table-cell office:value-type="float" office:value="631.01460799999995" table:style-name="ce10">
            <text:p>631,014608</text:p>
          </table:table-cell>
          <table:table-cell office:value-type="float" office:value="33" table:style-name="ce10">
            <text:p>33</text:p>
          </table:table-cell>
          <table:table-cell office:value-type="float" office:value="33" table:style-name="ce10">
            <text:p>33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79</text:p>
          </table:table-cell>
          <table:table-cell office:value-type="float" office:value="10939.406817999999" table:style-name="ce10">
            <text:p>10939,40682</text:p>
          </table:table-cell>
          <table:table-cell office:value-type="float" office:value="803.63247200000001" table:style-name="ce10">
            <text:p>803,632472</text:p>
          </table:table-cell>
          <table:table-cell office:value-type="float" office:value="2502.7080059999998" table:style-name="ce10">
            <text:p>2502,708006</text:p>
          </table:table-cell>
          <table:table-cell office:value-type="float" office:value="3986.4639400000001" table:style-name="ce10">
            <text:p>3986,46394</text:p>
          </table:table-cell>
          <table:table-cell office:value-type="float" office:value="3903.3699660000002" table:style-name="ce10">
            <text:p>3903,369966</text:p>
          </table:table-cell>
          <table:table-cell office:value-type="float" office:value="1102.669056" table:style-name="ce10">
            <text:p>1102,669056</text:p>
          </table:table-cell>
          <table:table-cell office:value-type="float" office:value="102" table:style-name="ce10">
            <text:p>102</text:p>
          </table:table-cell>
          <table:table-cell office:value-type="float" office:value="21" table:style-name="ce10">
            <text:p>21</text:p>
          </table:table-cell>
          <table:table-cell office:value-type="float" office:value="15" table:style-name="ce10">
            <text:p>15</text:p>
          </table:table-cell>
          <table:table-cell office:value-type="float" office:value="9" table:style-name="ce10">
            <text:p>9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0</text:p>
          </table:table-cell>
          <table:table-cell office:value-type="float" office:value="9007.9786769999992" table:style-name="ce10">
            <text:p>9007,978677</text:p>
          </table:table-cell>
          <table:table-cell office:value-type="float" office:value="1273.0833419999999" table:style-name="ce10">
            <text:p>1273,083342</text:p>
          </table:table-cell>
          <table:table-cell office:value-type="float" office:value="2342.0391180000001" table:style-name="ce10">
            <text:p>2342,039118</text:p>
          </table:table-cell>
          <table:table-cell office:value-type="float" office:value="3148.0128519999998" table:style-name="ce10">
            <text:p>3148,012852</text:p>
          </table:table-cell>
          <table:table-cell office:value-type="float" office:value="4811.2777779999997" table:style-name="ce10">
            <text:p>4811,277778</text:p>
          </table:table-cell>
          <table:table-cell office:value-type="float" office:value="4666.1133470000004" table:style-name="ce10">
            <text:p>4666,113347</text:p>
          </table:table-cell>
          <table:table-cell office:value-type="float" office:value="1327.2854279999999" table:style-name="ce10">
            <text:p>1327,285428</text:p>
          </table:table-cell>
          <table:table-cell office:value-type="float" office:value="285.43483199999997" table:style-name="ce10">
            <text:p>285,434832</text:p>
          </table:table-cell>
          <table:table-cell office:value-type="float" office:value="84" table:style-name="ce10">
            <text:p>84</text:p>
          </table:table-cell>
          <table:table-cell office:value-type="float" office:value="63" table:style-name="ce10">
            <text:p>63</text:p>
          </table:table-cell>
          <table:table-cell office:value-type="float" office:value="24" table:style-name="ce11">
            <text:p>2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1</text:p>
          </table:table-cell>
          <table:table-cell office:value-type="float" office:value="9791.0599099999999" table:style-name="ce10">
            <text:p>9791,05991</text:p>
          </table:table-cell>
          <table:table-cell office:value-type="float" office:value="602.59774300000004" table:style-name="ce10">
            <text:p>602,597743</text:p>
          </table:table-cell>
          <table:table-cell office:value-type="float" office:value="1862.042085" table:style-name="ce10">
            <text:p>1862,042085</text:p>
          </table:table-cell>
          <table:table-cell office:value-type="float" office:value="3339.587149" table:style-name="ce10">
            <text:p>3339,587149</text:p>
          </table:table-cell>
          <table:table-cell office:value-type="float" office:value="4391.1878269999997" table:style-name="ce10">
            <text:p>4391,187827</text:p>
          </table:table-cell>
          <table:table-cell office:value-type="float" office:value="1815.1227960000001" table:style-name="ce10">
            <text:p>1815,122796</text:p>
          </table:table-cell>
          <table:table-cell office:value-type="float" office:value="264.43483199999997" table:style-name="ce10">
            <text:p>264,434832</text:p>
          </table:table-cell>
          <table:table-cell office:value-type="float" office:value="60.341157000000003" table:style-name="ce10">
            <text:p>60,341157</text:p>
          </table:table-cell>
          <table:table-cell office:value-type="float" office:value="12" table:style-name="ce10">
            <text:p>12</text:p>
          </table:table-cell>
          <table:table-cell office:value-type="float" office:value="6" table:style-name="ce10">
            <text:p>6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2</text:p>
          </table:table-cell>
          <table:table-cell office:value-type="float" office:value="12465.780595" table:style-name="ce10">
            <text:p>12465,7806</text:p>
          </table:table-cell>
          <table:table-cell office:value-type="float" office:value="1011.996565" table:style-name="ce10">
            <text:p>1011,996565</text:p>
          </table:table-cell>
          <table:table-cell office:value-type="float" office:value="2360.7570820000001" table:style-name="ce10">
            <text:p>2360,757082</text:p>
          </table:table-cell>
          <table:table-cell office:value-type="float" office:value="4044.6730040000002" table:style-name="ce10">
            <text:p>4044,673004</text:p>
          </table:table-cell>
          <table:table-cell office:value-type="float" office:value="3048.6503980000002" table:style-name="ce10">
            <text:p>3048,650398</text:p>
          </table:table-cell>
          <table:table-cell office:value-type="float" office:value="659.40123900000003" table:style-name="ce10">
            <text:p>659,401239</text:p>
          </table:table-cell>
          <table:table-cell office:value-type="float" office:value="51" table:style-name="ce10">
            <text:p>51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3</text:p>
          </table:table-cell>
          <table:table-cell office:value-type="float" office:value="8882.0665239999998" table:style-name="ce10">
            <text:p>8882,066524</text:p>
          </table:table-cell>
          <table:table-cell office:value-type="float" office:value="832.660888" table:style-name="ce10">
            <text:p>832,660888</text:p>
          </table:table-cell>
          <table:table-cell office:value-type="float" office:value="2525.3540069999999" table:style-name="ce10">
            <text:p>2525,354007</text:p>
          </table:table-cell>
          <table:table-cell office:value-type="float" office:value="3952.7204830000001" table:style-name="ce10">
            <text:p>3952,720483</text:p>
          </table:table-cell>
          <table:table-cell office:value-type="float" office:value="3290.0538000000001" table:style-name="ce10">
            <text:p>3290,0538</text:p>
          </table:table-cell>
          <table:table-cell office:value-type="float" office:value="1507.549796" table:style-name="ce10">
            <text:p>1507,549796</text:p>
          </table:table-cell>
          <table:table-cell office:value-type="float" office:value="490.52685600000001" table:style-name="ce10">
            <text:p>490,526856</text:p>
          </table:table-cell>
          <table:table-cell office:value-type="float" office:value="78" table:style-name="ce10">
            <text:p>78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15" table:style-name="ce11">
            <text:p>15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4</text:p>
          </table:table-cell>
          <table:table-cell office:value-type="float" office:value="4501.7131280000003" table:style-name="ce10">
            <text:p>4501,713128</text:p>
          </table:table-cell>
          <table:table-cell office:value-type="float" office:value="259.685382" table:style-name="ce10">
            <text:p>259,685382</text:p>
          </table:table-cell>
          <table:table-cell office:value-type="float" office:value="425.47767700000003" table:style-name="ce10">
            <text:p>425,477677</text:p>
          </table:table-cell>
          <table:table-cell office:value-type="float" office:value="991.64781600000003" table:style-name="ce10">
            <text:p>991,647816</text:p>
          </table:table-cell>
          <table:table-cell office:value-type="float" office:value="1127.777613" table:style-name="ce10">
            <text:p>1127,777613</text:p>
          </table:table-cell>
          <table:table-cell office:value-type="float" office:value="1877.7543479999999" table:style-name="ce10">
            <text:p>1877,754348</text:p>
          </table:table-cell>
          <table:table-cell office:value-type="float" office:value="1837.6252199999999" table:style-name="ce10">
            <text:p>1837,62522</text:p>
          </table:table-cell>
          <table:table-cell office:value-type="float" office:value="1353.007216" table:style-name="ce10">
            <text:p>1353,007216</text:p>
          </table:table-cell>
          <table:table-cell office:value-type="float" office:value="533.09980499999995" table:style-name="ce10">
            <text:p>533,099805</text:p>
          </table:table-cell>
          <table:table-cell office:value-type="float" office:value="156" table:style-name="ce10">
            <text:p>156</text:p>
          </table:table-cell>
          <table:table-cell office:value-type="float" office:value="114" table:style-name="ce11">
            <text:p>114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5</text:p>
          </table:table-cell>
          <table:table-cell office:value-type="float" office:value="4714.6887100000004" table:style-name="ce10">
            <text:p>4714,68871</text:p>
          </table:table-cell>
          <table:table-cell office:value-type="float" office:value="542.51770899999997" table:style-name="ce10">
            <text:p>542,517709</text:p>
          </table:table-cell>
          <table:table-cell office:value-type="float" office:value="1229.4936290000001" table:style-name="ce10">
            <text:p>1229,493629</text:p>
          </table:table-cell>
          <table:table-cell office:value-type="float" office:value="1598.0526480000001" table:style-name="ce10">
            <text:p>1598,052648</text:p>
          </table:table-cell>
          <table:table-cell office:value-type="float" office:value="1457.4127129999999" table:style-name="ce10">
            <text:p>1457,412713</text:p>
          </table:table-cell>
          <table:table-cell office:value-type="float" office:value="1404.2732100000001" table:style-name="ce10">
            <text:p>1404,27321</text:p>
          </table:table-cell>
          <table:table-cell office:value-type="float" office:value="1091.4800829999999" table:style-name="ce10">
            <text:p>1091,480083</text:p>
          </table:table-cell>
          <table:table-cell office:value-type="float" office:value="524.48141499999997" table:style-name="ce10">
            <text:p>524,481415</text:p>
          </table:table-cell>
          <table:table-cell office:value-type="float" office:value="231.99834899999999" table:style-name="ce10">
            <text:p>231,998349</text:p>
          </table:table-cell>
          <table:table-cell office:value-type="float" office:value="57" table:style-name="ce10">
            <text:p>57</text:p>
          </table:table-cell>
          <table:table-cell office:value-type="float" office:value="87" table:style-name="ce11">
            <text:p>8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6</text:p>
          </table:table-cell>
          <table:table-cell office:value-type="float" office:value="7719.2686569999996" table:style-name="ce10">
            <text:p>7719,268657</text:p>
          </table:table-cell>
          <table:table-cell office:value-type="float" office:value="634.56280500000003" table:style-name="ce10">
            <text:p>634,562805</text:p>
          </table:table-cell>
          <table:table-cell office:value-type="float" office:value="1703.4874440000001" table:style-name="ce10">
            <text:p>1703,487444</text:p>
          </table:table-cell>
          <table:table-cell office:value-type="float" office:value="1985.1505850000001" table:style-name="ce10">
            <text:p>1985,150585</text:p>
          </table:table-cell>
          <table:table-cell office:value-type="float" office:value="1720.3512760000001" table:style-name="ce10">
            <text:p>1720,351276</text:p>
          </table:table-cell>
          <table:table-cell office:value-type="float" office:value="1800.431971" table:style-name="ce10">
            <text:p>1800,431971</text:p>
          </table:table-cell>
          <table:table-cell office:value-type="float" office:value="1201.2997210000001" table:style-name="ce10">
            <text:p>1201,299721</text:p>
          </table:table-cell>
          <table:table-cell office:value-type="float" office:value="474.77232800000002" table:style-name="ce10">
            <text:p>474,772328</text:p>
          </table:table-cell>
          <table:table-cell office:value-type="float" office:value="132.22743800000001" table:style-name="ce10">
            <text:p>132,227438</text:p>
          </table:table-cell>
          <table:table-cell office:value-type="float" office:value="42" table:style-name="ce10">
            <text:p>42</text:p>
          </table:table-cell>
          <table:table-cell office:value-type="float" office:value="66" table:style-name="ce11">
            <text:p>6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7</text:p>
          </table:table-cell>
          <table:table-cell office:value-type="float" office:value="9244.8683290000008" table:style-name="ce10">
            <text:p>9244,868329</text:p>
          </table:table-cell>
          <table:table-cell office:value-type="float" office:value="1067.5130830000001" table:style-name="ce10">
            <text:p>1067,513083</text:p>
          </table:table-cell>
          <table:table-cell office:value-type="float" office:value="2476.3299240000001" table:style-name="ce10">
            <text:p>2476,329924</text:p>
          </table:table-cell>
          <table:table-cell office:value-type="float" office:value="2569.4828160000002" table:style-name="ce10">
            <text:p>2569,482816</text:p>
          </table:table-cell>
          <table:table-cell office:value-type="float" office:value="609.61319500000002" table:style-name="ce10">
            <text:p>609,613195</text:p>
          </table:table-cell>
          <table:table-cell office:value-type="float" office:value="156" table:style-name="ce10">
            <text:p>156</text:p>
          </table:table-cell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8</text:p>
          </table:table-cell>
          <table:table-cell office:value-type="float" office:value="12529.126749999999" table:style-name="ce10">
            <text:p>12529,12675</text:p>
          </table:table-cell>
          <table:table-cell office:value-type="float" office:value="877.21740999999997" table:style-name="ce10">
            <text:p>877,21741</text:p>
          </table:table-cell>
          <table:table-cell office:value-type="float" office:value="2087.0336969999998" table:style-name="ce10">
            <text:p>2087,033697</text:p>
          </table:table-cell>
          <table:table-cell office:value-type="float" office:value="3224.5593640000002" table:style-name="ce10">
            <text:p>3224,559364</text:p>
          </table:table-cell>
          <table:table-cell office:value-type="float" office:value="1457.3213720000001" table:style-name="ce10">
            <text:p>1457,321372</text:p>
          </table:table-cell>
          <table:table-cell office:value-type="float" office:value="572.84770100000003" table:style-name="ce10">
            <text:p>572,847701</text:p>
          </table:table-cell>
          <table:table-cell office:value-type="float" office:value="161.53344799999999" table:style-name="ce10">
            <text:p>161,533448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89</text:p>
          </table:table-cell>
          <table:table-cell office:value-type="float" office:value="8321.7240170000005" table:style-name="ce10">
            <text:p>8321,724017</text:p>
          </table:table-cell>
          <table:table-cell office:value-type="float" office:value="446.63772999999998" table:style-name="ce10">
            <text:p>446,63773</text:p>
          </table:table-cell>
          <table:table-cell office:value-type="float" office:value="1648.0590729999999" table:style-name="ce10">
            <text:p>1648,059073</text:p>
          </table:table-cell>
          <table:table-cell office:value-type="float" office:value="2391.6616119999999" table:style-name="ce10">
            <text:p>2391,661612</text:p>
          </table:table-cell>
          <table:table-cell office:value-type="float" office:value="602.15569200000004" table:style-name="ce10">
            <text:p>602,155692</text:p>
          </table:table-cell>
          <table:table-cell office:value-type="float" office:value="108" table:style-name="ce10">
            <text:p>108</text:p>
          </table:table-cell>
          <table:table-cell office:value-type="float" office:value="41.788980000000002" table:style-name="ce10">
            <text:p>41,78898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0</text:p>
          </table:table-cell>
          <table:table-cell office:value-type="float" office:value="14319.172569" table:style-name="ce10">
            <text:p>14319,17257</text:p>
          </table:table-cell>
          <table:table-cell office:value-type="float" office:value="1132.4334220000001" table:style-name="ce10">
            <text:p>1132,433422</text:p>
          </table:table-cell>
          <table:table-cell office:value-type="float" office:value="2530.5337669999999" table:style-name="ce10">
            <text:p>2530,533767</text:p>
          </table:table-cell>
          <table:table-cell office:value-type="float" office:value="3131.1409090000002" table:style-name="ce10">
            <text:p>3131,140909</text:p>
          </table:table-cell>
          <table:table-cell office:value-type="float" office:value="844.81653100000005" table:style-name="ce10">
            <text:p>844,816531</text:p>
          </table:table-cell>
          <table:table-cell office:value-type="float" office:value="93" table:style-name="ce10">
            <text:p>93</text:p>
          </table:table-cell>
          <table:table-cell office:value-type="float" office:value="30" table:style-name="ce10">
            <text:p>30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17" table:style-name="ce11">
            <text:p>17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1</text:p>
          </table:table-cell>
          <table:table-cell office:value-type="float" office:value="11624.66913" table:style-name="ce10">
            <text:p>11624,66913</text:p>
          </table:table-cell>
          <table:table-cell office:value-type="float" office:value="992.87639300000001" table:style-name="ce10">
            <text:p>992,876393</text:p>
          </table:table-cell>
          <table:table-cell office:value-type="float" office:value="2354.1598330000002" table:style-name="ce10">
            <text:p>2354,159833</text:p>
          </table:table-cell>
          <table:table-cell office:value-type="float" office:value="3142.8405600000001" table:style-name="ce10">
            <text:p>3142,84056</text:p>
          </table:table-cell>
          <table:table-cell office:value-type="float" office:value="865.96534399999996" table:style-name="ce10">
            <text:p>865,965344</text:p>
          </table:table-cell>
          <table:table-cell office:value-type="float" office:value="93" table:style-name="ce10">
            <text:p>93</text:p>
          </table:table-cell>
          <table:table-cell office:value-type="float" office:value="36.752512000000003" table:style-name="ce10">
            <text:p>36,752512</text:p>
          </table:table-cell>
          <table:table-cell office:value-type="float" office:value="15" table:style-name="ce10">
            <text:p>15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2</text:p>
          </table:table-cell>
          <table:table-cell office:value-type="float" office:value="9156.5421850000002" table:style-name="ce10">
            <text:p>9156,542185</text:p>
          </table:table-cell>
          <table:table-cell office:value-type="float" office:value="903.73780999999997" table:style-name="ce10">
            <text:p>903,73781</text:p>
          </table:table-cell>
          <table:table-cell office:value-type="float" office:value="1779.1515199999999" table:style-name="ce10">
            <text:p>1779,15152</text:p>
          </table:table-cell>
          <table:table-cell office:value-type="float" office:value="1981.8596010000001" table:style-name="ce10">
            <text:p>1981,859601</text:p>
          </table:table-cell>
          <table:table-cell office:value-type="float" office:value="528.39588400000002" table:style-name="ce10">
            <text:p>528,395884</text:p>
          </table:table-cell>
          <table:table-cell office:value-type="float" office:value="90" table:style-name="ce10">
            <text:p>90</text:p>
          </table:table-cell>
          <table:table-cell office:value-type="float" office:value="19.287656999999999" table:style-name="ce10">
            <text:p>19,287657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9" table:style-name="ce10">
            <text:p>9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3</text:p>
          </table:table-cell>
          <table:table-cell office:value-type="float" office:value="11777.665117" table:style-name="ce10">
            <text:p>11777,66512</text:p>
          </table:table-cell>
          <table:table-cell office:value-type="float" office:value="1152.920895" table:style-name="ce10">
            <text:p>1152,920895</text:p>
          </table:table-cell>
          <table:table-cell office:value-type="float" office:value="2458.9097809999998" table:style-name="ce10">
            <text:p>2458,909781</text:p>
          </table:table-cell>
          <table:table-cell office:value-type="float" office:value="3045.6988940000001" table:style-name="ce10">
            <text:p>3045,698894</text:p>
          </table:table-cell>
          <table:table-cell office:value-type="float" office:value="728.21481600000004" table:style-name="ce10">
            <text:p>728,214816</text:p>
          </table:table-cell>
          <table:table-cell office:value-type="float" office:value="99" table:style-name="ce10">
            <text:p>99</text:p>
          </table:table-cell>
          <table:table-cell office:value-type="float" office:value="18" table:style-name="ce10">
            <text:p>18</text:p>
          </table:table-cell>
          <table:table-cell office:value-type="float" office:value="9" table:style-name="ce10">
            <text:p>9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4</text:p>
          </table:table-cell>
          <table:table-cell office:value-type="float" office:value="7993.5623919999998" table:style-name="ce10">
            <text:p>7993,562392</text:p>
          </table:table-cell>
          <table:table-cell office:value-type="float" office:value="397.95572700000002" table:style-name="ce10">
            <text:p>397,955727</text:p>
          </table:table-cell>
          <table:table-cell office:value-type="float" office:value="1541.198267" table:style-name="ce10">
            <text:p>1541,198267</text:p>
          </table:table-cell>
          <table:table-cell office:value-type="float" office:value="2299.9510719999998" table:style-name="ce10">
            <text:p>2299,951072</text:p>
          </table:table-cell>
          <table:table-cell office:value-type="float" office:value="1370.3127669999999" table:style-name="ce10">
            <text:p>1370,312767</text:p>
          </table:table-cell>
          <table:table-cell office:value-type="float" office:value="472.79098399999998" table:style-name="ce10">
            <text:p>472,790984</text:p>
          </table:table-cell>
          <table:table-cell office:value-type="float" office:value="66" table:style-name="ce10">
            <text:p>66</text:p>
          </table:table-cell>
          <table:table-cell office:value-type="float" office:value="18" table:style-name="ce10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9" table:style-name="ce11">
            <text:p>9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5</text:p>
          </table:table-cell>
          <table:table-cell office:value-type="float" office:value="10397.241726" table:style-name="ce10">
            <text:p>10397,24173</text:p>
          </table:table-cell>
          <table:table-cell office:value-type="float" office:value="656.523235" table:style-name="ce10">
            <text:p>656,523235</text:p>
          </table:table-cell>
          <table:table-cell office:value-type="float" office:value="1824.261808" table:style-name="ce10">
            <text:p>1824,261808</text:p>
          </table:table-cell>
          <table:table-cell office:value-type="float" office:value="2945.8531520000001" table:style-name="ce10">
            <text:p>2945,853152</text:p>
          </table:table-cell>
          <table:table-cell office:value-type="float" office:value="1626.267515" table:style-name="ce10">
            <text:p>1626,267515</text:p>
          </table:table-cell>
          <table:table-cell office:value-type="float" office:value="440.31273299999998" table:style-name="ce10">
            <text:p>440,312733</text:p>
          </table:table-cell>
          <table:table-cell office:value-type="float" office:value="84" table:style-name="ce10">
            <text:p>84</text:p>
          </table:table-cell>
          <table:table-cell office:value-type="float" office:value="9" table:style-name="ce10">
            <text:p>9</text:p>
          </table:table-cell>
          <table:table-cell office:value-type="float" office:value="21" table:style-name="ce10">
            <text:p>21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1">
            <text:p>6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6</text:p>
          </table:table-cell>
          <table:table-cell office:value-type="float" office:value="14011.609703" table:style-name="ce10">
            <text:p>14011,6097</text:p>
          </table:table-cell>
          <table:table-cell office:value-type="float" office:value="916.40433499999995" table:style-name="ce10">
            <text:p>916,404335</text:p>
          </table:table-cell>
          <table:table-cell office:value-type="float" office:value="2569.7209899999998" table:style-name="ce10">
            <text:p>2569,72099</text:p>
          </table:table-cell>
          <table:table-cell office:value-type="float" office:value="3859.1062339999999" table:style-name="ce10">
            <text:p>3859,106234</text:p>
          </table:table-cell>
          <table:table-cell office:value-type="float" office:value="1195.955989" table:style-name="ce10">
            <text:p>1195,955989</text:p>
          </table:table-cell>
          <table:table-cell office:value-type="float" office:value="214.50502399999999" table:style-name="ce10">
            <text:p>214,505024</text:p>
          </table:table-cell>
          <table:table-cell office:value-type="float" office:value="36" table:style-name="ce10">
            <text:p>36</text:p>
          </table:table-cell>
          <table:table-cell office:value-type="float" office:value="3" table:style-name="ce10">
            <text:p>3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7</text:p>
          </table:table-cell>
          <table:table-cell office:value-type="float" office:value="10836.507147" table:style-name="ce10">
            <text:p>10836,50715</text:p>
          </table:table-cell>
          <table:table-cell office:value-type="float" office:value="1301.579827" table:style-name="ce10">
            <text:p>1301,579827</text:p>
          </table:table-cell>
          <table:table-cell office:value-type="float" office:value="2298.0345430000002" table:style-name="ce10">
            <text:p>2298,034543</text:p>
          </table:table-cell>
          <table:table-cell office:value-type="float" office:value="3579.9440549999999" table:style-name="ce10">
            <text:p>3579,944055</text:p>
          </table:table-cell>
          <table:table-cell office:value-type="float" office:value="1163.6817639999999" table:style-name="ce10">
            <text:p>1163,681764</text:p>
          </table:table-cell>
          <table:table-cell office:value-type="float" office:value="227" table:style-name="ce10">
            <text:p>227</text:p>
          </table:table-cell>
          <table:table-cell office:value-type="float" office:value="27" table:style-name="ce10">
            <text:p>27</text:p>
          </table:table-cell>
          <table:table-cell office:value-type="float" office:value="15" table:style-name="ce10">
            <text:p>15</text:p>
          </table:table-cell>
          <table:table-cell office:value-type="float" office:value="18" table:style-name="ce10">
            <text:p>1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8</text:p>
          </table:table-cell>
          <table:table-cell office:value-type="float" office:value="10381.042742" table:style-name="ce10">
            <text:p>10381,04274</text:p>
          </table:table-cell>
          <table:table-cell office:value-type="float" office:value="1078.9244289999999" table:style-name="ce10">
            <text:p>1078,924429</text:p>
          </table:table-cell>
          <table:table-cell office:value-type="float" office:value="2199.9310820000001" table:style-name="ce10">
            <text:p>2199,931082</text:p>
          </table:table-cell>
          <table:table-cell office:value-type="float" office:value="2648.3174250000002" table:style-name="ce10">
            <text:p>2648,317425</text:p>
          </table:table-cell>
          <table:table-cell office:value-type="float" office:value="803.46678299999996" table:style-name="ce10">
            <text:p>803,466783</text:p>
          </table:table-cell>
          <table:table-cell office:value-type="float" office:value="145.31438399999999" table:style-name="ce10">
            <text:p>145,314384</text:p>
          </table:table-cell>
          <table:table-cell office:value-type="float" office:value="39.531444" table:style-name="ce10">
            <text:p>39,531444</text:p>
          </table:table-cell>
          <table:table-cell office:value-type="float" office:value="15" table:style-name="ce10">
            <text:p>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1">
            <text:p>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099</text:p>
          </table:table-cell>
          <table:table-cell office:value-type="float" office:value="15074.496942" table:style-name="ce10">
            <text:p>15074,49694</text:p>
          </table:table-cell>
          <table:table-cell office:value-type="float" office:value="1034.0652050000001" table:style-name="ce10">
            <text:p>1034,065205</text:p>
          </table:table-cell>
          <table:table-cell office:value-type="float" office:value="2838.6391269999999" table:style-name="ce10">
            <text:p>2838,639127</text:p>
          </table:table-cell>
          <table:table-cell office:value-type="float" office:value="3888.527591" table:style-name="ce10">
            <text:p>3888,527591</text:p>
          </table:table-cell>
          <table:table-cell office:value-type="float" office:value="2498.6602640000001" table:style-name="ce10">
            <text:p>2498,660264</text:p>
          </table:table-cell>
          <table:table-cell office:value-type="float" office:value="1368.6630050000001" table:style-name="ce10">
            <text:p>1368,663005</text:p>
          </table:table-cell>
          <table:table-cell office:value-type="float" office:value="274.31438400000002" table:style-name="ce10">
            <text:p>274,314384</text:p>
          </table:table-cell>
          <table:table-cell office:value-type="float" office:value="51" table:style-name="ce10">
            <text:p>51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18" table:style-name="ce11">
            <text:p>18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19100100</text:p>
          </table:table-cell>
          <table:table-cell office:value-type="float" office:value="7460.7191659999999" table:style-name="ce10">
            <text:p>7460,719166</text:p>
          </table:table-cell>
          <table:table-cell office:value-type="float" office:value="656.08467599999994" table:style-name="ce10">
            <text:p>656,084676</text:p>
          </table:table-cell>
          <table:table-cell office:value-type="float" office:value="2129.6162380000001" table:style-name="ce10">
            <text:p>2129,616238</text:p>
          </table:table-cell>
          <table:table-cell office:value-type="float" office:value="3021.6416370000002" table:style-name="ce10">
            <text:p>3021,641637</text:p>
          </table:table-cell>
          <table:table-cell office:value-type="float" office:value="2447.6574780000001" table:style-name="ce10">
            <text:p>2447,657478</text:p>
          </table:table-cell>
          <table:table-cell office:value-type="float" office:value="1507.42245" table:style-name="ce10">
            <text:p>1507,42245</text:p>
          </table:table-cell>
          <table:table-cell office:value-type="float" office:value="765.142067" table:style-name="ce10">
            <text:p>765,142067</text:p>
          </table:table-cell>
          <table:table-cell office:value-type="float" office:value="366" table:style-name="ce10">
            <text:p>366</text:p>
          </table:table-cell>
          <table:table-cell office:value-type="float" office:value="93" table:style-name="ce10">
            <text:p>93</text:p>
          </table:table-cell>
          <table:table-cell office:value-type="float" office:value="36" table:style-name="ce10">
            <text:p>36</text:p>
          </table:table-cell>
          <table:table-cell office:value-type="float" office:value="33" table:style-name="ce11">
            <text:p>33</text:p>
          </table:table-cell>
          <table:table-cell table:number-columns-repeated="16371"/>
        </table:table-row>
        <table:table-row table:style-name="ro3">
          <table:table-cell/>
          <table:table-cell office:value-type="string" table:style-name="ce9">
            <text:p>Total</text:p>
          </table:table-cell>
          <table:table-cell office:value-type="float" office:value="905919.25075000024" table:formula="of:=SUM([.C12:.C111])" table:style-name="ce10">
            <text:p>905919,2508</text:p>
          </table:table-cell>
          <table:table-cell office:value-type="float" office:value="65404.515308999995" table:formula="of:=SUM([.D12:.D111])" table:style-name="ce10">
            <text:p>65404,51531</text:p>
          </table:table-cell>
          <table:table-cell office:value-type="float" office:value="175161.57611199995" table:formula="of:=SUM([.E12:.E111])" table:style-name="ce10">
            <text:p>175161,5761</text:p>
          </table:table-cell>
          <table:table-cell office:value-type="float" office:value="260545.04871299994" table:formula="of:=SUM([.F12:.F111])" table:style-name="ce10">
            <text:p>260545,0487</text:p>
          </table:table-cell>
          <table:table-cell office:value-type="float" office:value="234461.95567000005" table:formula="of:=SUM([.G12:.G111])" table:style-name="ce10">
            <text:p>234461,9557</text:p>
          </table:table-cell>
          <table:table-cell office:value-type="float" office:value="182086.65143100006" table:formula="of:=SUM([.H12:.H111])" table:style-name="ce10">
            <text:p>182086,6514</text:p>
          </table:table-cell>
          <table:table-cell office:value-type="float" office:value="100906.22892399998" table:formula="of:=SUM([.I12:.I111])" table:style-name="ce10">
            <text:p>100906,2289</text:p>
          </table:table-cell>
          <table:table-cell office:value-type="float" office:value="43496.13161199999" table:formula="of:=SUM([.J12:.J111])" table:style-name="ce10">
            <text:p>43496,13161</text:p>
          </table:table-cell>
          <table:table-cell office:value-type="float" office:value="13798.429659000001" table:formula="of:=SUM([.K12:.K111])" table:style-name="ce10">
            <text:p>13798,42966</text:p>
          </table:table-cell>
          <table:table-cell office:value-type="float" office:value="4675.2275630000004" table:formula="of:=SUM([.L12:.L111])" table:style-name="ce10">
            <text:p>4675,227563</text:p>
          </table:table-cell>
          <table:table-cell office:value-type="float" office:value="4124" table:formula="of:=SUM([.M12:.M111])" table:style-name="ce10">
            <text:p>4124</text:p>
          </table:table-cell>
          <table:table-cell table:number-columns-repeated="1637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2">
            <text:p>© Statistics South Africa</text:p>
          </table:table-cell>
          <table:table-cell table:number-columns-repeated="16383"/>
        </table:table-row>
        <table:table-row table:number-rows-repeated="1048460" table:style-name="ro3">
          <table:table-cell table:number-columns-repeated="16384"/>
        </table:table-row>
      </table:table>
      <table:table table:name="template_rse" table:style-name="ta3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>
            <draw:frame draw:z-index="1" draw:id="id5" draw:style-name="a5" draw:name="Picture 3" svg:x="0in" svg:y="0.03279in" svg:width="1.14583in" svg:height="0.288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 table:style-name="ce2"/>
        </table:table-row>
        <table:table-row table:style-name="ro7">
          <table:table-cell office:value-type="string" table:style-name="ce14">
            <text:p>#TABLE#</text:p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8">
          <table:table-cell office:value-type="string" table:style-name="ce12">
            <text:p>© Statistics South Africa</text:p>
          </table:table-cell>
          <table:table-cell table:number-columns-repeated="16383"/>
        </table:table-row>
        <table:table-row table:number-rows-repeated="1048569" table:style-name="ro3">
          <table:table-cell table:number-columns-repeated="16384"/>
        </table:table-row>
      </table:table>
      <table:table table:name="format" table:style-name="ta3">
        <table:table-column table:style-name="co3" table:default-cell-style-name="ce1"/>
        <table:table-column table:style-name="co4" table:number-columns-repeated="16383" table:default-cell-style-name="ce1"/>
        <table:table-row table:style-name="ro2">
          <table:table-cell office:value-type="string" table:style-name="ce3">
            <text:p>heading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7">
            <text:p>field names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8">
            <text:p>column field<text:s/></text:p>
          </table:table-cell>
          <table:table-cell table:number-columns-repeated="16383" table:style-name="ce1"/>
        </table:table-row>
        <table:table-row table:style-name="ro9">
          <table:table-cell office:value-type="string" table:style-name="ce9">
            <text:p>row fiel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0">
            <text:p>cells</text:p>
          </table:table-cell>
          <table:table-cell table:number-columns-repeated="16383" table:style-name="ce1"/>
        </table:table-row>
        <table:table-row table:style-name="ro10">
          <table:table-cell office:value-type="string" table:style-name="ce15">
            <text:p>footer</text:p>
          </table:table-cell>
          <table:table-cell table:style-name="ce15"/>
          <table:table-cell table:number-columns-repeated="16382" table:style-name="ce16"/>
        </table:table-row>
        <table:table-row table:style-name="ro3">
          <table:table-cell office:value-type="string" table:style-name="ce17">
            <text:p>RSE Data Format:</text:p>
          </table:table-cell>
          <table:table-cell office:value-type="percentage" office:value="1.2E-2" table:style-name="ce18">
            <text:p>1,20%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5">
            <text:p>Comment Author:</text:p>
          </table:table-cell>
          <table:table-cell office:value-type="string" table:style-name="ce6">
            <text:p>STR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5">
            <text:p>footer</text:p>
          </table:table-cell>
          <table:table-cell table:number-columns-repeated="16383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6" table:style-name="ce1"/>
          <table:table-cell table:style-name="ce19"/>
          <table:table-cell table:number-columns-repeated="16377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20"/>
          <table:table-cell table:number-columns-repeated="16378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cells" style:family="table-cell" style:data-style-name="N0">
      <style:table-cell-properties style:vertical-align="automatic" fo:background-color="#FFFF99" style:cell-protect="none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drew Naish</meta:initial-creator>
    <dc:creator>Agmad Kafaar</dc:creator>
    <meta:creation-date>2008-05-21T05:29:44Z</meta:creation-date>
    <dc:date>2018-09-17T12:09:50Z</dc:date>
  </office:meta>
</office:document-meta>
</file>